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2.50791358948" calcext:value-type="float">
            <text:p>2.5079135895</text:p>
          </table:table-cell>
          <table:table-cell office:value-type="float" office:value="-0.619736671448" calcext:value-type="float">
            <text:p>-0.6197366714</text:p>
          </table:table-cell>
          <table:table-cell office:value-type="float" office:value="3.34264322281" calcext:value-type="float">
            <text:p>3.3426432228</text:p>
          </table:table-cell>
          <table:table-cell office:value-type="float" office:value="-0.618740141392" calcext:value-type="float">
            <text:p>-0.6187401414</text:p>
          </table:table-cell>
        </table:table-row>
        <table:table-row table:style-name="ro1">
          <table:table-cell office:value-type="float" office:value="2.50776815414" calcext:value-type="float">
            <text:p>2.5077681541</text:p>
          </table:table-cell>
          <table:table-cell office:value-type="float" office:value="-0.620286345482" calcext:value-type="float">
            <text:p>-0.6202863455</text:p>
          </table:table-cell>
          <table:table-cell office:value-type="float" office:value="3.34280916214" calcext:value-type="float">
            <text:p>3.3428091621</text:p>
          </table:table-cell>
          <table:table-cell office:value-type="float" office:value="-0.618847668171" calcext:value-type="float">
            <text:p>-0.6188476682</text:p>
          </table:table-cell>
        </table:table-row>
        <table:table-row table:style-name="ro1">
          <table:table-cell office:value-type="float" office:value="2.50786352158" calcext:value-type="float">
            <text:p>2.5078635216</text:p>
          </table:table-cell>
          <table:table-cell office:value-type="float" office:value="-0.619428396225" calcext:value-type="float">
            <text:p>-0.6194283962</text:p>
          </table:table-cell>
          <table:table-cell office:value-type="float" office:value="3.34274097443" calcext:value-type="float">
            <text:p>3.3427409744</text:p>
          </table:table-cell>
          <table:table-cell office:value-type="float" office:value="-0.619402527809" calcext:value-type="float">
            <text:p>-0.6194025278</text:p>
          </table:table-cell>
        </table:table-row>
        <table:table-row table:style-name="ro1">
          <table:table-cell office:value-type="float" office:value="2.5078496933" calcext:value-type="float">
            <text:p>2.5078496933</text:p>
          </table:table-cell>
          <table:table-cell office:value-type="float" office:value="-0.619219779968" calcext:value-type="float">
            <text:p>-0.61921978</text:p>
          </table:table-cell>
          <table:table-cell office:value-type="float" office:value="3.3427753067" calcext:value-type="float">
            <text:p>3.3427753067</text:p>
          </table:table-cell>
          <table:table-cell office:value-type="float" office:value="-0.619436860085" calcext:value-type="float">
            <text:p>-0.6194368601</text:p>
          </table:table-cell>
        </table:table-row>
        <table:table-row table:style-name="ro1">
          <table:table-cell office:value-type="float" office:value="2.50782871246" calcext:value-type="float">
            <text:p>2.5078287125</text:p>
          </table:table-cell>
          <table:table-cell office:value-type="float" office:value="-0.619189918041" calcext:value-type="float">
            <text:p>-0.619189918</text:p>
          </table:table-cell>
          <table:table-cell office:value-type="float" office:value="3.34283896446" calcext:value-type="float">
            <text:p>3.3428389645</text:p>
          </table:table-cell>
          <table:table-cell office:value-type="float" office:value="-0.618819952011" calcext:value-type="float">
            <text:p>-0.618819952</text:p>
          </table:table-cell>
        </table:table-row>
        <table:table-row table:style-name="ro1">
          <table:table-cell office:value-type="float" office:value="2.50781726837" calcext:value-type="float">
            <text:p>2.5078172684</text:p>
          </table:table-cell>
          <table:table-cell office:value-type="float" office:value="-0.619778215885" calcext:value-type="float">
            <text:p>-0.6197782159</text:p>
          </table:table-cell>
          <table:table-cell office:value-type="float" office:value="3.34269424438" calcext:value-type="float">
            <text:p>3.3426942444</text:p>
          </table:table-cell>
          <table:table-cell office:value-type="float" office:value="-0.619994938374" calcext:value-type="float">
            <text:p>-0.6199949384</text:p>
          </table:table-cell>
        </table:table-row>
        <table:table-row table:style-name="ro1">
          <table:table-cell office:value-type="float" office:value="2.507822752" calcext:value-type="float">
            <text:p>2.507822752</text:p>
          </table:table-cell>
          <table:table-cell office:value-type="float" office:value="-0.619232654572" calcext:value-type="float">
            <text:p>-0.6192326546</text:p>
          </table:table-cell>
          <table:table-cell office:value-type="float" office:value="3.34289642334" calcext:value-type="float">
            <text:p>3.3428964233</text:p>
          </table:table-cell>
          <table:table-cell office:value-type="float" office:value="-0.620041787624" calcext:value-type="float">
            <text:p>-0.6200417876</text:p>
          </table:table-cell>
        </table:table-row>
        <table:table-row table:style-name="ro1">
          <table:table-cell office:value-type="float" office:value="2.50769996643" calcext:value-type="float">
            <text:p>2.5076999664</text:p>
          </table:table-cell>
          <table:table-cell office:value-type="float" office:value="-0.619481503963" calcext:value-type="float">
            <text:p>-0.619481504</text:p>
          </table:table-cell>
          <table:table-cell office:value-type="float" office:value="3.34309335709" calcext:value-type="float">
            <text:p>3.3430933571</text:p>
          </table:table-cell>
          <table:table-cell office:value-type="float" office:value="-0.619749546051" calcext:value-type="float">
            <text:p>-0.6197495461</text:p>
          </table:table-cell>
        </table:table-row>
        <table:table-row table:style-name="ro1">
          <table:table-cell office:value-type="float" office:value="2.50765538216" calcext:value-type="float">
            <text:p>2.5076553822</text:p>
          </table:table-cell>
          <table:table-cell office:value-type="float" office:value="-0.620231688023" calcext:value-type="float">
            <text:p>-0.620231688</text:p>
          </table:table-cell>
          <table:table-cell office:value-type="float" office:value="3.34283061981" calcext:value-type="float">
            <text:p>3.3428306198</text:p>
          </table:table-cell>
          <table:table-cell office:value-type="float" office:value="-0.620593130589" calcext:value-type="float">
            <text:p>-0.6205931306</text:p>
          </table:table-cell>
        </table:table-row>
        <table:table-row table:style-name="ro1">
          <table:table-cell office:value-type="float" office:value="2.50761437416" calcext:value-type="float">
            <text:p>2.5076143742</text:p>
          </table:table-cell>
          <table:table-cell office:value-type="float" office:value="-0.620616614819" calcext:value-type="float">
            <text:p>-0.6206166148</text:p>
          </table:table-cell>
          <table:table-cell office:value-type="float" office:value="3.34283491135" calcext:value-type="float">
            <text:p>3.3428349114</text:p>
          </table:table-cell>
          <table:table-cell office:value-type="float" office:value="-0.620487511158" calcext:value-type="float">
            <text:p>-0.6204875112</text:p>
          </table:table-cell>
        </table:table-row>
        <table:table-row table:style-name="ro1">
          <table:table-cell office:value-type="float" office:value="2.50778031349" calcext:value-type="float">
            <text:p>2.5077803135</text:p>
          </table:table-cell>
          <table:table-cell office:value-type="float" office:value="-0.619738399982" calcext:value-type="float">
            <text:p>-0.6197384</text:p>
          </table:table-cell>
          <table:table-cell office:value-type="float" office:value="3.34300895691" calcext:value-type="float">
            <text:p>3.3430089569</text:p>
          </table:table-cell>
          <table:table-cell office:value-type="float" office:value="-0.619949996471" calcext:value-type="float">
            <text:p>-0.6199499965</text:p>
          </table:table-cell>
        </table:table-row>
        <table:table-row table:style-name="ro1">
          <table:table-cell office:value-type="float" office:value="2.50796246529" calcext:value-type="float">
            <text:p>2.5079624653</text:p>
          </table:table-cell>
          <table:table-cell office:value-type="float" office:value="-0.618671357632" calcext:value-type="float">
            <text:p>-0.6186713576</text:p>
          </table:table-cell>
          <table:table-cell office:value-type="float" office:value="3.34311696053" calcext:value-type="float">
            <text:p>3.3431169605</text:p>
          </table:table-cell>
          <table:table-cell office:value-type="float" office:value="-0.6192086339" calcext:value-type="float">
            <text:p>-0.6192086339</text:p>
          </table:table-cell>
        </table:table-row>
        <table:table-row table:style-name="ro1">
          <table:table-cell office:value-type="float" office:value="2.50777745247" calcext:value-type="float">
            <text:p>2.5077774525</text:p>
          </table:table-cell>
          <table:table-cell office:value-type="float" office:value="-0.618738591671" calcext:value-type="float">
            <text:p>-0.6187385917</text:p>
          </table:table-cell>
          <table:table-cell office:value-type="float" office:value="3.34303565979" calcext:value-type="float">
            <text:p>3.3430356598</text:p>
          </table:table-cell>
          <table:table-cell office:value-type="float" office:value="-0.619852483273" calcext:value-type="float">
            <text:p>-0.6198524833</text:p>
          </table:table-cell>
        </table:table-row>
        <table:table-row table:style-name="ro1">
          <table:table-cell office:value-type="float" office:value="2.50777649879" calcext:value-type="float">
            <text:p>2.5077764988</text:p>
          </table:table-cell>
          <table:table-cell office:value-type="float" office:value="-0.619234204292" calcext:value-type="float">
            <text:p>-0.6192342043</text:p>
          </table:table-cell>
          <table:table-cell office:value-type="float" office:value="3.34311862946" calcext:value-type="float">
            <text:p>3.3431186295</text:p>
          </table:table-cell>
          <table:table-cell office:value-type="float" office:value="-0.619046866894" calcext:value-type="float">
            <text:p>-0.6190468669</text:p>
          </table:table-cell>
        </table:table-row>
        <table:table-row table:style-name="ro1">
          <table:table-cell office:value-type="float" office:value="2.50748896599" calcext:value-type="float">
            <text:p>2.507488966</text:p>
          </table:table-cell>
          <table:table-cell office:value-type="float" office:value="-0.620118677616" calcext:value-type="float">
            <text:p>-0.6201186776</text:p>
          </table:table-cell>
          <table:table-cell office:value-type="float" office:value="3.34326334953" calcext:value-type="float">
            <text:p>3.3432633495</text:p>
          </table:table-cell>
          <table:table-cell office:value-type="float" office:value="-0.618581295013" calcext:value-type="float">
            <text:p>-0.618581295</text:p>
          </table:table-cell>
        </table:table-row>
        <table:table-row table:style-name="ro1">
          <table:table-cell office:value-type="float" office:value="2.50724434853" calcext:value-type="float">
            <text:p>2.5072443485</text:p>
          </table:table-cell>
          <table:table-cell office:value-type="float" office:value="-0.620377600193" calcext:value-type="float">
            <text:p>-0.6203776002</text:p>
          </table:table-cell>
          <table:table-cell office:value-type="float" office:value="3.34319420815" calcext:value-type="float">
            <text:p>3.3431942082</text:p>
          </table:table-cell>
          <table:table-cell office:value-type="float" office:value="-0.618919551373" calcext:value-type="float">
            <text:p>-0.6189195514</text:p>
          </table:table-cell>
        </table:table-row>
        <table:table-row table:style-name="ro1">
          <table:table-cell office:value-type="float" office:value="2.50683879852" calcext:value-type="float">
            <text:p>2.5068387985</text:p>
          </table:table-cell>
          <table:table-cell office:value-type="float" office:value="-0.62066847086" calcext:value-type="float">
            <text:p>-0.6206684709</text:p>
          </table:table-cell>
          <table:table-cell office:value-type="float" office:value="3.34323163986" calcext:value-type="float">
            <text:p>3.3432316399</text:p>
          </table:table-cell>
          <table:table-cell office:value-type="float" office:value="-0.618503034115" calcext:value-type="float">
            <text:p>-0.6185030341</text:p>
          </table:table-cell>
        </table:table-row>
        <table:table-row table:style-name="ro1">
          <table:table-cell office:value-type="float" office:value="2.50635886192" calcext:value-type="float">
            <text:p>2.5063588619</text:p>
          </table:table-cell>
          <table:table-cell office:value-type="float" office:value="-0.621776580811" calcext:value-type="float">
            <text:p>-0.6217765808</text:p>
          </table:table-cell>
          <table:table-cell office:value-type="float" office:value="3.34312363625" calcext:value-type="float">
            <text:p>3.3431236363</text:p>
          </table:table-cell>
          <table:table-cell office:value-type="float" office:value="-0.619096815586" calcext:value-type="float">
            <text:p>-0.6190968156</text:p>
          </table:table-cell>
        </table:table-row>
        <table:table-row table:style-name="ro1">
          <table:table-cell office:value-type="float" office:value="2.50579953194" calcext:value-type="float">
            <text:p>2.5057995319</text:p>
          </table:table-cell>
          <table:table-cell office:value-type="float" office:value="-0.622929930687" calcext:value-type="float">
            <text:p>-0.6229299307</text:p>
          </table:table-cell>
          <table:table-cell office:value-type="float" office:value="3.3432423687" calcext:value-type="float">
            <text:p>3.3432423687</text:p>
          </table:table-cell>
          <table:table-cell office:value-type="float" office:value="-0.619246780872" calcext:value-type="float">
            <text:p>-0.6192467809</text:p>
          </table:table-cell>
        </table:table-row>
        <table:table-row table:style-name="ro1">
          <table:table-cell office:value-type="float" office:value="2.50484871864" calcext:value-type="float">
            <text:p>2.5048487186</text:p>
          </table:table-cell>
          <table:table-cell office:value-type="float" office:value="-0.624592244625" calcext:value-type="float">
            <text:p>-0.6245922446</text:p>
          </table:table-cell>
          <table:table-cell office:value-type="float" office:value="3.34330030441" calcext:value-type="float">
            <text:p>3.3433003044</text:p>
          </table:table-cell>
          <table:table-cell office:value-type="float" office:value="-0.618944346905" calcext:value-type="float">
            <text:p>-0.6189443469</text:p>
          </table:table-cell>
        </table:table-row>
        <table:table-row table:style-name="ro1">
          <table:table-cell office:value-type="float" office:value="2.50392389297" calcext:value-type="float">
            <text:p>2.503923893</text:p>
          </table:table-cell>
          <table:table-cell office:value-type="float" office:value="-0.625739693642" calcext:value-type="float">
            <text:p>-0.6257396936</text:p>
          </table:table-cell>
          <table:table-cell office:value-type="float" office:value="3.34322806358" calcext:value-type="float">
            <text:p>3.3432280636</text:p>
          </table:table-cell>
          <table:table-cell office:value-type="float" office:value="-0.619036436081" calcext:value-type="float">
            <text:p>-0.6190364361</text:p>
          </table:table-cell>
        </table:table-row>
        <table:table-row table:style-name="ro1">
          <table:table-cell office:value-type="float" office:value="2.50349235535" calcext:value-type="float">
            <text:p>2.5034923554</text:p>
          </table:table-cell>
          <table:table-cell office:value-type="float" office:value="-0.628425002098" calcext:value-type="float">
            <text:p>-0.6284250021</text:p>
          </table:table-cell>
          <table:table-cell office:value-type="float" office:value="3.34300848007" calcext:value-type="float">
            <text:p>3.3430084801</text:p>
          </table:table-cell>
          <table:table-cell office:value-type="float" office:value="-0.619891226292" calcext:value-type="float">
            <text:p>-0.6198912263</text:p>
          </table:table-cell>
        </table:table-row>
        <table:table-row table:style-name="ro1">
          <table:table-cell office:value-type="float" office:value="2.5035007" calcext:value-type="float">
            <text:p>2.5035007</text:p>
          </table:table-cell>
          <table:table-cell office:value-type="float" office:value="-0.63067650795" calcext:value-type="float">
            <text:p>-0.630676508</text:p>
          </table:table-cell>
          <table:table-cell office:value-type="float" office:value="3.34286018372" calcext:value-type="float">
            <text:p>3.3428601837</text:p>
          </table:table-cell>
          <table:table-cell office:value-type="float" office:value="-0.620586335659" calcext:value-type="float">
            <text:p>-0.6205863357</text:p>
          </table:table-cell>
        </table:table-row>
        <table:table-row table:style-name="ro1">
          <table:table-cell office:value-type="float" office:value="2.50255608559" calcext:value-type="float">
            <text:p>2.5025560856</text:p>
          </table:table-cell>
          <table:table-cell office:value-type="float" office:value="-0.634540915489" calcext:value-type="float">
            <text:p>-0.6345409155</text:p>
          </table:table-cell>
          <table:table-cell office:value-type="float" office:value="3.3431679821" calcext:value-type="float">
            <text:p>3.3431679821</text:p>
          </table:table-cell>
          <table:table-cell office:value-type="float" office:value="-0.620060026646" calcext:value-type="float">
            <text:p>-0.6200600266</text:p>
          </table:table-cell>
        </table:table-row>
        <table:table-row table:style-name="ro1">
          <table:table-cell office:value-type="float" office:value="2.50146126747" calcext:value-type="float">
            <text:p>2.5014612675</text:p>
          </table:table-cell>
          <table:table-cell office:value-type="float" office:value="-0.636691808701" calcext:value-type="float">
            <text:p>-0.6366918087</text:p>
          </table:table-cell>
          <table:table-cell office:value-type="float" office:value="3.34317775726" calcext:value-type="float">
            <text:p>3.3431777573</text:p>
          </table:table-cell>
          <table:table-cell office:value-type="float" office:value="-0.619689524174" calcext:value-type="float">
            <text:p>-0.6196895242</text:p>
          </table:table-cell>
        </table:table-row>
        <table:table-row table:style-name="ro1">
          <table:table-cell office:value-type="float" office:value="2.50015163422" calcext:value-type="float">
            <text:p>2.5001516342</text:p>
          </table:table-cell>
          <table:table-cell office:value-type="float" office:value="-0.641159117222" calcext:value-type="float">
            <text:p>-0.6411591172</text:p>
          </table:table-cell>
          <table:table-cell office:value-type="float" office:value="3.34311266899" calcext:value-type="float">
            <text:p>3.343112669</text:p>
          </table:table-cell>
          <table:table-cell office:value-type="float" office:value="-0.620186924934" calcext:value-type="float">
            <text:p>-0.6201869249</text:p>
          </table:table-cell>
        </table:table-row>
        <table:table-row table:style-name="ro1">
          <table:table-cell office:value-type="float" office:value="2.49830341339" calcext:value-type="float">
            <text:p>2.4983034134</text:p>
          </table:table-cell>
          <table:table-cell office:value-type="float" office:value="-0.645018279552" calcext:value-type="float">
            <text:p>-0.6450182796</text:p>
          </table:table-cell>
          <table:table-cell office:value-type="float" office:value="3.34326334953" calcext:value-type="float">
            <text:p>3.3432633495</text:p>
          </table:table-cell>
          <table:table-cell office:value-type="float" office:value="-0.618523955345" calcext:value-type="float">
            <text:p>-0.6185239553</text:p>
          </table:table-cell>
        </table:table-row>
        <table:table-row table:style-name="ro1">
          <table:table-cell office:value-type="float" office:value="2.49786829948" calcext:value-type="float">
            <text:p>2.4978682995</text:p>
          </table:table-cell>
          <table:table-cell office:value-type="float" office:value="-0.65009522438" calcext:value-type="float">
            <text:p>-0.6500952244</text:p>
          </table:table-cell>
          <table:table-cell office:value-type="float" office:value="3.34300967216" calcext:value-type="float">
            <text:p>3.3430096722</text:p>
          </table:table-cell>
          <table:table-cell office:value-type="float" office:value="-0.619564473629" calcext:value-type="float">
            <text:p>-0.6195644736</text:p>
          </table:table-cell>
        </table:table-row>
        <table:table-row table:style-name="ro1">
          <table:table-cell office:value-type="float" office:value="2.49683761597" calcext:value-type="float">
            <text:p>2.496837616</text:p>
          </table:table-cell>
          <table:table-cell office:value-type="float" office:value="-0.653175115585" calcext:value-type="float">
            <text:p>-0.6531751156</text:p>
          </table:table-cell>
          <table:table-cell office:value-type="float" office:value="3.34302659988" calcext:value-type="float">
            <text:p>3.3430265999</text:p>
          </table:table-cell>
          <table:table-cell office:value-type="float" office:value="-0.619119286537" calcext:value-type="float">
            <text:p>-0.6191192865</text:p>
          </table:table-cell>
        </table:table-row>
        <table:table-row table:style-name="ro1">
          <table:table-cell office:value-type="float" office:value="2.49603533745" calcext:value-type="float">
            <text:p>2.4960353375</text:p>
          </table:table-cell>
          <table:table-cell office:value-type="float" office:value="-0.657744169235" calcext:value-type="float">
            <text:p>-0.6577441692</text:p>
          </table:table-cell>
          <table:table-cell office:value-type="float" office:value="3.34297224045" calcext:value-type="float">
            <text:p>3.3429722405</text:p>
          </table:table-cell>
          <table:table-cell office:value-type="float" office:value="-0.619568824768" calcext:value-type="float">
            <text:p>-0.6195688248</text:p>
          </table:table-cell>
        </table:table-row>
        <table:table-row table:style-name="ro1">
          <table:table-cell office:value-type="float" office:value="2.49574375153" calcext:value-type="float">
            <text:p>2.4957437515</text:p>
          </table:table-cell>
          <table:table-cell office:value-type="float" office:value="-0.661767840385" calcext:value-type="float">
            <text:p>-0.6617678404</text:p>
          </table:table-cell>
          <table:table-cell office:value-type="float" office:value="3.34321614265" calcext:value-type="float">
            <text:p>3.3432161427</text:p>
          </table:table-cell>
          <table:table-cell office:value-type="float" office:value="-0.618742287159" calcext:value-type="float">
            <text:p>-0.6187422872</text:p>
          </table:table-cell>
        </table:table-row>
        <table:table-row table:style-name="ro1">
          <table:table-cell office:value-type="float" office:value="2.49537014961" calcext:value-type="float">
            <text:p>2.4953701496</text:p>
          </table:table-cell>
          <table:table-cell office:value-type="float" office:value="-0.66616922617" calcext:value-type="float">
            <text:p>-0.6661692262</text:p>
          </table:table-cell>
          <table:table-cell office:value-type="float" office:value="3.34308143616" calcext:value-type="float">
            <text:p>3.3430814362</text:p>
          </table:table-cell>
          <table:table-cell office:value-type="float" office:value="-0.619071543217" calcext:value-type="float">
            <text:p>-0.6190715432</text:p>
          </table:table-cell>
        </table:table-row>
        <table:table-row table:style-name="ro1">
          <table:table-cell office:value-type="float" office:value="2.49442744255" calcext:value-type="float">
            <text:p>2.4944274426</text:p>
          </table:table-cell>
          <table:table-cell office:value-type="float" office:value="-0.671124696732" calcext:value-type="float">
            <text:p>-0.6711246967</text:p>
          </table:table-cell>
          <table:table-cell office:value-type="float" office:value="3.34324213028" calcext:value-type="float">
            <text:p>3.3432421303</text:p>
          </table:table-cell>
          <table:table-cell office:value-type="float" office:value="-0.618954837322" calcext:value-type="float">
            <text:p>-0.6189548373</text:p>
          </table:table-cell>
        </table:table-row>
        <table:table-row table:style-name="ro1">
          <table:table-cell office:value-type="float" office:value="2.49454164505" calcext:value-type="float">
            <text:p>2.4945416451</text:p>
          </table:table-cell>
          <table:table-cell office:value-type="float" office:value="-0.677704691887" calcext:value-type="float">
            <text:p>-0.6777046919</text:p>
          </table:table-cell>
          <table:table-cell office:value-type="float" office:value="3.34318872452" calcext:value-type="float">
            <text:p>3.3431887245</text:p>
          </table:table-cell>
          <table:table-cell office:value-type="float" office:value="-0.619262635708" calcext:value-type="float">
            <text:p>-0.6192626357</text:p>
          </table:table-cell>
        </table:table-row>
        <table:table-row table:style-name="ro1">
          <table:table-cell office:value-type="float" office:value="2.49475359917" calcext:value-type="float">
            <text:p>2.4947535992</text:p>
          </table:table-cell>
          <table:table-cell office:value-type="float" office:value="-0.684942007065" calcext:value-type="float">
            <text:p>-0.6849420071</text:p>
          </table:table-cell>
          <table:table-cell office:value-type="float" office:value="3.34303256035" calcext:value-type="float">
            <text:p>3.3430325604</text:p>
          </table:table-cell>
          <table:table-cell office:value-type="float" office:value="-0.6196808815" calcext:value-type="float">
            <text:p>-0.6196808815</text:p>
          </table:table-cell>
        </table:table-row>
        <table:table-row table:style-name="ro1">
          <table:table-cell office:value-type="float" office:value="2.49489402771" calcext:value-type="float">
            <text:p>2.4948940277</text:p>
          </table:table-cell>
          <table:table-cell office:value-type="float" office:value="-0.692943692207" calcext:value-type="float">
            <text:p>-0.6929436922</text:p>
          </table:table-cell>
          <table:table-cell office:value-type="float" office:value="3.34316559792" calcext:value-type="float">
            <text:p>3.3431655979</text:p>
          </table:table-cell>
          <table:table-cell office:value-type="float" office:value="-0.619402289391" calcext:value-type="float">
            <text:p>-0.6194022894</text:p>
          </table:table-cell>
        </table:table-row>
        <table:table-row table:style-name="ro1">
          <table:table-cell office:value-type="float" office:value="2.49454116821" calcext:value-type="float">
            <text:p>2.4945411682</text:p>
          </table:table-cell>
          <table:table-cell office:value-type="float" office:value="-0.701994359493" calcext:value-type="float">
            <text:p>-0.7019943595</text:p>
          </table:table-cell>
          <table:table-cell office:value-type="float" office:value="3.34325691223" calcext:value-type="float">
            <text:p>3.3432569122</text:p>
          </table:table-cell>
          <table:table-cell office:value-type="float" office:value="-0.619272947311" calcext:value-type="float">
            <text:p>-0.6192729473</text:p>
          </table:table-cell>
        </table:table-row>
        <table:table-row table:style-name="ro1">
          <table:table-cell office:value-type="float" office:value="2.4942240715" calcext:value-type="float">
            <text:p>2.4942240715</text:p>
          </table:table-cell>
          <table:table-cell office:value-type="float" office:value="-0.711821258068" calcext:value-type="float">
            <text:p>-0.7118212581</text:p>
          </table:table-cell>
          <table:table-cell office:value-type="float" office:value="3.3433463192" calcext:value-type="float">
            <text:p>3.3433463192</text:p>
          </table:table-cell>
          <table:table-cell office:value-type="float" office:value="-0.618915379047" calcext:value-type="float">
            <text:p>-0.618915379</text:p>
          </table:table-cell>
        </table:table-row>
        <table:table-row table:style-name="ro1">
          <table:table-cell office:value-type="float" office:value="2.49449038506" calcext:value-type="float">
            <text:p>2.4944903851</text:p>
          </table:table-cell>
          <table:table-cell office:value-type="float" office:value="-0.722654104233" calcext:value-type="float">
            <text:p>-0.7226541042</text:p>
          </table:table-cell>
          <table:table-cell office:value-type="float" office:value="3.34335585594" calcext:value-type="float">
            <text:p>3.3433558559</text:p>
          </table:table-cell>
          <table:table-cell office:value-type="float" office:value="-0.61869597435" calcext:value-type="float">
            <text:p>-0.6186959744</text:p>
          </table:table-cell>
        </table:table-row>
        <table:table-row table:style-name="ro1">
          <table:table-cell office:value-type="float" office:value="2.49415159225" calcext:value-type="float">
            <text:p>2.4941515923</text:p>
          </table:table-cell>
          <table:table-cell office:value-type="float" office:value="-0.733704209328" calcext:value-type="float">
            <text:p>-0.7337042093</text:p>
          </table:table-cell>
          <table:table-cell office:value-type="float" office:value="3.34326597214" calcext:value-type="float">
            <text:p>3.3432659721</text:p>
          </table:table-cell>
          <table:table-cell office:value-type="float" office:value="-0.618988096714" calcext:value-type="float">
            <text:p>-0.6189880967</text:p>
          </table:table-cell>
        </table:table-row>
        <table:table-row table:style-name="ro1">
          <table:table-cell office:value-type="float" office:value="2.4936914444" calcext:value-type="float">
            <text:p>2.4936914444</text:p>
          </table:table-cell>
          <table:table-cell office:value-type="float" office:value="-0.746464550495" calcext:value-type="float">
            <text:p>-0.7464645505</text:p>
          </table:table-cell>
          <table:table-cell office:value-type="float" office:value="3.34345241547" calcext:value-type="float">
            <text:p>3.3434524155</text:p>
          </table:table-cell>
          <table:table-cell office:value-type="float" office:value="-0.618193805218" calcext:value-type="float">
            <text:p>-0.6181938052</text:p>
          </table:table-cell>
        </table:table-row>
        <table:table-row table:style-name="ro1">
          <table:table-cell office:value-type="float" office:value="2.49413609505" calcext:value-type="float">
            <text:p>2.4941360951</text:p>
          </table:table-cell>
          <table:table-cell office:value-type="float" office:value="-0.755581498146" calcext:value-type="float">
            <text:p>-0.7555814981</text:p>
          </table:table-cell>
          <table:table-cell office:value-type="float" office:value="3.34319015503" calcext:value-type="float">
            <text:p>3.343190155</text:p>
          </table:table-cell>
          <table:table-cell office:value-type="float" office:value="-0.618568181992" calcext:value-type="float">
            <text:p>-0.618568182</text:p>
          </table:table-cell>
        </table:table-row>
        <table:table-row table:style-name="ro1">
          <table:table-cell office:value-type="float" office:value="2.49323058128" calcext:value-type="float">
            <text:p>2.4932305813</text:p>
          </table:table-cell>
          <table:table-cell office:value-type="float" office:value="-0.76303178072" calcext:value-type="float">
            <text:p>-0.7630317807</text:p>
          </table:table-cell>
          <table:table-cell office:value-type="float" office:value="3.34304400444" calcext:value-type="float">
            <text:p>3.3430440044</text:p>
          </table:table-cell>
          <table:table-cell office:value-type="float" office:value="-0.61907094717" calcext:value-type="float">
            <text:p>-0.6190709472</text:p>
          </table:table-cell>
        </table:table-row>
        <table:table-row table:style-name="ro1">
          <table:table-cell office:value-type="float" office:value="2.49373531342" calcext:value-type="float">
            <text:p>2.4937353134</text:p>
          </table:table-cell>
          <table:table-cell office:value-type="float" office:value="-0.771805584431" calcext:value-type="float">
            <text:p>-0.7718055844</text:p>
          </table:table-cell>
          <table:table-cell office:value-type="float" office:value="3.34291358948" calcext:value-type="float">
            <text:p>3.3429135895</text:p>
          </table:table-cell>
          <table:table-cell office:value-type="float" office:value="-0.619736671448" calcext:value-type="float">
            <text:p>-0.6197366714</text:p>
          </table:table-cell>
        </table:table-row>
        <table:table-row table:style-name="ro1">
          <table:table-cell office:value-type="float" office:value="2.49437832832" calcext:value-type="float">
            <text:p>2.4943783283</text:p>
          </table:table-cell>
          <table:table-cell office:value-type="float" office:value="-0.781155228615" calcext:value-type="float">
            <text:p>-0.7811552286</text:p>
          </table:table-cell>
          <table:table-cell office:value-type="float" office:value="3.34276815414" calcext:value-type="float">
            <text:p>3.3427681541</text:p>
          </table:table-cell>
          <table:table-cell office:value-type="float" office:value="-0.620286345482" calcext:value-type="float">
            <text:p>-0.6202863455</text:p>
          </table:table-cell>
        </table:table-row>
        <table:table-row table:style-name="ro1">
          <table:table-cell office:value-type="float" office:value="2.49511408806" calcext:value-type="float">
            <text:p>2.4951140881</text:p>
          </table:table-cell>
          <table:table-cell office:value-type="float" office:value="-0.79101651907" calcext:value-type="float">
            <text:p>-0.7910165191</text:p>
          </table:table-cell>
          <table:table-cell office:value-type="float" office:value="3.34286352158" calcext:value-type="float">
            <text:p>3.3428635216</text:p>
          </table:table-cell>
          <table:table-cell office:value-type="float" office:value="-0.619428396225" calcext:value-type="float">
            <text:p>-0.6194283962</text:p>
          </table:table-cell>
        </table:table-row>
        <table:table-row table:style-name="ro1">
          <table:table-cell office:value-type="float" office:value="2.49574398994" calcext:value-type="float">
            <text:p>2.4957439899</text:p>
          </table:table-cell>
          <table:table-cell office:value-type="float" office:value="-0.801178276539" calcext:value-type="float">
            <text:p>-0.8011782765</text:p>
          </table:table-cell>
          <table:table-cell office:value-type="float" office:value="3.3428496933" calcext:value-type="float">
            <text:p>3.3428496933</text:p>
          </table:table-cell>
          <table:table-cell office:value-type="float" office:value="-0.619219779968" calcext:value-type="float">
            <text:p>-0.61921978</text:p>
          </table:table-cell>
        </table:table-row>
        <table:table-row table:style-name="ro1">
          <table:table-cell office:value-type="float" office:value="2.49562811852" calcext:value-type="float">
            <text:p>2.4956281185</text:p>
          </table:table-cell>
          <table:table-cell office:value-type="float" office:value="-0.810826182365" calcext:value-type="float">
            <text:p>-0.8108261824</text:p>
          </table:table-cell>
          <table:table-cell office:value-type="float" office:value="3.34282871246" calcext:value-type="float">
            <text:p>3.3428287125</text:p>
          </table:table-cell>
          <table:table-cell office:value-type="float" office:value="-0.619189918041" calcext:value-type="float">
            <text:p>-0.619189918</text:p>
          </table:table-cell>
        </table:table-row>
        <table:table-row table:style-name="ro1">
          <table:table-cell office:value-type="float" office:value="2.49666929245" calcext:value-type="float">
            <text:p>2.4966692925</text:p>
          </table:table-cell>
          <table:table-cell office:value-type="float" office:value="-0.820123255253" calcext:value-type="float">
            <text:p>-0.8201232553</text:p>
          </table:table-cell>
          <table:table-cell office:value-type="float" office:value="3.34281726837" calcext:value-type="float">
            <text:p>3.3428172684</text:p>
          </table:table-cell>
          <table:table-cell office:value-type="float" office:value="-0.619778215885" calcext:value-type="float">
            <text:p>-0.6197782159</text:p>
          </table:table-cell>
        </table:table-row>
        <table:table-row table:style-name="ro1">
          <table:table-cell office:value-type="float" office:value="2.49744129181" calcext:value-type="float">
            <text:p>2.4974412918</text:p>
          </table:table-cell>
          <table:table-cell office:value-type="float" office:value="-0.830166697502" calcext:value-type="float">
            <text:p>-0.8301666975</text:p>
          </table:table-cell>
          <table:table-cell office:value-type="float" office:value="3.342822752" calcext:value-type="float">
            <text:p>3.342822752</text:p>
          </table:table-cell>
          <table:table-cell office:value-type="float" office:value="-0.619232654572" calcext:value-type="float">
            <text:p>-0.6192326546</text:p>
          </table:table-cell>
        </table:table-row>
        <table:table-row table:style-name="ro1">
          <table:table-cell office:value-type="float" office:value="2.50167632103" calcext:value-type="float">
            <text:p>2.501676321</text:p>
          </table:table-cell>
          <table:table-cell office:value-type="float" office:value="-0.840961515903" calcext:value-type="float">
            <text:p>-0.8409615159</text:p>
          </table:table-cell>
          <table:table-cell office:value-type="float" office:value="3.34269996643" calcext:value-type="float">
            <text:p>3.3426999664</text:p>
          </table:table-cell>
          <table:table-cell office:value-type="float" office:value="-0.619481503963" calcext:value-type="float">
            <text:p>-0.619481504</text:p>
          </table:table-cell>
        </table:table-row>
        <table:table-row table:style-name="ro1">
          <table:table-cell office:value-type="float" office:value="2.50413060188" calcext:value-type="float">
            <text:p>2.5041306019</text:p>
          </table:table-cell>
          <table:table-cell office:value-type="float" office:value="-0.850475788116" calcext:value-type="float">
            <text:p>-0.8504757881</text:p>
          </table:table-cell>
          <table:table-cell office:value-type="float" office:value="3.34265538216" calcext:value-type="float">
            <text:p>3.3426553822</text:p>
          </table:table-cell>
          <table:table-cell office:value-type="float" office:value="-0.620231688023" calcext:value-type="float">
            <text:p>-0.620231688</text:p>
          </table:table-cell>
        </table:table-row>
        <table:table-row table:style-name="ro1">
          <table:table-cell office:value-type="float" office:value="2.50619244576" calcext:value-type="float">
            <text:p>2.5061924458</text:p>
          </table:table-cell>
          <table:table-cell office:value-type="float" office:value="-0.860177576542" calcext:value-type="float">
            <text:p>-0.8601775765</text:p>
          </table:table-cell>
          <table:table-cell office:value-type="float" office:value="3.34261437416" calcext:value-type="float">
            <text:p>3.3426143742</text:p>
          </table:table-cell>
          <table:table-cell office:value-type="float" office:value="-0.620616614819" calcext:value-type="float">
            <text:p>-0.6206166148</text:p>
          </table:table-cell>
        </table:table-row>
        <table:table-row table:style-name="ro1">
          <table:table-cell office:value-type="float" office:value="2.50939917564" calcext:value-type="float">
            <text:p>2.5093991756</text:p>
          </table:table-cell>
          <table:table-cell office:value-type="float" office:value="-0.871547758579" calcext:value-type="float">
            <text:p>-0.8715477586</text:p>
          </table:table-cell>
          <table:table-cell office:value-type="float" office:value="3.34278031349" calcext:value-type="float">
            <text:p>3.3427803135</text:p>
          </table:table-cell>
          <table:table-cell office:value-type="float" office:value="-0.619738399982" calcext:value-type="float">
            <text:p>-0.6197384</text:p>
          </table:table-cell>
        </table:table-row>
        <table:table-row table:style-name="ro1">
          <table:table-cell office:value-type="float" office:value="2.51361823082" calcext:value-type="float">
            <text:p>2.5136182308</text:p>
          </table:table-cell>
          <table:table-cell office:value-type="float" office:value="-0.883192181587" calcext:value-type="float">
            <text:p>-0.8831921816</text:p>
          </table:table-cell>
          <table:table-cell office:value-type="float" office:value="3.34296246529" calcext:value-type="float">
            <text:p>3.3429624653</text:p>
          </table:table-cell>
          <table:table-cell office:value-type="float" office:value="-0.618671357632" calcext:value-type="float">
            <text:p>-0.6186713576</text:p>
          </table:table-cell>
        </table:table-row>
        <table:table-row table:style-name="ro1">
          <table:table-cell office:value-type="float" office:value="2.51678991318" calcext:value-type="float">
            <text:p>2.5167899132</text:p>
          </table:table-cell>
          <table:table-cell office:value-type="float" office:value="-0.89282053709" calcext:value-type="float">
            <text:p>-0.8928205371</text:p>
          </table:table-cell>
          <table:table-cell office:value-type="float" office:value="3.34277745247" calcext:value-type="float">
            <text:p>3.3427774525</text:p>
          </table:table-cell>
          <table:table-cell office:value-type="float" office:value="-0.618738591671" calcext:value-type="float">
            <text:p>-0.6187385917</text:p>
          </table:table-cell>
        </table:table-row>
        <table:table-row table:style-name="ro1">
          <table:table-cell office:value-type="float" office:value="2.52110409737" calcext:value-type="float">
            <text:p>2.5211040974</text:p>
          </table:table-cell>
          <table:table-cell office:value-type="float" office:value="-0.904729902744" calcext:value-type="float">
            <text:p>-0.9047299027</text:p>
          </table:table-cell>
          <table:table-cell office:value-type="float" office:value="3.34277649879" calcext:value-type="float">
            <text:p>3.3427764988</text:p>
          </table:table-cell>
          <table:table-cell office:value-type="float" office:value="-0.619234204292" calcext:value-type="float">
            <text:p>-0.6192342043</text:p>
          </table:table-cell>
        </table:table-row>
        <table:table-row table:style-name="ro1">
          <table:table-cell office:value-type="float" office:value="2.52502179146" calcext:value-type="float">
            <text:p>2.5250217915</text:p>
          </table:table-cell>
          <table:table-cell office:value-type="float" office:value="-0.914997160435" calcext:value-type="float">
            <text:p>-0.9149971604</text:p>
          </table:table-cell>
          <table:table-cell office:value-type="float" office:value="3.34248896599" calcext:value-type="float">
            <text:p>3.342488966</text:p>
          </table:table-cell>
          <table:table-cell office:value-type="float" office:value="-0.620118677616" calcext:value-type="float">
            <text:p>-0.6201186776</text:p>
          </table:table-cell>
        </table:table-row>
        <table:table-row table:style-name="ro1">
          <table:table-cell office:value-type="float" office:value="2.52997708321" calcext:value-type="float">
            <text:p>2.5299770832</text:p>
          </table:table-cell>
          <table:table-cell office:value-type="float" office:value="-0.926909267902" calcext:value-type="float">
            <text:p>-0.9269092679</text:p>
          </table:table-cell>
          <table:table-cell office:value-type="float" office:value="3.34224434853" calcext:value-type="float">
            <text:p>3.3422443485</text:p>
          </table:table-cell>
          <table:table-cell office:value-type="float" office:value="-0.620377600193" calcext:value-type="float">
            <text:p>-0.6203776002</text:p>
          </table:table-cell>
        </table:table-row>
        <table:table-row table:style-name="ro1">
          <table:table-cell office:value-type="float" office:value="2.53524327278" calcext:value-type="float">
            <text:p>2.5352432728</text:p>
          </table:table-cell>
          <table:table-cell office:value-type="float" office:value="-0.938672602177" calcext:value-type="float">
            <text:p>-0.9386726022</text:p>
          </table:table-cell>
          <table:table-cell office:value-type="float" office:value="3.34183879852" calcext:value-type="float">
            <text:p>3.3418387985</text:p>
          </table:table-cell>
          <table:table-cell office:value-type="float" office:value="-0.62066847086" calcext:value-type="float">
            <text:p>-0.6206684709</text:p>
          </table:table-cell>
        </table:table-row>
        <table:table-row table:style-name="ro1">
          <table:table-cell office:value-type="float" office:value="2.54131746292" calcext:value-type="float">
            <text:p>2.5413174629</text:p>
          </table:table-cell>
          <table:table-cell office:value-type="float" office:value="-0.951486587524" calcext:value-type="float">
            <text:p>-0.9514865875</text:p>
          </table:table-cell>
          <table:table-cell office:value-type="float" office:value="3.34135886192" calcext:value-type="float">
            <text:p>3.3413588619</text:p>
          </table:table-cell>
          <table:table-cell office:value-type="float" office:value="-0.621776580811" calcext:value-type="float">
            <text:p>-0.6217765808</text:p>
          </table:table-cell>
        </table:table-row>
        <table:table-row table:style-name="ro1">
          <table:table-cell office:value-type="float" office:value="2.54739284515" calcext:value-type="float">
            <text:p>2.5473928452</text:p>
          </table:table-cell>
          <table:table-cell office:value-type="float" office:value="-0.962994039059" calcext:value-type="float">
            <text:p>-0.9629940391</text:p>
          </table:table-cell>
          <table:table-cell office:value-type="float" office:value="3.34079953194" calcext:value-type="float">
            <text:p>3.3407995319</text:p>
          </table:table-cell>
          <table:table-cell office:value-type="float" office:value="-0.622929930687" calcext:value-type="float">
            <text:p>-0.6229299307</text:p>
          </table:table-cell>
        </table:table-row>
        <table:table-row table:style-name="ro1">
          <table:table-cell office:value-type="float" office:value="2.55316257477" calcext:value-type="float">
            <text:p>2.5531625748</text:p>
          </table:table-cell>
          <table:table-cell office:value-type="float" office:value="-0.973320364952" calcext:value-type="float">
            <text:p>-0.973320365</text:p>
          </table:table-cell>
          <table:table-cell office:value-type="float" office:value="3.33984871864" calcext:value-type="float">
            <text:p>3.3398487186</text:p>
          </table:table-cell>
          <table:table-cell office:value-type="float" office:value="-0.624592244625" calcext:value-type="float">
            <text:p>-0.6245922446</text:p>
          </table:table-cell>
        </table:table-row>
        <table:table-row table:style-name="ro1">
          <table:table-cell office:value-type="float" office:value="2.55944013596" calcext:value-type="float">
            <text:p>2.559440136</text:p>
          </table:table-cell>
          <table:table-cell office:value-type="float" office:value="-0.985375761986" calcext:value-type="float">
            <text:p>-0.985375762</text:p>
          </table:table-cell>
          <table:table-cell office:value-type="float" office:value="3.33892389297" calcext:value-type="float">
            <text:p>3.338923893</text:p>
          </table:table-cell>
          <table:table-cell office:value-type="float" office:value="-0.625739693642" calcext:value-type="float">
            <text:p>-0.6257396936</text:p>
          </table:table-cell>
        </table:table-row>
        <table:table-row table:style-name="ro1">
          <table:table-cell office:value-type="float" office:value="2.56624650955" calcext:value-type="float">
            <text:p>2.5662465096</text:p>
          </table:table-cell>
          <table:table-cell office:value-type="float" office:value="-0.997819364071" calcext:value-type="float">
            <text:p>-0.9978193641</text:p>
          </table:table-cell>
          <table:table-cell office:value-type="float" office:value="3.33849235535" calcext:value-type="float">
            <text:p>3.3384923554</text:p>
          </table:table-cell>
          <table:table-cell office:value-type="float" office:value="-0.628425002098" calcext:value-type="float">
            <text:p>-0.6284250021</text:p>
          </table:table-cell>
        </table:table-row>
        <table:table-row table:style-name="ro1">
          <table:table-cell office:value-type="float" office:value="2.57292747498" calcext:value-type="float">
            <text:p>2.572927475</text:p>
          </table:table-cell>
          <table:table-cell office:value-type="float" office:value="-1.00801432133" calcext:value-type="float">
            <text:p>-1.0080143213</text:p>
          </table:table-cell>
          <table:table-cell office:value-type="float" office:value="3.3385007" calcext:value-type="float">
            <text:p>3.3385007</text:p>
          </table:table-cell>
          <table:table-cell office:value-type="float" office:value="-0.63067650795" calcext:value-type="float">
            <text:p>-0.630676508</text:p>
          </table:table-cell>
        </table:table-row>
        <table:table-row table:style-name="ro1">
          <table:table-cell office:value-type="float" office:value="2.58019185066" calcext:value-type="float">
            <text:p>2.5801918507</text:p>
          </table:table-cell>
          <table:table-cell office:value-type="float" office:value="-1.01777875423" calcext:value-type="float">
            <text:p>-1.0177787542</text:p>
          </table:table-cell>
          <table:table-cell office:value-type="float" office:value="3.33755608559" calcext:value-type="float">
            <text:p>3.3375560856</text:p>
          </table:table-cell>
          <table:table-cell office:value-type="float" office:value="-0.634540915489" calcext:value-type="float">
            <text:p>-0.6345409155</text:p>
          </table:table-cell>
        </table:table-row>
        <table:table-row table:style-name="ro1">
          <table:table-cell office:value-type="float" office:value="2.58744645119" calcext:value-type="float">
            <text:p>2.5874464512</text:p>
          </table:table-cell>
          <table:table-cell office:value-type="float" office:value="-1.02704691887" calcext:value-type="float">
            <text:p>-1.0270469189</text:p>
          </table:table-cell>
          <table:table-cell office:value-type="float" office:value="3.33646126747" calcext:value-type="float">
            <text:p>3.3364612675</text:p>
          </table:table-cell>
          <table:table-cell office:value-type="float" office:value="-0.636691808701" calcext:value-type="float">
            <text:p>-0.6366918087</text:p>
          </table:table-cell>
        </table:table-row>
        <table:table-row table:style-name="ro1">
          <table:table-cell office:value-type="float" office:value="2.59364366531" calcext:value-type="float">
            <text:p>2.5936436653</text:p>
          </table:table-cell>
          <table:table-cell office:value-type="float" office:value="-1.03635394573" calcext:value-type="float">
            <text:p>-1.0363539457</text:p>
          </table:table-cell>
          <table:table-cell office:value-type="float" office:value="3.33515163422" calcext:value-type="float">
            <text:p>3.3351516342</text:p>
          </table:table-cell>
          <table:table-cell office:value-type="float" office:value="-0.641159117222" calcext:value-type="float">
            <text:p>-0.6411591172</text:p>
          </table:table-cell>
        </table:table-row>
        <table:table-row table:style-name="ro1">
          <table:table-cell office:value-type="float" office:value="2.60074663162" calcext:value-type="float">
            <text:p>2.6007466316</text:p>
          </table:table-cell>
          <table:table-cell office:value-type="float" office:value="-1.04518127441" calcext:value-type="float">
            <text:p>-1.0451812744</text:p>
          </table:table-cell>
          <table:table-cell office:value-type="float" office:value="3.33330341339" calcext:value-type="float">
            <text:p>3.3333034134</text:p>
          </table:table-cell>
          <table:table-cell office:value-type="float" office:value="-0.645018279552" calcext:value-type="float">
            <text:p>-0.6450182796</text:p>
          </table:table-cell>
        </table:table-row>
        <table:table-row table:style-name="ro1">
          <table:table-cell office:value-type="float" office:value="2.60683107376" calcext:value-type="float">
            <text:p>2.6068310738</text:p>
          </table:table-cell>
          <table:table-cell office:value-type="float" office:value="-1.05383265018" calcext:value-type="float">
            <text:p>-1.0538326502</text:p>
          </table:table-cell>
          <table:table-cell office:value-type="float" office:value="3.33286829948" calcext:value-type="float">
            <text:p>3.3328682995</text:p>
          </table:table-cell>
          <table:table-cell office:value-type="float" office:value="-0.65009522438" calcext:value-type="float">
            <text:p>-0.6500952244</text:p>
          </table:table-cell>
        </table:table-row>
        <table:table-row table:style-name="ro1">
          <table:table-cell office:value-type="float" office:value="2.61303186417" calcext:value-type="float">
            <text:p>2.6130318642</text:p>
          </table:table-cell>
          <table:table-cell office:value-type="float" office:value="-1.06265377998" calcext:value-type="float">
            <text:p>-1.06265378</text:p>
          </table:table-cell>
          <table:table-cell office:value-type="float" office:value="3.33183761597" calcext:value-type="float">
            <text:p>3.331837616</text:p>
          </table:table-cell>
          <table:table-cell office:value-type="float" office:value="-0.653175115585" calcext:value-type="float">
            <text:p>-0.6531751156</text:p>
          </table:table-cell>
        </table:table-row>
        <table:table-row table:style-name="ro1">
          <table:table-cell office:value-type="float" office:value="2.61930346489" calcext:value-type="float">
            <text:p>2.6193034649</text:p>
          </table:table-cell>
          <table:table-cell office:value-type="float" office:value="-1.07170426846" calcext:value-type="float">
            <text:p>-1.0717042685</text:p>
          </table:table-cell>
          <table:table-cell office:value-type="float" office:value="3.33103533745" calcext:value-type="float">
            <text:p>3.3310353375</text:p>
          </table:table-cell>
          <table:table-cell office:value-type="float" office:value="-0.657744169235" calcext:value-type="float">
            <text:p>-0.6577441692</text:p>
          </table:table-cell>
        </table:table-row>
        <table:table-row table:style-name="ro1">
          <table:table-cell office:value-type="float" office:value="2.62736749649" calcext:value-type="float">
            <text:p>2.6273674965</text:p>
          </table:table-cell>
          <table:table-cell office:value-type="float" office:value="-1.08054041862" calcext:value-type="float">
            <text:p>-1.0805404186</text:p>
          </table:table-cell>
          <table:table-cell office:value-type="float" office:value="3.33074375153" calcext:value-type="float">
            <text:p>3.3307437515</text:p>
          </table:table-cell>
          <table:table-cell office:value-type="float" office:value="-0.661767840385" calcext:value-type="float">
            <text:p>-0.6617678404</text:p>
          </table:table-cell>
        </table:table-row>
        <table:table-row table:style-name="ro1">
          <table:table-cell office:value-type="float" office:value="2.63561558723" calcext:value-type="float">
            <text:p>2.6356155872</text:p>
          </table:table-cell>
          <table:table-cell office:value-type="float" office:value="-1.08861088753" calcext:value-type="float">
            <text:p>-1.0886108875</text:p>
          </table:table-cell>
          <table:table-cell office:value-type="float" office:value="3.33037014961" calcext:value-type="float">
            <text:p>3.3303701496</text:p>
          </table:table-cell>
          <table:table-cell office:value-type="float" office:value="-0.66616922617" calcext:value-type="float">
            <text:p>-0.6661692262</text:p>
          </table:table-cell>
        </table:table-row>
        <table:table-row table:style-name="ro1">
          <table:table-cell office:value-type="float" office:value="2.6429438591" calcext:value-type="float">
            <text:p>2.6429438591</text:p>
          </table:table-cell>
          <table:table-cell office:value-type="float" office:value="-1.09661531448" calcext:value-type="float">
            <text:p>-1.0966153145</text:p>
          </table:table-cell>
          <table:table-cell office:value-type="float" office:value="3.32942744255" calcext:value-type="float">
            <text:p>3.3294274426</text:p>
          </table:table-cell>
          <table:table-cell office:value-type="float" office:value="-0.671124696732" calcext:value-type="float">
            <text:p>-0.6711246967</text:p>
          </table:table-cell>
        </table:table-row>
        <table:table-row table:style-name="ro1">
          <table:table-cell office:value-type="float" office:value="2.65031838417" calcext:value-type="float">
            <text:p>2.6503183842</text:p>
          </table:table-cell>
          <table:table-cell office:value-type="float" office:value="-1.1045384407" calcext:value-type="float">
            <text:p>-1.1045384407</text:p>
          </table:table-cell>
          <table:table-cell office:value-type="float" office:value="3.32954164505" calcext:value-type="float">
            <text:p>3.3295416451</text:p>
          </table:table-cell>
          <table:table-cell office:value-type="float" office:value="-0.677704691887" calcext:value-type="float">
            <text:p>-0.6777046919</text:p>
          </table:table-cell>
        </table:table-row>
        <table:table-row table:style-name="ro1">
          <table:table-cell office:value-type="float" office:value="2.65839886665" calcext:value-type="float">
            <text:p>2.6583988667</text:p>
          </table:table-cell>
          <table:table-cell office:value-type="float" office:value="-1.11255705357" calcext:value-type="float">
            <text:p>-1.1125570536</text:p>
          </table:table-cell>
          <table:table-cell office:value-type="float" office:value="3.32975359917" calcext:value-type="float">
            <text:p>3.3297535992</text:p>
          </table:table-cell>
          <table:table-cell office:value-type="float" office:value="-0.684942007065" calcext:value-type="float">
            <text:p>-0.6849420071</text:p>
          </table:table-cell>
        </table:table-row>
        <table:table-row table:style-name="ro1">
          <table:table-cell office:value-type="float" office:value="2.66708803177" calcext:value-type="float">
            <text:p>2.6670880318</text:p>
          </table:table-cell>
          <table:table-cell office:value-type="float" office:value="-1.12015879154" calcext:value-type="float">
            <text:p>-1.1201587915</text:p>
          </table:table-cell>
          <table:table-cell office:value-type="float" office:value="3.32989402771" calcext:value-type="float">
            <text:p>3.3298940277</text:p>
          </table:table-cell>
          <table:table-cell office:value-type="float" office:value="-0.692943692207" calcext:value-type="float">
            <text:p>-0.6929436922</text:p>
          </table:table-cell>
        </table:table-row>
        <table:table-row table:style-name="ro1">
          <table:table-cell office:value-type="float" office:value="2.67612981796" calcext:value-type="float">
            <text:p>2.676129818</text:p>
          </table:table-cell>
          <table:table-cell office:value-type="float" office:value="-1.12797188759" calcext:value-type="float">
            <text:p>-1.1279718876</text:p>
          </table:table-cell>
          <table:table-cell office:value-type="float" office:value="3.32954116821" calcext:value-type="float">
            <text:p>3.3295411682</text:p>
          </table:table-cell>
          <table:table-cell office:value-type="float" office:value="-0.701994359493" calcext:value-type="float">
            <text:p>-0.7019943595</text:p>
          </table:table-cell>
        </table:table-row>
        <table:table-row table:style-name="ro1">
          <table:table-cell office:value-type="float" office:value="2.68467617035" calcext:value-type="float">
            <text:p>2.6846761704</text:p>
          </table:table-cell>
          <table:table-cell office:value-type="float" office:value="-1.13518333435" calcext:value-type="float">
            <text:p>-1.1351833344</text:p>
          </table:table-cell>
          <table:table-cell office:value-type="float" office:value="3.3292240715" calcext:value-type="float">
            <text:p>3.3292240715</text:p>
          </table:table-cell>
          <table:table-cell office:value-type="float" office:value="-0.711821258068" calcext:value-type="float">
            <text:p>-0.7118212581</text:p>
          </table:table-cell>
        </table:table-row>
        <table:table-row table:style-name="ro1">
          <table:table-cell office:value-type="float" office:value="2.69135904312" calcext:value-type="float">
            <text:p>2.6913590431</text:p>
          </table:table-cell>
          <table:table-cell office:value-type="float" office:value="-1.14204108715" calcext:value-type="float">
            <text:p>-1.1420410872</text:p>
          </table:table-cell>
          <table:table-cell office:value-type="float" office:value="3.32949038506" calcext:value-type="float">
            <text:p>3.3294903851</text:p>
          </table:table-cell>
          <table:table-cell office:value-type="float" office:value="-0.722654104233" calcext:value-type="float">
            <text:p>-0.7226541042</text:p>
          </table:table-cell>
        </table:table-row>
        <table:table-row table:style-name="ro1">
          <table:table-cell office:value-type="float" office:value="2.69870066643" calcext:value-type="float">
            <text:p>2.6987006664</text:p>
          </table:table-cell>
          <table:table-cell office:value-type="float" office:value="-1.14883983135" calcext:value-type="float">
            <text:p>-1.1488398314</text:p>
          </table:table-cell>
          <table:table-cell office:value-type="float" office:value="3.32915159225" calcext:value-type="float">
            <text:p>3.3291515923</text:p>
          </table:table-cell>
          <table:table-cell office:value-type="float" office:value="-0.733704209328" calcext:value-type="float">
            <text:p>-0.7337042093</text:p>
          </table:table-cell>
        </table:table-row>
        <table:table-row table:style-name="ro1">
          <table:table-cell office:value-type="float" office:value="2.7060353756" calcext:value-type="float">
            <text:p>2.7060353756</text:p>
          </table:table-cell>
          <table:table-cell office:value-type="float" office:value="-1.15532958508" calcext:value-type="float">
            <text:p>-1.1553295851</text:p>
          </table:table-cell>
          <table:table-cell office:value-type="float" office:value="3.3286914444" calcext:value-type="float">
            <text:p>3.3286914444</text:p>
          </table:table-cell>
          <table:table-cell office:value-type="float" office:value="-0.746464550495" calcext:value-type="float">
            <text:p>-0.7464645505</text:p>
          </table:table-cell>
        </table:table-row>
        <table:table-row table:style-name="ro1">
          <table:table-cell office:value-type="float" office:value="2.71425533295" calcext:value-type="float">
            <text:p>2.714255333</text:p>
          </table:table-cell>
          <table:table-cell office:value-type="float" office:value="-1.1615499258" calcext:value-type="float">
            <text:p>-1.1615499258</text:p>
          </table:table-cell>
          <table:table-cell office:value-type="float" office:value="3.32913609505" calcext:value-type="float">
            <text:p>3.3291360951</text:p>
          </table:table-cell>
          <table:table-cell office:value-type="float" office:value="-0.755581498146" calcext:value-type="float">
            <text:p>-0.7555814981</text:p>
          </table:table-cell>
        </table:table-row>
        <table:table-row table:style-name="ro1">
          <table:table-cell office:value-type="float" office:value="2.7222738266" calcext:value-type="float">
            <text:p>2.7222738266</text:p>
          </table:table-cell>
          <table:table-cell office:value-type="float" office:value="-1.16725957394" calcext:value-type="float">
            <text:p>-1.1672595739</text:p>
          </table:table-cell>
          <table:table-cell office:value-type="float" office:value="3.32823058128" calcext:value-type="float">
            <text:p>3.3282305813</text:p>
          </table:table-cell>
          <table:table-cell office:value-type="float" office:value="-0.76303178072" calcext:value-type="float">
            <text:p>-0.7630317807</text:p>
          </table:table-cell>
        </table:table-row>
        <table:table-row table:style-name="ro1">
          <table:table-cell office:value-type="float" office:value="2.7305328846" calcext:value-type="float">
            <text:p>2.7305328846</text:p>
          </table:table-cell>
          <table:table-cell office:value-type="float" office:value="-1.17295324802" calcext:value-type="float">
            <text:p>-1.172953248</text:p>
          </table:table-cell>
          <table:table-cell office:value-type="float" office:value="3.32873531342" calcext:value-type="float">
            <text:p>3.3287353134</text:p>
          </table:table-cell>
          <table:table-cell office:value-type="float" office:value="-0.771805584431" calcext:value-type="float">
            <text:p>-0.7718055844</text:p>
          </table:table-cell>
        </table:table-row>
        <table:table-row table:style-name="ro1">
          <table:table-cell office:value-type="float" office:value="2.7368388176" calcext:value-type="float">
            <text:p>2.7368388176</text:p>
          </table:table-cell>
          <table:table-cell office:value-type="float" office:value="-1.17850673199" calcext:value-type="float">
            <text:p>-1.178506732</text:p>
          </table:table-cell>
          <table:table-cell office:value-type="float" office:value="3.32937832832" calcext:value-type="float">
            <text:p>3.3293783283</text:p>
          </table:table-cell>
          <table:table-cell office:value-type="float" office:value="-0.781155228615" calcext:value-type="float">
            <text:p>-0.7811552286</text:p>
          </table:table-cell>
        </table:table-row>
        <table:table-row table:style-name="ro1">
          <table:table-cell office:value-type="float" office:value="2.74423146248" calcext:value-type="float">
            <text:p>2.7442314625</text:p>
          </table:table-cell>
          <table:table-cell office:value-type="float" office:value="-1.18427824974" calcext:value-type="float">
            <text:p>-1.1842782497</text:p>
          </table:table-cell>
          <table:table-cell office:value-type="float" office:value="3.33011408806" calcext:value-type="float">
            <text:p>3.3301140881</text:p>
          </table:table-cell>
          <table:table-cell office:value-type="float" office:value="-0.79101651907" calcext:value-type="float">
            <text:p>-0.7910165191</text:p>
          </table:table-cell>
        </table:table-row>
        <table:table-row table:style-name="ro1">
          <table:table-cell office:value-type="float" office:value="2.75230431557" calcext:value-type="float">
            <text:p>2.7523043156</text:p>
          </table:table-cell>
          <table:table-cell office:value-type="float" office:value="-1.18967616558" calcext:value-type="float">
            <text:p>-1.1896761656</text:p>
          </table:table-cell>
          <table:table-cell office:value-type="float" office:value="3.33074398994" calcext:value-type="float">
            <text:p>3.3307439899</text:p>
          </table:table-cell>
          <table:table-cell office:value-type="float" office:value="-0.801178276539" calcext:value-type="float">
            <text:p>-0.8011782765</text:p>
          </table:table-cell>
        </table:table-row>
        <table:table-row table:style-name="ro1">
          <table:table-cell office:value-type="float" office:value="2.75959730148" calcext:value-type="float">
            <text:p>2.7595973015</text:p>
          </table:table-cell>
          <table:table-cell office:value-type="float" office:value="-1.19553756714" calcext:value-type="float">
            <text:p>-1.1955375671</text:p>
          </table:table-cell>
          <table:table-cell office:value-type="float" office:value="3.33062811852" calcext:value-type="float">
            <text:p>3.3306281185</text:p>
          </table:table-cell>
          <table:table-cell office:value-type="float" office:value="-0.810826182365" calcext:value-type="float">
            <text:p>-0.8108261824</text:p>
          </table:table-cell>
        </table:table-row>
        <table:table-row table:style-name="ro1">
          <table:table-cell office:value-type="float" office:value="2.76726341248" calcext:value-type="float">
            <text:p>2.7672634125</text:p>
          </table:table-cell>
          <table:table-cell office:value-type="float" office:value="-1.20073258877" calcext:value-type="float">
            <text:p>-1.2007325888</text:p>
          </table:table-cell>
          <table:table-cell office:value-type="float" office:value="3.33166929245" calcext:value-type="float">
            <text:p>3.3316692925</text:p>
          </table:table-cell>
          <table:table-cell office:value-type="float" office:value="-0.820123255253" calcext:value-type="float">
            <text:p>-0.8201232553</text:p>
          </table:table-cell>
        </table:table-row>
        <table:table-row table:style-name="ro1">
          <table:table-cell office:value-type="float" office:value="2.77652645111" calcext:value-type="float">
            <text:p>2.7765264511</text:p>
          </table:table-cell>
          <table:table-cell office:value-type="float" office:value="-1.20595419407" calcext:value-type="float">
            <text:p>-1.2059541941</text:p>
          </table:table-cell>
          <table:table-cell office:value-type="float" office:value="3.33244129181" calcext:value-type="float">
            <text:p>3.3324412918</text:p>
          </table:table-cell>
          <table:table-cell office:value-type="float" office:value="-0.830166697502" calcext:value-type="float">
            <text:p>-0.8301666975</text:p>
          </table:table-cell>
        </table:table-row>
        <table:table-row table:style-name="ro1">
          <table:table-cell office:value-type="float" office:value="2.78534221649" calcext:value-type="float">
            <text:p>2.7853422165</text:p>
          </table:table-cell>
          <table:table-cell office:value-type="float" office:value="-1.21119844913" calcext:value-type="float">
            <text:p>-1.2111984491</text:p>
          </table:table-cell>
          <table:table-cell office:value-type="float" office:value="3.33667632103" calcext:value-type="float">
            <text:p>3.336676321</text:p>
          </table:table-cell>
          <table:table-cell office:value-type="float" office:value="-0.840961515903" calcext:value-type="float">
            <text:p>-0.8409615159</text:p>
          </table:table-cell>
        </table:table-row>
        <table:table-row table:style-name="ro1">
          <table:table-cell office:value-type="float" office:value="2.79483532906" calcext:value-type="float">
            <text:p>2.7948353291</text:p>
          </table:table-cell>
          <table:table-cell office:value-type="float" office:value="-1.21638762951" calcext:value-type="float">
            <text:p>-1.2163876295</text:p>
          </table:table-cell>
          <table:table-cell office:value-type="float" office:value="3.33913060188" calcext:value-type="float">
            <text:p>3.3391306019</text:p>
          </table:table-cell>
          <table:table-cell office:value-type="float" office:value="-0.850475788116" calcext:value-type="float">
            <text:p>-0.8504757881</text:p>
          </table:table-cell>
        </table:table-row>
        <table:table-row table:style-name="ro1">
          <table:table-cell office:value-type="float" office:value="2.80437850952" calcext:value-type="float">
            <text:p>2.8043785095</text:p>
          </table:table-cell>
          <table:table-cell office:value-type="float" office:value="-1.22103178501" calcext:value-type="float">
            <text:p>-1.221031785</text:p>
          </table:table-cell>
          <table:table-cell office:value-type="float" office:value="3.34119244576" calcext:value-type="float">
            <text:p>3.3411924458</text:p>
          </table:table-cell>
          <table:table-cell office:value-type="float" office:value="-0.860177576542" calcext:value-type="float">
            <text:p>-0.8601775765</text:p>
          </table:table-cell>
        </table:table-row>
        <table:table-row table:style-name="ro1">
          <table:table-cell office:value-type="float" office:value="2.81287097931" calcext:value-type="float">
            <text:p>2.8128709793</text:p>
          </table:table-cell>
          <table:table-cell office:value-type="float" office:value="-1.22446286678" calcext:value-type="float">
            <text:p>-1.2244628668</text:p>
          </table:table-cell>
          <table:table-cell office:value-type="float" office:value="3.34439917564" calcext:value-type="float">
            <text:p>3.3443991756</text:p>
          </table:table-cell>
          <table:table-cell office:value-type="float" office:value="-0.871547758579" calcext:value-type="float">
            <text:p>-0.8715477586</text:p>
          </table:table-cell>
        </table:table-row>
        <table:table-row table:style-name="ro1">
          <table:table-cell office:value-type="float" office:value="2.82197856903" calcext:value-type="float">
            <text:p>2.821978569</text:p>
          </table:table-cell>
          <table:table-cell office:value-type="float" office:value="-1.22818529606" calcext:value-type="float">
            <text:p>-1.2281852961</text:p>
          </table:table-cell>
          <table:table-cell office:value-type="float" office:value="3.34861823082" calcext:value-type="float">
            <text:p>3.3486182308</text:p>
          </table:table-cell>
          <table:table-cell office:value-type="float" office:value="-0.883192181587" calcext:value-type="float">
            <text:p>-0.8831921816</text:p>
          </table:table-cell>
        </table:table-row>
        <table:table-row table:style-name="ro1">
          <table:table-cell office:value-type="float" office:value="2.83070635796" calcext:value-type="float">
            <text:p>2.830706358</text:p>
          </table:table-cell>
          <table:table-cell office:value-type="float" office:value="-1.23181581497" calcext:value-type="float">
            <text:p>-1.231815815</text:p>
          </table:table-cell>
          <table:table-cell office:value-type="float" office:value="3.35178991318" calcext:value-type="float">
            <text:p>3.3517899132</text:p>
          </table:table-cell>
          <table:table-cell office:value-type="float" office:value="-0.89282053709" calcext:value-type="float">
            <text:p>-0.8928205371</text:p>
          </table:table-cell>
        </table:table-row>
        <table:table-row table:style-name="ro1">
          <table:table-cell office:value-type="float" office:value="2.85778832436" calcext:value-type="float">
            <text:p>2.8577883244</text:p>
          </table:table-cell>
          <table:table-cell office:value-type="float" office:value="-1.24496006966" calcext:value-type="float">
            <text:p>-1.2449600697</text:p>
          </table:table-cell>
          <table:table-cell office:value-type="float" office:value="3.35610409737" calcext:value-type="float">
            <text:p>3.3561040974</text:p>
          </table:table-cell>
          <table:table-cell office:value-type="float" office:value="-0.904729902744" calcext:value-type="float">
            <text:p>-0.9047299027</text:p>
          </table:table-cell>
        </table:table-row>
        <table:table-row table:style-name="ro1">
          <table:table-cell office:value-type="float" office:value="2.89028048515" calcext:value-type="float">
            <text:p>2.8902804852</text:p>
          </table:table-cell>
          <table:table-cell office:value-type="float" office:value="-1.26022231579" calcext:value-type="float">
            <text:p>-1.2602223158</text:p>
          </table:table-cell>
          <table:table-cell office:value-type="float" office:value="3.36002179146" calcext:value-type="float">
            <text:p>3.3600217915</text:p>
          </table:table-cell>
          <table:table-cell office:value-type="float" office:value="-0.914997160435" calcext:value-type="float">
            <text:p>-0.9149971604</text:p>
          </table:table-cell>
        </table:table-row>
        <table:table-row table:style-name="ro1">
          <table:table-cell office:value-type="float" office:value="2.90819573402" calcext:value-type="float">
            <text:p>2.908195734</text:p>
          </table:table-cell>
          <table:table-cell office:value-type="float" office:value="-1.26642251015" calcext:value-type="float">
            <text:p>-1.2664225102</text:p>
          </table:table-cell>
          <table:table-cell office:value-type="float" office:value="3.36497708321" calcext:value-type="float">
            <text:p>3.3649770832</text:p>
          </table:table-cell>
          <table:table-cell office:value-type="float" office:value="-0.926909267902" calcext:value-type="float">
            <text:p>-0.9269092679</text:p>
          </table:table-cell>
        </table:table-row>
        <table:table-row table:style-name="ro1">
          <table:table-cell office:value-type="float" office:value="2.92594051361" calcext:value-type="float">
            <text:p>2.9259405136</text:p>
          </table:table-cell>
          <table:table-cell office:value-type="float" office:value="-1.2730755806" calcext:value-type="float">
            <text:p>-1.2730755806</text:p>
          </table:table-cell>
          <table:table-cell office:value-type="float" office:value="3.37024327278" calcext:value-type="float">
            <text:p>3.3702432728</text:p>
          </table:table-cell>
          <table:table-cell office:value-type="float" office:value="-0.938672602177" calcext:value-type="float">
            <text:p>-0.9386726022</text:p>
          </table:table-cell>
        </table:table-row>
        <table:table-row table:style-name="ro1">
          <table:table-cell office:value-type="float" office:value="2.94772791862" calcext:value-type="float">
            <text:p>2.9477279186</text:p>
          </table:table-cell>
          <table:table-cell office:value-type="float" office:value="-1.28184521198" calcext:value-type="float">
            <text:p>-1.281845212</text:p>
          </table:table-cell>
          <table:table-cell office:value-type="float" office:value="3.37631746292" calcext:value-type="float">
            <text:p>3.3763174629</text:p>
          </table:table-cell>
          <table:table-cell office:value-type="float" office:value="-0.951486587524" calcext:value-type="float">
            <text:p>-0.9514865875</text:p>
          </table:table-cell>
        </table:table-row>
        <table:table-row table:style-name="ro1">
          <table:table-cell office:value-type="float" office:value="2.96241855621" calcext:value-type="float">
            <text:p>2.9624185562</text:p>
          </table:table-cell>
          <table:table-cell office:value-type="float" office:value="-1.28667056561" calcext:value-type="float">
            <text:p>-1.2866705656</text:p>
          </table:table-cell>
          <table:table-cell office:value-type="float" office:value="3.38239284515" calcext:value-type="float">
            <text:p>3.3823928452</text:p>
          </table:table-cell>
          <table:table-cell office:value-type="float" office:value="-0.962994039059" calcext:value-type="float">
            <text:p>-0.9629940391</text:p>
          </table:table-cell>
        </table:table-row>
        <table:table-row table:style-name="ro1">
          <table:table-cell office:value-type="float" office:value="2.97684693336" calcext:value-type="float">
            <text:p>2.9768469334</text:p>
          </table:table-cell>
          <table:table-cell office:value-type="float" office:value="-1.29101169109" calcext:value-type="float">
            <text:p>-1.2910116911</text:p>
          </table:table-cell>
          <table:table-cell office:value-type="float" office:value="3.38816257477" calcext:value-type="float">
            <text:p>3.3881625748</text:p>
          </table:table-cell>
          <table:table-cell office:value-type="float" office:value="-0.973320364952" calcext:value-type="float">
            <text:p>-0.973320365</text:p>
          </table:table-cell>
        </table:table-row>
        <table:table-row table:style-name="ro1">
          <table:table-cell office:value-type="float" office:value="2.99137353897" calcext:value-type="float">
            <text:p>2.991373539</text:p>
          </table:table-cell>
          <table:table-cell office:value-type="float" office:value="-1.29499125481" calcext:value-type="float">
            <text:p>-1.2949912548</text:p>
          </table:table-cell>
          <table:table-cell office:value-type="float" office:value="3.39444013596" calcext:value-type="float">
            <text:p>3.394440136</text:p>
          </table:table-cell>
          <table:table-cell office:value-type="float" office:value="-0.985375761986" calcext:value-type="float">
            <text:p>-0.985375762</text:p>
          </table:table-cell>
        </table:table-row>
        <table:table-row table:style-name="ro1">
          <table:table-cell office:value-type="float" office:value="3.00117921829" calcext:value-type="float">
            <text:p>3.0011792183</text:p>
          </table:table-cell>
          <table:table-cell office:value-type="float" office:value="-1.29655170441" calcext:value-type="float">
            <text:p>-1.2965517044</text:p>
          </table:table-cell>
          <table:table-cell office:value-type="float" office:value="3.40124650955" calcext:value-type="float">
            <text:p>3.4012465096</text:p>
          </table:table-cell>
          <table:table-cell office:value-type="float" office:value="-0.997819364071" calcext:value-type="float">
            <text:p>-0.9978193641</text:p>
          </table:table-cell>
        </table:table-row>
        <table:table-row table:style-name="ro1">
          <table:table-cell office:value-type="float" office:value="3.01094412804" calcext:value-type="float">
            <text:p>3.010944128</text:p>
          </table:table-cell>
          <table:table-cell office:value-type="float" office:value="-1.29835176468" calcext:value-type="float">
            <text:p>-1.2983517647</text:p>
          </table:table-cell>
          <table:table-cell office:value-type="float" office:value="3.40792747498" calcext:value-type="float">
            <text:p>3.407927475</text:p>
          </table:table-cell>
          <table:table-cell office:value-type="float" office:value="-1.00801432133" calcext:value-type="float">
            <text:p>-1.0080143213</text:p>
          </table:table-cell>
        </table:table-row>
        <table:table-row table:style-name="ro1">
          <table:table-cell office:value-type="float" office:value="3.02537441254" calcext:value-type="float">
            <text:p>3.0253744125</text:p>
          </table:table-cell>
          <table:table-cell office:value-type="float" office:value="-1.30221998692" calcext:value-type="float">
            <text:p>-1.3022199869</text:p>
          </table:table-cell>
          <table:table-cell office:value-type="float" office:value="3.41519185066" calcext:value-type="float">
            <text:p>3.4151918507</text:p>
          </table:table-cell>
          <table:table-cell office:value-type="float" office:value="-1.01777875423" calcext:value-type="float">
            <text:p>-1.0177787542</text:p>
          </table:table-cell>
        </table:table-row>
        <table:table-row table:style-name="ro1">
          <table:table-cell office:value-type="float" office:value="3.0348007679" calcext:value-type="float">
            <text:p>3.0348007679</text:p>
          </table:table-cell>
          <table:table-cell office:value-type="float" office:value="-1.3041125536" calcext:value-type="float">
            <text:p>-1.3041125536</text:p>
          </table:table-cell>
          <table:table-cell office:value-type="float" office:value="3.42244645119" calcext:value-type="float">
            <text:p>3.4224464512</text:p>
          </table:table-cell>
          <table:table-cell office:value-type="float" office:value="-1.02704691887" calcext:value-type="float">
            <text:p>-1.0270469189</text:p>
          </table:table-cell>
        </table:table-row>
        <table:table-row table:style-name="ro1">
          <table:table-cell office:value-type="float" office:value="3.0444021225" calcext:value-type="float">
            <text:p>3.0444021225</text:p>
          </table:table-cell>
          <table:table-cell office:value-type="float" office:value="-1.30551922321" calcext:value-type="float">
            <text:p>-1.3055192232</text:p>
          </table:table-cell>
          <table:table-cell office:value-type="float" office:value="3.42864366531" calcext:value-type="float">
            <text:p>3.4286436653</text:p>
          </table:table-cell>
          <table:table-cell office:value-type="float" office:value="-1.03635394573" calcext:value-type="float">
            <text:p>-1.0363539457</text:p>
          </table:table-cell>
        </table:table-row>
        <table:table-row table:style-name="ro1">
          <table:table-cell office:value-type="float" office:value="3.05488729477" calcext:value-type="float">
            <text:p>3.0548872948</text:p>
          </table:table-cell>
          <table:table-cell office:value-type="float" office:value="-1.30667114258" calcext:value-type="float">
            <text:p>-1.3066711426</text:p>
          </table:table-cell>
          <table:table-cell office:value-type="float" office:value="3.43574663162" calcext:value-type="float">
            <text:p>3.4357466316</text:p>
          </table:table-cell>
          <table:table-cell office:value-type="float" office:value="-1.04518127441" calcext:value-type="float">
            <text:p>-1.0451812744</text:p>
          </table:table-cell>
        </table:table-row>
        <table:table-row table:style-name="ro1">
          <table:table-cell office:value-type="float" office:value="3.06539058685" calcext:value-type="float">
            <text:p>3.0653905869</text:p>
          </table:table-cell>
          <table:table-cell office:value-type="float" office:value="-1.30751562119" calcext:value-type="float">
            <text:p>-1.3075156212</text:p>
          </table:table-cell>
          <table:table-cell office:value-type="float" office:value="3.44183107376" calcext:value-type="float">
            <text:p>3.4418310738</text:p>
          </table:table-cell>
          <table:table-cell office:value-type="float" office:value="-1.05383265018" calcext:value-type="float">
            <text:p>-1.0538326502</text:p>
          </table:table-cell>
        </table:table-row>
        <table:table-row table:style-name="ro1">
          <table:table-cell office:value-type="float" office:value="3.07564425468" calcext:value-type="float">
            <text:p>3.0756442547</text:p>
          </table:table-cell>
          <table:table-cell office:value-type="float" office:value="-1.30821049213" calcext:value-type="float">
            <text:p>-1.3082104921</text:p>
          </table:table-cell>
          <table:table-cell office:value-type="float" office:value="3.44803186417" calcext:value-type="float">
            <text:p>3.4480318642</text:p>
          </table:table-cell>
          <table:table-cell office:value-type="float" office:value="-1.06265377998" calcext:value-type="float">
            <text:p>-1.06265378</text:p>
          </table:table-cell>
        </table:table-row>
        <table:table-row table:style-name="ro1">
          <table:table-cell office:value-type="float" office:value="3.0855858326" calcext:value-type="float">
            <text:p>3.0855858326</text:p>
          </table:table-cell>
          <table:table-cell office:value-type="float" office:value="-1.30878853798" calcext:value-type="float">
            <text:p>-1.308788538</text:p>
          </table:table-cell>
          <table:table-cell office:value-type="float" office:value="3.45430346489" calcext:value-type="float">
            <text:p>3.4543034649</text:p>
          </table:table-cell>
          <table:table-cell office:value-type="float" office:value="-1.07170426846" calcext:value-type="float">
            <text:p>-1.0717042685</text:p>
          </table:table-cell>
        </table:table-row>
        <table:table-row table:style-name="ro1">
          <table:table-cell office:value-type="float" office:value="3.09563088417" calcext:value-type="float">
            <text:p>3.0956308842</text:p>
          </table:table-cell>
          <table:table-cell office:value-type="float" office:value="-1.30904567242" calcext:value-type="float">
            <text:p>-1.3090456724</text:p>
          </table:table-cell>
          <table:table-cell office:value-type="float" office:value="3.46236749649" calcext:value-type="float">
            <text:p>3.4623674965</text:p>
          </table:table-cell>
          <table:table-cell office:value-type="float" office:value="-1.08054041862" calcext:value-type="float">
            <text:p>-1.0805404186</text:p>
          </table:table-cell>
        </table:table-row>
        <table:table-row table:style-name="ro1">
          <table:table-cell office:value-type="float" office:value="3.10582756996" calcext:value-type="float">
            <text:p>3.10582757</text:p>
          </table:table-cell>
          <table:table-cell office:value-type="float" office:value="-1.30913567543" calcext:value-type="float">
            <text:p>-1.3091356754</text:p>
          </table:table-cell>
          <table:table-cell office:value-type="float" office:value="3.47061558723" calcext:value-type="float">
            <text:p>3.4706155872</text:p>
          </table:table-cell>
          <table:table-cell office:value-type="float" office:value="-1.08861088753" calcext:value-type="float">
            <text:p>-1.0886108875</text:p>
          </table:table-cell>
        </table:table-row>
        <table:table-row table:style-name="ro1">
          <table:table-cell office:value-type="float" office:value="3.11649107933" calcext:value-type="float">
            <text:p>3.1164910793</text:p>
          </table:table-cell>
          <table:table-cell office:value-type="float" office:value="-1.30896294117" calcext:value-type="float">
            <text:p>-1.3089629412</text:p>
          </table:table-cell>
          <table:table-cell office:value-type="float" office:value="3.4779438591" calcext:value-type="float">
            <text:p>3.4779438591</text:p>
          </table:table-cell>
          <table:table-cell office:value-type="float" office:value="-1.09661531448" calcext:value-type="float">
            <text:p>-1.0966153145</text:p>
          </table:table-cell>
        </table:table-row>
        <table:table-row table:style-name="ro1">
          <table:table-cell office:value-type="float" office:value="3.12712574005" calcext:value-type="float">
            <text:p>3.1271257401</text:p>
          </table:table-cell>
          <table:table-cell office:value-type="float" office:value="-1.30854666233" calcext:value-type="float">
            <text:p>-1.3085466623</text:p>
          </table:table-cell>
          <table:table-cell office:value-type="float" office:value="3.48531838417" calcext:value-type="float">
            <text:p>3.4853183842</text:p>
          </table:table-cell>
          <table:table-cell office:value-type="float" office:value="-1.1045384407" calcext:value-type="float">
            <text:p>-1.1045384407</text:p>
          </table:table-cell>
        </table:table-row>
        <table:table-row table:style-name="ro1">
          <table:table-cell office:value-type="float" office:value="3.13697886467" calcext:value-type="float">
            <text:p>3.1369788647</text:p>
          </table:table-cell>
          <table:table-cell office:value-type="float" office:value="-1.30798530579" calcext:value-type="float">
            <text:p>-1.3079853058</text:p>
          </table:table-cell>
          <table:table-cell office:value-type="float" office:value="3.49339886665" calcext:value-type="float">
            <text:p>3.4933988667</text:p>
          </table:table-cell>
          <table:table-cell office:value-type="float" office:value="-1.11255705357" calcext:value-type="float">
            <text:p>-1.1125570536</text:p>
          </table:table-cell>
        </table:table-row>
        <table:table-row table:style-name="ro1">
          <table:table-cell office:value-type="float" office:value="3.14641904831" calcext:value-type="float">
            <text:p>3.1464190483</text:p>
          </table:table-cell>
          <table:table-cell office:value-type="float" office:value="-1.30747127533" calcext:value-type="float">
            <text:p>-1.3074712753</text:p>
          </table:table-cell>
          <table:table-cell office:value-type="float" office:value="3.50208803177" calcext:value-type="float">
            <text:p>3.5020880318</text:p>
          </table:table-cell>
          <table:table-cell office:value-type="float" office:value="-1.12015879154" calcext:value-type="float">
            <text:p>-1.1201587915</text:p>
          </table:table-cell>
        </table:table-row>
        <table:table-row table:style-name="ro1">
          <table:table-cell office:value-type="float" office:value="3.15638685226" calcext:value-type="float">
            <text:p>3.1563868523</text:p>
          </table:table-cell>
          <table:table-cell office:value-type="float" office:value="-1.3066316843" calcext:value-type="float">
            <text:p>-1.3066316843</text:p>
          </table:table-cell>
          <table:table-cell office:value-type="float" office:value="3.51112981796" calcext:value-type="float">
            <text:p>3.511129818</text:p>
          </table:table-cell>
          <table:table-cell office:value-type="float" office:value="-1.12797188759" calcext:value-type="float">
            <text:p>-1.1279718876</text:p>
          </table:table-cell>
        </table:table-row>
        <table:table-row table:style-name="ro1">
          <table:table-cell office:value-type="float" office:value="3.16658496857" calcext:value-type="float">
            <text:p>3.1665849686</text:p>
          </table:table-cell>
          <table:table-cell office:value-type="float" office:value="-1.30507647991" calcext:value-type="float">
            <text:p>-1.3050764799</text:p>
          </table:table-cell>
          <table:table-cell office:value-type="float" office:value="3.51967617035" calcext:value-type="float">
            <text:p>3.5196761704</text:p>
          </table:table-cell>
          <table:table-cell office:value-type="float" office:value="-1.13518333435" calcext:value-type="float">
            <text:p>-1.1351833344</text:p>
          </table:table-cell>
        </table:table-row>
        <table:table-row table:style-name="ro1">
          <table:table-cell office:value-type="float" office:value="3.17640280724" calcext:value-type="float">
            <text:p>3.1764028072</text:p>
          </table:table-cell>
          <table:table-cell office:value-type="float" office:value="-1.30350983143" calcext:value-type="float">
            <text:p>-1.3035098314</text:p>
          </table:table-cell>
          <table:table-cell office:value-type="float" office:value="3.52635904312" calcext:value-type="float">
            <text:p>3.5263590431</text:p>
          </table:table-cell>
          <table:table-cell office:value-type="float" office:value="-1.14204108715" calcext:value-type="float">
            <text:p>-1.1420410872</text:p>
          </table:table-cell>
        </table:table-row>
        <table:table-row table:style-name="ro1">
          <table:table-cell office:value-type="float" office:value="3.18594956398" calcext:value-type="float">
            <text:p>3.185949564</text:p>
          </table:table-cell>
          <table:table-cell office:value-type="float" office:value="-1.30189073086" calcext:value-type="float">
            <text:p>-1.3018907309</text:p>
          </table:table-cell>
          <table:table-cell office:value-type="float" office:value="3.53370066643" calcext:value-type="float">
            <text:p>3.5337006664</text:p>
          </table:table-cell>
          <table:table-cell office:value-type="float" office:value="-1.14883983135" calcext:value-type="float">
            <text:p>-1.1488398314</text:p>
          </table:table-cell>
        </table:table-row>
        <table:table-row table:style-name="ro1">
          <table:table-cell office:value-type="float" office:value="3.19456672668" calcext:value-type="float">
            <text:p>3.1945667267</text:p>
          </table:table-cell>
          <table:table-cell office:value-type="float" office:value="-1.30035567284" calcext:value-type="float">
            <text:p>-1.3003556728</text:p>
          </table:table-cell>
          <table:table-cell office:value-type="float" office:value="3.5410353756" calcext:value-type="float">
            <text:p>3.5410353756</text:p>
          </table:table-cell>
          <table:table-cell office:value-type="float" office:value="-1.15532958508" calcext:value-type="float">
            <text:p>-1.1553295851</text:p>
          </table:table-cell>
        </table:table-row>
        <table:table-row table:style-name="ro1">
          <table:table-cell office:value-type="float" office:value="3.20389890671" calcext:value-type="float">
            <text:p>3.2038989067</text:p>
          </table:table-cell>
          <table:table-cell office:value-type="float" office:value="-1.29879868031" calcext:value-type="float">
            <text:p>-1.2987986803</text:p>
          </table:table-cell>
          <table:table-cell office:value-type="float" office:value="3.54925533295" calcext:value-type="float">
            <text:p>3.549255333</text:p>
          </table:table-cell>
          <table:table-cell office:value-type="float" office:value="-1.1615499258" calcext:value-type="float">
            <text:p>-1.1615499258</text:p>
          </table:table-cell>
        </table:table-row>
        <table:table-row table:style-name="ro1">
          <table:table-cell office:value-type="float" office:value="3.21343159676" calcext:value-type="float">
            <text:p>3.2134315968</text:p>
          </table:table-cell>
          <table:table-cell office:value-type="float" office:value="-1.29678916931" calcext:value-type="float">
            <text:p>-1.2967891693</text:p>
          </table:table-cell>
          <table:table-cell office:value-type="float" office:value="3.5572738266" calcext:value-type="float">
            <text:p>3.5572738266</text:p>
          </table:table-cell>
          <table:table-cell office:value-type="float" office:value="-1.16725957394" calcext:value-type="float">
            <text:p>-1.1672595739</text:p>
          </table:table-cell>
        </table:table-row>
        <table:table-row table:style-name="ro1">
          <table:table-cell office:value-type="float" office:value="3.22312569618" calcext:value-type="float">
            <text:p>3.2231256962</text:p>
          </table:table-cell>
          <table:table-cell office:value-type="float" office:value="-1.2944393158" calcext:value-type="float">
            <text:p>-1.2944393158</text:p>
          </table:table-cell>
          <table:table-cell office:value-type="float" office:value="3.5655328846" calcext:value-type="float">
            <text:p>3.5655328846</text:p>
          </table:table-cell>
          <table:table-cell office:value-type="float" office:value="-1.17295324802" calcext:value-type="float">
            <text:p>-1.172953248</text:p>
          </table:table-cell>
        </table:table-row>
        <table:table-row table:style-name="ro1">
          <table:table-cell office:value-type="float" office:value="3.26811361313" calcext:value-type="float">
            <text:p>3.2681136131</text:p>
          </table:table-cell>
          <table:table-cell office:value-type="float" office:value="-1.29372680187" calcext:value-type="float">
            <text:p>-1.2937268019</text:p>
          </table:table-cell>
          <table:table-cell office:value-type="float" office:value="3.5718388176" calcext:value-type="float">
            <text:p>3.5718388176</text:p>
          </table:table-cell>
          <table:table-cell office:value-type="float" office:value="-1.17850673199" calcext:value-type="float">
            <text:p>-1.178506732</text:p>
          </table:table-cell>
        </table:table-row>
        <table:table-row table:style-name="ro1">
          <table:table-cell office:value-type="float" office:value="3.2779405117" calcext:value-type="float">
            <text:p>3.2779405117</text:p>
          </table:table-cell>
          <table:table-cell office:value-type="float" office:value="-1.29103803635" calcext:value-type="float">
            <text:p>-1.2910380364</text:p>
          </table:table-cell>
          <table:table-cell office:value-type="float" office:value="3.57923146248" calcext:value-type="float">
            <text:p>3.5792314625</text:p>
          </table:table-cell>
          <table:table-cell office:value-type="float" office:value="-1.18427824974" calcext:value-type="float">
            <text:p>-1.1842782497</text:p>
          </table:table-cell>
        </table:table-row>
        <table:table-row table:style-name="ro1">
          <table:table-cell office:value-type="float" office:value="3.28805732727" calcext:value-type="float">
            <text:p>3.2880573273</text:p>
          </table:table-cell>
          <table:table-cell office:value-type="float" office:value="-1.28812432289" calcext:value-type="float">
            <text:p>-1.2881243229</text:p>
          </table:table-cell>
          <table:table-cell office:value-type="float" office:value="3.58730431557" calcext:value-type="float">
            <text:p>3.5873043156</text:p>
          </table:table-cell>
          <table:table-cell office:value-type="float" office:value="-1.18967616558" calcext:value-type="float">
            <text:p>-1.1896761656</text:p>
          </table:table-cell>
        </table:table-row>
        <table:table-row table:style-name="ro1">
          <table:table-cell office:value-type="float" office:value="3.29841756821" calcext:value-type="float">
            <text:p>3.2984175682</text:p>
          </table:table-cell>
          <table:table-cell office:value-type="float" office:value="-1.28501033783" calcext:value-type="float">
            <text:p>-1.2850103378</text:p>
          </table:table-cell>
          <table:table-cell office:value-type="float" office:value="3.59459730148" calcext:value-type="float">
            <text:p>3.5945973015</text:p>
          </table:table-cell>
          <table:table-cell office:value-type="float" office:value="-1.19553756714" calcext:value-type="float">
            <text:p>-1.1955375671</text:p>
          </table:table-cell>
        </table:table-row>
        <table:table-row table:style-name="ro1">
          <table:table-cell office:value-type="float" office:value="3.3320183754" calcext:value-type="float">
            <text:p>3.3320183754</text:p>
          </table:table-cell>
          <table:table-cell office:value-type="float" office:value="-1.28521931171" calcext:value-type="float">
            <text:p>-1.2852193117</text:p>
          </table:table-cell>
          <table:table-cell office:value-type="float" office:value="3.60226341248" calcext:value-type="float">
            <text:p>3.6022634125</text:p>
          </table:table-cell>
          <table:table-cell office:value-type="float" office:value="-1.20073258877" calcext:value-type="float">
            <text:p>-1.2007325888</text:p>
          </table:table-cell>
        </table:table-row>
        <table:table-row table:style-name="ro1">
          <table:table-cell office:value-type="float" office:value="3.3425514698" calcext:value-type="float">
            <text:p>3.3425514698</text:p>
          </table:table-cell>
          <table:table-cell office:value-type="float" office:value="-1.28124606609" calcext:value-type="float">
            <text:p>-1.2812460661</text:p>
          </table:table-cell>
          <table:table-cell office:value-type="float" office:value="3.61152645111" calcext:value-type="float">
            <text:p>3.6115264511</text:p>
          </table:table-cell>
          <table:table-cell office:value-type="float" office:value="-1.20595419407" calcext:value-type="float">
            <text:p>-1.2059541941</text:p>
          </table:table-cell>
        </table:table-row>
        <table:table-row table:style-name="ro1">
          <table:table-cell office:value-type="float" office:value="3.36488604546" calcext:value-type="float">
            <text:p>3.3648860455</text:p>
          </table:table-cell>
          <table:table-cell office:value-type="float" office:value="-1.27834999561" calcext:value-type="float">
            <text:p>-1.2783499956</text:p>
          </table:table-cell>
          <table:table-cell office:value-type="float" office:value="3.62034221649" calcext:value-type="float">
            <text:p>3.6203422165</text:p>
          </table:table-cell>
          <table:table-cell office:value-type="float" office:value="-1.21119844913" calcext:value-type="float">
            <text:p>-1.2111984491</text:p>
          </table:table-cell>
        </table:table-row>
        <table:table-row table:style-name="ro1">
          <table:table-cell office:value-type="float" office:value="3.37365269661" calcext:value-type="float">
            <text:p>3.3736526966</text:p>
          </table:table-cell>
          <table:table-cell office:value-type="float" office:value="-1.27489793301" calcext:value-type="float">
            <text:p>-1.274897933</text:p>
          </table:table-cell>
          <table:table-cell office:value-type="float" office:value="3.62983532906" calcext:value-type="float">
            <text:p>3.6298353291</text:p>
          </table:table-cell>
          <table:table-cell office:value-type="float" office:value="-1.21638762951" calcext:value-type="float">
            <text:p>-1.2163876295</text:p>
          </table:table-cell>
        </table:table-row>
        <table:table-row table:style-name="ro1">
          <table:table-cell office:value-type="float" office:value="3.381554842" calcext:value-type="float">
            <text:p>3.381554842</text:p>
          </table:table-cell>
          <table:table-cell office:value-type="float" office:value="-1.27241206169" calcext:value-type="float">
            <text:p>-1.2724120617</text:p>
          </table:table-cell>
          <table:table-cell office:value-type="float" office:value="3.63937850952" calcext:value-type="float">
            <text:p>3.6393785095</text:p>
          </table:table-cell>
          <table:table-cell office:value-type="float" office:value="-1.22103178501" calcext:value-type="float">
            <text:p>-1.221031785</text:p>
          </table:table-cell>
        </table:table-row>
        <table:table-row table:style-name="ro1">
          <table:table-cell office:value-type="float" office:value="3.39015865326" calcext:value-type="float">
            <text:p>3.3901586533</text:p>
          </table:table-cell>
          <table:table-cell office:value-type="float" office:value="-1.26977980137" calcext:value-type="float">
            <text:p>-1.2697798014</text:p>
          </table:table-cell>
          <table:table-cell office:value-type="float" office:value="3.64787097931" calcext:value-type="float">
            <text:p>3.6478709793</text:p>
          </table:table-cell>
          <table:table-cell office:value-type="float" office:value="-1.22446286678" calcext:value-type="float">
            <text:p>-1.2244628668</text:p>
          </table:table-cell>
        </table:table-row>
        <table:table-row table:style-name="ro1">
          <table:table-cell office:value-type="float" office:value="3.39904904366" calcext:value-type="float">
            <text:p>3.3990490437</text:p>
          </table:table-cell>
          <table:table-cell office:value-type="float" office:value="-1.26600086689" calcext:value-type="float">
            <text:p>-1.2660008669</text:p>
          </table:table-cell>
          <table:table-cell office:value-type="float" office:value="3.65697856903" calcext:value-type="float">
            <text:p>3.656978569</text:p>
          </table:table-cell>
          <table:table-cell office:value-type="float" office:value="-1.22818529606" calcext:value-type="float">
            <text:p>-1.2281852961</text:p>
          </table:table-cell>
        </table:table-row>
        <table:table-row table:style-name="ro1">
          <table:table-cell office:value-type="float" office:value="3.40803956985" calcext:value-type="float">
            <text:p>3.4080395699</text:p>
          </table:table-cell>
          <table:table-cell office:value-type="float" office:value="-1.26203167439" calcext:value-type="float">
            <text:p>-1.2620316744</text:p>
          </table:table-cell>
          <table:table-cell office:value-type="float" office:value="3.66570635796" calcext:value-type="float">
            <text:p>3.665706358</text:p>
          </table:table-cell>
          <table:table-cell office:value-type="float" office:value="-1.23181581497" calcext:value-type="float">
            <text:p>-1.231815815</text:p>
          </table:table-cell>
        </table:table-row>
        <table:table-row table:style-name="ro1">
          <table:table-cell office:value-type="float" office:value="3.41608071327" calcext:value-type="float">
            <text:p>3.4160807133</text:p>
          </table:table-cell>
          <table:table-cell office:value-type="float" office:value="-1.25791442394" calcext:value-type="float">
            <text:p>-1.2579144239</text:p>
          </table:table-cell>
          <table:table-cell office:value-type="float" office:value="3.69278832436" calcext:value-type="float">
            <text:p>3.6927883244</text:p>
          </table:table-cell>
          <table:table-cell office:value-type="float" office:value="-1.24496006966" calcext:value-type="float">
            <text:p>-1.2449600697</text:p>
          </table:table-cell>
        </table:table-row>
        <table:table-row table:style-name="ro1">
          <table:table-cell office:value-type="float" office:value="3.4244530201" calcext:value-type="float">
            <text:p>3.4244530201</text:p>
          </table:table-cell>
          <table:table-cell office:value-type="float" office:value="-1.25384521484" calcext:value-type="float">
            <text:p>-1.2538452148</text:p>
          </table:table-cell>
          <table:table-cell office:value-type="float" office:value="3.72528048515" calcext:value-type="float">
            <text:p>3.7252804852</text:p>
          </table:table-cell>
          <table:table-cell office:value-type="float" office:value="-1.26022231579" calcext:value-type="float">
            <text:p>-1.2602223158</text:p>
          </table:table-cell>
        </table:table-row>
        <table:table-row table:style-name="ro1">
          <table:table-cell office:value-type="float" office:value="3.4329636097" calcext:value-type="float">
            <text:p>3.4329636097</text:p>
          </table:table-cell>
          <table:table-cell office:value-type="float" office:value="-1.24951636791" calcext:value-type="float">
            <text:p>-1.2495163679</text:p>
          </table:table-cell>
          <table:table-cell office:value-type="float" office:value="3.74319573402" calcext:value-type="float">
            <text:p>3.743195734</text:p>
          </table:table-cell>
          <table:table-cell office:value-type="float" office:value="-1.26642251015" calcext:value-type="float">
            <text:p>-1.2664225102</text:p>
          </table:table-cell>
        </table:table-row>
        <table:table-row table:style-name="ro1">
          <table:table-cell office:value-type="float" office:value="3.44169521332" calcext:value-type="float">
            <text:p>3.4416952133</text:p>
          </table:table-cell>
          <table:table-cell office:value-type="float" office:value="-1.24491417408" calcext:value-type="float">
            <text:p>-1.2449141741</text:p>
          </table:table-cell>
          <table:table-cell office:value-type="float" office:value="3.76094051361" calcext:value-type="float">
            <text:p>3.7609405136</text:p>
          </table:table-cell>
          <table:table-cell office:value-type="float" office:value="-1.2730755806" calcext:value-type="float">
            <text:p>-1.2730755806</text:p>
          </table:table-cell>
        </table:table-row>
        <table:table-row table:style-name="ro1">
          <table:table-cell office:value-type="float" office:value="3.45049357414" calcext:value-type="float">
            <text:p>3.4504935741</text:p>
          </table:table-cell>
          <table:table-cell office:value-type="float" office:value="-1.24047100544" calcext:value-type="float">
            <text:p>-1.2404710054</text:p>
          </table:table-cell>
          <table:table-cell office:value-type="float" office:value="3.78272791862" calcext:value-type="float">
            <text:p>3.7827279186</text:p>
          </table:table-cell>
          <table:table-cell office:value-type="float" office:value="-1.28184521198" calcext:value-type="float">
            <text:p>-1.281845212</text:p>
          </table:table-cell>
        </table:table-row>
        <table:table-row table:style-name="ro1">
          <table:table-cell office:value-type="float" office:value="3.45915150642" calcext:value-type="float">
            <text:p>3.4591515064</text:p>
          </table:table-cell>
          <table:table-cell office:value-type="float" office:value="-1.23576843739" calcext:value-type="float">
            <text:p>-1.2357684374</text:p>
          </table:table-cell>
          <table:table-cell office:value-type="float" office:value="3.79741855621" calcext:value-type="float">
            <text:p>3.7974185562</text:p>
          </table:table-cell>
          <table:table-cell office:value-type="float" office:value="-1.28667056561" calcext:value-type="float">
            <text:p>-1.2866705656</text:p>
          </table:table-cell>
        </table:table-row>
        <table:table-row table:style-name="ro1">
          <table:table-cell office:value-type="float" office:value="3.46719169617" calcext:value-type="float">
            <text:p>3.4671916962</text:p>
          </table:table-cell>
          <table:table-cell office:value-type="float" office:value="-1.23061704636" calcext:value-type="float">
            <text:p>-1.2306170464</text:p>
          </table:table-cell>
          <table:table-cell office:value-type="float" office:value="3.81184693336" calcext:value-type="float">
            <text:p>3.8118469334</text:p>
          </table:table-cell>
          <table:table-cell office:value-type="float" office:value="-1.29101169109" calcext:value-type="float">
            <text:p>-1.2910116911</text:p>
          </table:table-cell>
        </table:table-row>
        <table:table-row table:style-name="ro1">
          <table:table-cell office:value-type="float" office:value="3.47621512413" calcext:value-type="float">
            <text:p>3.4762151241</text:p>
          </table:table-cell>
          <table:table-cell office:value-type="float" office:value="-1.22480452061" calcext:value-type="float">
            <text:p>-1.2248045206</text:p>
          </table:table-cell>
          <table:table-cell office:value-type="float" office:value="3.82637353897" calcext:value-type="float">
            <text:p>3.826373539</text:p>
          </table:table-cell>
          <table:table-cell office:value-type="float" office:value="-1.29499125481" calcext:value-type="float">
            <text:p>-1.2949912548</text:p>
          </table:table-cell>
        </table:table-row>
        <table:table-row table:style-name="ro1">
          <table:table-cell office:value-type="float" office:value="3.48358392715" calcext:value-type="float">
            <text:p>3.4835839272</text:p>
          </table:table-cell>
          <table:table-cell office:value-type="float" office:value="-1.21969139576" calcext:value-type="float">
            <text:p>-1.2196913958</text:p>
          </table:table-cell>
          <table:table-cell office:value-type="float" office:value="3.83617921829" calcext:value-type="float">
            <text:p>3.8361792183</text:p>
          </table:table-cell>
          <table:table-cell office:value-type="float" office:value="-1.29655170441" calcext:value-type="float">
            <text:p>-1.2965517044</text:p>
          </table:table-cell>
        </table:table-row>
        <table:table-row table:style-name="ro1">
          <table:table-cell office:value-type="float" office:value="3.49216842651" calcext:value-type="float">
            <text:p>3.4921684265</text:p>
          </table:table-cell>
          <table:table-cell office:value-type="float" office:value="-1.21441924572" calcext:value-type="float">
            <text:p>-1.2144192457</text:p>
          </table:table-cell>
          <table:table-cell office:value-type="float" office:value="3.84594412804" calcext:value-type="float">
            <text:p>3.845944128</text:p>
          </table:table-cell>
          <table:table-cell office:value-type="float" office:value="-1.29835176468" calcext:value-type="float">
            <text:p>-1.2983517647</text:p>
          </table:table-cell>
        </table:table-row>
        <table:table-row table:style-name="ro1">
          <table:table-cell office:value-type="float" office:value="3.50069475174" calcext:value-type="float">
            <text:p>3.5006947517</text:p>
          </table:table-cell>
          <table:table-cell office:value-type="float" office:value="-1.20897388458" calcext:value-type="float">
            <text:p>-1.2089738846</text:p>
          </table:table-cell>
          <table:table-cell office:value-type="float" office:value="3.86037441254" calcext:value-type="float">
            <text:p>3.8603744125</text:p>
          </table:table-cell>
          <table:table-cell office:value-type="float" office:value="-1.30221998692" calcext:value-type="float">
            <text:p>-1.3022199869</text:p>
          </table:table-cell>
        </table:table-row>
        <table:table-row table:style-name="ro1">
          <table:table-cell office:value-type="float" office:value="3.50891256332" calcext:value-type="float">
            <text:p>3.5089125633</text:p>
          </table:table-cell>
          <table:table-cell office:value-type="float" office:value="-1.20314264297" calcext:value-type="float">
            <text:p>-1.203142643</text:p>
          </table:table-cell>
          <table:table-cell office:value-type="float" office:value="3.8698007679" calcext:value-type="float">
            <text:p>3.8698007679</text:p>
          </table:table-cell>
          <table:table-cell office:value-type="float" office:value="-1.3041125536" calcext:value-type="float">
            <text:p>-1.3041125536</text:p>
          </table:table-cell>
        </table:table-row>
        <table:table-row table:style-name="ro1">
          <table:table-cell office:value-type="float" office:value="3.51725745201" calcext:value-type="float">
            <text:p>3.517257452</text:p>
          </table:table-cell>
          <table:table-cell office:value-type="float" office:value="-1.19688034058" calcext:value-type="float">
            <text:p>-1.1968803406</text:p>
          </table:table-cell>
          <table:table-cell office:value-type="float" office:value="3.8794021225" calcext:value-type="float">
            <text:p>3.8794021225</text:p>
          </table:table-cell>
          <table:table-cell office:value-type="float" office:value="-1.30551922321" calcext:value-type="float">
            <text:p>-1.3055192232</text:p>
          </table:table-cell>
        </table:table-row>
        <table:table-row table:style-name="ro1">
          <table:table-cell office:value-type="float" office:value="3.52630448341" calcext:value-type="float">
            <text:p>3.5263044834</text:p>
          </table:table-cell>
          <table:table-cell office:value-type="float" office:value="-1.19059383869" calcext:value-type="float">
            <text:p>-1.1905938387</text:p>
          </table:table-cell>
          <table:table-cell office:value-type="float" office:value="3.88988729477" calcext:value-type="float">
            <text:p>3.8898872948</text:p>
          </table:table-cell>
          <table:table-cell office:value-type="float" office:value="-1.30667114258" calcext:value-type="float">
            <text:p>-1.3066711426</text:p>
          </table:table-cell>
        </table:table-row>
        <table:table-row table:style-name="ro1">
          <table:table-cell office:value-type="float" office:value="3.53447675705" calcext:value-type="float">
            <text:p>3.5344767571</text:p>
          </table:table-cell>
          <table:table-cell office:value-type="float" office:value="-1.18446302414" calcext:value-type="float">
            <text:p>-1.1844630241</text:p>
          </table:table-cell>
          <table:table-cell office:value-type="float" office:value="3.90039058685" calcext:value-type="float">
            <text:p>3.9003905869</text:p>
          </table:table-cell>
          <table:table-cell office:value-type="float" office:value="-1.30751562119" calcext:value-type="float">
            <text:p>-1.3075156212</text:p>
          </table:table-cell>
        </table:table-row>
        <table:table-row table:style-name="ro1">
          <table:table-cell office:value-type="float" office:value="3.54276657104" calcext:value-type="float">
            <text:p>3.542766571</text:p>
          </table:table-cell>
          <table:table-cell office:value-type="float" office:value="-1.17832124233" calcext:value-type="float">
            <text:p>-1.1783212423</text:p>
          </table:table-cell>
          <table:table-cell office:value-type="float" office:value="3.91064425468" calcext:value-type="float">
            <text:p>3.9106442547</text:p>
          </table:table-cell>
          <table:table-cell office:value-type="float" office:value="-1.30821049213" calcext:value-type="float">
            <text:p>-1.3082104921</text:p>
          </table:table-cell>
        </table:table-row>
        <table:table-row table:style-name="ro1">
          <table:table-cell office:value-type="float" office:value="3.55105781555" calcext:value-type="float">
            <text:p>3.5510578156</text:p>
          </table:table-cell>
          <table:table-cell office:value-type="float" office:value="-1.17164611816" calcext:value-type="float">
            <text:p>-1.1716461182</text:p>
          </table:table-cell>
          <table:table-cell office:value-type="float" office:value="3.9205858326" calcext:value-type="float">
            <text:p>3.9205858326</text:p>
          </table:table-cell>
          <table:table-cell office:value-type="float" office:value="-1.30878853798" calcext:value-type="float">
            <text:p>-1.308788538</text:p>
          </table:table-cell>
        </table:table-row>
        <table:table-row table:style-name="ro1">
          <table:table-cell office:value-type="float" office:value="3.55927872658" calcext:value-type="float">
            <text:p>3.5592787266</text:p>
          </table:table-cell>
          <table:table-cell office:value-type="float" office:value="-1.16490674019" calcext:value-type="float">
            <text:p>-1.1649067402</text:p>
          </table:table-cell>
          <table:table-cell office:value-type="float" office:value="3.93063088417" calcext:value-type="float">
            <text:p>3.9306308842</text:p>
          </table:table-cell>
          <table:table-cell office:value-type="float" office:value="-1.30904567242" calcext:value-type="float">
            <text:p>-1.3090456724</text:p>
          </table:table-cell>
        </table:table-row>
        <table:table-row table:style-name="ro1">
          <table:table-cell office:value-type="float" office:value="3.56727004051" calcext:value-type="float">
            <text:p>3.5672700405</text:p>
          </table:table-cell>
          <table:table-cell office:value-type="float" office:value="-1.15794742107" calcext:value-type="float">
            <text:p>-1.1579474211</text:p>
          </table:table-cell>
          <table:table-cell office:value-type="float" office:value="3.94082756996" calcext:value-type="float">
            <text:p>3.94082757</text:p>
          </table:table-cell>
          <table:table-cell office:value-type="float" office:value="-1.30913567543" calcext:value-type="float">
            <text:p>-1.3091356754</text:p>
          </table:table-cell>
        </table:table-row>
        <table:table-row table:style-name="ro1">
          <table:table-cell office:value-type="float" office:value="3.57520914078" calcext:value-type="float">
            <text:p>3.5752091408</text:p>
          </table:table-cell>
          <table:table-cell office:value-type="float" office:value="-1.15065467358" calcext:value-type="float">
            <text:p>-1.1506546736</text:p>
          </table:table-cell>
          <table:table-cell office:value-type="float" office:value="3.95149107933" calcext:value-type="float">
            <text:p>3.9514910793</text:p>
          </table:table-cell>
          <table:table-cell office:value-type="float" office:value="-1.30896294117" calcext:value-type="float">
            <text:p>-1.3089629412</text:p>
          </table:table-cell>
        </table:table-row>
        <table:table-row table:style-name="ro1">
          <table:table-cell office:value-type="float" office:value="3.5825741291" calcext:value-type="float">
            <text:p>3.5825741291</text:p>
          </table:table-cell>
          <table:table-cell office:value-type="float" office:value="-1.14374053478" calcext:value-type="float">
            <text:p>-1.1437405348</text:p>
          </table:table-cell>
          <table:table-cell office:value-type="float" office:value="3.96212574005" calcext:value-type="float">
            <text:p>3.9621257401</text:p>
          </table:table-cell>
          <table:table-cell office:value-type="float" office:value="-1.30854666233" calcext:value-type="float">
            <text:p>-1.3085466623</text:p>
          </table:table-cell>
        </table:table-row>
        <table:table-row table:style-name="ro1">
          <table:table-cell office:value-type="float" office:value="3.72494459152" calcext:value-type="float">
            <text:p>3.7249445915</text:p>
          </table:table-cell>
          <table:table-cell office:value-type="float" office:value="-1.11078095436" calcext:value-type="float">
            <text:p>-1.1107809544</text:p>
          </table:table-cell>
          <table:table-cell office:value-type="float" office:value="3.97197886467" calcext:value-type="float">
            <text:p>3.9719788647</text:p>
          </table:table-cell>
          <table:table-cell office:value-type="float" office:value="-1.30798530579" calcext:value-type="float">
            <text:p>-1.3079853058</text:p>
          </table:table-cell>
        </table:table-row>
        <table:table-row table:style-name="ro1">
          <table:table-cell office:value-type="float" office:value="3.73352622986" calcext:value-type="float">
            <text:p>3.7335262299</text:p>
          </table:table-cell>
          <table:table-cell office:value-type="float" office:value="-1.10246002674" calcext:value-type="float">
            <text:p>-1.1024600267</text:p>
          </table:table-cell>
          <table:table-cell office:value-type="float" office:value="3.98141904831" calcext:value-type="float">
            <text:p>3.9814190483</text:p>
          </table:table-cell>
          <table:table-cell office:value-type="float" office:value="-1.30747127533" calcext:value-type="float">
            <text:p>-1.3074712753</text:p>
          </table:table-cell>
        </table:table-row>
        <table:table-row table:style-name="ro1">
          <table:table-cell office:value-type="float" office:value="3.74286007881" calcext:value-type="float">
            <text:p>3.7428600788</text:p>
          </table:table-cell>
          <table:table-cell office:value-type="float" office:value="-1.09289062023" calcext:value-type="float">
            <text:p>-1.0928906202</text:p>
          </table:table-cell>
          <table:table-cell office:value-type="float" office:value="3.99138685226" calcext:value-type="float">
            <text:p>3.9913868523</text:p>
          </table:table-cell>
          <table:table-cell office:value-type="float" office:value="-1.3066316843" calcext:value-type="float">
            <text:p>-1.3066316843</text:p>
          </table:table-cell>
        </table:table-row>
        <table:table-row table:style-name="ro1">
          <table:table-cell office:value-type="float" office:value="3.75098776817" calcext:value-type="float">
            <text:p>3.7509877682</text:p>
          </table:table-cell>
          <table:table-cell office:value-type="float" office:value="-1.08403682709" calcext:value-type="float">
            <text:p>-1.0840368271</text:p>
          </table:table-cell>
          <table:table-cell office:value-type="float" office:value="4.00158496857" calcext:value-type="float">
            <text:p>4.0015849686</text:p>
          </table:table-cell>
          <table:table-cell office:value-type="float" office:value="-1.30507647991" calcext:value-type="float">
            <text:p>-1.3050764799</text:p>
          </table:table-cell>
        </table:table-row>
        <table:table-row table:style-name="ro1">
          <table:table-cell office:value-type="float" office:value="3.78144145012" calcext:value-type="float">
            <text:p>3.7814414501</text:p>
          </table:table-cell>
          <table:table-cell office:value-type="float" office:value="-1.06477558613" calcext:value-type="float">
            <text:p>-1.0647755861</text:p>
          </table:table-cell>
          <table:table-cell office:value-type="float" office:value="4.01140280724" calcext:value-type="float">
            <text:p>4.0114028072</text:p>
          </table:table-cell>
          <table:table-cell office:value-type="float" office:value="-1.30350983143" calcext:value-type="float">
            <text:p>-1.3035098314</text:p>
          </table:table-cell>
        </table:table-row>
        <table:table-row table:style-name="ro1">
          <table:table-cell office:value-type="float" office:value="3.80101895332" calcext:value-type="float">
            <text:p>3.8010189533</text:p>
          </table:table-cell>
          <table:table-cell office:value-type="float" office:value="-1.05077075958" calcext:value-type="float">
            <text:p>-1.0507707596</text:p>
          </table:table-cell>
          <table:table-cell office:value-type="float" office:value="4.02094956398" calcext:value-type="float">
            <text:p>4.020949564</text:p>
          </table:table-cell>
          <table:table-cell office:value-type="float" office:value="-1.30189073086" calcext:value-type="float">
            <text:p>-1.3018907309</text:p>
          </table:table-cell>
        </table:table-row>
        <table:table-row table:style-name="ro1">
          <table:table-cell office:value-type="float" office:value="3.81112360954" calcext:value-type="float">
            <text:p>3.8111236095</text:p>
          </table:table-cell>
          <table:table-cell office:value-type="float" office:value="-1.04036355019" calcext:value-type="float">
            <text:p>-1.0403635502</text:p>
          </table:table-cell>
          <table:table-cell office:value-type="float" office:value="4.02956672668" calcext:value-type="float">
            <text:p>4.0295667267</text:p>
          </table:table-cell>
          <table:table-cell office:value-type="float" office:value="-1.30035567284" calcext:value-type="float">
            <text:p>-1.3003556728</text:p>
          </table:table-cell>
        </table:table-row>
        <table:table-row table:style-name="ro1">
          <table:table-cell office:value-type="float" office:value="3.82434415817" calcext:value-type="float">
            <text:p>3.8243441582</text:p>
          </table:table-cell>
          <table:table-cell office:value-type="float" office:value="-1.02569448948" calcext:value-type="float">
            <text:p>-1.0256944895</text:p>
          </table:table-cell>
          <table:table-cell office:value-type="float" office:value="4.03889890671" calcext:value-type="float">
            <text:p>4.0388989067</text:p>
          </table:table-cell>
          <table:table-cell office:value-type="float" office:value="-1.29879868031" calcext:value-type="float">
            <text:p>-1.2987986803</text:p>
          </table:table-cell>
        </table:table-row>
        <table:table-row table:style-name="ro1">
          <table:table-cell office:value-type="float" office:value="3.83796620369" calcext:value-type="float">
            <text:p>3.8379662037</text:p>
          </table:table-cell>
          <table:table-cell office:value-type="float" office:value="-1.0108089447" calcext:value-type="float">
            <text:p>-1.0108089447</text:p>
          </table:table-cell>
          <table:table-cell office:value-type="float" office:value="4.04843159676" calcext:value-type="float">
            <text:p>4.0484315968</text:p>
          </table:table-cell>
          <table:table-cell office:value-type="float" office:value="-1.29678916931" calcext:value-type="float">
            <text:p>-1.2967891693</text:p>
          </table:table-cell>
        </table:table-row>
        <table:table-row table:style-name="ro1">
          <table:table-cell office:value-type="float" office:value="3.84878492355" calcext:value-type="float">
            <text:p>3.8487849236</text:p>
          </table:table-cell>
          <table:table-cell office:value-type="float" office:value="-0.997191607952" calcext:value-type="float">
            <text:p>-0.997191608</text:p>
          </table:table-cell>
          <table:table-cell office:value-type="float" office:value="4.05812569618" calcext:value-type="float">
            <text:p>4.0581256962</text:p>
          </table:table-cell>
          <table:table-cell office:value-type="float" office:value="-1.2944393158" calcext:value-type="float">
            <text:p>-1.2944393158</text:p>
          </table:table-cell>
        </table:table-row>
        <table:table-row table:style-name="ro1">
          <table:table-cell office:value-type="float" office:value="3.86006402969" calcext:value-type="float">
            <text:p>3.8600640297</text:p>
          </table:table-cell>
          <table:table-cell office:value-type="float" office:value="-0.983655571938" calcext:value-type="float">
            <text:p>-0.9836555719</text:p>
          </table:table-cell>
          <table:table-cell office:value-type="float" office:value="4.10311361313" calcext:value-type="float">
            <text:p>4.1031136131</text:p>
          </table:table-cell>
          <table:table-cell office:value-type="float" office:value="-1.29372680187" calcext:value-type="float">
            <text:p>-1.2937268019</text:p>
          </table:table-cell>
        </table:table-row>
        <table:table-row table:style-name="ro1">
          <table:table-cell office:value-type="float" office:value="3.86999344826" calcext:value-type="float">
            <text:p>3.8699934483</text:p>
          </table:table-cell>
          <table:table-cell office:value-type="float" office:value="-0.969780623913" calcext:value-type="float">
            <text:p>-0.9697806239</text:p>
          </table:table-cell>
          <table:table-cell office:value-type="float" office:value="4.1129405117" calcext:value-type="float">
            <text:p>4.1129405117</text:p>
          </table:table-cell>
          <table:table-cell office:value-type="float" office:value="-1.29103803635" calcext:value-type="float">
            <text:p>-1.2910380364</text:p>
          </table:table-cell>
        </table:table-row>
        <table:table-row table:style-name="ro1">
          <table:table-cell office:value-type="float" office:value="3.88006854057" calcext:value-type="float">
            <text:p>3.8800685406</text:p>
          </table:table-cell>
          <table:table-cell office:value-type="float" office:value="-0.954855203629" calcext:value-type="float">
            <text:p>-0.9548552036</text:p>
          </table:table-cell>
          <table:table-cell office:value-type="float" office:value="4.12305732727" calcext:value-type="float">
            <text:p>4.1230573273</text:p>
          </table:table-cell>
          <table:table-cell office:value-type="float" office:value="-1.28812432289" calcext:value-type="float">
            <text:p>-1.2881243229</text:p>
          </table:table-cell>
        </table:table-row>
        <table:table-row table:style-name="ro1">
          <table:table-cell office:value-type="float" office:value="3.88821005821" calcext:value-type="float">
            <text:p>3.8882100582</text:p>
          </table:table-cell>
          <table:table-cell office:value-type="float" office:value="-0.942122340202" calcext:value-type="float">
            <text:p>-0.9421223402</text:p>
          </table:table-cell>
          <table:table-cell office:value-type="float" office:value="4.13341756821" calcext:value-type="float">
            <text:p>4.1334175682</text:p>
          </table:table-cell>
          <table:table-cell office:value-type="float" office:value="-1.28501033783" calcext:value-type="float">
            <text:p>-1.2850103378</text:p>
          </table:table-cell>
        </table:table-row>
        <table:table-row table:style-name="ro1">
          <table:table-cell office:value-type="float" office:value="3.89675545692" calcext:value-type="float">
            <text:p>3.8967554569</text:p>
          </table:table-cell>
          <table:table-cell office:value-type="float" office:value="-0.927345991135" calcext:value-type="float">
            <text:p>-0.9273459911</text:p>
          </table:table-cell>
          <table:table-cell office:value-type="float" office:value="4.1670183754" calcext:value-type="float">
            <text:p>4.1670183754</text:p>
          </table:table-cell>
          <table:table-cell office:value-type="float" office:value="-1.28521931171" calcext:value-type="float">
            <text:p>-1.2852193117</text:p>
          </table:table-cell>
        </table:table-row>
        <table:table-row table:style-name="ro1">
          <table:table-cell office:value-type="float" office:value="3.90518784523" calcext:value-type="float">
            <text:p>3.9051878452</text:p>
          </table:table-cell>
          <table:table-cell office:value-type="float" office:value="-0.912632405758" calcext:value-type="float">
            <text:p>-0.9126324058</text:p>
          </table:table-cell>
          <table:table-cell office:value-type="float" office:value="4.1775514698" calcext:value-type="float">
            <text:p>4.1775514698</text:p>
          </table:table-cell>
          <table:table-cell office:value-type="float" office:value="-1.28124606609" calcext:value-type="float">
            <text:p>-1.2812460661</text:p>
          </table:table-cell>
        </table:table-row>
        <table:table-row table:style-name="ro1">
          <table:table-cell office:value-type="float" office:value="3.91219377518" calcext:value-type="float">
            <text:p>3.9121937752</text:p>
          </table:table-cell>
          <table:table-cell office:value-type="float" office:value="-0.898865282536" calcext:value-type="float">
            <text:p>-0.8988652825</text:p>
          </table:table-cell>
          <table:table-cell office:value-type="float" office:value="4.19988604546" calcext:value-type="float">
            <text:p>4.1998860455</text:p>
          </table:table-cell>
          <table:table-cell office:value-type="float" office:value="-1.27834999561" calcext:value-type="float">
            <text:p>-1.2783499956</text:p>
          </table:table-cell>
        </table:table-row>
        <table:table-row table:style-name="ro1">
          <table:table-cell office:value-type="float" office:value="3.9184756279" calcext:value-type="float">
            <text:p>3.9184756279</text:p>
          </table:table-cell>
          <table:table-cell office:value-type="float" office:value="-0.88508939743" calcext:value-type="float">
            <text:p>-0.8850893974</text:p>
          </table:table-cell>
          <table:table-cell office:value-type="float" office:value="4.20865269661" calcext:value-type="float">
            <text:p>4.2086526966</text:p>
          </table:table-cell>
          <table:table-cell office:value-type="float" office:value="-1.27489793301" calcext:value-type="float">
            <text:p>-1.274897933</text:p>
          </table:table-cell>
        </table:table-row>
        <table:table-row table:style-name="ro1">
          <table:table-cell office:value-type="float" office:value="3.92621517181" calcext:value-type="float">
            <text:p>3.9262151718</text:p>
          </table:table-cell>
          <table:table-cell office:value-type="float" office:value="-0.869349658489" calcext:value-type="float">
            <text:p>-0.8693496585</text:p>
          </table:table-cell>
          <table:table-cell office:value-type="float" office:value="4.216554842" calcext:value-type="float">
            <text:p>4.216554842</text:p>
          </table:table-cell>
          <table:table-cell office:value-type="float" office:value="-1.27241206169" calcext:value-type="float">
            <text:p>-1.2724120617</text:p>
          </table:table-cell>
        </table:table-row>
        <table:table-row table:style-name="ro1">
          <table:table-cell office:value-type="float" office:value="3.93361401558" calcext:value-type="float">
            <text:p>3.9336140156</text:p>
          </table:table-cell>
          <table:table-cell office:value-type="float" office:value="-0.854155063629" calcext:value-type="float">
            <text:p>-0.8541550636</text:p>
          </table:table-cell>
          <table:table-cell office:value-type="float" office:value="4.22515865326" calcext:value-type="float">
            <text:p>4.2251586533</text:p>
          </table:table-cell>
          <table:table-cell office:value-type="float" office:value="-1.26977980137" calcext:value-type="float">
            <text:p>-1.2697798014</text:p>
          </table:table-cell>
        </table:table-row>
        <table:table-row table:style-name="ro1">
          <table:table-cell office:value-type="float" office:value="3.9401743412" calcext:value-type="float">
            <text:p>3.9401743412</text:p>
          </table:table-cell>
          <table:table-cell office:value-type="float" office:value="-0.839885234833" calcext:value-type="float">
            <text:p>-0.8398852348</text:p>
          </table:table-cell>
          <table:table-cell office:value-type="float" office:value="4.23404904366" calcext:value-type="float">
            <text:p>4.2340490437</text:p>
          </table:table-cell>
          <table:table-cell office:value-type="float" office:value="-1.26600086689" calcext:value-type="float">
            <text:p>-1.2660008669</text:p>
          </table:table-cell>
        </table:table-row>
        <table:table-row table:style-name="ro1">
          <table:table-cell office:value-type="float" office:value="3.945551157" calcext:value-type="float">
            <text:p>3.945551157</text:p>
          </table:table-cell>
          <table:table-cell office:value-type="float" office:value="-0.826191961765" calcext:value-type="float">
            <text:p>-0.8261919618</text:p>
          </table:table-cell>
          <table:table-cell office:value-type="float" office:value="4.24303956985" calcext:value-type="float">
            <text:p>4.2430395699</text:p>
          </table:table-cell>
          <table:table-cell office:value-type="float" office:value="-1.26203167439" calcext:value-type="float">
            <text:p>-1.2620316744</text:p>
          </table:table-cell>
        </table:table-row>
        <table:table-row table:style-name="ro1">
          <table:table-cell office:value-type="float" office:value="3.95068192482" calcext:value-type="float">
            <text:p>3.9506819248</text:p>
          </table:table-cell>
          <table:table-cell office:value-type="float" office:value="-0.810787439346" calcext:value-type="float">
            <text:p>-0.8107874393</text:p>
          </table:table-cell>
          <table:table-cell office:value-type="float" office:value="4.25108071327" calcext:value-type="float">
            <text:p>4.2510807133</text:p>
          </table:table-cell>
          <table:table-cell office:value-type="float" office:value="-1.25791442394" calcext:value-type="float">
            <text:p>-1.2579144239</text:p>
          </table:table-cell>
        </table:table-row>
        <table:table-row table:style-name="ro1">
          <table:table-cell office:value-type="float" office:value="3.95439791679" calcext:value-type="float">
            <text:p>3.9543979168</text:p>
          </table:table-cell>
          <table:table-cell office:value-type="float" office:value="-0.798732876778" calcext:value-type="float">
            <text:p>-0.7987328768</text:p>
          </table:table-cell>
          <table:table-cell office:value-type="float" office:value="4.2594530201" calcext:value-type="float">
            <text:p>4.2594530201</text:p>
          </table:table-cell>
          <table:table-cell office:value-type="float" office:value="-1.25384521484" calcext:value-type="float">
            <text:p>-1.2538452148</text:p>
          </table:table-cell>
        </table:table-row>
        <table:table-row table:style-name="ro1">
          <table:table-cell office:value-type="float" office:value="3.96023631096" calcext:value-type="float">
            <text:p>3.960236311</text:p>
          </table:table-cell>
          <table:table-cell office:value-type="float" office:value="-0.783743202686" calcext:value-type="float">
            <text:p>-0.7837432027</text:p>
          </table:table-cell>
          <table:table-cell office:value-type="float" office:value="4.2679636097" calcext:value-type="float">
            <text:p>4.2679636097</text:p>
          </table:table-cell>
          <table:table-cell office:value-type="float" office:value="-1.24951636791" calcext:value-type="float">
            <text:p>-1.2495163679</text:p>
          </table:table-cell>
        </table:table-row>
        <table:table-row table:style-name="ro1">
          <table:table-cell office:value-type="float" office:value="3.96467065811" calcext:value-type="float">
            <text:p>3.9646706581</text:p>
          </table:table-cell>
          <table:table-cell office:value-type="float" office:value="-0.771370649338" calcext:value-type="float">
            <text:p>-0.7713706493</text:p>
          </table:table-cell>
          <table:table-cell office:value-type="float" office:value="4.27669521332" calcext:value-type="float">
            <text:p>4.2766952133</text:p>
          </table:table-cell>
          <table:table-cell office:value-type="float" office:value="-1.24491417408" calcext:value-type="float">
            <text:p>-1.2449141741</text:p>
          </table:table-cell>
        </table:table-row>
        <table:table-row table:style-name="ro1">
          <table:table-cell office:value-type="float" office:value="3.9693710804" calcext:value-type="float">
            <text:p>3.9693710804</text:p>
          </table:table-cell>
          <table:table-cell office:value-type="float" office:value="-0.756040632725" calcext:value-type="float">
            <text:p>-0.7560406327</text:p>
          </table:table-cell>
          <table:table-cell office:value-type="float" office:value="4.28549357414" calcext:value-type="float">
            <text:p>4.2854935741</text:p>
          </table:table-cell>
          <table:table-cell office:value-type="float" office:value="-1.24047100544" calcext:value-type="float">
            <text:p>-1.2404710054</text:p>
          </table:table-cell>
        </table:table-row>
        <table:table-row table:style-name="ro1">
          <table:table-cell office:value-type="float" office:value="3.97472310066" calcext:value-type="float">
            <text:p>3.9747231007</text:p>
          </table:table-cell>
          <table:table-cell office:value-type="float" office:value="-0.737320184708" calcext:value-type="float">
            <text:p>-0.7373201847</text:p>
          </table:table-cell>
          <table:table-cell office:value-type="float" office:value="4.29415150642" calcext:value-type="float">
            <text:p>4.2941515064</text:p>
          </table:table-cell>
          <table:table-cell office:value-type="float" office:value="-1.23576843739" calcext:value-type="float">
            <text:p>-1.2357684374</text:p>
          </table:table-cell>
        </table:table-row>
        <table:table-row table:style-name="ro1">
          <table:table-cell office:value-type="float" office:value="3.97849321365" calcext:value-type="float">
            <text:p>3.9784932137</text:p>
          </table:table-cell>
          <table:table-cell office:value-type="float" office:value="-0.721099793911" calcext:value-type="float">
            <text:p>-0.7210997939</text:p>
          </table:table-cell>
          <table:table-cell office:value-type="float" office:value="4.30219169617" calcext:value-type="float">
            <text:p>4.3021916962</text:p>
          </table:table-cell>
          <table:table-cell office:value-type="float" office:value="-1.23061704636" calcext:value-type="float">
            <text:p>-1.2306170464</text:p>
          </table:table-cell>
        </table:table-row>
        <table:table-row table:style-name="ro1">
          <table:table-cell office:value-type="float" office:value="3.98235273361" calcext:value-type="float">
            <text:p>3.9823527336</text:p>
          </table:table-cell>
          <table:table-cell office:value-type="float" office:value="-0.704542934895" calcext:value-type="float">
            <text:p>-0.7045429349</text:p>
          </table:table-cell>
          <table:table-cell office:value-type="float" office:value="4.31121512413" calcext:value-type="float">
            <text:p>4.3112151241</text:p>
          </table:table-cell>
          <table:table-cell office:value-type="float" office:value="-1.22480452061" calcext:value-type="float">
            <text:p>-1.2248045206</text:p>
          </table:table-cell>
        </table:table-row>
        <table:table-row table:style-name="ro1">
          <table:table-cell office:value-type="float" office:value="3.98566102982" calcext:value-type="float">
            <text:p>3.9856610298</text:p>
          </table:table-cell>
          <table:table-cell office:value-type="float" office:value="-0.685627996922" calcext:value-type="float">
            <text:p>-0.6856279969</text:p>
          </table:table-cell>
          <table:table-cell office:value-type="float" office:value="4.31858392715" calcext:value-type="float">
            <text:p>4.3185839272</text:p>
          </table:table-cell>
          <table:table-cell office:value-type="float" office:value="-1.21969139576" calcext:value-type="float">
            <text:p>-1.2196913958</text:p>
          </table:table-cell>
        </table:table-row>
        <table:table-row table:style-name="ro1">
          <table:table-cell office:value-type="float" office:value="3.98742508888" calcext:value-type="float">
            <text:p>3.9874250889</text:p>
          </table:table-cell>
          <table:table-cell office:value-type="float" office:value="-0.670600414276" calcext:value-type="float">
            <text:p>-0.6706004143</text:p>
          </table:table-cell>
          <table:table-cell office:value-type="float" office:value="4.32716842651" calcext:value-type="float">
            <text:p>4.3271684265</text:p>
          </table:table-cell>
          <table:table-cell office:value-type="float" office:value="-1.21441924572" calcext:value-type="float">
            <text:p>-1.2144192457</text:p>
          </table:table-cell>
        </table:table-row>
        <table:table-row table:style-name="ro1">
          <table:table-cell office:value-type="float" office:value="3.98965787888" calcext:value-type="float">
            <text:p>3.9896578789</text:p>
          </table:table-cell>
          <table:table-cell office:value-type="float" office:value="-0.652930259705" calcext:value-type="float">
            <text:p>-0.6529302597</text:p>
          </table:table-cell>
          <table:table-cell office:value-type="float" office:value="4.33569475174" calcext:value-type="float">
            <text:p>4.3356947517</text:p>
          </table:table-cell>
          <table:table-cell office:value-type="float" office:value="-1.20897388458" calcext:value-type="float">
            <text:p>-1.2089738846</text:p>
          </table:table-cell>
        </table:table-row>
        <table:table-row table:style-name="ro1">
          <table:table-cell office:value-type="float" office:value="3.99096608162" calcext:value-type="float">
            <text:p>3.9909660816</text:p>
          </table:table-cell>
          <table:table-cell office:value-type="float" office:value="-0.635882198811" calcext:value-type="float">
            <text:p>-0.6358821988</text:p>
          </table:table-cell>
          <table:table-cell office:value-type="float" office:value="4.34391256332" calcext:value-type="float">
            <text:p>4.3439125633</text:p>
          </table:table-cell>
          <table:table-cell office:value-type="float" office:value="-1.20314264297" calcext:value-type="float">
            <text:p>-1.203142643</text:p>
          </table:table-cell>
        </table:table-row>
        <table:table-row table:style-name="ro1">
          <table:table-cell office:value-type="float" office:value="3.99162578583" calcext:value-type="float">
            <text:p>3.9916257858</text:p>
          </table:table-cell>
          <table:table-cell office:value-type="float" office:value="-0.620267629623" calcext:value-type="float">
            <text:p>-0.6202676296</text:p>
          </table:table-cell>
          <table:table-cell office:value-type="float" office:value="4.35225745201" calcext:value-type="float">
            <text:p>4.352257452</text:p>
          </table:table-cell>
          <table:table-cell office:value-type="float" office:value="-1.19688034058" calcext:value-type="float">
            <text:p>-1.1968803406</text:p>
          </table:table-cell>
        </table:table-row>
        <table:table-row table:style-name="ro1">
          <table:table-cell office:value-type="float" office:value="3.9925968647" calcext:value-type="float">
            <text:p>3.9925968647</text:p>
          </table:table-cell>
          <table:table-cell office:value-type="float" office:value="-0.601969897747" calcext:value-type="float">
            <text:p>-0.6019698977</text:p>
          </table:table-cell>
          <table:table-cell office:value-type="float" office:value="4.36130448341" calcext:value-type="float">
            <text:p>4.3613044834</text:p>
          </table:table-cell>
          <table:table-cell office:value-type="float" office:value="-1.19059383869" calcext:value-type="float">
            <text:p>-1.1905938387</text:p>
          </table:table-cell>
        </table:table-row>
        <table:table-row table:style-name="ro1">
          <table:table-cell office:value-type="float" office:value="3.99317026138" calcext:value-type="float">
            <text:p>3.9931702614</text:p>
          </table:table-cell>
          <table:table-cell office:value-type="float" office:value="-0.588024616241" calcext:value-type="float">
            <text:p>-0.5880246162</text:p>
          </table:table-cell>
          <table:table-cell office:value-type="float" office:value="4.36947675705" calcext:value-type="float">
            <text:p>4.3694767571</text:p>
          </table:table-cell>
          <table:table-cell office:value-type="float" office:value="-1.18446302414" calcext:value-type="float">
            <text:p>-1.1844630241</text:p>
          </table:table-cell>
        </table:table-row>
        <table:table-row table:style-name="ro1">
          <table:table-cell office:value-type="float" office:value="3.99321174622" calcext:value-type="float">
            <text:p>3.9932117462</text:p>
          </table:table-cell>
          <table:table-cell office:value-type="float" office:value="-0.575814247131" calcext:value-type="float">
            <text:p>-0.5758142471</text:p>
          </table:table-cell>
          <table:table-cell office:value-type="float" office:value="4.37776657104" calcext:value-type="float">
            <text:p>4.377766571</text:p>
          </table:table-cell>
          <table:table-cell office:value-type="float" office:value="-1.17832124233" calcext:value-type="float">
            <text:p>-1.1783212423</text:p>
          </table:table-cell>
        </table:table-row>
        <table:table-row table:style-name="ro1">
          <table:table-cell office:value-type="float" office:value="3.99264240265" calcext:value-type="float">
            <text:p>3.9926424027</text:p>
          </table:table-cell>
          <table:table-cell office:value-type="float" office:value="-0.563228666782" calcext:value-type="float">
            <text:p>-0.5632286668</text:p>
          </table:table-cell>
          <table:table-cell office:value-type="float" office:value="4.38605781555" calcext:value-type="float">
            <text:p>4.3860578156</text:p>
          </table:table-cell>
          <table:table-cell office:value-type="float" office:value="-1.17164611816" calcext:value-type="float">
            <text:p>-1.1716461182</text:p>
          </table:table-cell>
        </table:table-row>
        <table:table-row table:style-name="ro1">
          <table:table-cell office:value-type="float" office:value="3.99192428589" calcext:value-type="float">
            <text:p>3.9919242859</text:p>
          </table:table-cell>
          <table:table-cell office:value-type="float" office:value="-0.543068468571" calcext:value-type="float">
            <text:p>-0.5430684686</text:p>
          </table:table-cell>
          <table:table-cell office:value-type="float" office:value="4.39427872658" calcext:value-type="float">
            <text:p>4.3942787266</text:p>
          </table:table-cell>
          <table:table-cell office:value-type="float" office:value="-1.16490674019" calcext:value-type="float">
            <text:p>-1.1649067402</text:p>
          </table:table-cell>
        </table:table-row>
        <table:table-row table:style-name="ro1">
          <table:table-cell office:value-type="float" office:value="3.99128937721" calcext:value-type="float">
            <text:p>3.9912893772</text:p>
          </table:table-cell>
          <table:table-cell office:value-type="float" office:value="-0.524490594864" calcext:value-type="float">
            <text:p>-0.5244905949</text:p>
          </table:table-cell>
          <table:table-cell office:value-type="float" office:value="4.40227004051" calcext:value-type="float">
            <text:p>4.4022700405</text:p>
          </table:table-cell>
          <table:table-cell office:value-type="float" office:value="-1.15794742107" calcext:value-type="float">
            <text:p>-1.1579474211</text:p>
          </table:table-cell>
        </table:table-row>
        <table:table-row table:style-name="ro1">
          <table:table-cell office:value-type="float" office:value="3.99022245407" calcext:value-type="float">
            <text:p>3.9902224541</text:p>
          </table:table-cell>
          <table:table-cell office:value-type="float" office:value="-0.511385083199" calcext:value-type="float">
            <text:p>-0.5113850832</text:p>
          </table:table-cell>
          <table:table-cell office:value-type="float" office:value="4.41020914078" calcext:value-type="float">
            <text:p>4.4102091408</text:p>
          </table:table-cell>
          <table:table-cell office:value-type="float" office:value="-1.15065467358" calcext:value-type="float">
            <text:p>-1.1506546736</text:p>
          </table:table-cell>
        </table:table-row>
        <table:table-row table:style-name="ro1">
          <table:table-cell office:value-type="float" office:value="3.98859238625" calcext:value-type="float">
            <text:p>3.9885923863</text:p>
          </table:table-cell>
          <table:table-cell office:value-type="float" office:value="-0.498120933771" calcext:value-type="float">
            <text:p>-0.4981209338</text:p>
          </table:table-cell>
          <table:table-cell office:value-type="float" office:value="4.4175741291" calcext:value-type="float">
            <text:p>4.4175741291</text:p>
          </table:table-cell>
          <table:table-cell office:value-type="float" office:value="-1.14374053478" calcext:value-type="float">
            <text:p>-1.1437405348</text:p>
          </table:table-cell>
        </table:table-row>
        <table:table-row table:style-name="ro1">
          <table:table-cell office:value-type="float" office:value="3.98939490318" calcext:value-type="float">
            <text:p>3.9893949032</text:p>
          </table:table-cell>
          <table:table-cell office:value-type="float" office:value="-0.485799282789" calcext:value-type="float">
            <text:p>-0.4857992828</text:p>
          </table:table-cell>
          <table:table-cell office:value-type="float" office:value="4.55994459152" calcext:value-type="float">
            <text:p>4.5599445915</text:p>
          </table:table-cell>
          <table:table-cell office:value-type="float" office:value="-1.11078095436" calcext:value-type="float">
            <text:p>-1.1107809544</text:p>
          </table:table-cell>
        </table:table-row>
        <table:table-row table:style-name="ro1">
          <table:table-cell office:value-type="float" office:value="3.987667799" calcext:value-type="float">
            <text:p>3.987667799</text:p>
          </table:table-cell>
          <table:table-cell office:value-type="float" office:value="-0.472744166851" calcext:value-type="float">
            <text:p>-0.4727441669</text:p>
          </table:table-cell>
          <table:table-cell office:value-type="float" office:value="4.56852622986" calcext:value-type="float">
            <text:p>4.5685262299</text:p>
          </table:table-cell>
          <table:table-cell office:value-type="float" office:value="-1.10246002674" calcext:value-type="float">
            <text:p>-1.1024600267</text:p>
          </table:table-cell>
        </table:table-row>
        <table:table-row table:style-name="ro1">
          <table:table-cell office:value-type="float" office:value="3.98541069031" calcext:value-type="float">
            <text:p>3.9854106903</text:p>
          </table:table-cell>
          <table:table-cell office:value-type="float" office:value="-0.459700495005" calcext:value-type="float">
            <text:p>-0.459700495</text:p>
          </table:table-cell>
          <table:table-cell office:value-type="float" office:value="4.57786007881" calcext:value-type="float">
            <text:p>4.5778600788</text:p>
          </table:table-cell>
          <table:table-cell office:value-type="float" office:value="-1.09289062023" calcext:value-type="float">
            <text:p>-1.0928906202</text:p>
          </table:table-cell>
        </table:table-row>
        <table:table-row table:style-name="ro1">
          <table:table-cell office:value-type="float" office:value="3.98314023018" calcext:value-type="float">
            <text:p>3.9831402302</text:p>
          </table:table-cell>
          <table:table-cell office:value-type="float" office:value="-0.446832209826" calcext:value-type="float">
            <text:p>-0.4468322098</text:p>
          </table:table-cell>
          <table:table-cell office:value-type="float" office:value="4.58598776817" calcext:value-type="float">
            <text:p>4.5859877682</text:p>
          </table:table-cell>
          <table:table-cell office:value-type="float" office:value="-1.08403682709" calcext:value-type="float">
            <text:p>-1.0840368271</text:p>
          </table:table-cell>
        </table:table-row>
        <table:table-row table:style-name="ro1">
          <table:table-cell office:value-type="float" office:value="3.98118972778" calcext:value-type="float">
            <text:p>3.9811897278</text:p>
          </table:table-cell>
          <table:table-cell office:value-type="float" office:value="-0.434332996607" calcext:value-type="float">
            <text:p>-0.4343329966</text:p>
          </table:table-cell>
          <table:table-cell office:value-type="float" office:value="4.61644145012" calcext:value-type="float">
            <text:p>4.6164414501</text:p>
          </table:table-cell>
          <table:table-cell office:value-type="float" office:value="-1.06477558613" calcext:value-type="float">
            <text:p>-1.0647755861</text:p>
          </table:table-cell>
        </table:table-row>
        <table:table-row table:style-name="ro1">
          <table:table-cell office:value-type="float" office:value="3.98225283623" calcext:value-type="float">
            <text:p>3.9822528362</text:p>
          </table:table-cell>
          <table:table-cell office:value-type="float" office:value="-0.422605067492" calcext:value-type="float">
            <text:p>-0.4226050675</text:p>
          </table:table-cell>
          <table:table-cell office:value-type="float" office:value="4.63601895332" calcext:value-type="float">
            <text:p>4.6360189533</text:p>
          </table:table-cell>
          <table:table-cell office:value-type="float" office:value="-1.05077075958" calcext:value-type="float">
            <text:p>-1.0507707596</text:p>
          </table:table-cell>
        </table:table-row>
        <table:table-row table:style-name="ro1">
          <table:table-cell office:value-type="float" office:value="3.98035311699" calcext:value-type="float">
            <text:p>3.980353117</text:p>
          </table:table-cell>
          <table:table-cell office:value-type="float" office:value="-0.410427182913" calcext:value-type="float">
            <text:p>-0.4104271829</text:p>
          </table:table-cell>
          <table:table-cell office:value-type="float" office:value="4.64612360954" calcext:value-type="float">
            <text:p>4.6461236095</text:p>
          </table:table-cell>
          <table:table-cell office:value-type="float" office:value="-1.04036355019" calcext:value-type="float">
            <text:p>-1.0403635502</text:p>
          </table:table-cell>
        </table:table-row>
        <table:table-row table:style-name="ro1">
          <table:table-cell office:value-type="float" office:value="3.98076200485" calcext:value-type="float">
            <text:p>3.9807620049</text:p>
          </table:table-cell>
          <table:table-cell office:value-type="float" office:value="-0.383732229471" calcext:value-type="float">
            <text:p>-0.3837322295</text:p>
          </table:table-cell>
          <table:table-cell office:value-type="float" office:value="4.65934415817" calcext:value-type="float">
            <text:p>4.6593441582</text:p>
          </table:table-cell>
          <table:table-cell office:value-type="float" office:value="-1.02569448948" calcext:value-type="float">
            <text:p>-1.0256944895</text:p>
          </table:table-cell>
        </table:table-row>
        <table:table-row table:style-name="ro1">
          <table:table-cell office:value-type="float" office:value="3.97782158852" calcext:value-type="float">
            <text:p>3.9778215885</text:p>
          </table:table-cell>
          <table:table-cell office:value-type="float" office:value="-0.371346712112" calcext:value-type="float">
            <text:p>-0.3713467121</text:p>
          </table:table-cell>
          <table:table-cell office:value-type="float" office:value="4.67296620369" calcext:value-type="float">
            <text:p>4.6729662037</text:p>
          </table:table-cell>
          <table:table-cell office:value-type="float" office:value="-1.0108089447" calcext:value-type="float">
            <text:p>-1.0108089447</text:p>
          </table:table-cell>
        </table:table-row>
        <table:table-row table:style-name="ro1">
          <table:table-cell office:value-type="float" office:value="3.97568225861" calcext:value-type="float">
            <text:p>3.9756822586</text:p>
          </table:table-cell>
          <table:table-cell office:value-type="float" office:value="-0.349650114775" calcext:value-type="float">
            <text:p>-0.3496501148</text:p>
          </table:table-cell>
          <table:table-cell office:value-type="float" office:value="4.68378492355" calcext:value-type="float">
            <text:p>4.6837849236</text:p>
          </table:table-cell>
          <table:table-cell office:value-type="float" office:value="-0.997191607952" calcext:value-type="float">
            <text:p>-0.997191608</text:p>
          </table:table-cell>
        </table:table-row>
        <table:table-row table:style-name="ro1">
          <table:table-cell office:value-type="float" office:value="3.97191905975" calcext:value-type="float">
            <text:p>3.9719190598</text:p>
          </table:table-cell>
          <table:table-cell office:value-type="float" office:value="-0.336595118046" calcext:value-type="float">
            <text:p>-0.336595118</text:p>
          </table:table-cell>
          <table:table-cell office:value-type="float" office:value="4.69506402969" calcext:value-type="float">
            <text:p>4.6950640297</text:p>
          </table:table-cell>
          <table:table-cell office:value-type="float" office:value="-0.983655571938" calcext:value-type="float">
            <text:p>-0.9836555719</text:p>
          </table:table-cell>
        </table:table-row>
        <table:table-row table:style-name="ro1">
          <table:table-cell office:value-type="float" office:value="3.96814393997" calcext:value-type="float">
            <text:p>3.96814394</text:p>
          </table:table-cell>
          <table:table-cell office:value-type="float" office:value="-0.324246346951" calcext:value-type="float">
            <text:p>-0.324246347</text:p>
          </table:table-cell>
          <table:table-cell office:value-type="float" office:value="4.70499344826" calcext:value-type="float">
            <text:p>4.7049934483</text:p>
          </table:table-cell>
          <table:table-cell office:value-type="float" office:value="-0.969780623913" calcext:value-type="float">
            <text:p>-0.9697806239</text:p>
          </table:table-cell>
        </table:table-row>
        <table:table-row table:style-name="ro1">
          <table:table-cell office:value-type="float" office:value="3.96411681175" calcext:value-type="float">
            <text:p>3.9641168118</text:p>
          </table:table-cell>
          <table:table-cell office:value-type="float" office:value="-0.302825570107" calcext:value-type="float">
            <text:p>-0.3028255701</text:p>
          </table:table-cell>
          <table:table-cell office:value-type="float" office:value="4.71506854057" calcext:value-type="float">
            <text:p>4.7150685406</text:p>
          </table:table-cell>
          <table:table-cell office:value-type="float" office:value="-0.954855203629" calcext:value-type="float">
            <text:p>-0.9548552036</text:p>
          </table:table-cell>
        </table:table-row>
        <table:table-row table:style-name="ro1">
          <table:table-cell office:value-type="float" office:value="3.95986151695" calcext:value-type="float">
            <text:p>3.959861517</text:p>
          </table:table-cell>
          <table:table-cell office:value-type="float" office:value="-0.291346728802" calcext:value-type="float">
            <text:p>-0.2913467288</text:p>
          </table:table-cell>
          <table:table-cell office:value-type="float" office:value="4.72321005821" calcext:value-type="float">
            <text:p>4.7232100582</text:p>
          </table:table-cell>
          <table:table-cell office:value-type="float" office:value="-0.942122340202" calcext:value-type="float">
            <text:p>-0.9421223402</text:p>
          </table:table-cell>
        </table:table-row>
        <table:table-row table:style-name="ro1">
          <table:table-cell office:value-type="float" office:value="3.95460057259" calcext:value-type="float">
            <text:p>3.9546005726</text:p>
          </table:table-cell>
          <table:table-cell office:value-type="float" office:value="-0.279500693083" calcext:value-type="float">
            <text:p>-0.2795006931</text:p>
          </table:table-cell>
          <table:table-cell office:value-type="float" office:value="4.73175545692" calcext:value-type="float">
            <text:p>4.7317554569</text:p>
          </table:table-cell>
          <table:table-cell office:value-type="float" office:value="-0.927345991135" calcext:value-type="float">
            <text:p>-0.9273459911</text:p>
          </table:table-cell>
        </table:table-row>
        <table:table-row table:style-name="ro1">
          <table:table-cell office:value-type="float" office:value="3.94876933098" calcext:value-type="float">
            <text:p>3.948769331</text:p>
          </table:table-cell>
          <table:table-cell office:value-type="float" office:value="-0.267682313919" calcext:value-type="float">
            <text:p>-0.2676823139</text:p>
          </table:table-cell>
          <table:table-cell office:value-type="float" office:value="4.74018784523" calcext:value-type="float">
            <text:p>4.7401878452</text:p>
          </table:table-cell>
          <table:table-cell office:value-type="float" office:value="-0.912632405758" calcext:value-type="float">
            <text:p>-0.9126324058</text:p>
          </table:table-cell>
        </table:table-row>
        <table:table-row table:style-name="ro1">
          <table:table-cell office:value-type="float" office:value="3.94317102432" calcext:value-type="float">
            <text:p>3.9431710243</text:p>
          </table:table-cell>
          <table:table-cell office:value-type="float" office:value="-0.256278425455" calcext:value-type="float">
            <text:p>-0.2562784255</text:p>
          </table:table-cell>
          <table:table-cell office:value-type="float" office:value="4.74719377518" calcext:value-type="float">
            <text:p>4.7471937752</text:p>
          </table:table-cell>
          <table:table-cell office:value-type="float" office:value="-0.898865282536" calcext:value-type="float">
            <text:p>-0.8988652825</text:p>
          </table:table-cell>
        </table:table-row>
        <table:table-row table:style-name="ro1">
          <table:table-cell office:value-type="float" office:value="3.93910360336" calcext:value-type="float">
            <text:p>3.9391036034</text:p>
          </table:table-cell>
          <table:table-cell office:value-type="float" office:value="-0.245120823383" calcext:value-type="float">
            <text:p>-0.2451208234</text:p>
          </table:table-cell>
          <table:table-cell office:value-type="float" office:value="4.7534756279" calcext:value-type="float">
            <text:p>4.7534756279</text:p>
          </table:table-cell>
          <table:table-cell office:value-type="float" office:value="-0.88508939743" calcext:value-type="float">
            <text:p>-0.8850893974</text:p>
          </table:table-cell>
        </table:table-row>
        <table:table-row table:style-name="ro1">
          <table:table-cell office:value-type="float" office:value="3.9346716404" calcext:value-type="float">
            <text:p>3.9346716404</text:p>
          </table:table-cell>
          <table:table-cell office:value-type="float" office:value="-0.234601125121" calcext:value-type="float">
            <text:p>-0.2346011251</text:p>
          </table:table-cell>
          <table:table-cell office:value-type="float" office:value="4.76121517181" calcext:value-type="float">
            <text:p>4.7612151718</text:p>
          </table:table-cell>
          <table:table-cell office:value-type="float" office:value="-0.869349658489" calcext:value-type="float">
            <text:p>-0.8693496585</text:p>
          </table:table-cell>
        </table:table-row>
        <table:table-row table:style-name="ro1">
          <table:table-cell office:value-type="float" office:value="3.92925930023" calcext:value-type="float">
            <text:p>3.9292593002</text:p>
          </table:table-cell>
          <table:table-cell office:value-type="float" office:value="-0.223895967007" calcext:value-type="float">
            <text:p>-0.223895967</text:p>
          </table:table-cell>
          <table:table-cell office:value-type="float" office:value="4.76861401558" calcext:value-type="float">
            <text:p>4.7686140156</text:p>
          </table:table-cell>
          <table:table-cell office:value-type="float" office:value="-0.854155063629" calcext:value-type="float">
            <text:p>-0.8541550636</text:p>
          </table:table-cell>
        </table:table-row>
        <table:table-row table:style-name="ro1">
          <table:table-cell office:value-type="float" office:value="3.92346668243" calcext:value-type="float">
            <text:p>3.9234666824</text:p>
          </table:table-cell>
          <table:table-cell office:value-type="float" office:value="-0.21281683445" calcext:value-type="float">
            <text:p>-0.2128168345</text:p>
          </table:table-cell>
          <table:table-cell office:value-type="float" office:value="4.7751743412" calcext:value-type="float">
            <text:p>4.7751743412</text:p>
          </table:table-cell>
          <table:table-cell office:value-type="float" office:value="-0.839885234833" calcext:value-type="float">
            <text:p>-0.8398852348</text:p>
          </table:table-cell>
        </table:table-row>
        <table:table-row table:style-name="ro1">
          <table:table-cell office:value-type="float" office:value="3.91767644882" calcext:value-type="float">
            <text:p>3.9176764488</text:p>
          </table:table-cell>
          <table:table-cell office:value-type="float" office:value="-0.201886102557" calcext:value-type="float">
            <text:p>-0.2018861026</text:p>
          </table:table-cell>
          <table:table-cell office:value-type="float" office:value="4.780551157" calcext:value-type="float">
            <text:p>4.780551157</text:p>
          </table:table-cell>
          <table:table-cell office:value-type="float" office:value="-0.826191961765" calcext:value-type="float">
            <text:p>-0.8261919618</text:p>
          </table:table-cell>
        </table:table-row>
        <table:table-row table:style-name="ro1">
          <table:table-cell office:value-type="float" office:value="3.91209363937" calcext:value-type="float">
            <text:p>3.9120936394</text:p>
          </table:table-cell>
          <table:table-cell office:value-type="float" office:value="-0.191324576735" calcext:value-type="float">
            <text:p>-0.1913245767</text:p>
          </table:table-cell>
          <table:table-cell office:value-type="float" office:value="4.78568192482" calcext:value-type="float">
            <text:p>4.7856819248</text:p>
          </table:table-cell>
          <table:table-cell office:value-type="float" office:value="-0.810787439346" calcext:value-type="float">
            <text:p>-0.8107874393</text:p>
          </table:table-cell>
        </table:table-row>
        <table:table-row table:style-name="ro1">
          <table:table-cell office:value-type="float" office:value="3.9061319828" calcext:value-type="float">
            <text:p>3.9061319828</text:p>
          </table:table-cell>
          <table:table-cell office:value-type="float" office:value="-0.180599838495" calcext:value-type="float">
            <text:p>-0.1805998385</text:p>
          </table:table-cell>
          <table:table-cell office:value-type="float" office:value="4.78939791679" calcext:value-type="float">
            <text:p>4.7893979168</text:p>
          </table:table-cell>
          <table:table-cell office:value-type="float" office:value="-0.798732876778" calcext:value-type="float">
            <text:p>-0.7987328768</text:p>
          </table:table-cell>
        </table:table-row>
        <table:table-row table:style-name="ro1">
          <table:table-cell office:value-type="float" office:value="3.90128827095" calcext:value-type="float">
            <text:p>3.901288271</text:p>
          </table:table-cell>
          <table:table-cell office:value-type="float" office:value="-0.170506939292" calcext:value-type="float">
            <text:p>-0.1705069393</text:p>
          </table:table-cell>
          <table:table-cell office:value-type="float" office:value="4.79523631096" calcext:value-type="float">
            <text:p>4.795236311</text:p>
          </table:table-cell>
          <table:table-cell office:value-type="float" office:value="-0.783743202686" calcext:value-type="float">
            <text:p>-0.7837432027</text:p>
          </table:table-cell>
        </table:table-row>
        <table:table-row table:style-name="ro1">
          <table:table-cell office:value-type="float" office:value="3.89614200592" calcext:value-type="float">
            <text:p>3.8961420059</text:p>
          </table:table-cell>
          <table:table-cell office:value-type="float" office:value="-0.16086229682" calcext:value-type="float">
            <text:p>-0.1608622968</text:p>
          </table:table-cell>
          <table:table-cell office:value-type="float" office:value="4.79967065811" calcext:value-type="float">
            <text:p>4.7996706581</text:p>
          </table:table-cell>
          <table:table-cell office:value-type="float" office:value="-0.771370649338" calcext:value-type="float">
            <text:p>-0.7713706493</text:p>
          </table:table-cell>
        </table:table-row>
        <table:table-row table:style-name="ro1">
          <table:table-cell office:value-type="float" office:value="3.89048361778" calcext:value-type="float">
            <text:p>3.8904836178</text:p>
          </table:table-cell>
          <table:table-cell office:value-type="float" office:value="-0.150711134076" calcext:value-type="float">
            <text:p>-0.1507111341</text:p>
          </table:table-cell>
          <table:table-cell office:value-type="float" office:value="4.8043710804" calcext:value-type="float">
            <text:p>4.8043710804</text:p>
          </table:table-cell>
          <table:table-cell office:value-type="float" office:value="-0.756040632725" calcext:value-type="float">
            <text:p>-0.7560406327</text:p>
          </table:table-cell>
        </table:table-row>
        <table:table-row table:style-name="ro1">
          <table:table-cell office:value-type="float" office:value="3.88442254066" calcext:value-type="float">
            <text:p>3.8844225407</text:p>
          </table:table-cell>
          <table:table-cell office:value-type="float" office:value="-0.140778034925" calcext:value-type="float">
            <text:p>-0.1407780349</text:p>
          </table:table-cell>
          <table:table-cell office:value-type="float" office:value="4.80972310066" calcext:value-type="float">
            <text:p>4.8097231007</text:p>
          </table:table-cell>
          <table:table-cell office:value-type="float" office:value="-0.737320184708" calcext:value-type="float">
            <text:p>-0.7373201847</text:p>
          </table:table-cell>
        </table:table-row>
        <table:table-row table:style-name="ro1">
          <table:table-cell office:value-type="float" office:value="3.87840723991" calcext:value-type="float">
            <text:p>3.8784072399</text:p>
          </table:table-cell>
          <table:table-cell office:value-type="float" office:value="-0.1313713938" calcext:value-type="float">
            <text:p>-0.1313713938</text:p>
          </table:table-cell>
          <table:table-cell office:value-type="float" office:value="4.81349321365" calcext:value-type="float">
            <text:p>4.8134932137</text:p>
          </table:table-cell>
          <table:table-cell office:value-type="float" office:value="-0.721099793911" calcext:value-type="float">
            <text:p>-0.7210997939</text:p>
          </table:table-cell>
        </table:table-row>
        <table:table-row table:style-name="ro1">
          <table:table-cell office:value-type="float" office:value="3.87291145325" calcext:value-type="float">
            <text:p>3.8729114533</text:p>
          </table:table-cell>
          <table:table-cell office:value-type="float" office:value="-0.121980786324" calcext:value-type="float">
            <text:p>-0.1219807863</text:p>
          </table:table-cell>
          <table:table-cell office:value-type="float" office:value="4.81735273361" calcext:value-type="float">
            <text:p>4.8173527336</text:p>
          </table:table-cell>
          <table:table-cell office:value-type="float" office:value="-0.704542934895" calcext:value-type="float">
            <text:p>-0.7045429349</text:p>
          </table:table-cell>
        </table:table-row>
        <table:table-row table:style-name="ro1">
          <table:table-cell office:value-type="float" office:value="3.8676533699" calcext:value-type="float">
            <text:p>3.8676533699</text:p>
          </table:table-cell>
          <table:table-cell office:value-type="float" office:value="-0.114967554808" calcext:value-type="float">
            <text:p>-0.1149675548</text:p>
          </table:table-cell>
          <table:table-cell office:value-type="float" office:value="4.82066102982" calcext:value-type="float">
            <text:p>4.8206610298</text:p>
          </table:table-cell>
          <table:table-cell office:value-type="float" office:value="-0.685627996922" calcext:value-type="float">
            <text:p>-0.6856279969</text:p>
          </table:table-cell>
        </table:table-row>
        <table:table-row table:style-name="ro1">
          <table:table-cell office:value-type="float" office:value="3.86189579964" calcext:value-type="float">
            <text:p>3.8618957996</text:p>
          </table:table-cell>
          <table:table-cell office:value-type="float" office:value="-0.108020633459" calcext:value-type="float">
            <text:p>-0.1080206335</text:p>
          </table:table-cell>
          <table:table-cell office:value-type="float" office:value="4.82242508888" calcext:value-type="float">
            <text:p>4.8224250889</text:p>
          </table:table-cell>
          <table:table-cell office:value-type="float" office:value="-0.670600414276" calcext:value-type="float">
            <text:p>-0.6706004143</text:p>
          </table:table-cell>
        </table:table-row>
        <table:table-row table:style-name="ro1">
          <table:table-cell office:value-type="float" office:value="3.85649180412" calcext:value-type="float">
            <text:p>3.8564918041</text:p>
          </table:table-cell>
          <table:table-cell office:value-type="float" office:value="-0.100614249706" calcext:value-type="float">
            <text:p>-0.1006142497</text:p>
          </table:table-cell>
          <table:table-cell office:value-type="float" office:value="4.82465787888" calcext:value-type="float">
            <text:p>4.8246578789</text:p>
          </table:table-cell>
          <table:table-cell office:value-type="float" office:value="-0.652930259705" calcext:value-type="float">
            <text:p>-0.6529302597</text:p>
          </table:table-cell>
        </table:table-row>
        <table:table-row table:style-name="ro1">
          <table:table-cell office:value-type="float" office:value="3.84952449799" calcext:value-type="float">
            <text:p>3.849524498</text:p>
          </table:table-cell>
          <table:table-cell office:value-type="float" office:value="-0.0926645100117" calcext:value-type="float">
            <text:p>-0.09266451</text:p>
          </table:table-cell>
          <table:table-cell office:value-type="float" office:value="4.82596608162" calcext:value-type="float">
            <text:p>4.8259660816</text:p>
          </table:table-cell>
          <table:table-cell office:value-type="float" office:value="-0.635882198811" calcext:value-type="float">
            <text:p>-0.6358821988</text:p>
          </table:table-cell>
        </table:table-row>
        <table:table-row table:style-name="ro1">
          <table:table-cell office:value-type="float" office:value="3.84222221375" calcext:value-type="float">
            <text:p>3.8422222138</text:p>
          </table:table-cell>
          <table:table-cell office:value-type="float" office:value="-0.0845460891724" calcext:value-type="float">
            <text:p>-0.0845460892</text:p>
          </table:table-cell>
          <table:table-cell office:value-type="float" office:value="4.82662578583" calcext:value-type="float">
            <text:p>4.8266257858</text:p>
          </table:table-cell>
          <table:table-cell office:value-type="float" office:value="-0.620267629623" calcext:value-type="float">
            <text:p>-0.6202676296</text:p>
          </table:table-cell>
        </table:table-row>
        <table:table-row table:style-name="ro1">
          <table:table-cell office:value-type="float" office:value="3.83483409882" calcext:value-type="float">
            <text:p>3.8348340988</text:p>
          </table:table-cell>
          <table:table-cell office:value-type="float" office:value="-0.0764492824674" calcext:value-type="float">
            <text:p>-0.0764492825</text:p>
          </table:table-cell>
          <table:table-cell office:value-type="float" office:value="4.8275968647" calcext:value-type="float">
            <text:p>4.8275968647</text:p>
          </table:table-cell>
          <table:table-cell office:value-type="float" office:value="-0.601969897747" calcext:value-type="float">
            <text:p>-0.6019698977</text:p>
          </table:table-cell>
        </table:table-row>
        <table:table-row table:style-name="ro1">
          <table:table-cell office:value-type="float" office:value="3.82703781128" calcext:value-type="float">
            <text:p>3.8270378113</text:p>
          </table:table-cell>
          <table:table-cell office:value-type="float" office:value="-0.0682791098952" calcext:value-type="float">
            <text:p>-0.0682791099</text:p>
          </table:table-cell>
          <table:table-cell office:value-type="float" office:value="4.82817026138" calcext:value-type="float">
            <text:p>4.8281702614</text:p>
          </table:table-cell>
          <table:table-cell office:value-type="float" office:value="-0.588024616241" calcext:value-type="float">
            <text:p>-0.5880246162</text:p>
          </table:table-cell>
        </table:table-row>
        <table:table-row table:style-name="ro1">
          <table:table-cell office:value-type="float" office:value="3.81881451607" calcext:value-type="float">
            <text:p>3.8188145161</text:p>
          </table:table-cell>
          <table:table-cell office:value-type="float" office:value="-0.0599798895419" calcext:value-type="float">
            <text:p>-0.0599798895</text:p>
          </table:table-cell>
          <table:table-cell office:value-type="float" office:value="4.82821174622" calcext:value-type="float">
            <text:p>4.8282117462</text:p>
          </table:table-cell>
          <table:table-cell office:value-type="float" office:value="-0.575814247131" calcext:value-type="float">
            <text:p>-0.5758142471</text:p>
          </table:table-cell>
        </table:table-row>
        <table:table-row table:style-name="ro1">
          <table:table-cell office:value-type="float" office:value="3.81036376953" calcext:value-type="float">
            <text:p>3.8103637695</text:p>
          </table:table-cell>
          <table:table-cell office:value-type="float" office:value="-0.0516247674823" calcext:value-type="float">
            <text:p>-0.0516247675</text:p>
          </table:table-cell>
          <table:table-cell office:value-type="float" office:value="4.82764240265" calcext:value-type="float">
            <text:p>4.8276424027</text:p>
          </table:table-cell>
          <table:table-cell office:value-type="float" office:value="-0.563228666782" calcext:value-type="float">
            <text:p>-0.5632286668</text:p>
          </table:table-cell>
        </table:table-row>
        <table:table-row table:style-name="ro1">
          <table:table-cell office:value-type="float" office:value="3.80159854889" calcext:value-type="float">
            <text:p>3.8015985489</text:p>
          </table:table-cell>
          <table:table-cell office:value-type="float" office:value="-0.0438941530883" calcext:value-type="float">
            <text:p>-0.0438941531</text:p>
          </table:table-cell>
          <table:table-cell office:value-type="float" office:value="4.82692428589" calcext:value-type="float">
            <text:p>4.8269242859</text:p>
          </table:table-cell>
          <table:table-cell office:value-type="float" office:value="-0.543068468571" calcext:value-type="float">
            <text:p>-0.5430684686</text:p>
          </table:table-cell>
        </table:table-row>
        <table:table-row table:style-name="ro1">
          <table:table-cell office:value-type="float" office:value="3.79322385788" calcext:value-type="float">
            <text:p>3.7932238579</text:p>
          </table:table-cell>
          <table:table-cell office:value-type="float" office:value="-0.036798145622" calcext:value-type="float">
            <text:p>-0.0367981456</text:p>
          </table:table-cell>
          <table:table-cell office:value-type="float" office:value="4.82628937721" calcext:value-type="float">
            <text:p>4.8262893772</text:p>
          </table:table-cell>
          <table:table-cell office:value-type="float" office:value="-0.524490594864" calcext:value-type="float">
            <text:p>-0.5244905949</text:p>
          </table:table-cell>
        </table:table-row>
        <table:table-row table:style-name="ro1">
          <table:table-cell office:value-type="float" office:value="3.78475522995" calcext:value-type="float">
            <text:p>3.78475523</text:p>
          </table:table-cell>
          <table:table-cell office:value-type="float" office:value="-0.0297642536461" calcext:value-type="float">
            <text:p>-0.0297642536</text:p>
          </table:table-cell>
          <table:table-cell office:value-type="float" office:value="4.82522245407" calcext:value-type="float">
            <text:p>4.8252224541</text:p>
          </table:table-cell>
          <table:table-cell office:value-type="float" office:value="-0.511385083199" calcext:value-type="float">
            <text:p>-0.5113850832</text:p>
          </table:table-cell>
        </table:table-row>
        <table:table-row table:style-name="ro1">
          <table:table-cell office:value-type="float" office:value="3.7762169838" calcext:value-type="float">
            <text:p>3.7762169838</text:p>
          </table:table-cell>
          <table:table-cell office:value-type="float" office:value="-0.0228405967355" calcext:value-type="float">
            <text:p>-0.0228405967</text:p>
          </table:table-cell>
          <table:table-cell office:value-type="float" office:value="4.82359238625" calcext:value-type="float">
            <text:p>4.8235923863</text:p>
          </table:table-cell>
          <table:table-cell office:value-type="float" office:value="-0.498120933771" calcext:value-type="float">
            <text:p>-0.4981209338</text:p>
          </table:table-cell>
        </table:table-row>
        <table:table-row table:style-name="ro1">
          <table:table-cell office:value-type="float" office:value="3.76792192459" calcext:value-type="float">
            <text:p>3.7679219246</text:p>
          </table:table-cell>
          <table:table-cell office:value-type="float" office:value="-0.0162277836353" calcext:value-type="float">
            <text:p>-0.0162277836</text:p>
          </table:table-cell>
          <table:table-cell office:value-type="float" office:value="4.82439490318" calcext:value-type="float">
            <text:p>4.8243949032</text:p>
          </table:table-cell>
          <table:table-cell office:value-type="float" office:value="-0.485799282789" calcext:value-type="float">
            <text:p>-0.4857992828</text:p>
          </table:table-cell>
        </table:table-row>
        <table:table-row table:style-name="ro1">
          <table:table-cell office:value-type="float" office:value="3.75903272629" calcext:value-type="float">
            <text:p>3.7590327263</text:p>
          </table:table-cell>
          <table:table-cell office:value-type="float" office:value="-0.00997705757618" calcext:value-type="float">
            <text:p>-0.0099770576</text:p>
          </table:table-cell>
          <table:table-cell office:value-type="float" office:value="4.822667799" calcext:value-type="float">
            <text:p>4.822667799</text:p>
          </table:table-cell>
          <table:table-cell office:value-type="float" office:value="-0.472744166851" calcext:value-type="float">
            <text:p>-0.4727441669</text:p>
          </table:table-cell>
        </table:table-row>
        <table:table-row table:style-name="ro1">
          <table:table-cell office:value-type="float" office:value="3.7492249012" calcext:value-type="float">
            <text:p>3.7492249012</text:p>
          </table:table-cell>
          <table:table-cell office:value-type="float" office:value="-0.00363651942462" calcext:value-type="float">
            <text:p>-0.0036365194</text:p>
          </table:table-cell>
          <table:table-cell office:value-type="float" office:value="4.82041069031" calcext:value-type="float">
            <text:p>4.8204106903</text:p>
          </table:table-cell>
          <table:table-cell office:value-type="float" office:value="-0.459700495005" calcext:value-type="float">
            <text:p>-0.459700495</text:p>
          </table:table-cell>
        </table:table-row>
        <table:table-row table:style-name="ro1">
          <table:table-cell office:value-type="float" office:value="3.74092698097" calcext:value-type="float">
            <text:p>3.740926981</text:p>
          </table:table-cell>
          <table:table-cell office:value-type="float" office:value="0.00236107362434" calcext:value-type="float">
            <text:p>0.0023610736</text:p>
          </table:table-cell>
          <table:table-cell office:value-type="float" office:value="4.81814023018" calcext:value-type="float">
            <text:p>4.8181402302</text:p>
          </table:table-cell>
          <table:table-cell office:value-type="float" office:value="-0.446832209826" calcext:value-type="float">
            <text:p>-0.4468322098</text:p>
          </table:table-cell>
        </table:table-row>
        <table:table-row table:style-name="ro1">
          <table:table-cell office:value-type="float" office:value="3.73248791695" calcext:value-type="float">
            <text:p>3.732487917</text:p>
          </table:table-cell>
          <table:table-cell office:value-type="float" office:value="0.00791063904762" calcext:value-type="float">
            <text:p>0.007910639</text:p>
          </table:table-cell>
          <table:table-cell office:value-type="float" office:value="4.81618972778" calcext:value-type="float">
            <text:p>4.8161897278</text:p>
          </table:table-cell>
          <table:table-cell office:value-type="float" office:value="-0.434332996607" calcext:value-type="float">
            <text:p>-0.4343329966</text:p>
          </table:table-cell>
        </table:table-row>
        <table:table-row table:style-name="ro1">
          <table:table-cell office:value-type="float" office:value="3.72401452065" calcext:value-type="float">
            <text:p>3.7240145207</text:p>
          </table:table-cell>
          <table:table-cell office:value-type="float" office:value="0.0135752717033" calcext:value-type="float">
            <text:p>0.0135752717</text:p>
          </table:table-cell>
          <table:table-cell office:value-type="float" office:value="4.81725283623" calcext:value-type="float">
            <text:p>4.8172528362</text:p>
          </table:table-cell>
          <table:table-cell office:value-type="float" office:value="-0.422605067492" calcext:value-type="float">
            <text:p>-0.4226050675</text:p>
          </table:table-cell>
        </table:table-row>
        <table:table-row table:style-name="ro1">
          <table:table-cell office:value-type="float" office:value="3.71474385262" calcext:value-type="float">
            <text:p>3.7147438526</text:p>
          </table:table-cell>
          <table:table-cell office:value-type="float" office:value="0.0196010731161" calcext:value-type="float">
            <text:p>0.0196010731</text:p>
          </table:table-cell>
          <table:table-cell office:value-type="float" office:value="4.81535311699" calcext:value-type="float">
            <text:p>4.815353117</text:p>
          </table:table-cell>
          <table:table-cell office:value-type="float" office:value="-0.410427182913" calcext:value-type="float">
            <text:p>-0.4104271829</text:p>
          </table:table-cell>
        </table:table-row>
        <table:table-row table:style-name="ro1">
          <table:table-cell office:value-type="float" office:value="3.70527672768" calcext:value-type="float">
            <text:p>3.7052767277</text:p>
          </table:table-cell>
          <table:table-cell office:value-type="float" office:value="0.0249827951193" calcext:value-type="float">
            <text:p>0.0249827951</text:p>
          </table:table-cell>
          <table:table-cell office:value-type="float" office:value="4.81576200485" calcext:value-type="float">
            <text:p>4.8157620049</text:p>
          </table:table-cell>
          <table:table-cell office:value-type="float" office:value="-0.383732229471" calcext:value-type="float">
            <text:p>-0.3837322295</text:p>
          </table:table-cell>
        </table:table-row>
        <table:table-row table:style-name="ro1">
          <table:table-cell office:value-type="float" office:value="3.69609475136" calcext:value-type="float">
            <text:p>3.6960947514</text:p>
          </table:table-cell>
          <table:table-cell office:value-type="float" office:value="0.0300242714584" calcext:value-type="float">
            <text:p>0.0300242715</text:p>
          </table:table-cell>
          <table:table-cell office:value-type="float" office:value="4.81282158852" calcext:value-type="float">
            <text:p>4.8128215885</text:p>
          </table:table-cell>
          <table:table-cell office:value-type="float" office:value="-0.371346712112" calcext:value-type="float">
            <text:p>-0.3713467121</text:p>
          </table:table-cell>
        </table:table-row>
        <table:table-row table:style-name="ro1">
          <table:table-cell office:value-type="float" office:value="3.68656587601" calcext:value-type="float">
            <text:p>3.686565876</text:p>
          </table:table-cell>
          <table:table-cell office:value-type="float" office:value="0.0352281667292" calcext:value-type="float">
            <text:p>0.0352281667</text:p>
          </table:table-cell>
          <table:table-cell office:value-type="float" office:value="4.81068225861" calcext:value-type="float">
            <text:p>4.8106822586</text:p>
          </table:table-cell>
          <table:table-cell office:value-type="float" office:value="-0.349650114775" calcext:value-type="float">
            <text:p>-0.3496501148</text:p>
          </table:table-cell>
        </table:table-row>
        <table:table-row table:style-name="ro1">
          <table:table-cell office:value-type="float" office:value="3.67667365074" calcext:value-type="float">
            <text:p>3.6766736507</text:p>
          </table:table-cell>
          <table:table-cell office:value-type="float" office:value="0.040056604892" calcext:value-type="float">
            <text:p>0.0400566049</text:p>
          </table:table-cell>
          <table:table-cell office:value-type="float" office:value="4.80691905975" calcext:value-type="float">
            <text:p>4.8069190598</text:p>
          </table:table-cell>
          <table:table-cell office:value-type="float" office:value="-0.336595118046" calcext:value-type="float">
            <text:p>-0.336595118</text:p>
          </table:table-cell>
        </table:table-row>
        <table:table-row table:style-name="ro1">
          <table:table-cell office:value-type="float" office:value="3.66679787636" calcext:value-type="float">
            <text:p>3.6667978764</text:p>
          </table:table-cell>
          <table:table-cell office:value-type="float" office:value="0.0444947220385" calcext:value-type="float">
            <text:p>0.044494722</text:p>
          </table:table-cell>
          <table:table-cell office:value-type="float" office:value="4.80314393997" calcext:value-type="float">
            <text:p>4.80314394</text:p>
          </table:table-cell>
          <table:table-cell office:value-type="float" office:value="-0.324246346951" calcext:value-type="float">
            <text:p>-0.324246347</text:p>
          </table:table-cell>
        </table:table-row>
        <table:table-row table:style-name="ro1">
          <table:table-cell office:value-type="float" office:value="3.65658450127" calcext:value-type="float">
            <text:p>3.6565845013</text:p>
          </table:table-cell>
          <table:table-cell office:value-type="float" office:value="0.048712272197" calcext:value-type="float">
            <text:p>0.0487122722</text:p>
          </table:table-cell>
          <table:table-cell office:value-type="float" office:value="4.79911681175" calcext:value-type="float">
            <text:p>4.7991168118</text:p>
          </table:table-cell>
          <table:table-cell office:value-type="float" office:value="-0.302825570107" calcext:value-type="float">
            <text:p>-0.3028255701</text:p>
          </table:table-cell>
        </table:table-row>
        <table:table-row table:style-name="ro1">
          <table:table-cell office:value-type="float" office:value="3.64674544334" calcext:value-type="float">
            <text:p>3.6467454433</text:p>
          </table:table-cell>
          <table:table-cell office:value-type="float" office:value="0.0527698919177" calcext:value-type="float">
            <text:p>0.0527698919</text:p>
          </table:table-cell>
          <table:table-cell office:value-type="float" office:value="4.79486151695" calcext:value-type="float">
            <text:p>4.794861517</text:p>
          </table:table-cell>
          <table:table-cell office:value-type="float" office:value="-0.291346728802" calcext:value-type="float">
            <text:p>-0.2913467288</text:p>
          </table:table-cell>
        </table:table-row>
        <table:table-row table:style-name="ro1">
          <table:table-cell office:value-type="float" office:value="3.63696122169" calcext:value-type="float">
            <text:p>3.6369612217</text:p>
          </table:table-cell>
          <table:table-cell office:value-type="float" office:value="0.0565317571163" calcext:value-type="float">
            <text:p>0.0565317571</text:p>
          </table:table-cell>
          <table:table-cell office:value-type="float" office:value="4.78960057259" calcext:value-type="float">
            <text:p>4.7896005726</text:p>
          </table:table-cell>
          <table:table-cell office:value-type="float" office:value="-0.279500693083" calcext:value-type="float">
            <text:p>-0.2795006931</text:p>
          </table:table-cell>
        </table:table-row>
        <table:table-row table:style-name="ro1">
          <table:table-cell office:value-type="float" office:value="3.62681031227" calcext:value-type="float">
            <text:p>3.6268103123</text:p>
          </table:table-cell>
          <table:table-cell office:value-type="float" office:value="0.0606091916561" calcext:value-type="float">
            <text:p>0.0606091917</text:p>
          </table:table-cell>
          <table:table-cell office:value-type="float" office:value="4.78376933098" calcext:value-type="float">
            <text:p>4.783769331</text:p>
          </table:table-cell>
          <table:table-cell office:value-type="float" office:value="-0.267682313919" calcext:value-type="float">
            <text:p>-0.2676823139</text:p>
          </table:table-cell>
        </table:table-row>
        <table:table-row table:style-name="ro1">
          <table:table-cell office:value-type="float" office:value="3.61668205261" calcext:value-type="float">
            <text:p>3.6166820526</text:p>
          </table:table-cell>
          <table:table-cell office:value-type="float" office:value="0.0644640699029" calcext:value-type="float">
            <text:p>0.0644640699</text:p>
          </table:table-cell>
          <table:table-cell office:value-type="float" office:value="4.77817102432" calcext:value-type="float">
            <text:p>4.7781710243</text:p>
          </table:table-cell>
          <table:table-cell office:value-type="float" office:value="-0.256278425455" calcext:value-type="float">
            <text:p>-0.2562784255</text:p>
          </table:table-cell>
        </table:table-row>
        <table:table-row table:style-name="ro1">
          <table:table-cell office:value-type="float" office:value="3.60647177696" calcext:value-type="float">
            <text:p>3.606471777</text:p>
          </table:table-cell>
          <table:table-cell office:value-type="float" office:value="0.0679028779268" calcext:value-type="float">
            <text:p>0.0679028779</text:p>
          </table:table-cell>
          <table:table-cell office:value-type="float" office:value="4.77410360336" calcext:value-type="float">
            <text:p>4.7741036034</text:p>
          </table:table-cell>
          <table:table-cell office:value-type="float" office:value="-0.245120823383" calcext:value-type="float">
            <text:p>-0.2451208234</text:p>
          </table:table-cell>
        </table:table-row>
        <table:table-row table:style-name="ro1">
          <table:table-cell office:value-type="float" office:value="3.59660315514" calcext:value-type="float">
            <text:p>3.5966031551</text:p>
          </table:table-cell>
          <table:table-cell office:value-type="float" office:value="0.0708735063672" calcext:value-type="float">
            <text:p>0.0708735064</text:p>
          </table:table-cell>
          <table:table-cell office:value-type="float" office:value="4.7696716404" calcext:value-type="float">
            <text:p>4.7696716404</text:p>
          </table:table-cell>
          <table:table-cell office:value-type="float" office:value="-0.234601125121" calcext:value-type="float">
            <text:p>-0.2346011251</text:p>
          </table:table-cell>
        </table:table-row>
        <table:table-row table:style-name="ro1">
          <table:table-cell office:value-type="float" office:value="3.58706450462" calcext:value-type="float">
            <text:p>3.5870645046</text:p>
          </table:table-cell>
          <table:table-cell office:value-type="float" office:value="0.0738768130541" calcext:value-type="float">
            <text:p>0.0738768131</text:p>
          </table:table-cell>
          <table:table-cell office:value-type="float" office:value="4.76425930023" calcext:value-type="float">
            <text:p>4.7642593002</text:p>
          </table:table-cell>
          <table:table-cell office:value-type="float" office:value="-0.223895967007" calcext:value-type="float">
            <text:p>-0.223895967</text:p>
          </table:table-cell>
        </table:table-row>
        <table:table-row table:style-name="ro1">
          <table:table-cell office:value-type="float" office:value="3.57732152939" calcext:value-type="float">
            <text:p>3.5773215294</text:p>
          </table:table-cell>
          <table:table-cell office:value-type="float" office:value="0.0766826272011" calcext:value-type="float">
            <text:p>0.0766826272</text:p>
          </table:table-cell>
          <table:table-cell office:value-type="float" office:value="4.75846668243" calcext:value-type="float">
            <text:p>4.7584666824</text:p>
          </table:table-cell>
          <table:table-cell office:value-type="float" office:value="-0.21281683445" calcext:value-type="float">
            <text:p>-0.2128168345</text:p>
          </table:table-cell>
        </table:table-row>
        <table:table-row table:style-name="ro1">
          <table:table-cell office:value-type="float" office:value="3.56745243073" calcext:value-type="float">
            <text:p>3.5674524307</text:p>
          </table:table-cell>
          <table:table-cell office:value-type="float" office:value="0.079512141645" calcext:value-type="float">
            <text:p>0.0795121416</text:p>
          </table:table-cell>
          <table:table-cell office:value-type="float" office:value="4.75267644882" calcext:value-type="float">
            <text:p>4.7526764488</text:p>
          </table:table-cell>
          <table:table-cell office:value-type="float" office:value="-0.201886102557" calcext:value-type="float">
            <text:p>-0.2018861026</text:p>
          </table:table-cell>
        </table:table-row>
        <table:table-row table:style-name="ro1">
          <table:table-cell office:value-type="float" office:value="3.5571231842" calcext:value-type="float">
            <text:p>3.5571231842</text:p>
          </table:table-cell>
          <table:table-cell office:value-type="float" office:value="0.0823621377349" calcext:value-type="float">
            <text:p>0.0823621377</text:p>
          </table:table-cell>
          <table:table-cell office:value-type="float" office:value="4.74709363937" calcext:value-type="float">
            <text:p>4.7470936394</text:p>
          </table:table-cell>
          <table:table-cell office:value-type="float" office:value="-0.191324576735" calcext:value-type="float">
            <text:p>-0.1913245767</text:p>
          </table:table-cell>
        </table:table-row>
        <table:table-row table:style-name="ro1">
          <table:table-cell office:value-type="float" office:value="3.54653191566" calcext:value-type="float">
            <text:p>3.5465319157</text:p>
          </table:table-cell>
          <table:table-cell office:value-type="float" office:value="0.085008636117" calcext:value-type="float">
            <text:p>0.0850086361</text:p>
          </table:table-cell>
          <table:table-cell office:value-type="float" office:value="4.7411319828" calcext:value-type="float">
            <text:p>4.7411319828</text:p>
          </table:table-cell>
          <table:table-cell office:value-type="float" office:value="-0.180599838495" calcext:value-type="float">
            <text:p>-0.1805998385</text:p>
          </table:table-cell>
        </table:table-row>
        <table:table-row table:style-name="ro1">
          <table:table-cell office:value-type="float" office:value="3.53592681885" calcext:value-type="float">
            <text:p>3.5359268189</text:p>
          </table:table-cell>
          <table:table-cell office:value-type="float" office:value="0.0873681157827" calcext:value-type="float">
            <text:p>0.0873681158</text:p>
          </table:table-cell>
          <table:table-cell office:value-type="float" office:value="4.73628827095" calcext:value-type="float">
            <text:p>4.736288271</text:p>
          </table:table-cell>
          <table:table-cell office:value-type="float" office:value="-0.170506939292" calcext:value-type="float">
            <text:p>-0.1705069393</text:p>
          </table:table-cell>
        </table:table-row>
        <table:table-row table:style-name="ro1">
          <table:table-cell office:value-type="float" office:value="3.5258140564" calcext:value-type="float">
            <text:p>3.5258140564</text:p>
          </table:table-cell>
          <table:table-cell office:value-type="float" office:value="0.0893758237362" calcext:value-type="float">
            <text:p>0.0893758237</text:p>
          </table:table-cell>
          <table:table-cell office:value-type="float" office:value="4.73114200592" calcext:value-type="float">
            <text:p>4.7311420059</text:p>
          </table:table-cell>
          <table:table-cell office:value-type="float" office:value="-0.16086229682" calcext:value-type="float">
            <text:p>-0.1608622968</text:p>
          </table:table-cell>
        </table:table-row>
        <table:table-row table:style-name="ro1">
          <table:table-cell office:value-type="float" office:value="3.51606011391" calcext:value-type="float">
            <text:p>3.5160601139</text:p>
          </table:table-cell>
          <table:table-cell office:value-type="float" office:value="0.0909924507141" calcext:value-type="float">
            <text:p>0.0909924507</text:p>
          </table:table-cell>
          <table:table-cell office:value-type="float" office:value="4.72548361778" calcext:value-type="float">
            <text:p>4.7254836178</text:p>
          </table:table-cell>
          <table:table-cell office:value-type="float" office:value="-0.150711134076" calcext:value-type="float">
            <text:p>-0.1507111341</text:p>
          </table:table-cell>
        </table:table-row>
        <table:table-row table:style-name="ro1">
          <table:table-cell office:value-type="float" office:value="3.50663876534" calcext:value-type="float">
            <text:p>3.5066387653</text:p>
          </table:table-cell>
          <table:table-cell office:value-type="float" office:value="0.0927528068423" calcext:value-type="float">
            <text:p>0.0927528068</text:p>
          </table:table-cell>
          <table:table-cell office:value-type="float" office:value="4.71942254066" calcext:value-type="float">
            <text:p>4.7194225407</text:p>
          </table:table-cell>
          <table:table-cell office:value-type="float" office:value="-0.140778034925" calcext:value-type="float">
            <text:p>-0.1407780349</text:p>
          </table:table-cell>
        </table:table-row>
        <table:table-row table:style-name="ro1">
          <table:table-cell office:value-type="float" office:value="3.49702429771" calcext:value-type="float">
            <text:p>3.4970242977</text:p>
          </table:table-cell>
          <table:table-cell office:value-type="float" office:value="0.0944606363773" calcext:value-type="float">
            <text:p>0.0944606364</text:p>
          </table:table-cell>
          <table:table-cell office:value-type="float" office:value="4.71340723991" calcext:value-type="float">
            <text:p>4.7134072399</text:p>
          </table:table-cell>
          <table:table-cell office:value-type="float" office:value="-0.1313713938" calcext:value-type="float">
            <text:p>-0.1313713938</text:p>
          </table:table-cell>
        </table:table-row>
        <table:table-row table:style-name="ro1">
          <table:table-cell office:value-type="float" office:value="3.48726844788" calcext:value-type="float">
            <text:p>3.4872684479</text:p>
          </table:table-cell>
          <table:table-cell office:value-type="float" office:value="0.0961857661605" calcext:value-type="float">
            <text:p>0.0961857662</text:p>
          </table:table-cell>
          <table:table-cell office:value-type="float" office:value="4.70791145325" calcext:value-type="float">
            <text:p>4.7079114533</text:p>
          </table:table-cell>
          <table:table-cell office:value-type="float" office:value="-0.121980786324" calcext:value-type="float">
            <text:p>-0.1219807863</text:p>
          </table:table-cell>
        </table:table-row>
        <table:table-row table:style-name="ro1">
          <table:table-cell office:value-type="float" office:value="3.4774916172" calcext:value-type="float">
            <text:p>3.4774916172</text:p>
          </table:table-cell>
          <table:table-cell office:value-type="float" office:value="0.0978190600872" calcext:value-type="float">
            <text:p>0.0978190601</text:p>
          </table:table-cell>
          <table:table-cell office:value-type="float" office:value="4.7026533699" calcext:value-type="float">
            <text:p>4.7026533699</text:p>
          </table:table-cell>
          <table:table-cell office:value-type="float" office:value="-0.114967554808" calcext:value-type="float">
            <text:p>-0.1149675548</text:p>
          </table:table-cell>
        </table:table-row>
        <table:table-row table:style-name="ro1">
          <table:table-cell office:value-type="float" office:value="3.46827840805" calcext:value-type="float">
            <text:p>3.4682784081</text:p>
          </table:table-cell>
          <table:table-cell office:value-type="float" office:value="0.0989796444774" calcext:value-type="float">
            <text:p>0.0989796445</text:p>
          </table:table-cell>
          <table:table-cell office:value-type="float" office:value="4.69689579964" calcext:value-type="float">
            <text:p>4.6968957996</text:p>
          </table:table-cell>
          <table:table-cell office:value-type="float" office:value="-0.108020633459" calcext:value-type="float">
            <text:p>-0.1080206335</text:p>
          </table:table-cell>
        </table:table-row>
        <table:table-row table:style-name="ro1">
          <table:table-cell office:value-type="float" office:value="3.45921587944" calcext:value-type="float">
            <text:p>3.4592158794</text:p>
          </table:table-cell>
          <table:table-cell office:value-type="float" office:value="0.0996083244681" calcext:value-type="float">
            <text:p>0.0996083245</text:p>
          </table:table-cell>
          <table:table-cell office:value-type="float" office:value="4.69149180412" calcext:value-type="float">
            <text:p>4.6914918041</text:p>
          </table:table-cell>
          <table:table-cell office:value-type="float" office:value="-0.100614249706" calcext:value-type="float">
            <text:p>-0.1006142497</text:p>
          </table:table-cell>
        </table:table-row>
        <table:table-row table:style-name="ro1">
          <table:table-cell office:value-type="float" office:value="3.44925713539" calcext:value-type="float">
            <text:p>3.4492571354</text:p>
          </table:table-cell>
          <table:table-cell office:value-type="float" office:value="0.10013486445" calcext:value-type="float">
            <text:p>0.1001348645</text:p>
          </table:table-cell>
          <table:table-cell office:value-type="float" office:value="4.68452449799" calcext:value-type="float">
            <text:p>4.684524498</text:p>
          </table:table-cell>
          <table:table-cell office:value-type="float" office:value="-0.0926645100117" calcext:value-type="float">
            <text:p>-0.09266451</text:p>
          </table:table-cell>
        </table:table-row>
        <table:table-row table:style-name="ro1">
          <table:table-cell office:value-type="float" office:value="3.43913602829" calcext:value-type="float">
            <text:p>3.4391360283</text:p>
          </table:table-cell>
          <table:table-cell office:value-type="float" office:value="0.100286200643" calcext:value-type="float">
            <text:p>0.1002862006</text:p>
          </table:table-cell>
          <table:table-cell office:value-type="float" office:value="4.67722221375" calcext:value-type="float">
            <text:p>4.6772222138</text:p>
          </table:table-cell>
          <table:table-cell office:value-type="float" office:value="-0.0845460891724" calcext:value-type="float">
            <text:p>-0.0845460892</text:p>
          </table:table-cell>
        </table:table-row>
        <table:table-row table:style-name="ro1">
          <table:table-cell office:value-type="float" office:value="3.4291639328" calcext:value-type="float">
            <text:p>3.4291639328</text:p>
          </table:table-cell>
          <table:table-cell office:value-type="float" office:value="0.100093059242" calcext:value-type="float">
            <text:p>0.1000930592</text:p>
          </table:table-cell>
          <table:table-cell office:value-type="float" office:value="4.66983409882" calcext:value-type="float">
            <text:p>4.6698340988</text:p>
          </table:table-cell>
          <table:table-cell office:value-type="float" office:value="-0.0764492824674" calcext:value-type="float">
            <text:p>-0.0764492825</text:p>
          </table:table-cell>
        </table:table-row>
        <table:table-row table:style-name="ro1">
          <table:table-cell office:value-type="float" office:value="3.41911792755" calcext:value-type="float">
            <text:p>3.4191179276</text:p>
          </table:table-cell>
          <table:table-cell office:value-type="float" office:value="0.0998502075672" calcext:value-type="float">
            <text:p>0.0998502076</text:p>
          </table:table-cell>
          <table:table-cell office:value-type="float" office:value="4.66203781128" calcext:value-type="float">
            <text:p>4.6620378113</text:p>
          </table:table-cell>
          <table:table-cell office:value-type="float" office:value="-0.0682791098952" calcext:value-type="float">
            <text:p>-0.0682791099</text:p>
          </table:table-cell>
        </table:table-row>
        <table:table-row table:style-name="ro1">
          <table:table-cell office:value-type="float" office:value="3.40983009338" calcext:value-type="float">
            <text:p>3.4098300934</text:p>
          </table:table-cell>
          <table:table-cell office:value-type="float" office:value="0.0993757992983" calcext:value-type="float">
            <text:p>0.0993757993</text:p>
          </table:table-cell>
          <table:table-cell office:value-type="float" office:value="4.65381451607" calcext:value-type="float">
            <text:p>4.6538145161</text:p>
          </table:table-cell>
          <table:table-cell office:value-type="float" office:value="-0.0599798895419" calcext:value-type="float">
            <text:p>-0.0599798895</text:p>
          </table:table-cell>
        </table:table-row>
        <table:table-row table:style-name="ro1">
          <table:table-cell office:value-type="float" office:value="3.40011239052" calcext:value-type="float">
            <text:p>3.4001123905</text:p>
          </table:table-cell>
          <table:table-cell office:value-type="float" office:value="0.0985439568758" calcext:value-type="float">
            <text:p>0.0985439569</text:p>
          </table:table-cell>
          <table:table-cell office:value-type="float" office:value="4.64536376953" calcext:value-type="float">
            <text:p>4.6453637695</text:p>
          </table:table-cell>
          <table:table-cell office:value-type="float" office:value="-0.0516247674823" calcext:value-type="float">
            <text:p>-0.0516247675</text:p>
          </table:table-cell>
        </table:table-row>
        <table:table-row table:style-name="ro1">
          <table:table-cell office:value-type="float" office:value="3.39062452316" calcext:value-type="float">
            <text:p>3.3906245232</text:p>
          </table:table-cell>
          <table:table-cell office:value-type="float" office:value="0.0975368469954" calcext:value-type="float">
            <text:p>0.097536847</text:p>
          </table:table-cell>
          <table:table-cell office:value-type="float" office:value="4.63659854889" calcext:value-type="float">
            <text:p>4.6365985489</text:p>
          </table:table-cell>
          <table:table-cell office:value-type="float" office:value="-0.0438941530883" calcext:value-type="float">
            <text:p>-0.0438941531</text:p>
          </table:table-cell>
        </table:table-row>
        <table:table-row table:style-name="ro1">
          <table:table-cell office:value-type="float" office:value="3.38132047653" calcext:value-type="float">
            <text:p>3.3813204765</text:p>
          </table:table-cell>
          <table:table-cell office:value-type="float" office:value="0.096271507442" calcext:value-type="float">
            <text:p>0.0962715074</text:p>
          </table:table-cell>
          <table:table-cell office:value-type="float" office:value="4.62822385788" calcext:value-type="float">
            <text:p>4.6282238579</text:p>
          </table:table-cell>
          <table:table-cell office:value-type="float" office:value="-0.036798145622" calcext:value-type="float">
            <text:p>-0.0367981456</text:p>
          </table:table-cell>
        </table:table-row>
        <table:table-row table:style-name="ro1">
          <table:table-cell office:value-type="float" office:value="3.37184071541" calcext:value-type="float">
            <text:p>3.3718407154</text:p>
          </table:table-cell>
          <table:table-cell office:value-type="float" office:value="0.0950301513076" calcext:value-type="float">
            <text:p>0.0950301513</text:p>
          </table:table-cell>
          <table:table-cell office:value-type="float" office:value="4.61975522995" calcext:value-type="float">
            <text:p>4.61975523</text:p>
          </table:table-cell>
          <table:table-cell office:value-type="float" office:value="-0.0297642536461" calcext:value-type="float">
            <text:p>-0.0297642536</text:p>
          </table:table-cell>
        </table:table-row>
        <table:table-row table:style-name="ro1">
          <table:table-cell office:value-type="float" office:value="3.36273503304" calcext:value-type="float">
            <text:p>3.362735033</text:p>
          </table:table-cell>
          <table:table-cell office:value-type="float" office:value="0.0935773700476" calcext:value-type="float">
            <text:p>0.09357737</text:p>
          </table:table-cell>
          <table:table-cell office:value-type="float" office:value="4.6112169838" calcext:value-type="float">
            <text:p>4.6112169838</text:p>
          </table:table-cell>
          <table:table-cell office:value-type="float" office:value="-0.0228405967355" calcext:value-type="float">
            <text:p>-0.0228405967</text:p>
          </table:table-cell>
        </table:table-row>
        <table:table-row table:style-name="ro1">
          <table:table-cell office:value-type="float" office:value="3.35316991806" calcext:value-type="float">
            <text:p>3.3531699181</text:p>
          </table:table-cell>
          <table:table-cell office:value-type="float" office:value="0.0918734148145" calcext:value-type="float">
            <text:p>0.0918734148</text:p>
          </table:table-cell>
          <table:table-cell office:value-type="float" office:value="4.60292192459" calcext:value-type="float">
            <text:p>4.6029219246</text:p>
          </table:table-cell>
          <table:table-cell office:value-type="float" office:value="-0.0162277836353" calcext:value-type="float">
            <text:p>-0.0162277836</text:p>
          </table:table-cell>
        </table:table-row>
        <table:table-row table:style-name="ro1">
          <table:table-cell office:value-type="float" office:value="3.3433470726" calcext:value-type="float">
            <text:p>3.3433470726</text:p>
          </table:table-cell>
          <table:table-cell office:value-type="float" office:value="0.0898712947965" calcext:value-type="float">
            <text:p>0.0898712948</text:p>
          </table:table-cell>
          <table:table-cell office:value-type="float" office:value="4.59403272629" calcext:value-type="float">
            <text:p>4.5940327263</text:p>
          </table:table-cell>
          <table:table-cell office:value-type="float" office:value="-0.00997705757618" calcext:value-type="float">
            <text:p>-0.0099770576</text:p>
          </table:table-cell>
        </table:table-row>
        <table:table-row table:style-name="ro1">
          <table:table-cell office:value-type="float" office:value="3.33301448822" calcext:value-type="float">
            <text:p>3.3330144882</text:p>
          </table:table-cell>
          <table:table-cell office:value-type="float" office:value="0.0873267054558" calcext:value-type="float">
            <text:p>0.0873267055</text:p>
          </table:table-cell>
          <table:table-cell office:value-type="float" office:value="4.5842249012" calcext:value-type="float">
            <text:p>4.5842249012</text:p>
          </table:table-cell>
          <table:table-cell office:value-type="float" office:value="-0.00363651942462" calcext:value-type="float">
            <text:p>-0.0036365194</text:p>
          </table:table-cell>
        </table:table-row>
        <table:table-row table:style-name="ro1">
          <table:table-cell office:value-type="float" office:value="3.32287526131" calcext:value-type="float">
            <text:p>3.3228752613</text:p>
          </table:table-cell>
          <table:table-cell office:value-type="float" office:value="0.0844187811017" calcext:value-type="float">
            <text:p>0.0844187811</text:p>
          </table:table-cell>
          <table:table-cell office:value-type="float" office:value="4.57592698097" calcext:value-type="float">
            <text:p>4.575926981</text:p>
          </table:table-cell>
          <table:table-cell office:value-type="float" office:value="0.00236107362434" calcext:value-type="float">
            <text:p>0.0023610736</text:p>
          </table:table-cell>
        </table:table-row>
        <table:table-row table:style-name="ro1">
          <table:table-cell office:value-type="float" office:value="3.3140141964" calcext:value-type="float">
            <text:p>3.3140141964</text:p>
          </table:table-cell>
          <table:table-cell office:value-type="float" office:value="0.0817351713777" calcext:value-type="float">
            <text:p>0.0817351714</text:p>
          </table:table-cell>
          <table:table-cell office:value-type="float" office:value="4.56748791695" calcext:value-type="float">
            <text:p>4.567487917</text:p>
          </table:table-cell>
          <table:table-cell office:value-type="float" office:value="0.00791063904762" calcext:value-type="float">
            <text:p>0.007910639</text:p>
          </table:table-cell>
        </table:table-row>
        <table:table-row table:style-name="ro1">
          <table:table-cell office:value-type="float" office:value="3.30592417717" calcext:value-type="float">
            <text:p>3.3059241772</text:p>
          </table:table-cell>
          <table:table-cell office:value-type="float" office:value="0.0794802680612" calcext:value-type="float">
            <text:p>0.0794802681</text:p>
          </table:table-cell>
          <table:table-cell office:value-type="float" office:value="4.55901452065" calcext:value-type="float">
            <text:p>4.5590145207</text:p>
          </table:table-cell>
          <table:table-cell office:value-type="float" office:value="0.0135752717033" calcext:value-type="float">
            <text:p>0.0135752717</text:p>
          </table:table-cell>
        </table:table-row>
        <table:table-row table:style-name="ro1">
          <table:table-cell office:value-type="float" office:value="3.29722762108" calcext:value-type="float">
            <text:p>3.2972276211</text:p>
          </table:table-cell>
          <table:table-cell office:value-type="float" office:value="0.077121168375" calcext:value-type="float">
            <text:p>0.0771211684</text:p>
          </table:table-cell>
          <table:table-cell office:value-type="float" office:value="4.54974385262" calcext:value-type="float">
            <text:p>4.5497438526</text:p>
          </table:table-cell>
          <table:table-cell office:value-type="float" office:value="0.0196010731161" calcext:value-type="float">
            <text:p>0.0196010731</text:p>
          </table:table-cell>
        </table:table-row>
        <table:table-row table:style-name="ro1">
          <table:table-cell office:value-type="float" office:value="3.28832888603" calcext:value-type="float">
            <text:p>3.288328886</text:p>
          </table:table-cell>
          <table:table-cell office:value-type="float" office:value="0.0746474787593" calcext:value-type="float">
            <text:p>0.0746474788</text:p>
          </table:table-cell>
          <table:table-cell office:value-type="float" office:value="4.54027672768" calcext:value-type="float">
            <text:p>4.5402767277</text:p>
          </table:table-cell>
          <table:table-cell office:value-type="float" office:value="0.0249827951193" calcext:value-type="float">
            <text:p>0.0249827951</text:p>
          </table:table-cell>
        </table:table-row>
        <table:table-row table:style-name="ro1">
          <table:table-cell office:value-type="float" office:value="3.27812838554" calcext:value-type="float">
            <text:p>3.2781283855</text:p>
          </table:table-cell>
          <table:table-cell office:value-type="float" office:value="0.0714628994465" calcext:value-type="float">
            <text:p>0.0714628994</text:p>
          </table:table-cell>
          <table:table-cell office:value-type="float" office:value="4.53109475136" calcext:value-type="float">
            <text:p>4.5310947514</text:p>
          </table:table-cell>
          <table:table-cell office:value-type="float" office:value="0.0300242714584" calcext:value-type="float">
            <text:p>0.0300242715</text:p>
          </table:table-cell>
        </table:table-row>
        <table:table-row table:style-name="ro1">
          <table:table-cell office:value-type="float" office:value="3.26885342598" calcext:value-type="float">
            <text:p>3.268853426</text:p>
          </table:table-cell>
          <table:table-cell office:value-type="float" office:value="0.0678927078843" calcext:value-type="float">
            <text:p>0.0678927079</text:p>
          </table:table-cell>
          <table:table-cell office:value-type="float" office:value="4.52156587601" calcext:value-type="float">
            <text:p>4.521565876</text:p>
          </table:table-cell>
          <table:table-cell office:value-type="float" office:value="0.0352281667292" calcext:value-type="float">
            <text:p>0.0352281667</text:p>
          </table:table-cell>
        </table:table-row>
        <table:table-row table:style-name="ro1">
          <table:table-cell office:value-type="float" office:value="3.25994110107" calcext:value-type="float">
            <text:p>3.2599411011</text:p>
          </table:table-cell>
          <table:table-cell office:value-type="float" office:value="0.0646378099918" calcext:value-type="float">
            <text:p>0.06463781</text:p>
          </table:table-cell>
          <table:table-cell office:value-type="float" office:value="4.51167365074" calcext:value-type="float">
            <text:p>4.5116736507</text:p>
          </table:table-cell>
          <table:table-cell office:value-type="float" office:value="0.040056604892" calcext:value-type="float">
            <text:p>0.0400566049</text:p>
          </table:table-cell>
        </table:table-row>
        <table:table-row table:style-name="ro1">
          <table:table-cell office:value-type="float" office:value="3.25045824051" calcext:value-type="float">
            <text:p>3.2504582405</text:p>
          </table:table-cell>
          <table:table-cell office:value-type="float" office:value="0.0610860139132" calcext:value-type="float">
            <text:p>0.0610860139</text:p>
          </table:table-cell>
          <table:table-cell office:value-type="float" office:value="4.50179787636" calcext:value-type="float">
            <text:p>4.5017978764</text:p>
          </table:table-cell>
          <table:table-cell office:value-type="float" office:value="0.0444947220385" calcext:value-type="float">
            <text:p>0.044494722</text:p>
          </table:table-cell>
        </table:table-row>
        <table:table-row table:style-name="ro1">
          <table:table-cell office:value-type="float" office:value="3.24262666702" calcext:value-type="float">
            <text:p>3.242626667</text:p>
          </table:table-cell>
          <table:table-cell office:value-type="float" office:value="0.0574218519032" calcext:value-type="float">
            <text:p>0.0574218519</text:p>
          </table:table-cell>
          <table:table-cell office:value-type="float" office:value="4.49158450127" calcext:value-type="float">
            <text:p>4.4915845013</text:p>
          </table:table-cell>
          <table:table-cell office:value-type="float" office:value="0.048712272197" calcext:value-type="float">
            <text:p>0.0487122722</text:p>
          </table:table-cell>
        </table:table-row>
        <table:table-row table:style-name="ro1">
          <table:table-cell office:value-type="float" office:value="3.23586583138" calcext:value-type="float">
            <text:p>3.2358658314</text:p>
          </table:table-cell>
          <table:table-cell office:value-type="float" office:value="0.052724994719" calcext:value-type="float">
            <text:p>0.0527249947</text:p>
          </table:table-cell>
          <table:table-cell office:value-type="float" office:value="4.48174544334" calcext:value-type="float">
            <text:p>4.4817454433</text:p>
          </table:table-cell>
          <table:table-cell office:value-type="float" office:value="0.0527698919177" calcext:value-type="float">
            <text:p>0.0527698919</text:p>
          </table:table-cell>
        </table:table-row>
        <table:table-row table:style-name="ro1">
          <table:table-cell office:value-type="float" office:value="3.22822237015" calcext:value-type="float">
            <text:p>3.2282223702</text:p>
          </table:table-cell>
          <table:table-cell office:value-type="float" office:value="0.0478587895632" calcext:value-type="float">
            <text:p>0.0478587896</text:p>
          </table:table-cell>
          <table:table-cell office:value-type="float" office:value="4.47196122169" calcext:value-type="float">
            <text:p>4.4719612217</text:p>
          </table:table-cell>
          <table:table-cell office:value-type="float" office:value="0.0565317571163" calcext:value-type="float">
            <text:p>0.0565317571</text:p>
          </table:table-cell>
        </table:table-row>
        <table:table-row table:style-name="ro1">
          <table:table-cell office:value-type="float" office:value="3.21983265877" calcext:value-type="float">
            <text:p>3.2198326588</text:p>
          </table:table-cell>
          <table:table-cell office:value-type="float" office:value="0.0437152273953" calcext:value-type="float">
            <text:p>0.0437152274</text:p>
          </table:table-cell>
          <table:table-cell office:value-type="float" office:value="4.46181031227" calcext:value-type="float">
            <text:p>4.4618103123</text:p>
          </table:table-cell>
          <table:table-cell office:value-type="float" office:value="0.0606091916561" calcext:value-type="float">
            <text:p>0.0606091917</text:p>
          </table:table-cell>
        </table:table-row>
        <table:table-row table:style-name="ro1">
          <table:table-cell office:value-type="float" office:value="3.21079134941" calcext:value-type="float">
            <text:p>3.2107913494</text:p>
          </table:table-cell>
          <table:table-cell office:value-type="float" office:value="0.0394580438733" calcext:value-type="float">
            <text:p>0.0394580439</text:p>
          </table:table-cell>
          <table:table-cell office:value-type="float" office:value="4.45168205261" calcext:value-type="float">
            <text:p>4.4516820526</text:p>
          </table:table-cell>
          <table:table-cell office:value-type="float" office:value="0.0644640699029" calcext:value-type="float">
            <text:p>0.0644640699</text:p>
          </table:table-cell>
        </table:table-row>
        <table:table-row table:style-name="ro1">
          <table:table-cell office:value-type="float" office:value="3.20250344276" calcext:value-type="float">
            <text:p>3.2025034428</text:p>
          </table:table-cell>
          <table:table-cell office:value-type="float" office:value="0.0345198325813" calcext:value-type="float">
            <text:p>0.0345198326</text:p>
          </table:table-cell>
          <table:table-cell office:value-type="float" office:value="4.44147177696" calcext:value-type="float">
            <text:p>4.441471777</text:p>
          </table:table-cell>
          <table:table-cell office:value-type="float" office:value="0.0679028779268" calcext:value-type="float">
            <text:p>0.0679028779</text:p>
          </table:table-cell>
        </table:table-row>
        <table:table-row table:style-name="ro1">
          <table:table-cell office:value-type="float" office:value="3.19485569" calcext:value-type="float">
            <text:p>3.19485569</text:p>
          </table:table-cell>
          <table:table-cell office:value-type="float" office:value="0.0291113201529" calcext:value-type="float">
            <text:p>0.0291113202</text:p>
          </table:table-cell>
          <table:table-cell office:value-type="float" office:value="4.43160315514" calcext:value-type="float">
            <text:p>4.4316031551</text:p>
          </table:table-cell>
          <table:table-cell office:value-type="float" office:value="0.0708735063672" calcext:value-type="float">
            <text:p>0.0708735064</text:p>
          </table:table-cell>
        </table:table-row>
        <table:table-row table:style-name="ro1">
          <table:table-cell office:value-type="float" office:value="3.18652963638" calcext:value-type="float">
            <text:p>3.1865296364</text:p>
          </table:table-cell>
          <table:table-cell office:value-type="float" office:value="0.0239414032549" calcext:value-type="float">
            <text:p>0.0239414033</text:p>
          </table:table-cell>
          <table:table-cell office:value-type="float" office:value="4.42206450462" calcext:value-type="float">
            <text:p>4.4220645046</text:p>
          </table:table-cell>
          <table:table-cell office:value-type="float" office:value="0.0738768130541" calcext:value-type="float">
            <text:p>0.0738768131</text:p>
          </table:table-cell>
        </table:table-row>
        <table:table-row table:style-name="ro1">
          <table:table-cell office:value-type="float" office:value="3.1788213253" calcext:value-type="float">
            <text:p>3.1788213253</text:p>
          </table:table-cell>
          <table:table-cell office:value-type="float" office:value="0.0184514205903" calcext:value-type="float">
            <text:p>0.0184514206</text:p>
          </table:table-cell>
          <table:table-cell office:value-type="float" office:value="4.41232152939" calcext:value-type="float">
            <text:p>4.4123215294</text:p>
          </table:table-cell>
          <table:table-cell office:value-type="float" office:value="0.0766826272011" calcext:value-type="float">
            <text:p>0.0766826272</text:p>
          </table:table-cell>
        </table:table-row>
        <table:table-row table:style-name="ro1">
          <table:table-cell office:value-type="float" office:value="3.17168712616" calcext:value-type="float">
            <text:p>3.1716871262</text:p>
          </table:table-cell>
          <table:table-cell office:value-type="float" office:value="0.0127994641662" calcext:value-type="float">
            <text:p>0.0127994642</text:p>
          </table:table-cell>
          <table:table-cell office:value-type="float" office:value="4.40245243073" calcext:value-type="float">
            <text:p>4.4024524307</text:p>
          </table:table-cell>
          <table:table-cell office:value-type="float" office:value="0.079512141645" calcext:value-type="float">
            <text:p>0.0795121416</text:p>
          </table:table-cell>
        </table:table-row>
        <table:table-row table:style-name="ro1">
          <table:table-cell office:value-type="float" office:value="3.16528511047" calcext:value-type="float">
            <text:p>3.1652851105</text:p>
          </table:table-cell>
          <table:table-cell office:value-type="float" office:value="0.00674762250856" calcext:value-type="float">
            <text:p>0.0067476225</text:p>
          </table:table-cell>
          <table:table-cell office:value-type="float" office:value="4.3921231842" calcext:value-type="float">
            <text:p>4.3921231842</text:p>
          </table:table-cell>
          <table:table-cell office:value-type="float" office:value="0.0823621377349" calcext:value-type="float">
            <text:p>0.0823621377</text:p>
          </table:table-cell>
        </table:table-row>
        <table:table-row table:style-name="ro1">
          <table:table-cell office:value-type="float" office:value="3.15768265724" calcext:value-type="float">
            <text:p>3.1576826572</text:p>
          </table:table-cell>
          <table:table-cell office:value-type="float" office:value="0.000511256279424" calcext:value-type="float">
            <text:p>0.0005112563</text:p>
          </table:table-cell>
          <table:table-cell office:value-type="float" office:value="4.38153191566" calcext:value-type="float">
            <text:p>4.3815319157</text:p>
          </table:table-cell>
          <table:table-cell office:value-type="float" office:value="0.085008636117" calcext:value-type="float">
            <text:p>0.0850086361</text:p>
          </table:table-cell>
        </table:table-row>
        <table:table-row table:style-name="ro1">
          <table:table-cell office:value-type="float" office:value="3.15034294128" calcext:value-type="float">
            <text:p>3.1503429413</text:p>
          </table:table-cell>
          <table:table-cell office:value-type="float" office:value="-0.00531171215698" calcext:value-type="float">
            <text:p>-0.0053117122</text:p>
          </table:table-cell>
          <table:table-cell office:value-type="float" office:value="4.37092681885" calcext:value-type="float">
            <text:p>4.3709268189</text:p>
          </table:table-cell>
          <table:table-cell office:value-type="float" office:value="0.0873681157827" calcext:value-type="float">
            <text:p>0.0873681158</text:p>
          </table:table-cell>
        </table:table-row>
        <table:table-row table:style-name="ro1">
          <table:table-cell office:value-type="float" office:value="3.14337730408" calcext:value-type="float">
            <text:p>3.1433773041</text:p>
          </table:table-cell>
          <table:table-cell office:value-type="float" office:value="-0.0114066042006" calcext:value-type="float">
            <text:p>-0.0114066042</text:p>
          </table:table-cell>
          <table:table-cell office:value-type="float" office:value="4.3608140564" calcext:value-type="float">
            <text:p>4.3608140564</text:p>
          </table:table-cell>
          <table:table-cell office:value-type="float" office:value="0.0893758237362" calcext:value-type="float">
            <text:p>0.0893758237</text:p>
          </table:table-cell>
        </table:table-row>
        <table:table-row table:style-name="ro1">
          <table:table-cell office:value-type="float" office:value="3.13698768616" calcext:value-type="float">
            <text:p>3.1369876862</text:p>
          </table:table-cell>
          <table:table-cell office:value-type="float" office:value="-0.0176623892039" calcext:value-type="float">
            <text:p>-0.0176623892</text:p>
          </table:table-cell>
          <table:table-cell office:value-type="float" office:value="4.35106011391" calcext:value-type="float">
            <text:p>4.3510601139</text:p>
          </table:table-cell>
          <table:table-cell office:value-type="float" office:value="0.0909924507141" calcext:value-type="float">
            <text:p>0.0909924507</text:p>
          </table:table-cell>
        </table:table-row>
        <table:table-row table:style-name="ro1">
          <table:table-cell office:value-type="float" office:value="3.1308016777" calcext:value-type="float">
            <text:p>3.1308016777</text:p>
          </table:table-cell>
          <table:table-cell office:value-type="float" office:value="-0.0238592401147" calcext:value-type="float">
            <text:p>-0.0238592401</text:p>
          </table:table-cell>
          <table:table-cell office:value-type="float" office:value="4.34163876534" calcext:value-type="float">
            <text:p>4.3416387653</text:p>
          </table:table-cell>
          <table:table-cell office:value-type="float" office:value="0.0927528068423" calcext:value-type="float">
            <text:p>0.0927528068</text:p>
          </table:table-cell>
        </table:table-row>
        <table:table-row table:style-name="ro1">
          <table:table-cell office:value-type="float" office:value="3.12438368797" calcext:value-type="float">
            <text:p>3.124383688</text:p>
          </table:table-cell>
          <table:table-cell office:value-type="float" office:value="-0.0303012803197" calcext:value-type="float">
            <text:p>-0.0303012803</text:p>
          </table:table-cell>
          <table:table-cell office:value-type="float" office:value="4.33202429771" calcext:value-type="float">
            <text:p>4.3320242977</text:p>
          </table:table-cell>
          <table:table-cell office:value-type="float" office:value="0.0944606363773" calcext:value-type="float">
            <text:p>0.0944606364</text:p>
          </table:table-cell>
        </table:table-row>
        <table:table-row table:style-name="ro1">
          <table:table-cell office:value-type="float" office:value="3.11833739281" calcext:value-type="float">
            <text:p>3.1183373928</text:p>
          </table:table-cell>
          <table:table-cell office:value-type="float" office:value="-0.037220813334" calcext:value-type="float">
            <text:p>-0.0372208133</text:p>
          </table:table-cell>
          <table:table-cell office:value-type="float" office:value="4.32226844788" calcext:value-type="float">
            <text:p>4.3222684479</text:p>
          </table:table-cell>
          <table:table-cell office:value-type="float" office:value="0.0961857661605" calcext:value-type="float">
            <text:p>0.0961857662</text:p>
          </table:table-cell>
        </table:table-row>
        <table:table-row table:style-name="ro1">
          <table:table-cell office:value-type="float" office:value="3.11267137527" calcext:value-type="float">
            <text:p>3.1126713753</text:p>
          </table:table-cell>
          <table:table-cell office:value-type="float" office:value="-0.044113099575" calcext:value-type="float">
            <text:p>-0.0441130996</text:p>
          </table:table-cell>
          <table:table-cell office:value-type="float" office:value="4.3124916172" calcext:value-type="float">
            <text:p>4.3124916172</text:p>
          </table:table-cell>
          <table:table-cell office:value-type="float" office:value="0.0978190600872" calcext:value-type="float">
            <text:p>0.0978190601</text:p>
          </table:table-cell>
        </table:table-row>
        <table:table-row table:style-name="ro1">
          <table:table-cell office:value-type="float" office:value="3.10638785362" calcext:value-type="float">
            <text:p>3.1063878536</text:p>
          </table:table-cell>
          <table:table-cell office:value-type="float" office:value="-0.0508556179702" calcext:value-type="float">
            <text:p>-0.050855618</text:p>
          </table:table-cell>
          <table:table-cell office:value-type="float" office:value="4.30327840805" calcext:value-type="float">
            <text:p>4.3032784081</text:p>
          </table:table-cell>
          <table:table-cell office:value-type="float" office:value="0.0989796444774" calcext:value-type="float">
            <text:p>0.0989796445</text:p>
          </table:table-cell>
        </table:table-row>
        <table:table-row table:style-name="ro1">
          <table:table-cell office:value-type="float" office:value="3.10076022148" calcext:value-type="float">
            <text:p>3.1007602215</text:p>
          </table:table-cell>
          <table:table-cell office:value-type="float" office:value="-0.0578768402338" calcext:value-type="float">
            <text:p>-0.0578768402</text:p>
          </table:table-cell>
          <table:table-cell office:value-type="float" office:value="4.29421587944" calcext:value-type="float">
            <text:p>4.2942158794</text:p>
          </table:table-cell>
          <table:table-cell office:value-type="float" office:value="0.0996083244681" calcext:value-type="float">
            <text:p>0.0996083245</text:p>
          </table:table-cell>
        </table:table-row>
        <table:table-row table:style-name="ro1">
          <table:table-cell office:value-type="float" office:value="3.09521579742" calcext:value-type="float">
            <text:p>3.0952157974</text:p>
          </table:table-cell>
          <table:table-cell office:value-type="float" office:value="-0.0650619864464" calcext:value-type="float">
            <text:p>-0.0650619864</text:p>
          </table:table-cell>
          <table:table-cell office:value-type="float" office:value="4.28425713539" calcext:value-type="float">
            <text:p>4.2842571354</text:p>
          </table:table-cell>
          <table:table-cell office:value-type="float" office:value="0.10013486445" calcext:value-type="float">
            <text:p>0.1001348645</text:p>
          </table:table-cell>
        </table:table-row>
        <table:table-row table:style-name="ro1">
          <table:table-cell office:value-type="float" office:value="3.08978652954" calcext:value-type="float">
            <text:p>3.0897865295</text:p>
          </table:table-cell>
          <table:table-cell office:value-type="float" office:value="-0.0722220018506" calcext:value-type="float">
            <text:p>-0.0722220019</text:p>
          </table:table-cell>
          <table:table-cell office:value-type="float" office:value="4.27413602829" calcext:value-type="float">
            <text:p>4.2741360283</text:p>
          </table:table-cell>
          <table:table-cell office:value-type="float" office:value="0.100286200643" calcext:value-type="float">
            <text:p>0.1002862006</text:p>
          </table:table-cell>
        </table:table-row>
        <table:table-row table:style-name="ro1">
          <table:table-cell office:value-type="float" office:value="3.08463048935" calcext:value-type="float">
            <text:p>3.0846304894</text:p>
          </table:table-cell>
          <table:table-cell office:value-type="float" office:value="-0.0791171863675" calcext:value-type="float">
            <text:p>-0.0791171864</text:p>
          </table:table-cell>
          <table:table-cell office:value-type="float" office:value="4.2641639328" calcext:value-type="float">
            <text:p>4.2641639328</text:p>
          </table:table-cell>
          <table:table-cell office:value-type="float" office:value="0.100093059242" calcext:value-type="float">
            <text:p>0.1000930592</text:p>
          </table:table-cell>
        </table:table-row>
        <table:table-row table:style-name="ro1">
          <table:table-cell office:value-type="float" office:value="3.07939124107" calcext:value-type="float">
            <text:p>3.0793912411</text:p>
          </table:table-cell>
          <table:table-cell office:value-type="float" office:value="-0.0860679075122" calcext:value-type="float">
            <text:p>-0.0860679075</text:p>
          </table:table-cell>
          <table:table-cell office:value-type="float" office:value="4.25411792755" calcext:value-type="float">
            <text:p>4.2541179276</text:p>
          </table:table-cell>
          <table:table-cell office:value-type="float" office:value="0.0998502075672" calcext:value-type="float">
            <text:p>0.0998502076</text:p>
          </table:table-cell>
        </table:table-row>
        <table:table-row table:style-name="ro1">
          <table:table-cell office:value-type="float" office:value="3.07398581505" calcext:value-type="float">
            <text:p>3.0739858151</text:p>
          </table:table-cell>
          <table:table-cell office:value-type="float" office:value="-0.0929501727223" calcext:value-type="float">
            <text:p>-0.0929501727</text:p>
          </table:table-cell>
          <table:table-cell office:value-type="float" office:value="4.24483009338" calcext:value-type="float">
            <text:p>4.2448300934</text:p>
          </table:table-cell>
          <table:table-cell office:value-type="float" office:value="0.0993757992983" calcext:value-type="float">
            <text:p>0.0993757993</text:p>
          </table:table-cell>
        </table:table-row>
        <table:table-row table:style-name="ro1">
          <table:table-cell office:value-type="float" office:value="3.06886482239" calcext:value-type="float">
            <text:p>3.0688648224</text:p>
          </table:table-cell>
          <table:table-cell office:value-type="float" office:value="-0.100320227444" calcext:value-type="float">
            <text:p>-0.1003202274</text:p>
          </table:table-cell>
          <table:table-cell office:value-type="float" office:value="4.23511239052" calcext:value-type="float">
            <text:p>4.2351123905</text:p>
          </table:table-cell>
          <table:table-cell office:value-type="float" office:value="0.0985439568758" calcext:value-type="float">
            <text:p>0.0985439569</text:p>
          </table:table-cell>
        </table:table-row>
        <table:table-row table:style-name="ro1">
          <table:table-cell office:value-type="float" office:value="3.06354498863" calcext:value-type="float">
            <text:p>3.0635449886</text:p>
          </table:table-cell>
          <table:table-cell office:value-type="float" office:value="-0.108035974205" calcext:value-type="float">
            <text:p>-0.1080359742</text:p>
          </table:table-cell>
          <table:table-cell office:value-type="float" office:value="4.22562452316" calcext:value-type="float">
            <text:p>4.2256245232</text:p>
          </table:table-cell>
          <table:table-cell office:value-type="float" office:value="0.0975368469954" calcext:value-type="float">
            <text:p>0.097536847</text:p>
          </table:table-cell>
        </table:table-row>
        <table:table-row table:style-name="ro1">
          <table:table-cell office:value-type="float" office:value="3.05855560303" calcext:value-type="float">
            <text:p>3.058555603</text:p>
          </table:table-cell>
          <table:table-cell office:value-type="float" office:value="-0.115687295794" calcext:value-type="float">
            <text:p>-0.1156872958</text:p>
          </table:table-cell>
          <table:table-cell office:value-type="float" office:value="4.21632047653" calcext:value-type="float">
            <text:p>4.2163204765</text:p>
          </table:table-cell>
          <table:table-cell office:value-type="float" office:value="0.096271507442" calcext:value-type="float">
            <text:p>0.0962715074</text:p>
          </table:table-cell>
        </table:table-row>
        <table:table-row table:style-name="ro1">
          <table:table-cell office:value-type="float" office:value="3.05354142189" calcext:value-type="float">
            <text:p>3.0535414219</text:p>
          </table:table-cell>
          <table:table-cell office:value-type="float" office:value="-0.123679585755" calcext:value-type="float">
            <text:p>-0.1236795858</text:p>
          </table:table-cell>
          <table:table-cell office:value-type="float" office:value="4.20684071541" calcext:value-type="float">
            <text:p>4.2068407154</text:p>
          </table:table-cell>
          <table:table-cell office:value-type="float" office:value="0.0950301513076" calcext:value-type="float">
            <text:p>0.0950301513</text:p>
          </table:table-cell>
        </table:table-row>
        <table:table-row table:style-name="ro1">
          <table:table-cell office:value-type="float" office:value="3.04756879807" calcext:value-type="float">
            <text:p>3.0475687981</text:p>
          </table:table-cell>
          <table:table-cell office:value-type="float" office:value="-0.131801500916" calcext:value-type="float">
            <text:p>-0.1318015009</text:p>
          </table:table-cell>
          <table:table-cell office:value-type="float" office:value="4.19773503304" calcext:value-type="float">
            <text:p>4.197735033</text:p>
          </table:table-cell>
          <table:table-cell office:value-type="float" office:value="0.0935773700476" calcext:value-type="float">
            <text:p>0.09357737</text:p>
          </table:table-cell>
        </table:table-row>
        <table:table-row table:style-name="ro1">
          <table:table-cell office:value-type="float" office:value="3.04301571846" calcext:value-type="float">
            <text:p>3.0430157185</text:p>
          </table:table-cell>
          <table:table-cell office:value-type="float" office:value="-0.139612644911" calcext:value-type="float">
            <text:p>-0.1396126449</text:p>
          </table:table-cell>
          <table:table-cell office:value-type="float" office:value="4.18816991806" calcext:value-type="float">
            <text:p>4.1881699181</text:p>
          </table:table-cell>
          <table:table-cell office:value-type="float" office:value="0.0918734148145" calcext:value-type="float">
            <text:p>0.0918734148</text:p>
          </table:table-cell>
        </table:table-row>
        <table:table-row table:style-name="ro1">
          <table:table-cell office:value-type="float" office:value="3.03871679306" calcext:value-type="float">
            <text:p>3.0387167931</text:p>
          </table:table-cell>
          <table:table-cell office:value-type="float" office:value="-0.147644206882" calcext:value-type="float">
            <text:p>-0.1476442069</text:p>
          </table:table-cell>
          <table:table-cell office:value-type="float" office:value="4.1783470726" calcext:value-type="float">
            <text:p>4.1783470726</text:p>
          </table:table-cell>
          <table:table-cell office:value-type="float" office:value="0.0898712947965" calcext:value-type="float">
            <text:p>0.0898712948</text:p>
          </table:table-cell>
        </table:table-row>
        <table:table-row table:style-name="ro1">
          <table:table-cell office:value-type="float" office:value="3.03309941292" calcext:value-type="float">
            <text:p>3.0330994129</text:p>
          </table:table-cell>
          <table:table-cell office:value-type="float" office:value="-0.156343474984" calcext:value-type="float">
            <text:p>-0.156343475</text:p>
          </table:table-cell>
          <table:table-cell office:value-type="float" office:value="4.16801448822" calcext:value-type="float">
            <text:p>4.1680144882</text:p>
          </table:table-cell>
          <table:table-cell office:value-type="float" office:value="0.0873267054558" calcext:value-type="float">
            <text:p>0.0873267055</text:p>
          </table:table-cell>
        </table:table-row>
        <table:table-row table:style-name="ro1">
          <table:table-cell office:value-type="float" office:value="2.55354952812" calcext:value-type="float">
            <text:p>2.5535495281</text:p>
          </table:table-cell>
          <table:table-cell office:value-type="float" office:value="-0.0984786897898" calcext:value-type="float">
            <text:p>-0.0984786898</text:p>
          </table:table-cell>
          <table:table-cell office:value-type="float" office:value="4.15787526131" calcext:value-type="float">
            <text:p>4.1578752613</text:p>
          </table:table-cell>
          <table:table-cell office:value-type="float" office:value="0.0844187811017" calcext:value-type="float">
            <text:p>0.0844187811</text:p>
          </table:table-cell>
        </table:table-row>
        <table:table-row table:style-name="ro1">
          <table:table-cell office:value-type="float" office:value="2.54681801796" calcext:value-type="float">
            <text:p>2.546818018</text:p>
          </table:table-cell>
          <table:table-cell office:value-type="float" office:value="-0.109120287001" calcext:value-type="float">
            <text:p>-0.109120287</text:p>
          </table:table-cell>
          <table:table-cell office:value-type="float" office:value="4.1490141964" calcext:value-type="float">
            <text:p>4.1490141964</text:p>
          </table:table-cell>
          <table:table-cell office:value-type="float" office:value="0.0817351713777" calcext:value-type="float">
            <text:p>0.0817351714</text:p>
          </table:table-cell>
        </table:table-row>
        <table:table-row table:style-name="ro1">
          <table:table-cell office:value-type="float" office:value="2.50299978256" calcext:value-type="float">
            <text:p>2.5029997826</text:p>
          </table:table-cell>
          <table:table-cell office:value-type="float" office:value="-0.112704642117" calcext:value-type="float">
            <text:p>-0.1127046421</text:p>
          </table:table-cell>
          <table:table-cell office:value-type="float" office:value="4.14092417717" calcext:value-type="float">
            <text:p>4.1409241772</text:p>
          </table:table-cell>
          <table:table-cell office:value-type="float" office:value="0.0794802680612" calcext:value-type="float">
            <text:p>0.0794802681</text:p>
          </table:table-cell>
        </table:table-row>
        <table:table-row table:style-name="ro1">
          <table:table-cell office:value-type="float" office:value="2.48395419121" calcext:value-type="float">
            <text:p>2.4839541912</text:p>
          </table:table-cell>
          <table:table-cell office:value-type="float" office:value="-0.12319214642" calcext:value-type="float">
            <text:p>-0.1231921464</text:p>
          </table:table-cell>
          <table:table-cell office:value-type="float" office:value="4.13222762108" calcext:value-type="float">
            <text:p>4.1322276211</text:p>
          </table:table-cell>
          <table:table-cell office:value-type="float" office:value="0.077121168375" calcext:value-type="float">
            <text:p>0.0771211684</text:p>
          </table:table-cell>
        </table:table-row>
        <table:table-row table:style-name="ro1">
          <table:table-cell office:value-type="float" office:value="2.47769188881" calcext:value-type="float">
            <text:p>2.4776918888</text:p>
          </table:table-cell>
          <table:table-cell office:value-type="float" office:value="-0.133976921439" calcext:value-type="float">
            <text:p>-0.1339769214</text:p>
          </table:table-cell>
          <table:table-cell office:value-type="float" office:value="4.12332888603" calcext:value-type="float">
            <text:p>4.123328886</text:p>
          </table:table-cell>
          <table:table-cell office:value-type="float" office:value="0.0746474787593" calcext:value-type="float">
            <text:p>0.0746474788</text:p>
          </table:table-cell>
        </table:table-row>
        <table:table-row table:style-name="ro1">
          <table:table-cell office:value-type="float" office:value="2.46320080757" calcext:value-type="float">
            <text:p>2.4632008076</text:p>
          </table:table-cell>
          <table:table-cell office:value-type="float" office:value="-0.149791300297" calcext:value-type="float">
            <text:p>-0.1497913003</text:p>
          </table:table-cell>
          <table:table-cell office:value-type="float" office:value="4.11312838554" calcext:value-type="float">
            <text:p>4.1131283855</text:p>
          </table:table-cell>
          <table:table-cell office:value-type="float" office:value="0.0714628994465" calcext:value-type="float">
            <text:p>0.0714628994</text:p>
          </table:table-cell>
        </table:table-row>
        <table:table-row table:style-name="ro1">
          <table:table-cell office:value-type="float" office:value="2.45790934563" calcext:value-type="float">
            <text:p>2.4579093456</text:p>
          </table:table-cell>
          <table:table-cell office:value-type="float" office:value="-0.160354092717" calcext:value-type="float">
            <text:p>-0.1603540927</text:p>
          </table:table-cell>
          <table:table-cell office:value-type="float" office:value="4.10385342598" calcext:value-type="float">
            <text:p>4.103853426</text:p>
          </table:table-cell>
          <table:table-cell office:value-type="float" office:value="0.0678927078843" calcext:value-type="float">
            <text:p>0.0678927079</text:p>
          </table:table-cell>
        </table:table-row>
        <table:table-row table:style-name="ro1">
          <table:table-cell office:value-type="float" office:value="2.45302462578" calcext:value-type="float">
            <text:p>2.4530246258</text:p>
          </table:table-cell>
          <table:table-cell office:value-type="float" office:value="-0.170767009258" calcext:value-type="float">
            <text:p>-0.1707670093</text:p>
          </table:table-cell>
          <table:table-cell office:value-type="float" office:value="4.09494110107" calcext:value-type="float">
            <text:p>4.0949411011</text:p>
          </table:table-cell>
          <table:table-cell office:value-type="float" office:value="0.0646378099918" calcext:value-type="float">
            <text:p>0.06463781</text:p>
          </table:table-cell>
        </table:table-row>
        <table:table-row table:style-name="ro1">
          <table:table-cell office:value-type="float" office:value="2.4403655529" calcext:value-type="float">
            <text:p>2.4403655529</text:p>
          </table:table-cell>
          <table:table-cell office:value-type="float" office:value="-0.183741435409" calcext:value-type="float">
            <text:p>-0.1837414354</text:p>
          </table:table-cell>
          <table:table-cell office:value-type="float" office:value="4.08545824051" calcext:value-type="float">
            <text:p>4.0854582405</text:p>
          </table:table-cell>
          <table:table-cell office:value-type="float" office:value="0.0610860139132" calcext:value-type="float">
            <text:p>0.0610860139</text:p>
          </table:table-cell>
        </table:table-row>
        <table:table-row table:style-name="ro1">
          <table:table-cell office:value-type="float" office:value="2.42997932434" calcext:value-type="float">
            <text:p>2.4299793243</text:p>
          </table:table-cell>
          <table:table-cell office:value-type="float" office:value="-0.200403749943" calcext:value-type="float">
            <text:p>-0.2004037499</text:p>
          </table:table-cell>
          <table:table-cell office:value-type="float" office:value="4.07762666702" calcext:value-type="float">
            <text:p>4.077626667</text:p>
          </table:table-cell>
          <table:table-cell office:value-type="float" office:value="0.0574218519032" calcext:value-type="float">
            <text:p>0.0574218519</text:p>
          </table:table-cell>
        </table:table-row>
        <table:table-row table:style-name="ro1">
          <table:table-cell office:value-type="float" office:value="2.41970086098" calcext:value-type="float">
            <text:p>2.419700861</text:p>
          </table:table-cell>
          <table:table-cell office:value-type="float" office:value="-0.212518513203" calcext:value-type="float">
            <text:p>-0.2125185132</text:p>
          </table:table-cell>
          <table:table-cell office:value-type="float" office:value="4.07086583138" calcext:value-type="float">
            <text:p>4.0708658314</text:p>
          </table:table-cell>
          <table:table-cell office:value-type="float" office:value="0.052724994719" calcext:value-type="float">
            <text:p>0.0527249947</text:p>
          </table:table-cell>
        </table:table-row>
        <table:table-row table:style-name="ro1">
          <table:table-cell office:value-type="float" office:value="2.41116309166" calcext:value-type="float">
            <text:p>2.4111630917</text:p>
          </table:table-cell>
          <table:table-cell office:value-type="float" office:value="-0.229012906551" calcext:value-type="float">
            <text:p>-0.2290129066</text:p>
          </table:table-cell>
          <table:table-cell office:value-type="float" office:value="4.06322237015" calcext:value-type="float">
            <text:p>4.0632223702</text:p>
          </table:table-cell>
          <table:table-cell office:value-type="float" office:value="0.0478587895632" calcext:value-type="float">
            <text:p>0.0478587896</text:p>
          </table:table-cell>
        </table:table-row>
        <table:table-row table:style-name="ro1">
          <table:table-cell office:value-type="float" office:value="2.40378880501" calcext:value-type="float">
            <text:p>2.403788805</text:p>
          </table:table-cell>
          <table:table-cell office:value-type="float" office:value="-0.244376853108" calcext:value-type="float">
            <text:p>-0.2443768531</text:p>
          </table:table-cell>
          <table:table-cell office:value-type="float" office:value="4.05483265877" calcext:value-type="float">
            <text:p>4.0548326588</text:p>
          </table:table-cell>
          <table:table-cell office:value-type="float" office:value="0.0437152273953" calcext:value-type="float">
            <text:p>0.0437152274</text:p>
          </table:table-cell>
        </table:table-row>
        <table:table-row table:style-name="ro1">
          <table:table-cell office:value-type="float" office:value="2.39712738991" calcext:value-type="float">
            <text:p>2.3971273899</text:p>
          </table:table-cell>
          <table:table-cell office:value-type="float" office:value="-0.257555276155" calcext:value-type="float">
            <text:p>-0.2575552762</text:p>
          </table:table-cell>
          <table:table-cell office:value-type="float" office:value="4.04579134941" calcext:value-type="float">
            <text:p>4.0457913494</text:p>
          </table:table-cell>
          <table:table-cell office:value-type="float" office:value="0.0394580438733" calcext:value-type="float">
            <text:p>0.0394580439</text:p>
          </table:table-cell>
        </table:table-row>
        <table:table-row table:style-name="ro1">
          <table:table-cell office:value-type="float" office:value="2.39242267609" calcext:value-type="float">
            <text:p>2.3924226761</text:p>
          </table:table-cell>
          <table:table-cell office:value-type="float" office:value="-0.268014639616" calcext:value-type="float">
            <text:p>-0.2680146396</text:p>
          </table:table-cell>
          <table:table-cell office:value-type="float" office:value="4.03750344276" calcext:value-type="float">
            <text:p>4.0375034428</text:p>
          </table:table-cell>
          <table:table-cell office:value-type="float" office:value="0.0345198325813" calcext:value-type="float">
            <text:p>0.0345198326</text:p>
          </table:table-cell>
        </table:table-row>
        <table:table-row table:style-name="ro1">
          <table:table-cell office:value-type="float" office:value="2.38684630394" calcext:value-type="float">
            <text:p>2.3868463039</text:p>
          </table:table-cell>
          <table:table-cell office:value-type="float" office:value="-0.282665908337" calcext:value-type="float">
            <text:p>-0.2826659083</text:p>
          </table:table-cell>
          <table:table-cell office:value-type="float" office:value="4.02985569" calcext:value-type="float">
            <text:p>4.02985569</text:p>
          </table:table-cell>
          <table:table-cell office:value-type="float" office:value="0.0291113201529" calcext:value-type="float">
            <text:p>0.0291113202</text:p>
          </table:table-cell>
        </table:table-row>
        <table:table-row table:style-name="ro1">
          <table:table-cell office:value-type="float" office:value="2.38226008415" calcext:value-type="float">
            <text:p>2.3822600842</text:p>
          </table:table-cell>
          <table:table-cell office:value-type="float" office:value="-0.294876933098" calcext:value-type="float">
            <text:p>-0.2948769331</text:p>
          </table:table-cell>
          <table:table-cell office:value-type="float" office:value="4.02152963638" calcext:value-type="float">
            <text:p>4.0215296364</text:p>
          </table:table-cell>
          <table:table-cell office:value-type="float" office:value="0.0239414032549" calcext:value-type="float">
            <text:p>0.0239414033</text:p>
          </table:table-cell>
        </table:table-row>
        <table:table-row table:style-name="ro1">
          <table:table-cell office:value-type="float" office:value="2.3783454895" calcext:value-type="float">
            <text:p>2.3783454895</text:p>
          </table:table-cell>
          <table:table-cell office:value-type="float" office:value="-0.306394428015" calcext:value-type="float">
            <text:p>-0.306394428</text:p>
          </table:table-cell>
          <table:table-cell office:value-type="float" office:value="4.0138213253" calcext:value-type="float">
            <text:p>4.0138213253</text:p>
          </table:table-cell>
          <table:table-cell office:value-type="float" office:value="0.0184514205903" calcext:value-type="float">
            <text:p>0.0184514206</text:p>
          </table:table-cell>
        </table:table-row>
        <table:table-row table:style-name="ro1">
          <table:table-cell office:value-type="float" office:value="2.374979496" calcext:value-type="float">
            <text:p>2.374979496</text:p>
          </table:table-cell>
          <table:table-cell office:value-type="float" office:value="-0.320434302092" calcext:value-type="float">
            <text:p>-0.3204343021</text:p>
          </table:table-cell>
          <table:table-cell office:value-type="float" office:value="4.00668712616" calcext:value-type="float">
            <text:p>4.0066871262</text:p>
          </table:table-cell>
          <table:table-cell office:value-type="float" office:value="0.0127994641662" calcext:value-type="float">
            <text:p>0.0127994642</text:p>
          </table:table-cell>
        </table:table-row>
        <table:table-row table:style-name="ro1">
          <table:table-cell office:value-type="float" office:value="2.37218570709" calcext:value-type="float">
            <text:p>2.3721857071</text:p>
          </table:table-cell>
          <table:table-cell office:value-type="float" office:value="-0.335287094116" calcext:value-type="float">
            <text:p>-0.3352870941</text:p>
          </table:table-cell>
          <table:table-cell office:value-type="float" office:value="4.00028511047" calcext:value-type="float">
            <text:p>4.0002851105</text:p>
          </table:table-cell>
          <table:table-cell office:value-type="float" office:value="0.00674762250856" calcext:value-type="float">
            <text:p>0.0067476225</text:p>
          </table:table-cell>
        </table:table-row>
        <table:table-row table:style-name="ro1">
          <table:table-cell office:value-type="float" office:value="2.37055468559" calcext:value-type="float">
            <text:p>2.3705546856</text:p>
          </table:table-cell>
          <table:table-cell office:value-type="float" office:value="-0.347342669964" calcext:value-type="float">
            <text:p>-0.34734267</text:p>
          </table:table-cell>
          <table:table-cell office:value-type="float" office:value="3.99268265724" calcext:value-type="float">
            <text:p>3.9926826572</text:p>
          </table:table-cell>
          <table:table-cell office:value-type="float" office:value="0.000511256279424" calcext:value-type="float">
            <text:p>0.0005112563</text:p>
          </table:table-cell>
        </table:table-row>
        <table:table-row table:style-name="ro1">
          <table:table-cell office:value-type="float" office:value="2.36648511887" calcext:value-type="float">
            <text:p>2.3664851189</text:p>
          </table:table-cell>
          <table:table-cell office:value-type="float" office:value="-0.364466428757" calcext:value-type="float">
            <text:p>-0.3644664288</text:p>
          </table:table-cell>
          <table:table-cell office:value-type="float" office:value="3.98534294128" calcext:value-type="float">
            <text:p>3.9853429413</text:p>
          </table:table-cell>
          <table:table-cell office:value-type="float" office:value="-0.00531171215698" calcext:value-type="float">
            <text:p>-0.0053117122</text:p>
          </table:table-cell>
        </table:table-row>
        <table:table-row table:style-name="ro1">
          <table:table-cell office:value-type="float" office:value="2.36336803436" calcext:value-type="float">
            <text:p>2.3633680344</text:p>
          </table:table-cell>
          <table:table-cell office:value-type="float" office:value="-0.380087345839" calcext:value-type="float">
            <text:p>-0.3800873458</text:p>
          </table:table-cell>
          <table:table-cell office:value-type="float" office:value="3.97837730408" calcext:value-type="float">
            <text:p>3.9783773041</text:p>
          </table:table-cell>
          <table:table-cell office:value-type="float" office:value="-0.0114066042006" calcext:value-type="float">
            <text:p>-0.0114066042</text:p>
          </table:table-cell>
        </table:table-row>
        <table:table-row table:style-name="ro1">
          <table:table-cell office:value-type="float" office:value="2.36128497124" calcext:value-type="float">
            <text:p>2.3612849712</text:p>
          </table:table-cell>
          <table:table-cell office:value-type="float" office:value="-0.394670009613" calcext:value-type="float">
            <text:p>-0.3946700096</text:p>
          </table:table-cell>
          <table:table-cell office:value-type="float" office:value="3.97198768616" calcext:value-type="float">
            <text:p>3.9719876862</text:p>
          </table:table-cell>
          <table:table-cell office:value-type="float" office:value="-0.0176623892039" calcext:value-type="float">
            <text:p>-0.0176623892</text:p>
          </table:table-cell>
        </table:table-row>
        <table:table-row table:style-name="ro1">
          <table:table-cell office:value-type="float" office:value="2.36028957367" calcext:value-type="float">
            <text:p>2.3602895737</text:p>
          </table:table-cell>
          <table:table-cell office:value-type="float" office:value="-0.406693428755" calcext:value-type="float">
            <text:p>-0.4066934288</text:p>
          </table:table-cell>
          <table:table-cell office:value-type="float" office:value="3.9658016777" calcext:value-type="float">
            <text:p>3.9658016777</text:p>
          </table:table-cell>
          <table:table-cell office:value-type="float" office:value="-0.0238592401147" calcext:value-type="float">
            <text:p>-0.0238592401</text:p>
          </table:table-cell>
        </table:table-row>
        <table:table-row table:style-name="ro1">
          <table:table-cell office:value-type="float" office:value="2.35834097862" calcext:value-type="float">
            <text:p>2.3583409786</text:p>
          </table:table-cell>
          <table:table-cell office:value-type="float" office:value="-0.422624349594" calcext:value-type="float">
            <text:p>-0.4226243496</text:p>
          </table:table-cell>
          <table:table-cell office:value-type="float" office:value="3.95938368797" calcext:value-type="float">
            <text:p>3.959383688</text:p>
          </table:table-cell>
          <table:table-cell office:value-type="float" office:value="-0.0303012803197" calcext:value-type="float">
            <text:p>-0.0303012803</text:p>
          </table:table-cell>
        </table:table-row>
        <table:table-row table:style-name="ro1">
          <table:table-cell office:value-type="float" office:value="2.35540604591" calcext:value-type="float">
            <text:p>2.3554060459</text:p>
          </table:table-cell>
          <table:table-cell office:value-type="float" office:value="-0.442622065544" calcext:value-type="float">
            <text:p>-0.4426220655</text:p>
          </table:table-cell>
          <table:table-cell office:value-type="float" office:value="3.95333739281" calcext:value-type="float">
            <text:p>3.9533373928</text:p>
          </table:table-cell>
          <table:table-cell office:value-type="float" office:value="-0.037220813334" calcext:value-type="float">
            <text:p>-0.0372208133</text:p>
          </table:table-cell>
        </table:table-row>
        <table:table-row table:style-name="ro1">
          <table:table-cell office:value-type="float" office:value="2.35342049599" calcext:value-type="float">
            <text:p>2.353420496</text:p>
          </table:table-cell>
          <table:table-cell office:value-type="float" office:value="-0.456321299076" calcext:value-type="float">
            <text:p>-0.4563212991</text:p>
          </table:table-cell>
          <table:table-cell office:value-type="float" office:value="3.94767137527" calcext:value-type="float">
            <text:p>3.9476713753</text:p>
          </table:table-cell>
          <table:table-cell office:value-type="float" office:value="-0.044113099575" calcext:value-type="float">
            <text:p>-0.0441130996</text:p>
          </table:table-cell>
        </table:table-row>
        <table:table-row table:style-name="ro1">
          <table:table-cell office:value-type="float" office:value="2.3518242836" calcext:value-type="float">
            <text:p>2.3518242836</text:p>
          </table:table-cell>
          <table:table-cell office:value-type="float" office:value="-0.47172293067" calcext:value-type="float">
            <text:p>-0.4717229307</text:p>
          </table:table-cell>
          <table:table-cell office:value-type="float" office:value="3.94138785362" calcext:value-type="float">
            <text:p>3.9413878536</text:p>
          </table:table-cell>
          <table:table-cell office:value-type="float" office:value="-0.0508556179702" calcext:value-type="float">
            <text:p>-0.050855618</text:p>
          </table:table-cell>
        </table:table-row>
        <table:table-row table:style-name="ro1">
          <table:table-cell office:value-type="float" office:value="2.35012960434" calcext:value-type="float">
            <text:p>2.3501296043</text:p>
          </table:table-cell>
          <table:table-cell office:value-type="float" office:value="-0.49246096611" calcext:value-type="float">
            <text:p>-0.4924609661</text:p>
          </table:table-cell>
          <table:table-cell office:value-type="float" office:value="3.93576022148" calcext:value-type="float">
            <text:p>3.9357602215</text:p>
          </table:table-cell>
          <table:table-cell office:value-type="float" office:value="-0.0578768402338" calcext:value-type="float">
            <text:p>-0.0578768402</text:p>
          </table:table-cell>
        </table:table-row>
        <table:table-row table:style-name="ro1">
          <table:table-cell office:value-type="float" office:value="2.35011577606" calcext:value-type="float">
            <text:p>2.3501157761</text:p>
          </table:table-cell>
          <table:table-cell office:value-type="float" office:value="-0.507975876331" calcext:value-type="float">
            <text:p>-0.5079758763</text:p>
          </table:table-cell>
          <table:table-cell office:value-type="float" office:value="3.93021579742" calcext:value-type="float">
            <text:p>3.9302157974</text:p>
          </table:table-cell>
          <table:table-cell office:value-type="float" office:value="-0.0650619864464" calcext:value-type="float">
            <text:p>-0.0650619864</text:p>
          </table:table-cell>
        </table:table-row>
        <table:table-row table:style-name="ro1">
          <table:table-cell office:value-type="float" office:value="2.35071730614" calcext:value-type="float">
            <text:p>2.3507173061</text:p>
          </table:table-cell>
          <table:table-cell office:value-type="float" office:value="-0.522048830986" calcext:value-type="float">
            <text:p>-0.522048831</text:p>
          </table:table-cell>
          <table:table-cell office:value-type="float" office:value="3.92478652954" calcext:value-type="float">
            <text:p>3.9247865295</text:p>
          </table:table-cell>
          <table:table-cell office:value-type="float" office:value="-0.0722220018506" calcext:value-type="float">
            <text:p>-0.0722220019</text:p>
          </table:table-cell>
        </table:table-row>
        <table:table-row table:style-name="ro1">
          <table:table-cell office:value-type="float" office:value="2.34957075119" calcext:value-type="float">
            <text:p>2.3495707512</text:p>
          </table:table-cell>
          <table:table-cell office:value-type="float" office:value="-0.538247764111" calcext:value-type="float">
            <text:p>-0.5382477641</text:p>
          </table:table-cell>
          <table:table-cell office:value-type="float" office:value="3.91963048935" calcext:value-type="float">
            <text:p>3.9196304894</text:p>
          </table:table-cell>
          <table:table-cell office:value-type="float" office:value="-0.0791171863675" calcext:value-type="float">
            <text:p>-0.0791171864</text:p>
          </table:table-cell>
        </table:table-row>
        <table:table-row table:style-name="ro1">
          <table:table-cell office:value-type="float" office:value="2.34848690033" calcext:value-type="float">
            <text:p>2.3484869003</text:p>
          </table:table-cell>
          <table:table-cell office:value-type="float" office:value="-0.557512581348" calcext:value-type="float">
            <text:p>-0.5575125813</text:p>
          </table:table-cell>
          <table:table-cell office:value-type="float" office:value="3.91439124107" calcext:value-type="float">
            <text:p>3.9143912411</text:p>
          </table:table-cell>
          <table:table-cell office:value-type="float" office:value="-0.0860679075122" calcext:value-type="float">
            <text:p>-0.0860679075</text:p>
          </table:table-cell>
        </table:table-row>
        <table:table-row table:style-name="ro1">
          <table:table-cell office:value-type="float" office:value="2.34902882576" calcext:value-type="float">
            <text:p>2.3490288258</text:p>
          </table:table-cell>
          <table:table-cell office:value-type="float" office:value="-0.574780344963" calcext:value-type="float">
            <text:p>-0.574780345</text:p>
          </table:table-cell>
          <table:table-cell office:value-type="float" office:value="3.90898581505" calcext:value-type="float">
            <text:p>3.9089858151</text:p>
          </table:table-cell>
          <table:table-cell office:value-type="float" office:value="-0.0929501727223" calcext:value-type="float">
            <text:p>-0.0929501727</text:p>
          </table:table-cell>
        </table:table-row>
        <table:table-row table:style-name="ro1">
          <table:table-cell office:value-type="float" office:value="2.3505730629" calcext:value-type="float">
            <text:p>2.3505730629</text:p>
          </table:table-cell>
          <table:table-cell office:value-type="float" office:value="-0.59173220396" calcext:value-type="float">
            <text:p>-0.591732204</text:p>
          </table:table-cell>
          <table:table-cell office:value-type="float" office:value="3.90386482239" calcext:value-type="float">
            <text:p>3.9038648224</text:p>
          </table:table-cell>
          <table:table-cell office:value-type="float" office:value="-0.100320227444" calcext:value-type="float">
            <text:p>-0.1003202274</text:p>
          </table:table-cell>
        </table:table-row>
        <table:table-row table:style-name="ro1">
          <table:table-cell office:value-type="float" office:value="2.35157585144" calcext:value-type="float">
            <text:p>2.3515758514</text:p>
          </table:table-cell>
          <table:table-cell office:value-type="float" office:value="-0.608637630939" calcext:value-type="float">
            <text:p>-0.6086376309</text:p>
          </table:table-cell>
          <table:table-cell office:value-type="float" office:value="3.89854498863" calcext:value-type="float">
            <text:p>3.8985449886</text:p>
          </table:table-cell>
          <table:table-cell office:value-type="float" office:value="-0.108035974205" calcext:value-type="float">
            <text:p>-0.1080359742</text:p>
          </table:table-cell>
        </table:table-row>
        <table:table-row table:style-name="ro1">
          <table:table-cell office:value-type="float" office:value="2.3524210453" calcext:value-type="float">
            <text:p>2.3524210453</text:p>
          </table:table-cell>
          <table:table-cell office:value-type="float" office:value="-0.623845994473" calcext:value-type="float">
            <text:p>-0.6238459945</text:p>
          </table:table-cell>
          <table:table-cell office:value-type="float" office:value="3.89355560303" calcext:value-type="float">
            <text:p>3.893555603</text:p>
          </table:table-cell>
          <table:table-cell office:value-type="float" office:value="-0.115687295794" calcext:value-type="float">
            <text:p>-0.1156872958</text:p>
          </table:table-cell>
        </table:table-row>
        <table:table-row table:style-name="ro1">
          <table:table-cell office:value-type="float" office:value="2.35458779335" calcext:value-type="float">
            <text:p>2.3545877934</text:p>
          </table:table-cell>
          <table:table-cell office:value-type="float" office:value="-0.640978872776" calcext:value-type="float">
            <text:p>-0.6409788728</text:p>
          </table:table-cell>
          <table:table-cell office:value-type="float" office:value="3.88854142189" calcext:value-type="float">
            <text:p>3.8885414219</text:p>
          </table:table-cell>
          <table:table-cell office:value-type="float" office:value="-0.123679585755" calcext:value-type="float">
            <text:p>-0.1236795858</text:p>
          </table:table-cell>
        </table:table-row>
        <table:table-row table:style-name="ro1">
          <table:table-cell office:value-type="float" office:value="2.35701870918" calcext:value-type="float">
            <text:p>2.3570187092</text:p>
          </table:table-cell>
          <table:table-cell office:value-type="float" office:value="-0.657885193825" calcext:value-type="float">
            <text:p>-0.6578851938</text:p>
          </table:table-cell>
          <table:table-cell office:value-type="float" office:value="3.88256879807" calcext:value-type="float">
            <text:p>3.8825687981</text:p>
          </table:table-cell>
          <table:table-cell office:value-type="float" office:value="-0.131801500916" calcext:value-type="float">
            <text:p>-0.1318015009</text:p>
          </table:table-cell>
        </table:table-row>
        <table:table-row table:style-name="ro1">
          <table:table-cell office:value-type="float" office:value="2.36014294624" calcext:value-type="float">
            <text:p>2.3601429462</text:p>
          </table:table-cell>
          <table:table-cell office:value-type="float" office:value="-0.673726797104" calcext:value-type="float">
            <text:p>-0.6737267971</text:p>
          </table:table-cell>
          <table:table-cell office:value-type="float" office:value="3.87801571846" calcext:value-type="float">
            <text:p>3.8780157185</text:p>
          </table:table-cell>
          <table:table-cell office:value-type="float" office:value="-0.139612644911" calcext:value-type="float">
            <text:p>-0.1396126449</text:p>
          </table:table-cell>
        </table:table-row>
        <table:table-row table:style-name="ro1">
          <table:table-cell office:value-type="float" office:value="2.36258840561" calcext:value-type="float">
            <text:p>2.3625884056</text:p>
          </table:table-cell>
          <table:table-cell office:value-type="float" office:value="-0.689850091934" calcext:value-type="float">
            <text:p>-0.6898500919</text:p>
          </table:table-cell>
          <table:table-cell office:value-type="float" office:value="3.87371679306" calcext:value-type="float">
            <text:p>3.8737167931</text:p>
          </table:table-cell>
          <table:table-cell office:value-type="float" office:value="-0.147644206882" calcext:value-type="float">
            <text:p>-0.1476442069</text:p>
          </table:table-cell>
        </table:table-row>
        <table:table-row table:style-name="ro1">
          <table:table-cell office:value-type="float" office:value="2.36544466019" calcext:value-type="float">
            <text:p>2.3654446602</text:p>
          </table:table-cell>
          <table:table-cell office:value-type="float" office:value="-0.705451965332" calcext:value-type="float">
            <text:p>-0.7054519653</text:p>
          </table:table-cell>
          <table:table-cell office:value-type="float" office:value="3.86809941292" calcext:value-type="float">
            <text:p>3.8680994129</text:p>
          </table:table-cell>
          <table:table-cell office:value-type="float" office:value="-0.156343474984" calcext:value-type="float">
            <text:p>-0.156343475</text:p>
          </table:table-cell>
        </table:table-row>
        <table:table-row table:style-name="ro1">
          <table:table-cell office:value-type="float" office:value="2.36947584152" calcext:value-type="float">
            <text:p>2.3694758415</text:p>
          </table:table-cell>
          <table:table-cell office:value-type="float" office:value="-0.720835089684" calcext:value-type="float">
            <text:p>-0.7208350897</text:p>
          </table:table-cell>
          <table:table-cell office:value-type="float" office:value="3.38854952812" calcext:value-type="float">
            <text:p>3.3885495281</text:p>
          </table:table-cell>
          <table:table-cell office:value-type="float" office:value="-0.0984786897898" calcext:value-type="float">
            <text:p>-0.0984786898</text:p>
          </table:table-cell>
        </table:table-row>
        <table:table-row table:style-name="ro1">
          <table:table-cell office:value-type="float" office:value="2.37270689011" calcext:value-type="float">
            <text:p>2.3727068901</text:p>
          </table:table-cell>
          <table:table-cell office:value-type="float" office:value="-0.733753979206" calcext:value-type="float">
            <text:p>-0.7337539792</text:p>
          </table:table-cell>
          <table:table-cell office:value-type="float" office:value="3.38181801796" calcext:value-type="float">
            <text:p>3.381818018</text:p>
          </table:table-cell>
          <table:table-cell office:value-type="float" office:value="-0.109120287001" calcext:value-type="float">
            <text:p>-0.109120287</text:p>
          </table:table-cell>
        </table:table-row>
        <table:table-row table:style-name="ro1">
          <table:table-cell office:value-type="float" office:value="2.37766194344" calcext:value-type="float">
            <text:p>2.3776619434</text:p>
          </table:table-cell>
          <table:table-cell office:value-type="float" office:value="-0.751558542252" calcext:value-type="float">
            <text:p>-0.7515585423</text:p>
          </table:table-cell>
          <table:table-cell office:value-type="float" office:value="3.33799978256" calcext:value-type="float">
            <text:p>3.3379997826</text:p>
          </table:table-cell>
          <table:table-cell office:value-type="float" office:value="-0.112704642117" calcext:value-type="float">
            <text:p>-0.1127046421</text:p>
          </table:table-cell>
        </table:table-row>
        <table:table-row table:style-name="ro1">
          <table:table-cell office:value-type="float" office:value="2.38262152672" calcext:value-type="float">
            <text:p>2.3826215267</text:p>
          </table:table-cell>
          <table:table-cell office:value-type="float" office:value="-0.767199873924" calcext:value-type="float">
            <text:p>-0.7671998739</text:p>
          </table:table-cell>
          <table:table-cell office:value-type="float" office:value="3.31895419121" calcext:value-type="float">
            <text:p>3.3189541912</text:p>
          </table:table-cell>
          <table:table-cell office:value-type="float" office:value="-0.12319214642" calcext:value-type="float">
            <text:p>-0.1231921464</text:p>
          </table:table-cell>
        </table:table-row>
        <table:table-row table:style-name="ro1">
          <table:table-cell office:value-type="float" office:value="2.38594317436" calcext:value-type="float">
            <text:p>2.3859431744</text:p>
          </table:table-cell>
          <table:table-cell office:value-type="float" office:value="-0.782316982746" calcext:value-type="float">
            <text:p>-0.7823169827</text:p>
          </table:table-cell>
          <table:table-cell office:value-type="float" office:value="3.31269188881" calcext:value-type="float">
            <text:p>3.3126918888</text:p>
          </table:table-cell>
          <table:table-cell office:value-type="float" office:value="-0.133976921439" calcext:value-type="float">
            <text:p>-0.1339769214</text:p>
          </table:table-cell>
        </table:table-row>
        <table:table-row table:style-name="ro1">
          <table:table-cell office:value-type="float" office:value="2.39088058472" calcext:value-type="float">
            <text:p>2.3908805847</text:p>
          </table:table-cell>
          <table:table-cell office:value-type="float" office:value="-0.798586428165" calcext:value-type="float">
            <text:p>-0.7985864282</text:p>
          </table:table-cell>
          <table:table-cell office:value-type="float" office:value="3.29820080757" calcext:value-type="float">
            <text:p>3.2982008076</text:p>
          </table:table-cell>
          <table:table-cell office:value-type="float" office:value="-0.149791300297" calcext:value-type="float">
            <text:p>-0.1497913003</text:p>
          </table:table-cell>
        </table:table-row>
        <table:table-row table:style-name="ro1">
          <table:table-cell office:value-type="float" office:value="2.40007781982" calcext:value-type="float">
            <text:p>2.4000778198</text:p>
          </table:table-cell>
          <table:table-cell office:value-type="float" office:value="-0.8215046525" calcext:value-type="float">
            <text:p>-0.8215046525</text:p>
          </table:table-cell>
          <table:table-cell office:value-type="float" office:value="3.29290934563" calcext:value-type="float">
            <text:p>3.2929093456</text:p>
          </table:table-cell>
          <table:table-cell office:value-type="float" office:value="-0.160354092717" calcext:value-type="float">
            <text:p>-0.1603540927</text:p>
          </table:table-cell>
        </table:table-row>
        <table:table-row table:style-name="ro1">
          <table:table-cell office:value-type="float" office:value="2.40555644035" calcext:value-type="float">
            <text:p>2.4055564404</text:p>
          </table:table-cell>
          <table:table-cell office:value-type="float" office:value="-0.833920180798" calcext:value-type="float">
            <text:p>-0.8339201808</text:p>
          </table:table-cell>
          <table:table-cell office:value-type="float" office:value="3.28802462578" calcext:value-type="float">
            <text:p>3.2880246258</text:p>
          </table:table-cell>
          <table:table-cell office:value-type="float" office:value="-0.170767009258" calcext:value-type="float">
            <text:p>-0.1707670093</text:p>
          </table:table-cell>
        </table:table-row>
        <table:table-row table:style-name="ro1">
          <table:table-cell office:value-type="float" office:value="2.41084194183" calcext:value-type="float">
            <text:p>2.4108419418</text:p>
          </table:table-cell>
          <table:table-cell office:value-type="float" office:value="-0.845855414867" calcext:value-type="float">
            <text:p>-0.8458554149</text:p>
          </table:table-cell>
          <table:table-cell office:value-type="float" office:value="3.2753655529" calcext:value-type="float">
            <text:p>3.2753655529</text:p>
          </table:table-cell>
          <table:table-cell office:value-type="float" office:value="-0.183741435409" calcext:value-type="float">
            <text:p>-0.1837414354</text:p>
          </table:table-cell>
        </table:table-row>
        <table:table-row table:style-name="ro1">
          <table:table-cell office:value-type="float" office:value="2.41540050507" calcext:value-type="float">
            <text:p>2.4154005051</text:p>
          </table:table-cell>
          <table:table-cell office:value-type="float" office:value="-0.856511056423" calcext:value-type="float">
            <text:p>-0.8565110564</text:p>
          </table:table-cell>
          <table:table-cell office:value-type="float" office:value="3.26497932434" calcext:value-type="float">
            <text:p>3.2649793243</text:p>
          </table:table-cell>
          <table:table-cell office:value-type="float" office:value="-0.200403749943" calcext:value-type="float">
            <text:p>-0.2004037499</text:p>
          </table:table-cell>
        </table:table-row>
        <table:table-row table:style-name="ro1">
          <table:table-cell office:value-type="float" office:value="2.4201862812" calcext:value-type="float">
            <text:p>2.4201862812</text:p>
          </table:table-cell>
          <table:table-cell office:value-type="float" office:value="-0.867303550243" calcext:value-type="float">
            <text:p>-0.8673035502</text:p>
          </table:table-cell>
          <table:table-cell office:value-type="float" office:value="3.25470086098" calcext:value-type="float">
            <text:p>3.254700861</text:p>
          </table:table-cell>
          <table:table-cell office:value-type="float" office:value="-0.212518513203" calcext:value-type="float">
            <text:p>-0.2125185132</text:p>
          </table:table-cell>
        </table:table-row>
        <table:table-row table:style-name="ro1">
          <table:table-cell office:value-type="float" office:value="2.42732024193" calcext:value-type="float">
            <text:p>2.4273202419</text:p>
          </table:table-cell>
          <table:table-cell office:value-type="float" office:value="-0.885285079479" calcext:value-type="float">
            <text:p>-0.8852850795</text:p>
          </table:table-cell>
          <table:table-cell office:value-type="float" office:value="3.24616309166" calcext:value-type="float">
            <text:p>3.2461630917</text:p>
          </table:table-cell>
          <table:table-cell office:value-type="float" office:value="-0.229012906551" calcext:value-type="float">
            <text:p>-0.2290129066</text:p>
          </table:table-cell>
        </table:table-row>
        <table:table-row table:style-name="ro1">
          <table:table-cell office:value-type="float" office:value="2.43348836899" calcext:value-type="float">
            <text:p>2.433488369</text:p>
          </table:table-cell>
          <table:table-cell office:value-type="float" office:value="-0.89730155468" calcext:value-type="float">
            <text:p>-0.8973015547</text:p>
          </table:table-cell>
          <table:table-cell office:value-type="float" office:value="3.23878880501" calcext:value-type="float">
            <text:p>3.238788805</text:p>
          </table:table-cell>
          <table:table-cell office:value-type="float" office:value="-0.244376853108" calcext:value-type="float">
            <text:p>-0.2443768531</text:p>
          </table:table-cell>
        </table:table-row>
        <table:table-row table:style-name="ro1">
          <table:table-cell office:value-type="float" office:value="2.43994379044" calcext:value-type="float">
            <text:p>2.4399437904</text:p>
          </table:table-cell>
          <table:table-cell office:value-type="float" office:value="-0.910758435726" calcext:value-type="float">
            <text:p>-0.9107584357</text:p>
          </table:table-cell>
          <table:table-cell office:value-type="float" office:value="3.23212738991" calcext:value-type="float">
            <text:p>3.2321273899</text:p>
          </table:table-cell>
          <table:table-cell office:value-type="float" office:value="-0.257555276155" calcext:value-type="float">
            <text:p>-0.2575552762</text:p>
          </table:table-cell>
        </table:table-row>
        <table:table-row table:style-name="ro1">
          <table:table-cell office:value-type="float" office:value="2.44576787949" calcext:value-type="float">
            <text:p>2.4457678795</text:p>
          </table:table-cell>
          <table:table-cell office:value-type="float" office:value="-0.921585261822" calcext:value-type="float">
            <text:p>-0.9215852618</text:p>
          </table:table-cell>
          <table:table-cell office:value-type="float" office:value="3.22742267609" calcext:value-type="float">
            <text:p>3.2274226761</text:p>
          </table:table-cell>
          <table:table-cell office:value-type="float" office:value="-0.268014639616" calcext:value-type="float">
            <text:p>-0.2680146396</text:p>
          </table:table-cell>
        </table:table-row>
        <table:table-row table:style-name="ro1">
          <table:table-cell office:value-type="float" office:value="2.45210814476" calcext:value-type="float">
            <text:p>2.4521081448</text:p>
          </table:table-cell>
          <table:table-cell office:value-type="float" office:value="-0.932281076908" calcext:value-type="float">
            <text:p>-0.9322810769</text:p>
          </table:table-cell>
          <table:table-cell office:value-type="float" office:value="3.22184630394" calcext:value-type="float">
            <text:p>3.2218463039</text:p>
          </table:table-cell>
          <table:table-cell office:value-type="float" office:value="-0.282665908337" calcext:value-type="float">
            <text:p>-0.2826659083</text:p>
          </table:table-cell>
        </table:table-row>
        <table:table-row table:style-name="ro1">
          <table:table-cell office:value-type="float" office:value="2.45894908905" calcext:value-type="float">
            <text:p>2.4589490891</text:p>
          </table:table-cell>
          <table:table-cell office:value-type="float" office:value="-0.943478226662" calcext:value-type="float">
            <text:p>-0.9434782267</text:p>
          </table:table-cell>
          <table:table-cell office:value-type="float" office:value="3.21726008415" calcext:value-type="float">
            <text:p>3.2172600842</text:p>
          </table:table-cell>
          <table:table-cell office:value-type="float" office:value="-0.294876933098" calcext:value-type="float">
            <text:p>-0.2948769331</text:p>
          </table:table-cell>
        </table:table-row>
        <table:table-row table:style-name="ro1">
          <table:table-cell office:value-type="float" office:value="2.4716925621" calcext:value-type="float">
            <text:p>2.4716925621</text:p>
          </table:table-cell>
          <table:table-cell office:value-type="float" office:value="-0.963025033474" calcext:value-type="float">
            <text:p>-0.9630250335</text:p>
          </table:table-cell>
          <table:table-cell office:value-type="float" office:value="3.2133454895" calcext:value-type="float">
            <text:p>3.2133454895</text:p>
          </table:table-cell>
          <table:table-cell office:value-type="float" office:value="-0.306394428015" calcext:value-type="float">
            <text:p>-0.306394428</text:p>
          </table:table-cell>
        </table:table-row>
        <table:table-row table:style-name="ro1">
          <table:table-cell office:value-type="float" office:value="2.47924208641" calcext:value-type="float">
            <text:p>2.4792420864</text:p>
          </table:table-cell>
          <table:table-cell office:value-type="float" office:value="-0.97416883707" calcext:value-type="float">
            <text:p>-0.9741688371</text:p>
          </table:table-cell>
          <table:table-cell office:value-type="float" office:value="3.209979496" calcext:value-type="float">
            <text:p>3.209979496</text:p>
          </table:table-cell>
          <table:table-cell office:value-type="float" office:value="-0.320434302092" calcext:value-type="float">
            <text:p>-0.3204343021</text:p>
          </table:table-cell>
        </table:table-row>
        <table:table-row table:style-name="ro1">
          <table:table-cell office:value-type="float" office:value="2.48902010918" calcext:value-type="float">
            <text:p>2.4890201092</text:p>
          </table:table-cell>
          <table:table-cell office:value-type="float" office:value="-0.98832410574" calcext:value-type="float">
            <text:p>-0.9883241057</text:p>
          </table:table-cell>
          <table:table-cell office:value-type="float" office:value="3.20718570709" calcext:value-type="float">
            <text:p>3.2071857071</text:p>
          </table:table-cell>
          <table:table-cell office:value-type="float" office:value="-0.335287094116" calcext:value-type="float">
            <text:p>-0.3352870941</text:p>
          </table:table-cell>
        </table:table-row>
        <table:table-row table:style-name="ro1">
          <table:table-cell office:value-type="float" office:value="2.4993185997" calcext:value-type="float">
            <text:p>2.4993185997</text:p>
          </table:table-cell>
          <table:table-cell office:value-type="float" office:value="-1.00204598904" calcext:value-type="float">
            <text:p>-1.002045989</text:p>
          </table:table-cell>
          <table:table-cell office:value-type="float" office:value="3.20555468559" calcext:value-type="float">
            <text:p>3.2055546856</text:p>
          </table:table-cell>
          <table:table-cell office:value-type="float" office:value="-0.347342669964" calcext:value-type="float">
            <text:p>-0.34734267</text:p>
          </table:table-cell>
        </table:table-row>
        <table:table-row table:style-name="ro1">
          <table:table-cell office:value-type="float" office:value="2.50971794128" calcext:value-type="float">
            <text:p>2.5097179413</text:p>
          </table:table-cell>
          <table:table-cell office:value-type="float" office:value="-1.01752066612" calcext:value-type="float">
            <text:p>-1.0175206661</text:p>
          </table:table-cell>
          <table:table-cell office:value-type="float" office:value="3.20148511887" calcext:value-type="float">
            <text:p>3.2014851189</text:p>
          </table:table-cell>
          <table:table-cell office:value-type="float" office:value="-0.364466428757" calcext:value-type="float">
            <text:p>-0.3644664288</text:p>
          </table:table-cell>
        </table:table-row>
        <table:table-row table:style-name="ro1">
          <table:table-cell office:value-type="float" office:value="2.51856017113" calcext:value-type="float">
            <text:p>2.5185601711</text:p>
          </table:table-cell>
          <table:table-cell office:value-type="float" office:value="-1.02966690063" calcext:value-type="float">
            <text:p>-1.0296669006</text:p>
          </table:table-cell>
          <table:table-cell office:value-type="float" office:value="3.19836803436" calcext:value-type="float">
            <text:p>3.1983680344</text:p>
          </table:table-cell>
          <table:table-cell office:value-type="float" office:value="-0.380087345839" calcext:value-type="float">
            <text:p>-0.3800873458</text:p>
          </table:table-cell>
        </table:table-row>
        <table:table-row table:style-name="ro1">
          <table:table-cell office:value-type="float" office:value="2.52869653702" calcext:value-type="float">
            <text:p>2.528696537</text:p>
          </table:table-cell>
          <table:table-cell office:value-type="float" office:value="-1.04309511185" calcext:value-type="float">
            <text:p>-1.0430951119</text:p>
          </table:table-cell>
          <table:table-cell office:value-type="float" office:value="3.19628497124" calcext:value-type="float">
            <text:p>3.1962849712</text:p>
          </table:table-cell>
          <table:table-cell office:value-type="float" office:value="-0.394670009613" calcext:value-type="float">
            <text:p>-0.3946700096</text:p>
          </table:table-cell>
        </table:table-row>
        <table:table-row table:style-name="ro1">
          <table:table-cell office:value-type="float" office:value="2.53738760948" calcext:value-type="float">
            <text:p>2.5373876095</text:p>
          </table:table-cell>
          <table:table-cell office:value-type="float" office:value="-1.0527061224" calcext:value-type="float">
            <text:p>-1.0527061224</text:p>
          </table:table-cell>
          <table:table-cell office:value-type="float" office:value="3.19528957367" calcext:value-type="float">
            <text:p>3.1952895737</text:p>
          </table:table-cell>
          <table:table-cell office:value-type="float" office:value="-0.406693428755" calcext:value-type="float">
            <text:p>-0.4066934288</text:p>
          </table:table-cell>
        </table:table-row>
        <table:table-row table:style-name="ro1">
          <table:table-cell office:value-type="float" office:value="2.54717063904" calcext:value-type="float">
            <text:p>2.547170639</text:p>
          </table:table-cell>
          <table:table-cell office:value-type="float" office:value="-1.06497871876" calcext:value-type="float">
            <text:p>-1.0649787188</text:p>
          </table:table-cell>
          <table:table-cell office:value-type="float" office:value="3.19334097862" calcext:value-type="float">
            <text:p>3.1933409786</text:p>
          </table:table-cell>
          <table:table-cell office:value-type="float" office:value="-0.422624349594" calcext:value-type="float">
            <text:p>-0.4226243496</text:p>
          </table:table-cell>
        </table:table-row>
        <table:table-row table:style-name="ro1">
          <table:table-cell office:value-type="float" office:value="2.55658173561" calcext:value-type="float">
            <text:p>2.5565817356</text:p>
          </table:table-cell>
          <table:table-cell office:value-type="float" office:value="-1.07452583313" calcext:value-type="float">
            <text:p>-1.0745258331</text:p>
          </table:table-cell>
          <table:table-cell office:value-type="float" office:value="3.19040604591" calcext:value-type="float">
            <text:p>3.1904060459</text:p>
          </table:table-cell>
          <table:table-cell office:value-type="float" office:value="-0.442622065544" calcext:value-type="float">
            <text:p>-0.4426220655</text:p>
          </table:table-cell>
        </table:table-row>
        <table:table-row table:style-name="ro1">
          <table:table-cell office:value-type="float" office:value="2.5660507679" calcext:value-type="float">
            <text:p>2.5660507679</text:p>
          </table:table-cell>
          <table:table-cell office:value-type="float" office:value="-1.08436203003" calcext:value-type="float">
            <text:p>-1.08436203</text:p>
          </table:table-cell>
          <table:table-cell office:value-type="float" office:value="3.18842049599" calcext:value-type="float">
            <text:p>3.188420496</text:p>
          </table:table-cell>
          <table:table-cell office:value-type="float" office:value="-0.456321299076" calcext:value-type="float">
            <text:p>-0.4563212991</text:p>
          </table:table-cell>
        </table:table-row>
        <table:table-row table:style-name="ro1">
          <table:table-cell office:value-type="float" office:value="2.57530164719" calcext:value-type="float">
            <text:p>2.5753016472</text:p>
          </table:table-cell>
          <table:table-cell office:value-type="float" office:value="-1.09401655197" calcext:value-type="float">
            <text:p>-1.094016552</text:p>
          </table:table-cell>
          <table:table-cell office:value-type="float" office:value="3.1868242836" calcext:value-type="float">
            <text:p>3.1868242836</text:p>
          </table:table-cell>
          <table:table-cell office:value-type="float" office:value="-0.47172293067" calcext:value-type="float">
            <text:p>-0.4717229307</text:p>
          </table:table-cell>
        </table:table-row>
        <table:table-row table:style-name="ro1">
          <table:table-cell office:value-type="float" office:value="2.5836224556" calcext:value-type="float">
            <text:p>2.5836224556</text:p>
          </table:table-cell>
          <table:table-cell office:value-type="float" office:value="-1.10276150703" calcext:value-type="float">
            <text:p>-1.102761507</text:p>
          </table:table-cell>
          <table:table-cell office:value-type="float" office:value="3.18512960434" calcext:value-type="float">
            <text:p>3.1851296043</text:p>
          </table:table-cell>
          <table:table-cell office:value-type="float" office:value="-0.49246096611" calcext:value-type="float">
            <text:p>-0.4924609661</text:p>
          </table:table-cell>
        </table:table-row>
        <table:table-row table:style-name="ro1">
          <table:table-cell office:value-type="float" office:value="2.59239697456" calcext:value-type="float">
            <text:p>2.5923969746</text:p>
          </table:table-cell>
          <table:table-cell office:value-type="float" office:value="-1.11169719696" calcext:value-type="float">
            <text:p>-1.111697197</text:p>
          </table:table-cell>
          <table:table-cell office:value-type="float" office:value="3.18511577606" calcext:value-type="float">
            <text:p>3.1851157761</text:p>
          </table:table-cell>
          <table:table-cell office:value-type="float" office:value="-0.507975876331" calcext:value-type="float">
            <text:p>-0.5079758763</text:p>
          </table:table-cell>
        </table:table-row>
        <table:table-row table:style-name="ro1">
          <table:table-cell office:value-type="float" office:value="2.60168409348" calcext:value-type="float">
            <text:p>2.6016840935</text:p>
          </table:table-cell>
          <table:table-cell office:value-type="float" office:value="-1.12055385113" calcext:value-type="float">
            <text:p>-1.1205538511</text:p>
          </table:table-cell>
          <table:table-cell office:value-type="float" office:value="3.18571730614" calcext:value-type="float">
            <text:p>3.1857173061</text:p>
          </table:table-cell>
          <table:table-cell office:value-type="float" office:value="-0.522048830986" calcext:value-type="float">
            <text:p>-0.522048831</text:p>
          </table:table-cell>
        </table:table-row>
        <table:table-row table:style-name="ro1">
          <table:table-cell office:value-type="float" office:value="2.61095643044" calcext:value-type="float">
            <text:p>2.6109564304</text:p>
          </table:table-cell>
          <table:table-cell office:value-type="float" office:value="-1.12861335278" calcext:value-type="float">
            <text:p>-1.1286133528</text:p>
          </table:table-cell>
          <table:table-cell office:value-type="float" office:value="3.18457075119" calcext:value-type="float">
            <text:p>3.1845707512</text:p>
          </table:table-cell>
          <table:table-cell office:value-type="float" office:value="-0.538247764111" calcext:value-type="float">
            <text:p>-0.5382477641</text:p>
          </table:table-cell>
        </table:table-row>
        <table:table-row table:style-name="ro1">
          <table:table-cell office:value-type="float" office:value="2.62021040916" calcext:value-type="float">
            <text:p>2.6202104092</text:p>
          </table:table-cell>
          <table:table-cell office:value-type="float" office:value="-1.13667881489" calcext:value-type="float">
            <text:p>-1.1366788149</text:p>
          </table:table-cell>
          <table:table-cell office:value-type="float" office:value="3.18348690033" calcext:value-type="float">
            <text:p>3.1834869003</text:p>
          </table:table-cell>
          <table:table-cell office:value-type="float" office:value="-0.557512581348" calcext:value-type="float">
            <text:p>-0.5575125813</text:p>
          </table:table-cell>
        </table:table-row>
        <table:table-row table:style-name="ro1">
          <table:table-cell office:value-type="float" office:value="2.62946820259" calcext:value-type="float">
            <text:p>2.6294682026</text:p>
          </table:table-cell>
          <table:table-cell office:value-type="float" office:value="-1.14463496208" calcext:value-type="float">
            <text:p>-1.1446349621</text:p>
          </table:table-cell>
          <table:table-cell office:value-type="float" office:value="3.18402882576" calcext:value-type="float">
            <text:p>3.1840288258</text:p>
          </table:table-cell>
          <table:table-cell office:value-type="float" office:value="-0.574780344963" calcext:value-type="float">
            <text:p>-0.574780345</text:p>
          </table:table-cell>
        </table:table-row>
        <table:table-row table:style-name="ro1">
          <table:table-cell office:value-type="float" office:value="2.63967823982" calcext:value-type="float">
            <text:p>2.6396782398</text:p>
          </table:table-cell>
          <table:table-cell office:value-type="float" office:value="-1.15243434906" calcext:value-type="float">
            <text:p>-1.1524343491</text:p>
          </table:table-cell>
          <table:table-cell office:value-type="float" office:value="3.1855730629" calcext:value-type="float">
            <text:p>3.1855730629</text:p>
          </table:table-cell>
          <table:table-cell office:value-type="float" office:value="-0.59173220396" calcext:value-type="float">
            <text:p>-0.591732204</text:p>
          </table:table-cell>
        </table:table-row>
        <table:table-row table:style-name="ro1">
          <table:table-cell office:value-type="float" office:value="2.64978456497" calcext:value-type="float">
            <text:p>2.649784565</text:p>
          </table:table-cell>
          <table:table-cell office:value-type="float" office:value="-1.16027259827" calcext:value-type="float">
            <text:p>-1.1602725983</text:p>
          </table:table-cell>
          <table:table-cell office:value-type="float" office:value="3.18657585144" calcext:value-type="float">
            <text:p>3.1865758514</text:p>
          </table:table-cell>
          <table:table-cell office:value-type="float" office:value="-0.608637630939" calcext:value-type="float">
            <text:p>-0.6086376309</text:p>
          </table:table-cell>
        </table:table-row>
        <table:table-row table:style-name="ro1">
          <table:table-cell office:value-type="float" office:value="2.66031074524" calcext:value-type="float">
            <text:p>2.6603107452</text:p>
          </table:table-cell>
          <table:table-cell office:value-type="float" office:value="-1.16783833504" calcext:value-type="float">
            <text:p>-1.167838335</text:p>
          </table:table-cell>
          <table:table-cell office:value-type="float" office:value="3.1874210453" calcext:value-type="float">
            <text:p>3.1874210453</text:p>
          </table:table-cell>
          <table:table-cell office:value-type="float" office:value="-0.623845994473" calcext:value-type="float">
            <text:p>-0.6238459945</text:p>
          </table:table-cell>
        </table:table-row>
        <table:table-row table:style-name="ro1">
          <table:table-cell office:value-type="float" office:value="2.67062163353" calcext:value-type="float">
            <text:p>2.6706216335</text:p>
          </table:table-cell>
          <table:table-cell office:value-type="float" office:value="-1.1758774519" calcext:value-type="float">
            <text:p>-1.1758774519</text:p>
          </table:table-cell>
          <table:table-cell office:value-type="float" office:value="3.18958779335" calcext:value-type="float">
            <text:p>3.1895877934</text:p>
          </table:table-cell>
          <table:table-cell office:value-type="float" office:value="-0.640978872776" calcext:value-type="float">
            <text:p>-0.6409788728</text:p>
          </table:table-cell>
        </table:table-row>
        <table:table-row table:style-name="ro1">
          <table:table-cell office:value-type="float" office:value="2.68074178696" calcext:value-type="float">
            <text:p>2.680741787</text:p>
          </table:table-cell>
          <table:table-cell office:value-type="float" office:value="-1.18335866928" calcext:value-type="float">
            <text:p>-1.1833586693</text:p>
          </table:table-cell>
          <table:table-cell office:value-type="float" office:value="3.19201870918" calcext:value-type="float">
            <text:p>3.1920187092</text:p>
          </table:table-cell>
          <table:table-cell office:value-type="float" office:value="-0.657885193825" calcext:value-type="float">
            <text:p>-0.6578851938</text:p>
          </table:table-cell>
        </table:table-row>
        <table:table-row table:style-name="ro1">
          <table:table-cell office:value-type="float" office:value="2.69047904015" calcext:value-type="float">
            <text:p>2.6904790402</text:p>
          </table:table-cell>
          <table:table-cell office:value-type="float" office:value="-1.1902821064" calcext:value-type="float">
            <text:p>-1.1902821064</text:p>
          </table:table-cell>
          <table:table-cell office:value-type="float" office:value="3.19514294624" calcext:value-type="float">
            <text:p>3.1951429462</text:p>
          </table:table-cell>
          <table:table-cell office:value-type="float" office:value="-0.673726797104" calcext:value-type="float">
            <text:p>-0.6737267971</text:p>
          </table:table-cell>
        </table:table-row>
        <table:table-row table:style-name="ro1">
          <table:table-cell office:value-type="float" office:value="2.70087981224" calcext:value-type="float">
            <text:p>2.7008798122</text:p>
          </table:table-cell>
          <table:table-cell office:value-type="float" office:value="-1.19707131386" calcext:value-type="float">
            <text:p>-1.1970713139</text:p>
          </table:table-cell>
          <table:table-cell office:value-type="float" office:value="3.19758840561" calcext:value-type="float">
            <text:p>3.1975884056</text:p>
          </table:table-cell>
          <table:table-cell office:value-type="float" office:value="-0.689850091934" calcext:value-type="float">
            <text:p>-0.6898500919</text:p>
          </table:table-cell>
        </table:table-row>
        <table:table-row table:style-name="ro1">
          <table:table-cell office:value-type="float" office:value="2.71109700203" calcext:value-type="float">
            <text:p>2.711097002</text:p>
          </table:table-cell>
          <table:table-cell office:value-type="float" office:value="-1.20343983173" calcext:value-type="float">
            <text:p>-1.2034398317</text:p>
          </table:table-cell>
          <table:table-cell office:value-type="float" office:value="3.20044466019" calcext:value-type="float">
            <text:p>3.2004446602</text:p>
          </table:table-cell>
          <table:table-cell office:value-type="float" office:value="-0.705451965332" calcext:value-type="float">
            <text:p>-0.7054519653</text:p>
          </table:table-cell>
        </table:table-row>
        <table:table-row table:style-name="ro1">
          <table:table-cell office:value-type="float" office:value="2.72176814079" calcext:value-type="float">
            <text:p>2.7217681408</text:p>
          </table:table-cell>
          <table:table-cell office:value-type="float" office:value="-1.20951998234" calcext:value-type="float">
            <text:p>-1.2095199823</text:p>
          </table:table-cell>
          <table:table-cell office:value-type="float" office:value="3.20447584152" calcext:value-type="float">
            <text:p>3.2044758415</text:p>
          </table:table-cell>
          <table:table-cell office:value-type="float" office:value="-0.720835089684" calcext:value-type="float">
            <text:p>-0.7208350897</text:p>
          </table:table-cell>
        </table:table-row>
        <table:table-row table:style-name="ro1">
          <table:table-cell office:value-type="float" office:value="2.73180270195" calcext:value-type="float">
            <text:p>2.731802702</text:p>
          </table:table-cell>
          <table:table-cell office:value-type="float" office:value="-1.21558868885" calcext:value-type="float">
            <text:p>-1.2155886889</text:p>
          </table:table-cell>
          <table:table-cell office:value-type="float" office:value="3.20770689011" calcext:value-type="float">
            <text:p>3.2077068901</text:p>
          </table:table-cell>
          <table:table-cell office:value-type="float" office:value="-0.733753979206" calcext:value-type="float">
            <text:p>-0.7337539792</text:p>
          </table:table-cell>
        </table:table-row>
        <table:table-row table:style-name="ro1">
          <table:table-cell office:value-type="float" office:value="2.74149918556" calcext:value-type="float">
            <text:p>2.7414991856</text:p>
          </table:table-cell>
          <table:table-cell office:value-type="float" office:value="-1.22085464001" calcext:value-type="float">
            <text:p>-1.22085464</text:p>
          </table:table-cell>
          <table:table-cell office:value-type="float" office:value="3.21266194344" calcext:value-type="float">
            <text:p>3.2126619434</text:p>
          </table:table-cell>
          <table:table-cell office:value-type="float" office:value="-0.751558542252" calcext:value-type="float">
            <text:p>-0.7515585423</text:p>
          </table:table-cell>
        </table:table-row>
        <table:table-row table:style-name="ro1">
          <table:table-cell office:value-type="float" office:value="2.75164914131" calcext:value-type="float">
            <text:p>2.7516491413</text:p>
          </table:table-cell>
          <table:table-cell office:value-type="float" office:value="-1.22620415688" calcext:value-type="float">
            <text:p>-1.2262041569</text:p>
          </table:table-cell>
          <table:table-cell office:value-type="float" office:value="3.21762152672" calcext:value-type="float">
            <text:p>3.2176215267</text:p>
          </table:table-cell>
          <table:table-cell office:value-type="float" office:value="-0.767199873924" calcext:value-type="float">
            <text:p>-0.7671998739</text:p>
          </table:table-cell>
        </table:table-row>
        <table:table-row table:style-name="ro1">
          <table:table-cell office:value-type="float" office:value="2.7620742321" calcext:value-type="float">
            <text:p>2.7620742321</text:p>
          </table:table-cell>
          <table:table-cell office:value-type="float" office:value="-1.23160374165" calcext:value-type="float">
            <text:p>-1.2316037417</text:p>
          </table:table-cell>
          <table:table-cell office:value-type="float" office:value="3.22094317436" calcext:value-type="float">
            <text:p>3.2209431744</text:p>
          </table:table-cell>
          <table:table-cell office:value-type="float" office:value="-0.782316982746" calcext:value-type="float">
            <text:p>-0.7823169827</text:p>
          </table:table-cell>
        </table:table-row>
        <table:table-row table:style-name="ro1">
          <table:table-cell office:value-type="float" office:value="2.77277421951" calcext:value-type="float">
            <text:p>2.7727742195</text:p>
          </table:table-cell>
          <table:table-cell office:value-type="float" office:value="-1.2370018959" calcext:value-type="float">
            <text:p>-1.2370018959</text:p>
          </table:table-cell>
          <table:table-cell office:value-type="float" office:value="3.22588058472" calcext:value-type="float">
            <text:p>3.2258805847</text:p>
          </table:table-cell>
          <table:table-cell office:value-type="float" office:value="-0.798586428165" calcext:value-type="float">
            <text:p>-0.7985864282</text:p>
          </table:table-cell>
        </table:table-row>
        <table:table-row table:style-name="ro1">
          <table:table-cell office:value-type="float" office:value="2.78389596939" calcext:value-type="float">
            <text:p>2.7838959694</text:p>
          </table:table-cell>
          <table:table-cell office:value-type="float" office:value="-1.24204266071" calcext:value-type="float">
            <text:p>-1.2420426607</text:p>
          </table:table-cell>
          <table:table-cell office:value-type="float" office:value="3.23507781982" calcext:value-type="float">
            <text:p>3.2350778198</text:p>
          </table:table-cell>
          <table:table-cell office:value-type="float" office:value="-0.8215046525" calcext:value-type="float">
            <text:p>-0.8215046525</text:p>
          </table:table-cell>
        </table:table-row>
        <table:table-row table:style-name="ro1">
          <table:table-cell office:value-type="float" office:value="2.79441285133" calcext:value-type="float">
            <text:p>2.7944128513</text:p>
          </table:table-cell>
          <table:table-cell office:value-type="float" office:value="-1.24661099911" calcext:value-type="float">
            <text:p>-1.2466109991</text:p>
          </table:table-cell>
          <table:table-cell office:value-type="float" office:value="3.24055644035" calcext:value-type="float">
            <text:p>3.2405564404</text:p>
          </table:table-cell>
          <table:table-cell office:value-type="float" office:value="-0.833920180798" calcext:value-type="float">
            <text:p>-0.8339201808</text:p>
          </table:table-cell>
        </table:table-row>
        <table:table-row table:style-name="ro1">
          <table:table-cell office:value-type="float" office:value="2.80427312851" calcext:value-type="float">
            <text:p>2.8042731285</text:p>
          </table:table-cell>
          <table:table-cell office:value-type="float" office:value="-1.25054311752" calcext:value-type="float">
            <text:p>-1.2505431175</text:p>
          </table:table-cell>
          <table:table-cell office:value-type="float" office:value="3.24584194183" calcext:value-type="float">
            <text:p>3.2458419418</text:p>
          </table:table-cell>
          <table:table-cell office:value-type="float" office:value="-0.845855414867" calcext:value-type="float">
            <text:p>-0.8458554149</text:p>
          </table:table-cell>
        </table:table-row>
        <table:table-row table:style-name="ro1">
          <table:table-cell office:value-type="float" office:value="2.8144159317" calcext:value-type="float">
            <text:p>2.8144159317</text:p>
          </table:table-cell>
          <table:table-cell office:value-type="float" office:value="-1.25435876846" calcext:value-type="float">
            <text:p>-1.2543587685</text:p>
          </table:table-cell>
          <table:table-cell office:value-type="float" office:value="3.25040050507" calcext:value-type="float">
            <text:p>3.2504005051</text:p>
          </table:table-cell>
          <table:table-cell office:value-type="float" office:value="-0.856511056423" calcext:value-type="float">
            <text:p>-0.8565110564</text:p>
          </table:table-cell>
        </table:table-row>
        <table:table-row table:style-name="ro1">
          <table:table-cell office:value-type="float" office:value="2.82499241829" calcext:value-type="float">
            <text:p>2.8249924183</text:p>
          </table:table-cell>
          <table:table-cell office:value-type="float" office:value="-1.2581987381" calcext:value-type="float">
            <text:p>-1.2581987381</text:p>
          </table:table-cell>
          <table:table-cell office:value-type="float" office:value="3.2551862812" calcext:value-type="float">
            <text:p>3.2551862812</text:p>
          </table:table-cell>
          <table:table-cell office:value-type="float" office:value="-0.867303550243" calcext:value-type="float">
            <text:p>-0.8673035502</text:p>
          </table:table-cell>
        </table:table-row>
        <table:table-row table:style-name="ro1">
          <table:table-cell office:value-type="float" office:value="2.83605194092" calcext:value-type="float">
            <text:p>2.8360519409</text:p>
          </table:table-cell>
          <table:table-cell office:value-type="float" office:value="-1.26171863079" calcext:value-type="float">
            <text:p>-1.2617186308</text:p>
          </table:table-cell>
          <table:table-cell office:value-type="float" office:value="3.26232024193" calcext:value-type="float">
            <text:p>3.2623202419</text:p>
          </table:table-cell>
          <table:table-cell office:value-type="float" office:value="-0.885285079479" calcext:value-type="float">
            <text:p>-0.8852850795</text:p>
          </table:table-cell>
        </table:table-row>
        <table:table-row table:style-name="ro1">
          <table:table-cell office:value-type="float" office:value="2.84707832336" calcext:value-type="float">
            <text:p>2.8470783234</text:p>
          </table:table-cell>
          <table:table-cell office:value-type="float" office:value="-1.26524913311" calcext:value-type="float">
            <text:p>-1.2652491331</text:p>
          </table:table-cell>
          <table:table-cell office:value-type="float" office:value="3.26848836899" calcext:value-type="float">
            <text:p>3.268488369</text:p>
          </table:table-cell>
          <table:table-cell office:value-type="float" office:value="-0.89730155468" calcext:value-type="float">
            <text:p>-0.8973015547</text:p>
          </table:table-cell>
        </table:table-row>
        <table:table-row table:style-name="ro1">
          <table:table-cell office:value-type="float" office:value="2.85929965973" calcext:value-type="float">
            <text:p>2.8592996597</text:p>
          </table:table-cell>
          <table:table-cell office:value-type="float" office:value="-1.2688062191" calcext:value-type="float">
            <text:p>-1.2688062191</text:p>
          </table:table-cell>
          <table:table-cell office:value-type="float" office:value="3.27494379044" calcext:value-type="float">
            <text:p>3.2749437904</text:p>
          </table:table-cell>
          <table:table-cell office:value-type="float" office:value="-0.910758435726" calcext:value-type="float">
            <text:p>-0.9107584357</text:p>
          </table:table-cell>
        </table:table-row>
        <table:table-row table:style-name="ro1">
          <table:table-cell office:value-type="float" office:value="2.8711476326" calcext:value-type="float">
            <text:p>2.8711476326</text:p>
          </table:table-cell>
          <table:table-cell office:value-type="float" office:value="-1.27188777924" calcext:value-type="float">
            <text:p>-1.2718877792</text:p>
          </table:table-cell>
          <table:table-cell office:value-type="float" office:value="3.28076787949" calcext:value-type="float">
            <text:p>3.2807678795</text:p>
          </table:table-cell>
          <table:table-cell office:value-type="float" office:value="-0.921585261822" calcext:value-type="float">
            <text:p>-0.9215852618</text:p>
          </table:table-cell>
        </table:table-row>
        <table:table-row table:style-name="ro1">
          <table:table-cell office:value-type="float" office:value="2.91459155083" calcext:value-type="float">
            <text:p>2.9145915508</text:p>
          </table:table-cell>
          <table:table-cell office:value-type="float" office:value="-1.2957650423" calcext:value-type="float">
            <text:p>-1.2957650423</text:p>
          </table:table-cell>
          <table:table-cell office:value-type="float" office:value="3.28710814476" calcext:value-type="float">
            <text:p>3.2871081448</text:p>
          </table:table-cell>
          <table:table-cell office:value-type="float" office:value="-0.932281076908" calcext:value-type="float">
            <text:p>-0.9322810769</text:p>
          </table:table-cell>
        </table:table-row>
        <table:table-row table:style-name="ro1">
          <table:table-cell office:value-type="float" office:value="2.93843698502" calcext:value-type="float">
            <text:p>2.938436985</text:p>
          </table:table-cell>
          <table:table-cell office:value-type="float" office:value="-1.3047645092" calcext:value-type="float">
            <text:p>-1.3047645092</text:p>
          </table:table-cell>
          <table:table-cell office:value-type="float" office:value="3.29394908905" calcext:value-type="float">
            <text:p>3.2939490891</text:p>
          </table:table-cell>
          <table:table-cell office:value-type="float" office:value="-0.943478226662" calcext:value-type="float">
            <text:p>-0.9434782267</text:p>
          </table:table-cell>
        </table:table-row>
        <table:table-row table:style-name="ro1">
          <table:table-cell office:value-type="float" office:value="2.95989179611" calcext:value-type="float">
            <text:p>2.9598917961</text:p>
          </table:table-cell>
          <table:table-cell office:value-type="float" office:value="-1.3128978014" calcext:value-type="float">
            <text:p>-1.3128978014</text:p>
          </table:table-cell>
          <table:table-cell office:value-type="float" office:value="3.3066925621" calcext:value-type="float">
            <text:p>3.3066925621</text:p>
          </table:table-cell>
          <table:table-cell office:value-type="float" office:value="-0.963025033474" calcext:value-type="float">
            <text:p>-0.9630250335</text:p>
          </table:table-cell>
        </table:table-row>
        <table:table-row table:style-name="ro1">
          <table:table-cell office:value-type="float" office:value="2.97972464561" calcext:value-type="float">
            <text:p>2.9797246456</text:p>
          </table:table-cell>
          <table:table-cell office:value-type="float" office:value="-1.32077848911" calcext:value-type="float">
            <text:p>-1.3207784891</text:p>
          </table:table-cell>
          <table:table-cell office:value-type="float" office:value="3.31424208641" calcext:value-type="float">
            <text:p>3.3142420864</text:p>
          </table:table-cell>
          <table:table-cell office:value-type="float" office:value="-0.97416883707" calcext:value-type="float">
            <text:p>-0.9741688371</text:p>
          </table:table-cell>
        </table:table-row>
        <table:table-row table:style-name="ro1">
          <table:table-cell office:value-type="float" office:value="2.99864506721" calcext:value-type="float">
            <text:p>2.9986450672</text:p>
          </table:table-cell>
          <table:table-cell office:value-type="float" office:value="-1.32710313797" calcext:value-type="float">
            <text:p>-1.327103138</text:p>
          </table:table-cell>
          <table:table-cell office:value-type="float" office:value="3.32402010918" calcext:value-type="float">
            <text:p>3.3240201092</text:p>
          </table:table-cell>
          <table:table-cell office:value-type="float" office:value="-0.98832410574" calcext:value-type="float">
            <text:p>-0.9883241057</text:p>
          </table:table-cell>
        </table:table-row>
        <table:table-row table:style-name="ro1">
          <table:table-cell office:value-type="float" office:value="3.01032781601" calcext:value-type="float">
            <text:p>3.010327816</text:p>
          </table:table-cell>
          <table:table-cell office:value-type="float" office:value="-1.32875883579" calcext:value-type="float">
            <text:p>-1.3287588358</text:p>
          </table:table-cell>
          <table:table-cell office:value-type="float" office:value="3.3343185997" calcext:value-type="float">
            <text:p>3.3343185997</text:p>
          </table:table-cell>
          <table:table-cell office:value-type="float" office:value="-1.00204598904" calcext:value-type="float">
            <text:p>-1.002045989</text:p>
          </table:table-cell>
        </table:table-row>
        <table:table-row table:style-name="ro1">
          <table:table-cell office:value-type="float" office:value="3.02287173271" calcext:value-type="float">
            <text:p>3.0228717327</text:p>
          </table:table-cell>
          <table:table-cell office:value-type="float" office:value="-1.33067452908" calcext:value-type="float">
            <text:p>-1.3306745291</text:p>
          </table:table-cell>
          <table:table-cell office:value-type="float" office:value="3.34471794128" calcext:value-type="float">
            <text:p>3.3447179413</text:p>
          </table:table-cell>
          <table:table-cell office:value-type="float" office:value="-1.01752066612" calcext:value-type="float">
            <text:p>-1.0175206661</text:p>
          </table:table-cell>
        </table:table-row>
        <table:table-row table:style-name="ro1">
          <table:table-cell office:value-type="float" office:value="3.04279780388" calcext:value-type="float">
            <text:p>3.0427978039</text:p>
          </table:table-cell>
          <table:table-cell office:value-type="float" office:value="-1.33619534969" calcext:value-type="float">
            <text:p>-1.3361953497</text:p>
          </table:table-cell>
          <table:table-cell office:value-type="float" office:value="3.35356017113" calcext:value-type="float">
            <text:p>3.3535601711</text:p>
          </table:table-cell>
          <table:table-cell office:value-type="float" office:value="-1.02966690063" calcext:value-type="float">
            <text:p>-1.0296669006</text:p>
          </table:table-cell>
        </table:table-row>
        <table:table-row table:style-name="ro1">
          <table:table-cell office:value-type="float" office:value="3.05445957184" calcext:value-type="float">
            <text:p>3.0544595718</text:p>
          </table:table-cell>
          <table:table-cell office:value-type="float" office:value="-1.33721137047" calcext:value-type="float">
            <text:p>-1.3372113705</text:p>
          </table:table-cell>
          <table:table-cell office:value-type="float" office:value="3.36369653702" calcext:value-type="float">
            <text:p>3.363696537</text:p>
          </table:table-cell>
          <table:table-cell office:value-type="float" office:value="-1.04309511185" calcext:value-type="float">
            <text:p>-1.0430951119</text:p>
          </table:table-cell>
        </table:table-row>
        <table:table-row table:style-name="ro1">
          <table:table-cell office:value-type="float" office:value="3.06548500061" calcext:value-type="float">
            <text:p>3.0654850006</text:p>
          </table:table-cell>
          <table:table-cell office:value-type="float" office:value="-1.33812594414" calcext:value-type="float">
            <text:p>-1.3381259441</text:p>
          </table:table-cell>
          <table:table-cell office:value-type="float" office:value="3.37238760948" calcext:value-type="float">
            <text:p>3.3723876095</text:p>
          </table:table-cell>
          <table:table-cell office:value-type="float" office:value="-1.0527061224" calcext:value-type="float">
            <text:p>-1.0527061224</text:p>
          </table:table-cell>
        </table:table-row>
        <table:table-row table:style-name="ro1">
          <table:table-cell office:value-type="float" office:value="3.07778573036" calcext:value-type="float">
            <text:p>3.0777857304</text:p>
          </table:table-cell>
          <table:table-cell office:value-type="float" office:value="-1.33898198605" calcext:value-type="float">
            <text:p>-1.3389819861</text:p>
          </table:table-cell>
          <table:table-cell office:value-type="float" office:value="3.38217063904" calcext:value-type="float">
            <text:p>3.382170639</text:p>
          </table:table-cell>
          <table:table-cell office:value-type="float" office:value="-1.06497871876" calcext:value-type="float">
            <text:p>-1.0649787188</text:p>
          </table:table-cell>
        </table:table-row>
        <table:table-row table:style-name="ro1">
          <table:table-cell office:value-type="float" office:value="3.09905648232" calcext:value-type="float">
            <text:p>3.0990564823</text:p>
          </table:table-cell>
          <table:table-cell office:value-type="float" office:value="-1.34536254406" calcext:value-type="float">
            <text:p>-1.3453625441</text:p>
          </table:table-cell>
          <table:table-cell office:value-type="float" office:value="3.39158173561" calcext:value-type="float">
            <text:p>3.3915817356</text:p>
          </table:table-cell>
          <table:table-cell office:value-type="float" office:value="-1.07452583313" calcext:value-type="float">
            <text:p>-1.0745258331</text:p>
          </table:table-cell>
        </table:table-row>
        <table:table-row table:style-name="ro1">
          <table:table-cell office:value-type="float" office:value="3.11047339439" calcext:value-type="float">
            <text:p>3.1104733944</text:p>
          </table:table-cell>
          <table:table-cell office:value-type="float" office:value="-1.34576272964" calcext:value-type="float">
            <text:p>-1.3457627296</text:p>
          </table:table-cell>
          <table:table-cell office:value-type="float" office:value="3.4010507679" calcext:value-type="float">
            <text:p>3.4010507679</text:p>
          </table:table-cell>
          <table:table-cell office:value-type="float" office:value="-1.08436203003" calcext:value-type="float">
            <text:p>-1.08436203</text:p>
          </table:table-cell>
        </table:table-row>
        <table:table-row table:style-name="ro1">
          <table:table-cell office:value-type="float" office:value="3.12225937843" calcext:value-type="float">
            <text:p>3.1222593784</text:p>
          </table:table-cell>
          <table:table-cell office:value-type="float" office:value="-1.34603965282" calcext:value-type="float">
            <text:p>-1.3460396528</text:p>
          </table:table-cell>
          <table:table-cell office:value-type="float" office:value="3.41030164719" calcext:value-type="float">
            <text:p>3.4103016472</text:p>
          </table:table-cell>
          <table:table-cell office:value-type="float" office:value="-1.09401655197" calcext:value-type="float">
            <text:p>-1.094016552</text:p>
          </table:table-cell>
        </table:table-row>
        <table:table-row table:style-name="ro1">
          <table:table-cell office:value-type="float" office:value="3.13391375542" calcext:value-type="float">
            <text:p>3.1339137554</text:p>
          </table:table-cell>
          <table:table-cell office:value-type="float" office:value="-1.34592270851" calcext:value-type="float">
            <text:p>-1.3459227085</text:p>
          </table:table-cell>
          <table:table-cell office:value-type="float" office:value="3.4186224556" calcext:value-type="float">
            <text:p>3.4186224556</text:p>
          </table:table-cell>
          <table:table-cell office:value-type="float" office:value="-1.10276150703" calcext:value-type="float">
            <text:p>-1.102761507</text:p>
          </table:table-cell>
        </table:table-row>
        <table:table-row table:style-name="ro1">
          <table:table-cell office:value-type="float" office:value="3.14610433578" calcext:value-type="float">
            <text:p>3.1461043358</text:p>
          </table:table-cell>
          <table:table-cell office:value-type="float" office:value="-1.34576392174" calcext:value-type="float">
            <text:p>-1.3457639217</text:p>
          </table:table-cell>
          <table:table-cell office:value-type="float" office:value="3.42739697456" calcext:value-type="float">
            <text:p>3.4273969746</text:p>
          </table:table-cell>
          <table:table-cell office:value-type="float" office:value="-1.11169719696" calcext:value-type="float">
            <text:p>-1.111697197</text:p>
          </table:table-cell>
        </table:table-row>
        <table:table-row table:style-name="ro1">
          <table:table-cell office:value-type="float" office:value="3.15866684914" calcext:value-type="float">
            <text:p>3.1586668491</text:p>
          </table:table-cell>
          <table:table-cell office:value-type="float" office:value="-1.34536623955" calcext:value-type="float">
            <text:p>-1.3453662396</text:p>
          </table:table-cell>
          <table:table-cell office:value-type="float" office:value="3.43668409348" calcext:value-type="float">
            <text:p>3.4366840935</text:p>
          </table:table-cell>
          <table:table-cell office:value-type="float" office:value="-1.12055385113" calcext:value-type="float">
            <text:p>-1.1205538511</text:p>
          </table:table-cell>
        </table:table-row>
        <table:table-row table:style-name="ro1">
          <table:table-cell office:value-type="float" office:value="3.17064666748" calcext:value-type="float">
            <text:p>3.1706466675</text:p>
          </table:table-cell>
          <table:table-cell office:value-type="float" office:value="-1.34456801414" calcext:value-type="float">
            <text:p>-1.3445680141</text:p>
          </table:table-cell>
          <table:table-cell office:value-type="float" office:value="3.44595643044" calcext:value-type="float">
            <text:p>3.4459564304</text:p>
          </table:table-cell>
          <table:table-cell office:value-type="float" office:value="-1.12861335278" calcext:value-type="float">
            <text:p>-1.1286133528</text:p>
          </table:table-cell>
        </table:table-row>
        <table:table-row table:style-name="ro1">
          <table:table-cell office:value-type="float" office:value="3.18245053291" calcext:value-type="float">
            <text:p>3.1824505329</text:p>
          </table:table-cell>
          <table:table-cell office:value-type="float" office:value="-1.34343421459" calcext:value-type="float">
            <text:p>-1.3434342146</text:p>
          </table:table-cell>
          <table:table-cell office:value-type="float" office:value="3.45521040916" calcext:value-type="float">
            <text:p>3.4552104092</text:p>
          </table:table-cell>
          <table:table-cell office:value-type="float" office:value="-1.13667881489" calcext:value-type="float">
            <text:p>-1.1366788149</text:p>
          </table:table-cell>
        </table:table-row>
        <table:table-row table:style-name="ro1">
          <table:table-cell office:value-type="float" office:value="3.19410204887" calcext:value-type="float">
            <text:p>3.1941020489</text:p>
          </table:table-cell>
          <table:table-cell office:value-type="float" office:value="-1.34212803841" calcext:value-type="float">
            <text:p>-1.3421280384</text:p>
          </table:table-cell>
          <table:table-cell office:value-type="float" office:value="3.46446820259" calcext:value-type="float">
            <text:p>3.4644682026</text:p>
          </table:table-cell>
          <table:table-cell office:value-type="float" office:value="-1.14463496208" calcext:value-type="float">
            <text:p>-1.1446349621</text:p>
          </table:table-cell>
        </table:table-row>
        <table:table-row table:style-name="ro1">
          <table:table-cell office:value-type="float" office:value="3.20552873611" calcext:value-type="float">
            <text:p>3.2055287361</text:p>
          </table:table-cell>
          <table:table-cell office:value-type="float" office:value="-1.34054148197" calcext:value-type="float">
            <text:p>-1.340541482</text:p>
          </table:table-cell>
          <table:table-cell office:value-type="float" office:value="3.47467823982" calcext:value-type="float">
            <text:p>3.4746782398</text:p>
          </table:table-cell>
          <table:table-cell office:value-type="float" office:value="-1.15243434906" calcext:value-type="float">
            <text:p>-1.1524343491</text:p>
          </table:table-cell>
        </table:table-row>
        <table:table-row table:style-name="ro1">
          <table:table-cell office:value-type="float" office:value="3.21711087227" calcext:value-type="float">
            <text:p>3.2171108723</text:p>
          </table:table-cell>
          <table:table-cell office:value-type="float" office:value="-1.33889257908" calcext:value-type="float">
            <text:p>-1.3388925791</text:p>
          </table:table-cell>
          <table:table-cell office:value-type="float" office:value="3.48478456497" calcext:value-type="float">
            <text:p>3.484784565</text:p>
          </table:table-cell>
          <table:table-cell office:value-type="float" office:value="-1.16027259827" calcext:value-type="float">
            <text:p>-1.1602725983</text:p>
          </table:table-cell>
        </table:table-row>
        <table:table-row table:style-name="ro1">
          <table:table-cell office:value-type="float" office:value="3.22834944725" calcext:value-type="float">
            <text:p>3.2283494473</text:p>
          </table:table-cell>
          <table:table-cell office:value-type="float" office:value="-1.33697891235" calcext:value-type="float">
            <text:p>-1.3369789124</text:p>
          </table:table-cell>
          <table:table-cell office:value-type="float" office:value="3.49531074524" calcext:value-type="float">
            <text:p>3.4953107452</text:p>
          </table:table-cell>
          <table:table-cell office:value-type="float" office:value="-1.16783833504" calcext:value-type="float">
            <text:p>-1.167838335</text:p>
          </table:table-cell>
        </table:table-row>
        <table:table-row table:style-name="ro1">
          <table:table-cell office:value-type="float" office:value="3.23912143707" calcext:value-type="float">
            <text:p>3.2391214371</text:p>
          </table:table-cell>
          <table:table-cell office:value-type="float" office:value="-1.33491301537" calcext:value-type="float">
            <text:p>-1.3349130154</text:p>
          </table:table-cell>
          <table:table-cell office:value-type="float" office:value="3.50562163353" calcext:value-type="float">
            <text:p>3.5056216335</text:p>
          </table:table-cell>
          <table:table-cell office:value-type="float" office:value="-1.1758774519" calcext:value-type="float">
            <text:p>-1.1758774519</text:p>
          </table:table-cell>
        </table:table-row>
        <table:table-row table:style-name="ro1">
          <table:table-cell office:value-type="float" office:value="3.25034022331" calcext:value-type="float">
            <text:p>3.2503402233</text:p>
          </table:table-cell>
          <table:table-cell office:value-type="float" office:value="-1.33273684978" calcext:value-type="float">
            <text:p>-1.3327368498</text:p>
          </table:table-cell>
          <table:table-cell office:value-type="float" office:value="3.51574178696" calcext:value-type="float">
            <text:p>3.515741787</text:p>
          </table:table-cell>
          <table:table-cell office:value-type="float" office:value="-1.18335866928" calcext:value-type="float">
            <text:p>-1.1833586693</text:p>
          </table:table-cell>
        </table:table-row>
        <table:table-row table:style-name="ro1">
          <table:table-cell office:value-type="float" office:value="3.26131701469" calcext:value-type="float">
            <text:p>3.2613170147</text:p>
          </table:table-cell>
          <table:table-cell office:value-type="float" office:value="-1.33014082909" calcext:value-type="float">
            <text:p>-1.3301408291</text:p>
          </table:table-cell>
          <table:table-cell office:value-type="float" office:value="3.52547904015" calcext:value-type="float">
            <text:p>3.5254790402</text:p>
          </table:table-cell>
          <table:table-cell office:value-type="float" office:value="-1.1902821064" calcext:value-type="float">
            <text:p>-1.1902821064</text:p>
          </table:table-cell>
        </table:table-row>
        <table:table-row table:style-name="ro1">
          <table:table-cell office:value-type="float" office:value="3.27199530602" calcext:value-type="float">
            <text:p>3.271995306</text:p>
          </table:table-cell>
          <table:table-cell office:value-type="float" office:value="-1.32756114006" calcext:value-type="float">
            <text:p>-1.3275611401</text:p>
          </table:table-cell>
          <table:table-cell office:value-type="float" office:value="3.53587981224" calcext:value-type="float">
            <text:p>3.5358798122</text:p>
          </table:table-cell>
          <table:table-cell office:value-type="float" office:value="-1.19707131386" calcext:value-type="float">
            <text:p>-1.1970713139</text:p>
          </table:table-cell>
        </table:table-row>
        <table:table-row table:style-name="ro1">
          <table:table-cell office:value-type="float" office:value="3.30853867531" calcext:value-type="float">
            <text:p>3.3085386753</text:p>
          </table:table-cell>
          <table:table-cell office:value-type="float" office:value="-1.32874906063" calcext:value-type="float">
            <text:p>-1.3287490606</text:p>
          </table:table-cell>
          <table:table-cell office:value-type="float" office:value="3.54609700203" calcext:value-type="float">
            <text:p>3.546097002</text:p>
          </table:table-cell>
          <table:table-cell office:value-type="float" office:value="-1.20343983173" calcext:value-type="float">
            <text:p>-1.2034398317</text:p>
          </table:table-cell>
        </table:table-row>
        <table:table-row table:style-name="ro1">
          <table:table-cell office:value-type="float" office:value="3.3393163681" calcext:value-type="float">
            <text:p>3.3393163681</text:p>
          </table:table-cell>
          <table:table-cell office:value-type="float" office:value="-1.32651674747" calcext:value-type="float">
            <text:p>-1.3265167475</text:p>
          </table:table-cell>
          <table:table-cell office:value-type="float" office:value="3.55676814079" calcext:value-type="float">
            <text:p>3.5567681408</text:p>
          </table:table-cell>
          <table:table-cell office:value-type="float" office:value="-1.20951998234" calcext:value-type="float">
            <text:p>-1.2095199823</text:p>
          </table:table-cell>
        </table:table-row>
        <table:table-row table:style-name="ro1">
          <table:table-cell office:value-type="float" office:value="3.36506295204" calcext:value-type="float">
            <text:p>3.365062952</text:p>
          </table:table-cell>
          <table:table-cell office:value-type="float" office:value="-1.32403314114" calcext:value-type="float">
            <text:p>-1.3240331411</text:p>
          </table:table-cell>
          <table:table-cell office:value-type="float" office:value="3.56680270195" calcext:value-type="float">
            <text:p>3.566802702</text:p>
          </table:table-cell>
          <table:table-cell office:value-type="float" office:value="-1.21558868885" calcext:value-type="float">
            <text:p>-1.2155886889</text:p>
          </table:table-cell>
        </table:table-row>
        <table:table-row table:style-name="ro1">
          <table:table-cell office:value-type="float" office:value="3.38827013969" calcext:value-type="float">
            <text:p>3.3882701397</text:p>
          </table:table-cell>
          <table:table-cell office:value-type="float" office:value="-1.32308959961" calcext:value-type="float">
            <text:p>-1.3230895996</text:p>
          </table:table-cell>
          <table:table-cell office:value-type="float" office:value="3.57649918556" calcext:value-type="float">
            <text:p>3.5764991856</text:p>
          </table:table-cell>
          <table:table-cell office:value-type="float" office:value="-1.22085464001" calcext:value-type="float">
            <text:p>-1.22085464</text:p>
          </table:table-cell>
        </table:table-row>
        <table:table-row table:style-name="ro1">
          <table:table-cell office:value-type="float" office:value="3.39960384369" calcext:value-type="float">
            <text:p>3.3996038437</text:p>
          </table:table-cell>
          <table:table-cell office:value-type="float" office:value="-1.31953454018" calcext:value-type="float">
            <text:p>-1.3195345402</text:p>
          </table:table-cell>
          <table:table-cell office:value-type="float" office:value="3.58664914131" calcext:value-type="float">
            <text:p>3.5866491413</text:p>
          </table:table-cell>
          <table:table-cell office:value-type="float" office:value="-1.22620415688" calcext:value-type="float">
            <text:p>-1.2262041569</text:p>
          </table:table-cell>
        </table:table-row>
        <table:table-row table:style-name="ro1">
          <table:table-cell office:value-type="float" office:value="3.4106426239" calcext:value-type="float">
            <text:p>3.4106426239</text:p>
          </table:table-cell>
          <table:table-cell office:value-type="float" office:value="-1.31560695171" calcext:value-type="float">
            <text:p>-1.3156069517</text:p>
          </table:table-cell>
          <table:table-cell office:value-type="float" office:value="3.5970742321" calcext:value-type="float">
            <text:p>3.5970742321</text:p>
          </table:table-cell>
          <table:table-cell office:value-type="float" office:value="-1.23160374165" calcext:value-type="float">
            <text:p>-1.2316037417</text:p>
          </table:table-cell>
        </table:table-row>
        <table:table-row table:style-name="ro1">
          <table:table-cell office:value-type="float" office:value="3.42179894447" calcext:value-type="float">
            <text:p>3.4217989445</text:p>
          </table:table-cell>
          <table:table-cell office:value-type="float" office:value="-1.31120872498" calcext:value-type="float">
            <text:p>-1.311208725</text:p>
          </table:table-cell>
          <table:table-cell office:value-type="float" office:value="3.60777421951" calcext:value-type="float">
            <text:p>3.6077742195</text:p>
          </table:table-cell>
          <table:table-cell office:value-type="float" office:value="-1.2370018959" calcext:value-type="float">
            <text:p>-1.2370018959</text:p>
          </table:table-cell>
        </table:table-row>
        <table:table-row table:style-name="ro1">
          <table:table-cell office:value-type="float" office:value="3.43352913857" calcext:value-type="float">
            <text:p>3.4335291386</text:p>
          </table:table-cell>
          <table:table-cell office:value-type="float" office:value="-1.30677545071" calcext:value-type="float">
            <text:p>-1.3067754507</text:p>
          </table:table-cell>
          <table:table-cell office:value-type="float" office:value="3.61889596939" calcext:value-type="float">
            <text:p>3.6188959694</text:p>
          </table:table-cell>
          <table:table-cell office:value-type="float" office:value="-1.24204266071" calcext:value-type="float">
            <text:p>-1.2420426607</text:p>
          </table:table-cell>
        </table:table-row>
        <table:table-row table:style-name="ro1">
          <table:table-cell office:value-type="float" office:value="3.44509530067" calcext:value-type="float">
            <text:p>3.4450953007</text:p>
          </table:table-cell>
          <table:table-cell office:value-type="float" office:value="-1.30249965191" calcext:value-type="float">
            <text:p>-1.3024996519</text:p>
          </table:table-cell>
          <table:table-cell office:value-type="float" office:value="3.62941285133" calcext:value-type="float">
            <text:p>3.6294128513</text:p>
          </table:table-cell>
          <table:table-cell office:value-type="float" office:value="-1.24661099911" calcext:value-type="float">
            <text:p>-1.2466109991</text:p>
          </table:table-cell>
        </table:table-row>
        <table:table-row table:style-name="ro1">
          <table:table-cell office:value-type="float" office:value="3.45683884621" calcext:value-type="float">
            <text:p>3.4568388462</text:p>
          </table:table-cell>
          <table:table-cell office:value-type="float" office:value="-1.29751908779" calcext:value-type="float">
            <text:p>-1.2975190878</text:p>
          </table:table-cell>
          <table:table-cell office:value-type="float" office:value="3.63927312851" calcext:value-type="float">
            <text:p>3.6392731285</text:p>
          </table:table-cell>
          <table:table-cell office:value-type="float" office:value="-1.25054311752" calcext:value-type="float">
            <text:p>-1.2505431175</text:p>
          </table:table-cell>
        </table:table-row>
        <table:table-row table:style-name="ro1">
          <table:table-cell office:value-type="float" office:value="3.46796965599" calcext:value-type="float">
            <text:p>3.467969656</text:p>
          </table:table-cell>
          <table:table-cell office:value-type="float" office:value="-1.29255366325" calcext:value-type="float">
            <text:p>-1.2925536633</text:p>
          </table:table-cell>
          <table:table-cell office:value-type="float" office:value="3.6494159317" calcext:value-type="float">
            <text:p>3.6494159317</text:p>
          </table:table-cell>
          <table:table-cell office:value-type="float" office:value="-1.25435876846" calcext:value-type="float">
            <text:p>-1.2543587685</text:p>
          </table:table-cell>
        </table:table-row>
        <table:table-row table:style-name="ro1">
          <table:table-cell office:value-type="float" office:value="3.47833585739" calcext:value-type="float">
            <text:p>3.4783358574</text:p>
          </table:table-cell>
          <table:table-cell office:value-type="float" office:value="-1.28766989708" calcext:value-type="float">
            <text:p>-1.2876698971</text:p>
          </table:table-cell>
          <table:table-cell office:value-type="float" office:value="3.65999241829" calcext:value-type="float">
            <text:p>3.6599924183</text:p>
          </table:table-cell>
          <table:table-cell office:value-type="float" office:value="-1.2581987381" calcext:value-type="float">
            <text:p>-1.2581987381</text:p>
          </table:table-cell>
        </table:table-row>
        <table:table-row table:style-name="ro1">
          <table:table-cell office:value-type="float" office:value="3.48747014999" calcext:value-type="float">
            <text:p>3.48747015</text:p>
          </table:table-cell>
          <table:table-cell office:value-type="float" office:value="-1.28411912918" calcext:value-type="float">
            <text:p>-1.2841191292</text:p>
          </table:table-cell>
          <table:table-cell office:value-type="float" office:value="3.67105194092" calcext:value-type="float">
            <text:p>3.6710519409</text:p>
          </table:table-cell>
          <table:table-cell office:value-type="float" office:value="-1.26171863079" calcext:value-type="float">
            <text:p>-1.2617186308</text:p>
          </table:table-cell>
        </table:table-row>
        <table:table-row table:style-name="ro1">
          <table:table-cell office:value-type="float" office:value="3.49613261223" calcext:value-type="float">
            <text:p>3.4961326122</text:p>
          </table:table-cell>
          <table:table-cell office:value-type="float" office:value="-1.28141903877" calcext:value-type="float">
            <text:p>-1.2814190388</text:p>
          </table:table-cell>
          <table:table-cell office:value-type="float" office:value="3.68207832336" calcext:value-type="float">
            <text:p>3.6820783234</text:p>
          </table:table-cell>
          <table:table-cell office:value-type="float" office:value="-1.26524913311" calcext:value-type="float">
            <text:p>-1.2652491331</text:p>
          </table:table-cell>
        </table:table-row>
        <table:table-row table:style-name="ro1">
          <table:table-cell office:value-type="float" office:value="3.50549650192" calcext:value-type="float">
            <text:p>3.5054965019</text:p>
          </table:table-cell>
          <table:table-cell office:value-type="float" office:value="-1.27797043324" calcext:value-type="float">
            <text:p>-1.2779704332</text:p>
          </table:table-cell>
          <table:table-cell office:value-type="float" office:value="3.69429965973" calcext:value-type="float">
            <text:p>3.6942996597</text:p>
          </table:table-cell>
          <table:table-cell office:value-type="float" office:value="-1.2688062191" calcext:value-type="float">
            <text:p>-1.2688062191</text:p>
          </table:table-cell>
        </table:table-row>
        <table:table-row table:style-name="ro1">
          <table:table-cell office:value-type="float" office:value="3.51586747169" calcext:value-type="float">
            <text:p>3.5158674717</text:p>
          </table:table-cell>
          <table:table-cell office:value-type="float" office:value="-1.2728805542" calcext:value-type="float">
            <text:p>-1.2728805542</text:p>
          </table:table-cell>
          <table:table-cell office:value-type="float" office:value="3.7061476326" calcext:value-type="float">
            <text:p>3.7061476326</text:p>
          </table:table-cell>
          <table:table-cell office:value-type="float" office:value="-1.27188777924" calcext:value-type="float">
            <text:p>-1.2718877792</text:p>
          </table:table-cell>
        </table:table-row>
        <table:table-row table:style-name="ro1">
          <table:table-cell office:value-type="float" office:value="3.52550673485" calcext:value-type="float">
            <text:p>3.5255067349</text:p>
          </table:table-cell>
          <table:table-cell office:value-type="float" office:value="-1.26757419109" calcext:value-type="float">
            <text:p>-1.2675741911</text:p>
          </table:table-cell>
          <table:table-cell office:value-type="float" office:value="3.74959155083" calcext:value-type="float">
            <text:p>3.7495915508</text:p>
          </table:table-cell>
          <table:table-cell office:value-type="float" office:value="-1.2957650423" calcext:value-type="float">
            <text:p>-1.2957650423</text:p>
          </table:table-cell>
        </table:table-row>
        <table:table-row table:style-name="ro1">
          <table:table-cell office:value-type="float" office:value="3.5348739624" calcext:value-type="float">
            <text:p>3.5348739624</text:p>
          </table:table-cell>
          <table:table-cell office:value-type="float" office:value="-1.26253449917" calcext:value-type="float">
            <text:p>-1.2625344992</text:p>
          </table:table-cell>
          <table:table-cell office:value-type="float" office:value="3.77343698502" calcext:value-type="float">
            <text:p>3.773436985</text:p>
          </table:table-cell>
          <table:table-cell office:value-type="float" office:value="-1.3047645092" calcext:value-type="float">
            <text:p>-1.3047645092</text:p>
          </table:table-cell>
        </table:table-row>
        <table:table-row table:style-name="ro1">
          <table:table-cell office:value-type="float" office:value="3.5440993309" calcext:value-type="float">
            <text:p>3.5440993309</text:p>
          </table:table-cell>
          <table:table-cell office:value-type="float" office:value="-1.25746715069" calcext:value-type="float">
            <text:p>-1.2574671507</text:p>
          </table:table-cell>
          <table:table-cell office:value-type="float" office:value="3.79489179611" calcext:value-type="float">
            <text:p>3.7948917961</text:p>
          </table:table-cell>
          <table:table-cell office:value-type="float" office:value="-1.3128978014" calcext:value-type="float">
            <text:p>-1.3128978014</text:p>
          </table:table-cell>
        </table:table-row>
        <table:table-row table:style-name="ro1">
          <table:table-cell office:value-type="float" office:value="3.55294537544" calcext:value-type="float">
            <text:p>3.5529453754</text:p>
          </table:table-cell>
          <table:table-cell office:value-type="float" office:value="-1.25199019909" calcext:value-type="float">
            <text:p>-1.2519901991</text:p>
          </table:table-cell>
          <table:table-cell office:value-type="float" office:value="3.81472464561" calcext:value-type="float">
            <text:p>3.8147246456</text:p>
          </table:table-cell>
          <table:table-cell office:value-type="float" office:value="-1.32077848911" calcext:value-type="float">
            <text:p>-1.3207784891</text:p>
          </table:table-cell>
        </table:table-row>
        <table:table-row table:style-name="ro1">
          <table:table-cell office:value-type="float" office:value="3.56210398674" calcext:value-type="float">
            <text:p>3.5621039867</text:p>
          </table:table-cell>
          <table:table-cell office:value-type="float" office:value="-1.24627912045" calcext:value-type="float">
            <text:p>-1.2462791205</text:p>
          </table:table-cell>
          <table:table-cell office:value-type="float" office:value="3.83364506721" calcext:value-type="float">
            <text:p>3.8336450672</text:p>
          </table:table-cell>
          <table:table-cell office:value-type="float" office:value="-1.32710313797" calcext:value-type="float">
            <text:p>-1.327103138</text:p>
          </table:table-cell>
        </table:table-row>
        <table:table-row table:style-name="ro1">
          <table:table-cell office:value-type="float" office:value="3.57125163078" calcext:value-type="float">
            <text:p>3.5712516308</text:p>
          </table:table-cell>
          <table:table-cell office:value-type="float" office:value="-1.24056434631" calcext:value-type="float">
            <text:p>-1.2405643463</text:p>
          </table:table-cell>
          <table:table-cell office:value-type="float" office:value="3.84532781601" calcext:value-type="float">
            <text:p>3.845327816</text:p>
          </table:table-cell>
          <table:table-cell office:value-type="float" office:value="-1.32875883579" calcext:value-type="float">
            <text:p>-1.3287588358</text:p>
          </table:table-cell>
        </table:table-row>
        <table:table-row table:style-name="ro1">
          <table:table-cell office:value-type="float" office:value="3.58016228676" calcext:value-type="float">
            <text:p>3.5801622868</text:p>
          </table:table-cell>
          <table:table-cell office:value-type="float" office:value="-1.23443365097" calcext:value-type="float">
            <text:p>-1.234433651</text:p>
          </table:table-cell>
          <table:table-cell office:value-type="float" office:value="3.85787173271" calcext:value-type="float">
            <text:p>3.8578717327</text:p>
          </table:table-cell>
          <table:table-cell office:value-type="float" office:value="-1.33067452908" calcext:value-type="float">
            <text:p>-1.3306745291</text:p>
          </table:table-cell>
        </table:table-row>
        <table:table-row table:style-name="ro1">
          <table:table-cell office:value-type="float" office:value="3.58828854561" calcext:value-type="float">
            <text:p>3.5882885456</text:p>
          </table:table-cell>
          <table:table-cell office:value-type="float" office:value="-1.2281948328" calcext:value-type="float">
            <text:p>-1.2281948328</text:p>
          </table:table-cell>
          <table:table-cell office:value-type="float" office:value="3.87779780388" calcext:value-type="float">
            <text:p>3.8777978039</text:p>
          </table:table-cell>
          <table:table-cell office:value-type="float" office:value="-1.33619534969" calcext:value-type="float">
            <text:p>-1.3361953497</text:p>
          </table:table-cell>
        </table:table-row>
        <table:table-row table:style-name="ro1">
          <table:table-cell office:value-type="float" office:value="3.5962164402" calcext:value-type="float">
            <text:p>3.5962164402</text:p>
          </table:table-cell>
          <table:table-cell office:value-type="float" office:value="-1.22193825245" calcext:value-type="float">
            <text:p>-1.2219382525</text:p>
          </table:table-cell>
          <table:table-cell office:value-type="float" office:value="3.88945957184" calcext:value-type="float">
            <text:p>3.8894595718</text:p>
          </table:table-cell>
          <table:table-cell office:value-type="float" office:value="-1.33721137047" calcext:value-type="float">
            <text:p>-1.3372113705</text:p>
          </table:table-cell>
        </table:table-row>
        <table:table-row table:style-name="ro1">
          <table:table-cell office:value-type="float" office:value="3.6044921875" calcext:value-type="float">
            <text:p>3.6044921875</text:p>
          </table:table-cell>
          <table:table-cell office:value-type="float" office:value="-1.21567642689" calcext:value-type="float">
            <text:p>-1.2156764269</text:p>
          </table:table-cell>
          <table:table-cell office:value-type="float" office:value="3.90048500061" calcext:value-type="float">
            <text:p>3.9004850006</text:p>
          </table:table-cell>
          <table:table-cell office:value-type="float" office:value="-1.33812594414" calcext:value-type="float">
            <text:p>-1.3381259441</text:p>
          </table:table-cell>
        </table:table-row>
        <table:table-row table:style-name="ro1">
          <table:table-cell office:value-type="float" office:value="3.61276435852" calcext:value-type="float">
            <text:p>3.6127643585</text:p>
          </table:table-cell>
          <table:table-cell office:value-type="float" office:value="-1.20965492725" calcext:value-type="float">
            <text:p>-1.2096549273</text:p>
          </table:table-cell>
          <table:table-cell office:value-type="float" office:value="3.91278573036" calcext:value-type="float">
            <text:p>3.9127857304</text:p>
          </table:table-cell>
          <table:table-cell office:value-type="float" office:value="-1.33898198605" calcext:value-type="float">
            <text:p>-1.3389819861</text:p>
          </table:table-cell>
        </table:table-row>
        <table:table-row table:style-name="ro1">
          <table:table-cell office:value-type="float" office:value="3.62060332298" calcext:value-type="float">
            <text:p>3.620603323</text:p>
          </table:table-cell>
          <table:table-cell office:value-type="float" office:value="-1.20343291759" calcext:value-type="float">
            <text:p>-1.2034329176</text:p>
          </table:table-cell>
          <table:table-cell office:value-type="float" office:value="3.93405648232" calcext:value-type="float">
            <text:p>3.9340564823</text:p>
          </table:table-cell>
          <table:table-cell office:value-type="float" office:value="-1.34536254406" calcext:value-type="float">
            <text:p>-1.3453625441</text:p>
          </table:table-cell>
        </table:table-row>
        <table:table-row table:style-name="ro1">
          <table:table-cell office:value-type="float" office:value="3.62843513489" calcext:value-type="float">
            <text:p>3.6284351349</text:p>
          </table:table-cell>
          <table:table-cell office:value-type="float" office:value="-1.19718933105" calcext:value-type="float">
            <text:p>-1.1971893311</text:p>
          </table:table-cell>
          <table:table-cell office:value-type="float" office:value="3.94547339439" calcext:value-type="float">
            <text:p>3.9454733944</text:p>
          </table:table-cell>
          <table:table-cell office:value-type="float" office:value="-1.34576272964" calcext:value-type="float">
            <text:p>-1.3457627296</text:p>
          </table:table-cell>
        </table:table-row>
        <table:table-row table:style-name="ro1">
          <table:table-cell office:value-type="float" office:value="3.63665342331" calcext:value-type="float">
            <text:p>3.6366534233</text:p>
          </table:table-cell>
          <table:table-cell office:value-type="float" office:value="-1.19040477276" calcext:value-type="float">
            <text:p>-1.1904047728</text:p>
          </table:table-cell>
          <table:table-cell office:value-type="float" office:value="3.95725937843" calcext:value-type="float">
            <text:p>3.9572593784</text:p>
          </table:table-cell>
          <table:table-cell office:value-type="float" office:value="-1.34603965282" calcext:value-type="float">
            <text:p>-1.3460396528</text:p>
          </table:table-cell>
        </table:table-row>
        <table:table-row table:style-name="ro1">
          <table:table-cell office:value-type="float" office:value="3.64408326149" calcext:value-type="float">
            <text:p>3.6440832615</text:p>
          </table:table-cell>
          <table:table-cell office:value-type="float" office:value="-1.18375182152" calcext:value-type="float">
            <text:p>-1.1837518215</text:p>
          </table:table-cell>
          <table:table-cell office:value-type="float" office:value="3.96891375542" calcext:value-type="float">
            <text:p>3.9689137554</text:p>
          </table:table-cell>
          <table:table-cell office:value-type="float" office:value="-1.34592270851" calcext:value-type="float">
            <text:p>-1.3459227085</text:p>
          </table:table-cell>
        </table:table-row>
        <table:table-row table:style-name="ro1">
          <table:table-cell office:value-type="float" office:value="3.65183639526" calcext:value-type="float">
            <text:p>3.6518363953</text:p>
          </table:table-cell>
          <table:table-cell office:value-type="float" office:value="-1.17682313919" calcext:value-type="float">
            <text:p>-1.1768231392</text:p>
          </table:table-cell>
          <table:table-cell office:value-type="float" office:value="3.98110433578" calcext:value-type="float">
            <text:p>3.9811043358</text:p>
          </table:table-cell>
          <table:table-cell office:value-type="float" office:value="-1.34576392174" calcext:value-type="float">
            <text:p>-1.3457639217</text:p>
          </table:table-cell>
        </table:table-row>
        <table:table-row table:style-name="ro1">
          <table:table-cell office:value-type="float" office:value="3.65914869308" calcext:value-type="float">
            <text:p>3.6591486931</text:p>
          </table:table-cell>
          <table:table-cell office:value-type="float" office:value="-1.16962599754" calcext:value-type="float">
            <text:p>-1.1696259975</text:p>
          </table:table-cell>
          <table:table-cell office:value-type="float" office:value="3.99366684914" calcext:value-type="float">
            <text:p>3.9936668491</text:p>
          </table:table-cell>
          <table:table-cell office:value-type="float" office:value="-1.34536623955" calcext:value-type="float">
            <text:p>-1.3453662396</text:p>
          </table:table-cell>
        </table:table-row>
        <table:table-row table:style-name="ro1">
          <table:table-cell office:value-type="float" office:value="3.83695292473" calcext:value-type="float">
            <text:p>3.8369529247</text:p>
          </table:table-cell>
          <table:table-cell office:value-type="float" office:value="-1.11344122887" calcext:value-type="float">
            <text:p>-1.1134412289</text:p>
          </table:table-cell>
          <table:table-cell office:value-type="float" office:value="4.00564666748" calcext:value-type="float">
            <text:p>4.0056466675</text:p>
          </table:table-cell>
          <table:table-cell office:value-type="float" office:value="-1.34456801414" calcext:value-type="float">
            <text:p>-1.3445680141</text:p>
          </table:table-cell>
        </table:table-row>
        <table:table-row table:style-name="ro1">
          <table:table-cell office:value-type="float" office:value="3.84910321236" calcext:value-type="float">
            <text:p>3.8491032124</text:p>
          </table:table-cell>
          <table:table-cell office:value-type="float" office:value="-1.10533869267" calcext:value-type="float">
            <text:p>-1.1053386927</text:p>
          </table:table-cell>
          <table:table-cell office:value-type="float" office:value="4.01745053291" calcext:value-type="float">
            <text:p>4.0174505329</text:p>
          </table:table-cell>
          <table:table-cell office:value-type="float" office:value="-1.34343421459" calcext:value-type="float">
            <text:p>-1.3434342146</text:p>
          </table:table-cell>
        </table:table-row>
        <table:table-row table:style-name="ro1">
          <table:table-cell office:value-type="float" office:value="3.86838579178" calcext:value-type="float">
            <text:p>3.8683857918</text:p>
          </table:table-cell>
          <table:table-cell office:value-type="float" office:value="-1.08844006062" calcext:value-type="float">
            <text:p>-1.0884400606</text:p>
          </table:table-cell>
          <table:table-cell office:value-type="float" office:value="4.02910204887" calcext:value-type="float">
            <text:p>4.0291020489</text:p>
          </table:table-cell>
          <table:table-cell office:value-type="float" office:value="-1.34212803841" calcext:value-type="float">
            <text:p>-1.3421280384</text:p>
          </table:table-cell>
        </table:table-row>
        <table:table-row table:style-name="ro1">
          <table:table-cell office:value-type="float" office:value="3.87617278099" calcext:value-type="float">
            <text:p>3.876172781</text:p>
          </table:table-cell>
          <table:table-cell office:value-type="float" office:value="-1.07945084572" calcext:value-type="float">
            <text:p>-1.0794508457</text:p>
          </table:table-cell>
          <table:table-cell office:value-type="float" office:value="4.04052873611" calcext:value-type="float">
            <text:p>4.0405287361</text:p>
          </table:table-cell>
          <table:table-cell office:value-type="float" office:value="-1.34054148197" calcext:value-type="float">
            <text:p>-1.340541482</text:p>
          </table:table-cell>
        </table:table-row>
        <table:table-row table:style-name="ro1">
          <table:table-cell office:value-type="float" office:value="3.88655328751" calcext:value-type="float">
            <text:p>3.8865532875</text:p>
          </table:table-cell>
          <table:table-cell office:value-type="float" office:value="-1.0699493885" calcext:value-type="float">
            <text:p>-1.0699493885</text:p>
          </table:table-cell>
          <table:table-cell office:value-type="float" office:value="4.05211087227" calcext:value-type="float">
            <text:p>4.0521108723</text:p>
          </table:table-cell>
          <table:table-cell office:value-type="float" office:value="-1.33889257908" calcext:value-type="float">
            <text:p>-1.3388925791</text:p>
          </table:table-cell>
        </table:table-row>
        <table:table-row table:style-name="ro1">
          <table:table-cell office:value-type="float" office:value="3.90207123756" calcext:value-type="float">
            <text:p>3.9020712376</text:p>
          </table:table-cell>
          <table:table-cell office:value-type="float" office:value="-1.05340647697" calcext:value-type="float">
            <text:p>-1.053406477</text:p>
          </table:table-cell>
          <table:table-cell office:value-type="float" office:value="4.06334944725" calcext:value-type="float">
            <text:p>4.0633494473</text:p>
          </table:table-cell>
          <table:table-cell office:value-type="float" office:value="-1.33697891235" calcext:value-type="float">
            <text:p>-1.3369789124</text:p>
          </table:table-cell>
        </table:table-row>
        <table:table-row table:style-name="ro1">
          <table:table-cell office:value-type="float" office:value="3.91567087173" calcext:value-type="float">
            <text:p>3.9156708717</text:p>
          </table:table-cell>
          <table:table-cell office:value-type="float" office:value="-1.03843963146" calcext:value-type="float">
            <text:p>-1.0384396315</text:p>
          </table:table-cell>
          <table:table-cell office:value-type="float" office:value="4.07412143707" calcext:value-type="float">
            <text:p>4.0741214371</text:p>
          </table:table-cell>
          <table:table-cell office:value-type="float" office:value="-1.33491301537" calcext:value-type="float">
            <text:p>-1.3349130154</text:p>
          </table:table-cell>
        </table:table-row>
        <table:table-row table:style-name="ro1">
          <table:table-cell office:value-type="float" office:value="3.9271774292" calcext:value-type="float">
            <text:p>3.9271774292</text:p>
          </table:table-cell>
          <table:table-cell office:value-type="float" office:value="-1.02407455444" calcext:value-type="float">
            <text:p>-1.0240745544</text:p>
          </table:table-cell>
          <table:table-cell office:value-type="float" office:value="4.08534022331" calcext:value-type="float">
            <text:p>4.0853402233</text:p>
          </table:table-cell>
          <table:table-cell office:value-type="float" office:value="-1.33273684978" calcext:value-type="float">
            <text:p>-1.3327368498</text:p>
          </table:table-cell>
        </table:table-row>
        <table:table-row table:style-name="ro1">
          <table:table-cell office:value-type="float" office:value="3.93757486343" calcext:value-type="float">
            <text:p>3.9375748634</text:p>
          </table:table-cell>
          <table:table-cell office:value-type="float" office:value="-1.01050150394" calcext:value-type="float">
            <text:p>-1.0105015039</text:p>
          </table:table-cell>
          <table:table-cell office:value-type="float" office:value="4.09631701469" calcext:value-type="float">
            <text:p>4.0963170147</text:p>
          </table:table-cell>
          <table:table-cell office:value-type="float" office:value="-1.33014082909" calcext:value-type="float">
            <text:p>-1.3301408291</text:p>
          </table:table-cell>
        </table:table-row>
        <table:table-row table:style-name="ro1">
          <table:table-cell office:value-type="float" office:value="3.94505929947" calcext:value-type="float">
            <text:p>3.9450592995</text:p>
          </table:table-cell>
          <table:table-cell office:value-type="float" office:value="-0.999883651733" calcext:value-type="float">
            <text:p>-0.9998836517</text:p>
          </table:table-cell>
          <table:table-cell office:value-type="float" office:value="4.10699530602" calcext:value-type="float">
            <text:p>4.106995306</text:p>
          </table:table-cell>
          <table:table-cell office:value-type="float" office:value="-1.32756114006" calcext:value-type="float">
            <text:p>-1.3275611401</text:p>
          </table:table-cell>
        </table:table-row>
        <table:table-row table:style-name="ro1">
          <table:table-cell office:value-type="float" office:value="3.95580601692" calcext:value-type="float">
            <text:p>3.9558060169</text:p>
          </table:table-cell>
          <table:table-cell office:value-type="float" office:value="-0.9839848876" calcext:value-type="float">
            <text:p>-0.9839848876</text:p>
          </table:table-cell>
          <table:table-cell office:value-type="float" office:value="4.14353867531" calcext:value-type="float">
            <text:p>4.1435386753</text:p>
          </table:table-cell>
          <table:table-cell office:value-type="float" office:value="-1.32874906063" calcext:value-type="float">
            <text:p>-1.3287490606</text:p>
          </table:table-cell>
        </table:table-row>
        <table:table-row table:style-name="ro1">
          <table:table-cell office:value-type="float" office:value="3.96574354172" calcext:value-type="float">
            <text:p>3.9657435417</text:p>
          </table:table-cell>
          <table:table-cell office:value-type="float" office:value="-0.96894466877" calcext:value-type="float">
            <text:p>-0.9689446688</text:p>
          </table:table-cell>
          <table:table-cell office:value-type="float" office:value="4.1743163681" calcext:value-type="float">
            <text:p>4.1743163681</text:p>
          </table:table-cell>
          <table:table-cell office:value-type="float" office:value="-1.32651674747" calcext:value-type="float">
            <text:p>-1.3265167475</text:p>
          </table:table-cell>
        </table:table-row>
        <table:table-row table:style-name="ro1">
          <table:table-cell office:value-type="float" office:value="3.97523021698" calcext:value-type="float">
            <text:p>3.975230217</text:p>
          </table:table-cell>
          <table:table-cell office:value-type="float" office:value="-0.953346967697" calcext:value-type="float">
            <text:p>-0.9533469677</text:p>
          </table:table-cell>
          <table:table-cell office:value-type="float" office:value="4.20006295204" calcext:value-type="float">
            <text:p>4.200062952</text:p>
          </table:table-cell>
          <table:table-cell office:value-type="float" office:value="-1.32403314114" calcext:value-type="float">
            <text:p>-1.3240331411</text:p>
          </table:table-cell>
        </table:table-row>
        <table:table-row table:style-name="ro1">
          <table:table-cell office:value-type="float" office:value="3.98360776901" calcext:value-type="float">
            <text:p>3.983607769</text:p>
          </table:table-cell>
          <table:table-cell office:value-type="float" office:value="-0.937283694744" calcext:value-type="float">
            <text:p>-0.9372836947</text:p>
          </table:table-cell>
          <table:table-cell office:value-type="float" office:value="4.22327013969" calcext:value-type="float">
            <text:p>4.2232701397</text:p>
          </table:table-cell>
          <table:table-cell office:value-type="float" office:value="-1.32308959961" calcext:value-type="float">
            <text:p>-1.3230895996</text:p>
          </table:table-cell>
        </table:table-row>
        <table:table-row table:style-name="ro1">
          <table:table-cell office:value-type="float" office:value="3.99252104759" calcext:value-type="float">
            <text:p>3.9925210476</text:p>
          </table:table-cell>
          <table:table-cell office:value-type="float" office:value="-0.92111992836" calcext:value-type="float">
            <text:p>-0.9211199284</text:p>
          </table:table-cell>
          <table:table-cell office:value-type="float" office:value="4.23460384369" calcext:value-type="float">
            <text:p>4.2346038437</text:p>
          </table:table-cell>
          <table:table-cell office:value-type="float" office:value="-1.31953454018" calcext:value-type="float">
            <text:p>-1.3195345402</text:p>
          </table:table-cell>
        </table:table-row>
        <table:table-row table:style-name="ro1">
          <table:table-cell office:value-type="float" office:value="4.00046443939" calcext:value-type="float">
            <text:p>4.0004644394</text:p>
          </table:table-cell>
          <table:table-cell office:value-type="float" office:value="-0.906225442886" calcext:value-type="float">
            <text:p>-0.9062254429</text:p>
          </table:table-cell>
          <table:table-cell office:value-type="float" office:value="4.2456426239" calcext:value-type="float">
            <text:p>4.2456426239</text:p>
          </table:table-cell>
          <table:table-cell office:value-type="float" office:value="-1.31560695171" calcext:value-type="float">
            <text:p>-1.3156069517</text:p>
          </table:table-cell>
        </table:table-row>
        <table:table-row table:style-name="ro1">
          <table:table-cell office:value-type="float" office:value="4.00648450851" calcext:value-type="float">
            <text:p>4.0064845085</text:p>
          </table:table-cell>
          <table:table-cell office:value-type="float" office:value="-0.893012821674" calcext:value-type="float">
            <text:p>-0.8930128217</text:p>
          </table:table-cell>
          <table:table-cell office:value-type="float" office:value="4.25679894447" calcext:value-type="float">
            <text:p>4.2567989445</text:p>
          </table:table-cell>
          <table:table-cell office:value-type="float" office:value="-1.31120872498" calcext:value-type="float">
            <text:p>-1.311208725</text:p>
          </table:table-cell>
        </table:table-row>
        <table:table-row table:style-name="ro1">
          <table:table-cell office:value-type="float" office:value="4.01391601562" calcext:value-type="float">
            <text:p>4.0139160156</text:p>
          </table:table-cell>
          <table:table-cell office:value-type="float" office:value="-0.876963615417" calcext:value-type="float">
            <text:p>-0.8769636154</text:p>
          </table:table-cell>
          <table:table-cell office:value-type="float" office:value="4.26852913857" calcext:value-type="float">
            <text:p>4.2685291386</text:p>
          </table:table-cell>
          <table:table-cell office:value-type="float" office:value="-1.30677545071" calcext:value-type="float">
            <text:p>-1.3067754507</text:p>
          </table:table-cell>
        </table:table-row>
        <table:table-row table:style-name="ro1">
          <table:table-cell office:value-type="float" office:value="4.02025938034" calcext:value-type="float">
            <text:p>4.0202593803</text:p>
          </table:table-cell>
          <table:table-cell office:value-type="float" office:value="-0.862239003181" calcext:value-type="float">
            <text:p>-0.8622390032</text:p>
          </table:table-cell>
          <table:table-cell office:value-type="float" office:value="4.28009530067" calcext:value-type="float">
            <text:p>4.2800953007</text:p>
          </table:table-cell>
          <table:table-cell office:value-type="float" office:value="-1.30249965191" calcext:value-type="float">
            <text:p>-1.3024996519</text:p>
          </table:table-cell>
        </table:table-row>
        <table:table-row table:style-name="ro1">
          <table:table-cell office:value-type="float" office:value="4.02627038956" calcext:value-type="float">
            <text:p>4.0262703896</text:p>
          </table:table-cell>
          <table:table-cell office:value-type="float" office:value="-0.847321748734" calcext:value-type="float">
            <text:p>-0.8473217487</text:p>
          </table:table-cell>
          <table:table-cell office:value-type="float" office:value="4.29183884621" calcext:value-type="float">
            <text:p>4.2918388462</text:p>
          </table:table-cell>
          <table:table-cell office:value-type="float" office:value="-1.29751908779" calcext:value-type="float">
            <text:p>-1.2975190878</text:p>
          </table:table-cell>
        </table:table-row>
        <table:table-row table:style-name="ro1">
          <table:table-cell office:value-type="float" office:value="4.03308105469" calcext:value-type="float">
            <text:p>4.0330810547</text:p>
          </table:table-cell>
          <table:table-cell office:value-type="float" office:value="-0.829446494579" calcext:value-type="float">
            <text:p>-0.8294464946</text:p>
          </table:table-cell>
          <table:table-cell office:value-type="float" office:value="4.30296965599" calcext:value-type="float">
            <text:p>4.302969656</text:p>
          </table:table-cell>
          <table:table-cell office:value-type="float" office:value="-1.29255366325" calcext:value-type="float">
            <text:p>-1.2925536633</text:p>
          </table:table-cell>
        </table:table-row>
        <table:table-row table:style-name="ro1">
          <table:table-cell office:value-type="float" office:value="4.03851318359" calcext:value-type="float">
            <text:p>4.0385131836</text:p>
          </table:table-cell>
          <table:table-cell office:value-type="float" office:value="-0.813630223274" calcext:value-type="float">
            <text:p>-0.8136302233</text:p>
          </table:table-cell>
          <table:table-cell office:value-type="float" office:value="4.31333585739" calcext:value-type="float">
            <text:p>4.3133358574</text:p>
          </table:table-cell>
          <table:table-cell office:value-type="float" office:value="-1.28766989708" calcext:value-type="float">
            <text:p>-1.2876698971</text:p>
          </table:table-cell>
        </table:table-row>
        <table:table-row table:style-name="ro1">
          <table:table-cell office:value-type="float" office:value="4.04357767105" calcext:value-type="float">
            <text:p>4.0435776711</text:p>
          </table:table-cell>
          <table:table-cell office:value-type="float" office:value="-0.796504974365" calcext:value-type="float">
            <text:p>-0.7965049744</text:p>
          </table:table-cell>
          <table:table-cell office:value-type="float" office:value="4.32247014999" calcext:value-type="float">
            <text:p>4.32247015</text:p>
          </table:table-cell>
          <table:table-cell office:value-type="float" office:value="-1.28411912918" calcext:value-type="float">
            <text:p>-1.2841191292</text:p>
          </table:table-cell>
        </table:table-row>
        <table:table-row table:style-name="ro1">
          <table:table-cell office:value-type="float" office:value="4.04877138138" calcext:value-type="float">
            <text:p>4.0487713814</text:p>
          </table:table-cell>
          <table:table-cell office:value-type="float" office:value="-0.778684675694" calcext:value-type="float">
            <text:p>-0.7786846757</text:p>
          </table:table-cell>
          <table:table-cell office:value-type="float" office:value="4.33113261223" calcext:value-type="float">
            <text:p>4.3311326122</text:p>
          </table:table-cell>
          <table:table-cell office:value-type="float" office:value="-1.28141903877" calcext:value-type="float">
            <text:p>-1.2814190388</text:p>
          </table:table-cell>
        </table:table-row>
        <table:table-row table:style-name="ro1">
          <table:table-cell office:value-type="float" office:value="4.05316352844" calcext:value-type="float">
            <text:p>4.0531635284</text:p>
          </table:table-cell>
          <table:table-cell office:value-type="float" office:value="-0.762262582779" calcext:value-type="float">
            <text:p>-0.7622625828</text:p>
          </table:table-cell>
          <table:table-cell office:value-type="float" office:value="4.34049650192" calcext:value-type="float">
            <text:p>4.3404965019</text:p>
          </table:table-cell>
          <table:table-cell office:value-type="float" office:value="-1.27797043324" calcext:value-type="float">
            <text:p>-1.2779704332</text:p>
          </table:table-cell>
        </table:table-row>
        <table:table-row table:style-name="ro1">
          <table:table-cell office:value-type="float" office:value="4.05829715729" calcext:value-type="float">
            <text:p>4.0582971573</text:p>
          </table:table-cell>
          <table:table-cell office:value-type="float" office:value="-0.74529081583" calcext:value-type="float">
            <text:p>-0.7452908158</text:p>
          </table:table-cell>
          <table:table-cell office:value-type="float" office:value="4.35086747169" calcext:value-type="float">
            <text:p>4.3508674717</text:p>
          </table:table-cell>
          <table:table-cell office:value-type="float" office:value="-1.2728805542" calcext:value-type="float">
            <text:p>-1.2728805542</text:p>
          </table:table-cell>
        </table:table-row>
        <table:table-row table:style-name="ro1">
          <table:table-cell office:value-type="float" office:value="4.06223201752" calcext:value-type="float">
            <text:p>4.0622320175</text:p>
          </table:table-cell>
          <table:table-cell office:value-type="float" office:value="-0.729117691517" calcext:value-type="float">
            <text:p>-0.7291176915</text:p>
          </table:table-cell>
          <table:table-cell office:value-type="float" office:value="4.36050673485" calcext:value-type="float">
            <text:p>4.3605067349</text:p>
          </table:table-cell>
          <table:table-cell office:value-type="float" office:value="-1.26757419109" calcext:value-type="float">
            <text:p>-1.2675741911</text:p>
          </table:table-cell>
        </table:table-row>
        <table:table-row table:style-name="ro1">
          <table:table-cell office:value-type="float" office:value="4.06620121002" calcext:value-type="float">
            <text:p>4.06620121</text:p>
          </table:table-cell>
          <table:table-cell office:value-type="float" office:value="-0.712411224842" calcext:value-type="float">
            <text:p>-0.7124112248</text:p>
          </table:table-cell>
          <table:table-cell office:value-type="float" office:value="4.3698739624" calcext:value-type="float">
            <text:p>4.3698739624</text:p>
          </table:table-cell>
          <table:table-cell office:value-type="float" office:value="-1.26253449917" calcext:value-type="float">
            <text:p>-1.2625344992</text:p>
          </table:table-cell>
        </table:table-row>
        <table:table-row table:style-name="ro1">
          <table:table-cell office:value-type="float" office:value="4.06962871552" calcext:value-type="float">
            <text:p>4.0696287155</text:p>
          </table:table-cell>
          <table:table-cell office:value-type="float" office:value="-0.694106578827" calcext:value-type="float">
            <text:p>-0.6941065788</text:p>
          </table:table-cell>
          <table:table-cell office:value-type="float" office:value="4.3790993309" calcext:value-type="float">
            <text:p>4.3790993309</text:p>
          </table:table-cell>
          <table:table-cell office:value-type="float" office:value="-1.25746715069" calcext:value-type="float">
            <text:p>-1.2574671507</text:p>
          </table:table-cell>
        </table:table-row>
        <table:table-row table:style-name="ro1">
          <table:table-cell office:value-type="float" office:value="4.072453022" calcext:value-type="float">
            <text:p>4.072453022</text:p>
          </table:table-cell>
          <table:table-cell office:value-type="float" office:value="-0.67686766386" calcext:value-type="float">
            <text:p>-0.6768676639</text:p>
          </table:table-cell>
          <table:table-cell office:value-type="float" office:value="4.38794537544" calcext:value-type="float">
            <text:p>4.3879453754</text:p>
          </table:table-cell>
          <table:table-cell office:value-type="float" office:value="-1.25199019909" calcext:value-type="float">
            <text:p>-1.2519901991</text:p>
          </table:table-cell>
        </table:table-row>
        <table:table-row table:style-name="ro1">
          <table:table-cell office:value-type="float" office:value="4.07516479492" calcext:value-type="float">
            <text:p>4.0751647949</text:p>
          </table:table-cell>
          <table:table-cell office:value-type="float" office:value="-0.661575615406" calcext:value-type="float">
            <text:p>-0.6615756154</text:p>
          </table:table-cell>
          <table:table-cell office:value-type="float" office:value="4.39710398674" calcext:value-type="float">
            <text:p>4.3971039867</text:p>
          </table:table-cell>
          <table:table-cell office:value-type="float" office:value="-1.24627912045" calcext:value-type="float">
            <text:p>-1.2462791205</text:p>
          </table:table-cell>
        </table:table-row>
        <table:table-row table:style-name="ro1">
          <table:table-cell office:value-type="float" office:value="4.07635545731" calcext:value-type="float">
            <text:p>4.0763554573</text:p>
          </table:table-cell>
          <table:table-cell office:value-type="float" office:value="-0.645283997059" calcext:value-type="float">
            <text:p>-0.6452839971</text:p>
          </table:table-cell>
          <table:table-cell office:value-type="float" office:value="4.40625163078" calcext:value-type="float">
            <text:p>4.4062516308</text:p>
          </table:table-cell>
          <table:table-cell office:value-type="float" office:value="-1.24056434631" calcext:value-type="float">
            <text:p>-1.2405643463</text:p>
          </table:table-cell>
        </table:table-row>
        <table:table-row table:style-name="ro1">
          <table:table-cell office:value-type="float" office:value="4.07855796814" calcext:value-type="float">
            <text:p>4.0785579681</text:p>
          </table:table-cell>
          <table:table-cell office:value-type="float" office:value="-0.625763177872" calcext:value-type="float">
            <text:p>-0.6257631779</text:p>
          </table:table-cell>
          <table:table-cell office:value-type="float" office:value="4.41516228676" calcext:value-type="float">
            <text:p>4.4151622868</text:p>
          </table:table-cell>
          <table:table-cell office:value-type="float" office:value="-1.23443365097" calcext:value-type="float">
            <text:p>-1.234433651</text:p>
          </table:table-cell>
        </table:table-row>
        <table:table-row table:style-name="ro1">
          <table:table-cell office:value-type="float" office:value="4.080327034" calcext:value-type="float">
            <text:p>4.080327034</text:p>
          </table:table-cell>
          <table:table-cell office:value-type="float" office:value="-0.607443153858" calcext:value-type="float">
            <text:p>-0.6074431539</text:p>
          </table:table-cell>
          <table:table-cell office:value-type="float" office:value="4.42328854561" calcext:value-type="float">
            <text:p>4.4232885456</text:p>
          </table:table-cell>
          <table:table-cell office:value-type="float" office:value="-1.2281948328" calcext:value-type="float">
            <text:p>-1.2281948328</text:p>
          </table:table-cell>
        </table:table-row>
        <table:table-row table:style-name="ro1">
          <table:table-cell office:value-type="float" office:value="4.0802192688" calcext:value-type="float">
            <text:p>4.0802192688</text:p>
          </table:table-cell>
          <table:table-cell office:value-type="float" office:value="-0.593347728252" calcext:value-type="float">
            <text:p>-0.5933477283</text:p>
          </table:table-cell>
          <table:table-cell office:value-type="float" office:value="4.4312164402" calcext:value-type="float">
            <text:p>4.4312164402</text:p>
          </table:table-cell>
          <table:table-cell office:value-type="float" office:value="-1.22193825245" calcext:value-type="float">
            <text:p>-1.2219382525</text:p>
          </table:table-cell>
        </table:table-row>
        <table:table-row table:style-name="ro1">
          <table:table-cell office:value-type="float" office:value="4.08048534393" calcext:value-type="float">
            <text:p>4.0804853439</text:p>
          </table:table-cell>
          <table:table-cell office:value-type="float" office:value="-0.579792261124" calcext:value-type="float">
            <text:p>-0.5797922611</text:p>
          </table:table-cell>
          <table:table-cell office:value-type="float" office:value="4.4394921875" calcext:value-type="float">
            <text:p>4.4394921875</text:p>
          </table:table-cell>
          <table:table-cell office:value-type="float" office:value="-1.21567642689" calcext:value-type="float">
            <text:p>-1.2156764269</text:p>
          </table:table-cell>
        </table:table-row>
        <table:table-row table:style-name="ro1">
          <table:table-cell office:value-type="float" office:value="4.07858800888" calcext:value-type="float">
            <text:p>4.0785880089</text:p>
          </table:table-cell>
          <table:table-cell office:value-type="float" office:value="-0.564094245434" calcext:value-type="float">
            <text:p>-0.5640942454</text:p>
          </table:table-cell>
          <table:table-cell office:value-type="float" office:value="4.44776435852" calcext:value-type="float">
            <text:p>4.4477643585</text:p>
          </table:table-cell>
          <table:table-cell office:value-type="float" office:value="-1.20965492725" calcext:value-type="float">
            <text:p>-1.2096549273</text:p>
          </table:table-cell>
        </table:table-row>
        <table:table-row table:style-name="ro1">
          <table:table-cell office:value-type="float" office:value="4.0810675621" calcext:value-type="float">
            <text:p>4.0810675621</text:p>
          </table:table-cell>
          <table:table-cell office:value-type="float" office:value="-0.541209816933" calcext:value-type="float">
            <text:p>-0.5412098169</text:p>
          </table:table-cell>
          <table:table-cell office:value-type="float" office:value="4.45560332298" calcext:value-type="float">
            <text:p>4.455603323</text:p>
          </table:table-cell>
          <table:table-cell office:value-type="float" office:value="-1.20343291759" calcext:value-type="float">
            <text:p>-1.2034329176</text:p>
          </table:table-cell>
        </table:table-row>
        <table:table-row table:style-name="ro1">
          <table:table-cell office:value-type="float" office:value="4.08058977127" calcext:value-type="float">
            <text:p>4.0805897713</text:p>
          </table:table-cell>
          <table:table-cell office:value-type="float" office:value="-0.526992619038" calcext:value-type="float">
            <text:p>-0.526992619</text:p>
          </table:table-cell>
          <table:table-cell office:value-type="float" office:value="4.46343513489" calcext:value-type="float">
            <text:p>4.4634351349</text:p>
          </table:table-cell>
          <table:table-cell office:value-type="float" office:value="-1.19718933105" calcext:value-type="float">
            <text:p>-1.1971893311</text:p>
          </table:table-cell>
        </table:table-row>
        <table:table-row table:style-name="ro1">
          <table:table-cell office:value-type="float" office:value="4.08402013779" calcext:value-type="float">
            <text:p>4.0840201378</text:p>
          </table:table-cell>
          <table:table-cell office:value-type="float" office:value="-0.510513007641" calcext:value-type="float">
            <text:p>-0.5105130076</text:p>
          </table:table-cell>
          <table:table-cell office:value-type="float" office:value="4.47165342331" calcext:value-type="float">
            <text:p>4.4716534233</text:p>
          </table:table-cell>
          <table:table-cell office:value-type="float" office:value="-1.19040477276" calcext:value-type="float">
            <text:p>-1.1904047728</text:p>
          </table:table-cell>
        </table:table-row>
        <table:table-row table:style-name="ro1">
          <table:table-cell office:value-type="float" office:value="4.08756971359" calcext:value-type="float">
            <text:p>4.0875697136</text:p>
          </table:table-cell>
          <table:table-cell office:value-type="float" office:value="-0.491498291492" calcext:value-type="float">
            <text:p>-0.4914982915</text:p>
          </table:table-cell>
          <table:table-cell office:value-type="float" office:value="4.47908326149" calcext:value-type="float">
            <text:p>4.4790832615</text:p>
          </table:table-cell>
          <table:table-cell office:value-type="float" office:value="-1.18375182152" calcext:value-type="float">
            <text:p>-1.1837518215</text:p>
          </table:table-cell>
        </table:table-row>
        <table:table-row table:style-name="ro1">
          <table:table-cell office:value-type="float" office:value="4.08653736115" calcext:value-type="float">
            <text:p>4.0865373612</text:p>
          </table:table-cell>
          <table:table-cell office:value-type="float" office:value="-0.473484009504" calcext:value-type="float">
            <text:p>-0.4734840095</text:p>
          </table:table-cell>
          <table:table-cell office:value-type="float" office:value="4.48683639526" calcext:value-type="float">
            <text:p>4.4868363953</text:p>
          </table:table-cell>
          <table:table-cell office:value-type="float" office:value="-1.17682313919" calcext:value-type="float">
            <text:p>-1.1768231392</text:p>
          </table:table-cell>
        </table:table-row>
        <table:table-row table:style-name="ro1">
          <table:table-cell office:value-type="float" office:value="4.08342599869" calcext:value-type="float">
            <text:p>4.0834259987</text:p>
          </table:table-cell>
          <table:table-cell office:value-type="float" office:value="-0.457990288734" calcext:value-type="float">
            <text:p>-0.4579902887</text:p>
          </table:table-cell>
          <table:table-cell office:value-type="float" office:value="4.49414869308" calcext:value-type="float">
            <text:p>4.4941486931</text:p>
          </table:table-cell>
          <table:table-cell office:value-type="float" office:value="-1.16962599754" calcext:value-type="float">
            <text:p>-1.1696259975</text:p>
          </table:table-cell>
        </table:table-row>
        <table:table-row table:style-name="ro1">
          <table:table-cell office:value-type="float" office:value="4.0817065239" calcext:value-type="float">
            <text:p>4.0817065239</text:p>
          </table:table-cell>
          <table:table-cell office:value-type="float" office:value="-0.439519375563" calcext:value-type="float">
            <text:p>-0.4395193756</text:p>
          </table:table-cell>
          <table:table-cell office:value-type="float" office:value="4.67195292473" calcext:value-type="float">
            <text:p>4.6719529247</text:p>
          </table:table-cell>
          <table:table-cell office:value-type="float" office:value="-1.11344122887" calcext:value-type="float">
            <text:p>-1.1134412289</text:p>
          </table:table-cell>
        </table:table-row>
        <table:table-row table:style-name="ro1">
          <table:table-cell office:value-type="float" office:value="4.07952213287" calcext:value-type="float">
            <text:p>4.0795221329</text:p>
          </table:table-cell>
          <table:table-cell office:value-type="float" office:value="-0.425540089607" calcext:value-type="float">
            <text:p>-0.4255400896</text:p>
          </table:table-cell>
          <table:table-cell office:value-type="float" office:value="4.68410321236" calcext:value-type="float">
            <text:p>4.6841032124</text:p>
          </table:table-cell>
          <table:table-cell office:value-type="float" office:value="-1.10533869267" calcext:value-type="float">
            <text:p>-1.1053386927</text:p>
          </table:table-cell>
        </table:table-row>
        <table:table-row table:style-name="ro1">
          <table:table-cell office:value-type="float" office:value="4.07817316055" calcext:value-type="float">
            <text:p>4.0781731606</text:p>
          </table:table-cell>
          <table:table-cell office:value-type="float" office:value="-0.405313611031" calcext:value-type="float">
            <text:p>-0.405313611</text:p>
          </table:table-cell>
          <table:table-cell office:value-type="float" office:value="4.70338579178" calcext:value-type="float">
            <text:p>4.7033857918</text:p>
          </table:table-cell>
          <table:table-cell office:value-type="float" office:value="-1.08844006062" calcext:value-type="float">
            <text:p>-1.0884400606</text:p>
          </table:table-cell>
        </table:table-row>
        <table:table-row table:style-name="ro1">
          <table:table-cell office:value-type="float" office:value="4.0752286911" calcext:value-type="float">
            <text:p>4.0752286911</text:p>
          </table:table-cell>
          <table:table-cell office:value-type="float" office:value="-0.388592720032" calcext:value-type="float">
            <text:p>-0.38859272</text:p>
          </table:table-cell>
          <table:table-cell office:value-type="float" office:value="4.71117278099" calcext:value-type="float">
            <text:p>4.711172781</text:p>
          </table:table-cell>
          <table:table-cell office:value-type="float" office:value="-1.07945084572" calcext:value-type="float">
            <text:p>-1.0794508457</text:p>
          </table:table-cell>
        </table:table-row>
        <table:table-row table:style-name="ro1">
          <table:table-cell office:value-type="float" office:value="4.07185745239" calcext:value-type="float">
            <text:p>4.0718574524</text:p>
          </table:table-cell>
          <table:table-cell office:value-type="float" office:value="-0.374432116747" calcext:value-type="float">
            <text:p>-0.3744321167</text:p>
          </table:table-cell>
          <table:table-cell office:value-type="float" office:value="4.72155328751" calcext:value-type="float">
            <text:p>4.7215532875</text:p>
          </table:table-cell>
          <table:table-cell office:value-type="float" office:value="-1.0699493885" calcext:value-type="float">
            <text:p>-1.0699493885</text:p>
          </table:table-cell>
        </table:table-row>
        <table:table-row table:style-name="ro1">
          <table:table-cell office:value-type="float" office:value="4.06562805176" calcext:value-type="float">
            <text:p>4.0656280518</text:p>
          </table:table-cell>
          <table:table-cell office:value-type="float" office:value="-0.355598390102" calcext:value-type="float">
            <text:p>-0.3555983901</text:p>
          </table:table-cell>
          <table:table-cell office:value-type="float" office:value="4.73707123756" calcext:value-type="float">
            <text:p>4.7370712376</text:p>
          </table:table-cell>
          <table:table-cell office:value-type="float" office:value="-1.05340647697" calcext:value-type="float">
            <text:p>-1.053406477</text:p>
          </table:table-cell>
        </table:table-row>
        <table:table-row table:style-name="ro1">
          <table:table-cell office:value-type="float" office:value="4.06367588043" calcext:value-type="float">
            <text:p>4.0636758804</text:p>
          </table:table-cell>
          <table:table-cell office:value-type="float" office:value="-0.340491533279" calcext:value-type="float">
            <text:p>-0.3404915333</text:p>
          </table:table-cell>
          <table:table-cell office:value-type="float" office:value="4.75067087173" calcext:value-type="float">
            <text:p>4.7506708717</text:p>
          </table:table-cell>
          <table:table-cell office:value-type="float" office:value="-1.03843963146" calcext:value-type="float">
            <text:p>-1.0384396315</text:p>
          </table:table-cell>
        </table:table-row>
        <table:table-row table:style-name="ro1">
          <table:table-cell office:value-type="float" office:value="4.05991697311" calcext:value-type="float">
            <text:p>4.0599169731</text:p>
          </table:table-cell>
          <table:table-cell office:value-type="float" office:value="-0.327425807714" calcext:value-type="float">
            <text:p>-0.3274258077</text:p>
          </table:table-cell>
          <table:table-cell office:value-type="float" office:value="4.7621774292" calcext:value-type="float">
            <text:p>4.7621774292</text:p>
          </table:table-cell>
          <table:table-cell office:value-type="float" office:value="-1.02407455444" calcext:value-type="float">
            <text:p>-1.0240745544</text:p>
          </table:table-cell>
        </table:table-row>
        <table:table-row table:style-name="ro1">
          <table:table-cell office:value-type="float" office:value="4.05552625656" calcext:value-type="float">
            <text:p>4.0555262566</text:p>
          </table:table-cell>
          <table:table-cell office:value-type="float" office:value="-0.315724432468" calcext:value-type="float">
            <text:p>-0.3157244325</text:p>
          </table:table-cell>
          <table:table-cell office:value-type="float" office:value="4.77257486343" calcext:value-type="float">
            <text:p>4.7725748634</text:p>
          </table:table-cell>
          <table:table-cell office:value-type="float" office:value="-1.01050150394" calcext:value-type="float">
            <text:p>-1.0105015039</text:p>
          </table:table-cell>
        </table:table-row>
        <table:table-row table:style-name="ro1">
          <table:table-cell office:value-type="float" office:value="4.05305624008" calcext:value-type="float">
            <text:p>4.0530562401</text:p>
          </table:table-cell>
          <table:table-cell office:value-type="float" office:value="-0.298208773136" calcext:value-type="float">
            <text:p>-0.2982087731</text:p>
          </table:table-cell>
          <table:table-cell office:value-type="float" office:value="4.78005929947" calcext:value-type="float">
            <text:p>4.7800592995</text:p>
          </table:table-cell>
          <table:table-cell office:value-type="float" office:value="-0.999883651733" calcext:value-type="float">
            <text:p>-0.9998836517</text:p>
          </table:table-cell>
        </table:table-row>
        <table:table-row table:style-name="ro1">
          <table:table-cell office:value-type="float" office:value="4.04968547821" calcext:value-type="float">
            <text:p>4.0496854782</text:p>
          </table:table-cell>
          <table:table-cell office:value-type="float" office:value="-0.28648301959" calcext:value-type="float">
            <text:p>-0.2864830196</text:p>
          </table:table-cell>
          <table:table-cell office:value-type="float" office:value="4.79080601692" calcext:value-type="float">
            <text:p>4.7908060169</text:p>
          </table:table-cell>
          <table:table-cell office:value-type="float" office:value="-0.9839848876" calcext:value-type="float">
            <text:p>-0.9839848876</text:p>
          </table:table-cell>
        </table:table-row>
        <table:table-row table:style-name="ro1">
          <table:table-cell office:value-type="float" office:value="4.04626750946" calcext:value-type="float">
            <text:p>4.0462675095</text:p>
          </table:table-cell>
          <table:table-cell office:value-type="float" office:value="-0.275174319744" calcext:value-type="float">
            <text:p>-0.2751743197</text:p>
          </table:table-cell>
          <table:table-cell office:value-type="float" office:value="4.80074354172" calcext:value-type="float">
            <text:p>4.8007435417</text:p>
          </table:table-cell>
          <table:table-cell office:value-type="float" office:value="-0.96894466877" calcext:value-type="float">
            <text:p>-0.9689446688</text:p>
          </table:table-cell>
        </table:table-row>
        <table:table-row table:style-name="ro1">
          <table:table-cell office:value-type="float" office:value="4.04192638397" calcext:value-type="float">
            <text:p>4.041926384</text:p>
          </table:table-cell>
          <table:table-cell office:value-type="float" office:value="-0.263491243124" calcext:value-type="float">
            <text:p>-0.2634912431</text:p>
          </table:table-cell>
          <table:table-cell office:value-type="float" office:value="4.81023021698" calcext:value-type="float">
            <text:p>4.810230217</text:p>
          </table:table-cell>
          <table:table-cell office:value-type="float" office:value="-0.953346967697" calcext:value-type="float">
            <text:p>-0.9533469677</text:p>
          </table:table-cell>
        </table:table-row>
        <table:table-row table:style-name="ro1">
          <table:table-cell office:value-type="float" office:value="4.0367846489" calcext:value-type="float">
            <text:p>4.0367846489</text:p>
          </table:table-cell>
          <table:table-cell office:value-type="float" office:value="-0.250750243664" calcext:value-type="float">
            <text:p>-0.2507502437</text:p>
          </table:table-cell>
          <table:table-cell office:value-type="float" office:value="4.81860776901" calcext:value-type="float">
            <text:p>4.818607769</text:p>
          </table:table-cell>
          <table:table-cell office:value-type="float" office:value="-0.937283694744" calcext:value-type="float">
            <text:p>-0.9372836947</text:p>
          </table:table-cell>
        </table:table-row>
        <table:table-row table:style-name="ro1">
          <table:table-cell office:value-type="float" office:value="4.03183841705" calcext:value-type="float">
            <text:p>4.0318384171</text:p>
          </table:table-cell>
          <table:table-cell office:value-type="float" office:value="-0.238255262375" calcext:value-type="float">
            <text:p>-0.2382552624</text:p>
          </table:table-cell>
          <table:table-cell office:value-type="float" office:value="4.82752104759" calcext:value-type="float">
            <text:p>4.8275210476</text:p>
          </table:table-cell>
          <table:table-cell office:value-type="float" office:value="-0.92111992836" calcext:value-type="float">
            <text:p>-0.9211199284</text:p>
          </table:table-cell>
        </table:table-row>
        <table:table-row table:style-name="ro1">
          <table:table-cell office:value-type="float" office:value="4.02627420425" calcext:value-type="float">
            <text:p>4.0262742043</text:p>
          </table:table-cell>
          <table:table-cell office:value-type="float" office:value="-0.225894019008" calcext:value-type="float">
            <text:p>-0.225894019</text:p>
          </table:table-cell>
          <table:table-cell office:value-type="float" office:value="4.83546443939" calcext:value-type="float">
            <text:p>4.8354644394</text:p>
          </table:table-cell>
          <table:table-cell office:value-type="float" office:value="-0.906225442886" calcext:value-type="float">
            <text:p>-0.9062254429</text:p>
          </table:table-cell>
        </table:table-row>
        <table:table-row table:style-name="ro1">
          <table:table-cell office:value-type="float" office:value="4.02189826965" calcext:value-type="float">
            <text:p>4.0218982697</text:p>
          </table:table-cell>
          <table:table-cell office:value-type="float" office:value="-0.21351917088" calcext:value-type="float">
            <text:p>-0.2135191709</text:p>
          </table:table-cell>
          <table:table-cell office:value-type="float" office:value="4.84148450851" calcext:value-type="float">
            <text:p>4.8414845085</text:p>
          </table:table-cell>
          <table:table-cell office:value-type="float" office:value="-0.893012821674" calcext:value-type="float">
            <text:p>-0.8930128217</text:p>
          </table:table-cell>
        </table:table-row>
        <table:table-row table:style-name="ro1">
          <table:table-cell office:value-type="float" office:value="4.0152630806" calcext:value-type="float">
            <text:p>4.0152630806</text:p>
          </table:table-cell>
          <table:table-cell office:value-type="float" office:value="-0.202128022909" calcext:value-type="float">
            <text:p>-0.2021280229</text:p>
          </table:table-cell>
          <table:table-cell office:value-type="float" office:value="4.84891601562" calcext:value-type="float">
            <text:p>4.8489160156</text:p>
          </table:table-cell>
          <table:table-cell office:value-type="float" office:value="-0.876963615417" calcext:value-type="float">
            <text:p>-0.8769636154</text:p>
          </table:table-cell>
        </table:table-row>
        <table:table-row table:style-name="ro1">
          <table:table-cell office:value-type="float" office:value="4.00784635544" calcext:value-type="float">
            <text:p>4.0078463554</text:p>
          </table:table-cell>
          <table:table-cell office:value-type="float" office:value="-0.190184861422" calcext:value-type="float">
            <text:p>-0.1901848614</text:p>
          </table:table-cell>
          <table:table-cell office:value-type="float" office:value="4.85525938034" calcext:value-type="float">
            <text:p>4.8552593803</text:p>
          </table:table-cell>
          <table:table-cell office:value-type="float" office:value="-0.862239003181" calcext:value-type="float">
            <text:p>-0.8622390032</text:p>
          </table:table-cell>
        </table:table-row>
        <table:table-row table:style-name="ro1">
          <table:table-cell office:value-type="float" office:value="4.00069284439" calcext:value-type="float">
            <text:p>4.0006928444</text:p>
          </table:table-cell>
          <table:table-cell office:value-type="float" office:value="-0.176810652018" calcext:value-type="float">
            <text:p>-0.176810652</text:p>
          </table:table-cell>
          <table:table-cell office:value-type="float" office:value="4.86127038956" calcext:value-type="float">
            <text:p>4.8612703896</text:p>
          </table:table-cell>
          <table:table-cell office:value-type="float" office:value="-0.847321748734" calcext:value-type="float">
            <text:p>-0.8473217487</text:p>
          </table:table-cell>
        </table:table-row>
        <table:table-row table:style-name="ro1">
          <table:table-cell office:value-type="float" office:value="3.99362015724" calcext:value-type="float">
            <text:p>3.9936201572</text:p>
          </table:table-cell>
          <table:table-cell office:value-type="float" office:value="-0.164078176022" calcext:value-type="float">
            <text:p>-0.164078176</text:p>
          </table:table-cell>
          <table:table-cell office:value-type="float" office:value="4.86808105469" calcext:value-type="float">
            <text:p>4.8680810547</text:p>
          </table:table-cell>
          <table:table-cell office:value-type="float" office:value="-0.829446494579" calcext:value-type="float">
            <text:p>-0.8294464946</text:p>
          </table:table-cell>
        </table:table-row>
        <table:table-row table:style-name="ro1">
          <table:table-cell office:value-type="float" office:value="3.98741889" calcext:value-type="float">
            <text:p>3.98741889</text:p>
          </table:table-cell>
          <table:table-cell office:value-type="float" office:value="-0.151451230049" calcext:value-type="float">
            <text:p>-0.15145123</text:p>
          </table:table-cell>
          <table:table-cell office:value-type="float" office:value="4.87351318359" calcext:value-type="float">
            <text:p>4.8735131836</text:p>
          </table:table-cell>
          <table:table-cell office:value-type="float" office:value="-0.813630223274" calcext:value-type="float">
            <text:p>-0.8136302233</text:p>
          </table:table-cell>
        </table:table-row>
        <table:table-row table:style-name="ro1">
          <table:table-cell office:value-type="float" office:value="3.98187232018" calcext:value-type="float">
            <text:p>3.9818723202</text:p>
          </table:table-cell>
          <table:table-cell office:value-type="float" office:value="-0.139929771423" calcext:value-type="float">
            <text:p>-0.1399297714</text:p>
          </table:table-cell>
          <table:table-cell office:value-type="float" office:value="4.87857767105" calcext:value-type="float">
            <text:p>4.8785776711</text:p>
          </table:table-cell>
          <table:table-cell office:value-type="float" office:value="-0.796504974365" calcext:value-type="float">
            <text:p>-0.7965049744</text:p>
          </table:table-cell>
        </table:table-row>
        <table:table-row table:style-name="ro1">
          <table:table-cell office:value-type="float" office:value="3.97676992416" calcext:value-type="float">
            <text:p>3.9767699242</text:p>
          </table:table-cell>
          <table:table-cell office:value-type="float" office:value="-0.131979003549" calcext:value-type="float">
            <text:p>-0.1319790035</text:p>
          </table:table-cell>
          <table:table-cell office:value-type="float" office:value="4.88377138138" calcext:value-type="float">
            <text:p>4.8837713814</text:p>
          </table:table-cell>
          <table:table-cell office:value-type="float" office:value="-0.778684675694" calcext:value-type="float">
            <text:p>-0.7786846757</text:p>
          </table:table-cell>
        </table:table-row>
        <table:table-row table:style-name="ro1">
          <table:table-cell office:value-type="float" office:value="3.97119021416" calcext:value-type="float">
            <text:p>3.9711902142</text:p>
          </table:table-cell>
          <table:table-cell office:value-type="float" office:value="-0.123053066432" calcext:value-type="float">
            <text:p>-0.1230530664</text:p>
          </table:table-cell>
          <table:table-cell office:value-type="float" office:value="4.88816352844" calcext:value-type="float">
            <text:p>4.8881635284</text:p>
          </table:table-cell>
          <table:table-cell office:value-type="float" office:value="-0.762262582779" calcext:value-type="float">
            <text:p>-0.7622625828</text:p>
          </table:table-cell>
        </table:table-row>
        <table:table-row table:style-name="ro1">
          <table:table-cell office:value-type="float" office:value="3.96537804604" calcext:value-type="float">
            <text:p>3.965378046</text:p>
          </table:table-cell>
          <table:table-cell office:value-type="float" office:value="-0.113270193338" calcext:value-type="float">
            <text:p>-0.1132701933</text:p>
          </table:table-cell>
          <table:table-cell office:value-type="float" office:value="4.89329715729" calcext:value-type="float">
            <text:p>4.8932971573</text:p>
          </table:table-cell>
          <table:table-cell office:value-type="float" office:value="-0.74529081583" calcext:value-type="float">
            <text:p>-0.7452908158</text:p>
          </table:table-cell>
        </table:table-row>
        <table:table-row table:style-name="ro1">
          <table:table-cell office:value-type="float" office:value="3.94788575172" calcext:value-type="float">
            <text:p>3.9478857517</text:p>
          </table:table-cell>
          <table:table-cell office:value-type="float" office:value="-0.0758922100067" calcext:value-type="float">
            <text:p>-0.07589221</text:p>
          </table:table-cell>
          <table:table-cell office:value-type="float" office:value="4.89723201752" calcext:value-type="float">
            <text:p>4.8972320175</text:p>
          </table:table-cell>
          <table:table-cell office:value-type="float" office:value="-0.729117691517" calcext:value-type="float">
            <text:p>-0.7291176915</text:p>
          </table:table-cell>
        </table:table-row>
        <table:table-row table:style-name="ro1">
          <table:table-cell office:value-type="float" office:value="3.94166779518" calcext:value-type="float">
            <text:p>3.9416677952</text:p>
          </table:table-cell>
          <table:table-cell office:value-type="float" office:value="-0.0663962140679" calcext:value-type="float">
            <text:p>-0.0663962141</text:p>
          </table:table-cell>
          <table:table-cell office:value-type="float" office:value="4.90120121002" calcext:value-type="float">
            <text:p>4.90120121</text:p>
          </table:table-cell>
          <table:table-cell office:value-type="float" office:value="-0.712411224842" calcext:value-type="float">
            <text:p>-0.7124112248</text:p>
          </table:table-cell>
        </table:table-row>
        <table:table-row table:style-name="ro1">
          <table:table-cell office:value-type="float" office:value="3.93462872505" calcext:value-type="float">
            <text:p>3.9346287251</text:p>
          </table:table-cell>
          <table:table-cell office:value-type="float" office:value="-0.0565590970218" calcext:value-type="float">
            <text:p>-0.056559097</text:p>
          </table:table-cell>
          <table:table-cell office:value-type="float" office:value="4.90462871552" calcext:value-type="float">
            <text:p>4.9046287155</text:p>
          </table:table-cell>
          <table:table-cell office:value-type="float" office:value="-0.694106578827" calcext:value-type="float">
            <text:p>-0.6941065788</text:p>
          </table:table-cell>
        </table:table-row>
        <table:table-row table:style-name="ro1">
          <table:table-cell office:value-type="float" office:value="3.92648005486" calcext:value-type="float">
            <text:p>3.9264800549</text:p>
          </table:table-cell>
          <table:table-cell office:value-type="float" office:value="-0.0468147285283" calcext:value-type="float">
            <text:p>-0.0468147285</text:p>
          </table:table-cell>
          <table:table-cell office:value-type="float" office:value="4.907453022" calcext:value-type="float">
            <text:p>4.907453022</text:p>
          </table:table-cell>
          <table:table-cell office:value-type="float" office:value="-0.67686766386" calcext:value-type="float">
            <text:p>-0.6768676639</text:p>
          </table:table-cell>
        </table:table-row>
        <table:table-row table:style-name="ro1">
          <table:table-cell office:value-type="float" office:value="3.91785883904" calcext:value-type="float">
            <text:p>3.917858839</text:p>
          </table:table-cell>
          <table:table-cell office:value-type="float" office:value="-0.0369560420513" calcext:value-type="float">
            <text:p>-0.0369560421</text:p>
          </table:table-cell>
          <table:table-cell office:value-type="float" office:value="4.91016479492" calcext:value-type="float">
            <text:p>4.9101647949</text:p>
          </table:table-cell>
          <table:table-cell office:value-type="float" office:value="-0.661575615406" calcext:value-type="float">
            <text:p>-0.6615756154</text:p>
          </table:table-cell>
        </table:table-row>
        <table:table-row table:style-name="ro1">
          <table:table-cell office:value-type="float" office:value="3.90902805328" calcext:value-type="float">
            <text:p>3.9090280533</text:p>
          </table:table-cell>
          <table:table-cell office:value-type="float" office:value="-0.0272248256952" calcext:value-type="float">
            <text:p>-0.0272248257</text:p>
          </table:table-cell>
          <table:table-cell office:value-type="float" office:value="4.91135545731" calcext:value-type="float">
            <text:p>4.9113554573</text:p>
          </table:table-cell>
          <table:table-cell office:value-type="float" office:value="-0.645283997059" calcext:value-type="float">
            <text:p>-0.6452839971</text:p>
          </table:table-cell>
        </table:table-row>
        <table:table-row table:style-name="ro1">
          <table:table-cell office:value-type="float" office:value="3.90065383911" calcext:value-type="float">
            <text:p>3.9006538391</text:p>
          </table:table-cell>
          <table:table-cell office:value-type="float" office:value="-0.0176940876991" calcext:value-type="float">
            <text:p>-0.0176940877</text:p>
          </table:table-cell>
          <table:table-cell office:value-type="float" office:value="4.91355796814" calcext:value-type="float">
            <text:p>4.9135579681</text:p>
          </table:table-cell>
          <table:table-cell office:value-type="float" office:value="-0.625763177872" calcext:value-type="float">
            <text:p>-0.6257631779</text:p>
          </table:table-cell>
        </table:table-row>
        <table:table-row table:style-name="ro1">
          <table:table-cell office:value-type="float" office:value="3.89214134216" calcext:value-type="float">
            <text:p>3.8921413422</text:p>
          </table:table-cell>
          <table:table-cell office:value-type="float" office:value="-0.0082895392552" calcext:value-type="float">
            <text:p>-0.0082895393</text:p>
          </table:table-cell>
          <table:table-cell office:value-type="float" office:value="4.915327034" calcext:value-type="float">
            <text:p>4.915327034</text:p>
          </table:table-cell>
          <table:table-cell office:value-type="float" office:value="-0.607443153858" calcext:value-type="float">
            <text:p>-0.6074431539</text:p>
          </table:table-cell>
        </table:table-row>
        <table:table-row table:style-name="ro1">
          <table:table-cell office:value-type="float" office:value="3.88440823555" calcext:value-type="float">
            <text:p>3.8844082356</text:p>
          </table:table-cell>
          <table:table-cell office:value-type="float" office:value="0.000537993735634" calcext:value-type="float">
            <text:p>0.0005379937</text:p>
          </table:table-cell>
          <table:table-cell office:value-type="float" office:value="4.9152192688" calcext:value-type="float">
            <text:p>4.9152192688</text:p>
          </table:table-cell>
          <table:table-cell office:value-type="float" office:value="-0.593347728252" calcext:value-type="float">
            <text:p>-0.5933477283</text:p>
          </table:table-cell>
        </table:table-row>
        <table:table-row table:style-name="ro1">
          <table:table-cell office:value-type="float" office:value="3.87623977661" calcext:value-type="float">
            <text:p>3.8762397766</text:p>
          </table:table-cell>
          <table:table-cell office:value-type="float" office:value="0.00926013011485" calcext:value-type="float">
            <text:p>0.0092601301</text:p>
          </table:table-cell>
          <table:table-cell office:value-type="float" office:value="4.91548534393" calcext:value-type="float">
            <text:p>4.9154853439</text:p>
          </table:table-cell>
          <table:table-cell office:value-type="float" office:value="-0.579792261124" calcext:value-type="float">
            <text:p>-0.5797922611</text:p>
          </table:table-cell>
        </table:table-row>
        <table:table-row table:style-name="ro1">
          <table:table-cell office:value-type="float" office:value="3.86769556999" calcext:value-type="float">
            <text:p>3.86769557</text:p>
          </table:table-cell>
          <table:table-cell office:value-type="float" office:value="0.0172571558505" calcext:value-type="float">
            <text:p>0.0172571559</text:p>
          </table:table-cell>
          <table:table-cell office:value-type="float" office:value="4.91358800888" calcext:value-type="float">
            <text:p>4.9135880089</text:p>
          </table:table-cell>
          <table:table-cell office:value-type="float" office:value="-0.564094245434" calcext:value-type="float">
            <text:p>-0.5640942454</text:p>
          </table:table-cell>
        </table:table-row>
        <table:table-row table:style-name="ro1">
          <table:table-cell office:value-type="float" office:value="3.85882592201" calcext:value-type="float">
            <text:p>3.858825922</text:p>
          </table:table-cell>
          <table:table-cell office:value-type="float" office:value="0.0246602036059" calcext:value-type="float">
            <text:p>0.0246602036</text:p>
          </table:table-cell>
          <table:table-cell office:value-type="float" office:value="4.9160675621" calcext:value-type="float">
            <text:p>4.9160675621</text:p>
          </table:table-cell>
          <table:table-cell office:value-type="float" office:value="-0.541209816933" calcext:value-type="float">
            <text:p>-0.5412098169</text:p>
          </table:table-cell>
        </table:table-row>
        <table:table-row table:style-name="ro1">
          <table:table-cell office:value-type="float" office:value="3.85017848015" calcext:value-type="float">
            <text:p>3.8501784802</text:p>
          </table:table-cell>
          <table:table-cell office:value-type="float" office:value="0.0319264084101" calcext:value-type="float">
            <text:p>0.0319264084</text:p>
          </table:table-cell>
          <table:table-cell office:value-type="float" office:value="4.91558977127" calcext:value-type="float">
            <text:p>4.9155897713</text:p>
          </table:table-cell>
          <table:table-cell office:value-type="float" office:value="-0.526992619038" calcext:value-type="float">
            <text:p>-0.526992619</text:p>
          </table:table-cell>
        </table:table-row>
        <table:table-row table:style-name="ro1">
          <table:table-cell office:value-type="float" office:value="3.84251213074" calcext:value-type="float">
            <text:p>3.8425121307</text:p>
          </table:table-cell>
          <table:table-cell office:value-type="float" office:value="0.039244659245" calcext:value-type="float">
            <text:p>0.0392446592</text:p>
          </table:table-cell>
          <table:table-cell office:value-type="float" office:value="4.91902013779" calcext:value-type="float">
            <text:p>4.9190201378</text:p>
          </table:table-cell>
          <table:table-cell office:value-type="float" office:value="-0.510513007641" calcext:value-type="float">
            <text:p>-0.5105130076</text:p>
          </table:table-cell>
        </table:table-row>
        <table:table-row table:style-name="ro1">
          <table:table-cell office:value-type="float" office:value="3.83451390266" calcext:value-type="float">
            <text:p>3.8345139027</text:p>
          </table:table-cell>
          <table:table-cell office:value-type="float" office:value="0.0462122969329" calcext:value-type="float">
            <text:p>0.0462122969</text:p>
          </table:table-cell>
          <table:table-cell office:value-type="float" office:value="4.92256971359" calcext:value-type="float">
            <text:p>4.9225697136</text:p>
          </table:table-cell>
          <table:table-cell office:value-type="float" office:value="-0.491498291492" calcext:value-type="float">
            <text:p>-0.4914982915</text:p>
          </table:table-cell>
        </table:table-row>
        <table:table-row table:style-name="ro1">
          <table:table-cell office:value-type="float" office:value="3.82507824898" calcext:value-type="float">
            <text:p>3.825078249</text:p>
          </table:table-cell>
          <table:table-cell office:value-type="float" office:value="0.053287293762" calcext:value-type="float">
            <text:p>0.0532872938</text:p>
          </table:table-cell>
          <table:table-cell office:value-type="float" office:value="4.92153736115" calcext:value-type="float">
            <text:p>4.9215373612</text:p>
          </table:table-cell>
          <table:table-cell office:value-type="float" office:value="-0.473484009504" calcext:value-type="float">
            <text:p>-0.4734840095</text:p>
          </table:table-cell>
        </table:table-row>
        <table:table-row table:style-name="ro1">
          <table:table-cell office:value-type="float" office:value="3.81479263306" calcext:value-type="float">
            <text:p>3.8147926331</text:p>
          </table:table-cell>
          <table:table-cell office:value-type="float" office:value="0.060709849" calcext:value-type="float">
            <text:p>0.060709849</text:p>
          </table:table-cell>
          <table:table-cell office:value-type="float" office:value="4.91842599869" calcext:value-type="float">
            <text:p>4.9184259987</text:p>
          </table:table-cell>
          <table:table-cell office:value-type="float" office:value="-0.457990288734" calcext:value-type="float">
            <text:p>-0.4579902887</text:p>
          </table:table-cell>
        </table:table-row>
        <table:table-row table:style-name="ro1">
          <table:table-cell office:value-type="float" office:value="3.8048813343" calcext:value-type="float">
            <text:p>3.8048813343</text:p>
          </table:table-cell>
          <table:table-cell office:value-type="float" office:value="0.0678841099143" calcext:value-type="float">
            <text:p>0.0678841099</text:p>
          </table:table-cell>
          <table:table-cell office:value-type="float" office:value="4.9167065239" calcext:value-type="float">
            <text:p>4.9167065239</text:p>
          </table:table-cell>
          <table:table-cell office:value-type="float" office:value="-0.439519375563" calcext:value-type="float">
            <text:p>-0.4395193756</text:p>
          </table:table-cell>
        </table:table-row>
        <table:table-row table:style-name="ro1">
          <table:table-cell office:value-type="float" office:value="3.79478526115" calcext:value-type="float">
            <text:p>3.7947852612</text:p>
          </table:table-cell>
          <table:table-cell office:value-type="float" office:value="0.0747513175011" calcext:value-type="float">
            <text:p>0.0747513175</text:p>
          </table:table-cell>
          <table:table-cell office:value-type="float" office:value="4.91452213287" calcext:value-type="float">
            <text:p>4.9145221329</text:p>
          </table:table-cell>
          <table:table-cell office:value-type="float" office:value="-0.425540089607" calcext:value-type="float">
            <text:p>-0.4255400896</text:p>
          </table:table-cell>
        </table:table-row>
        <table:table-row table:style-name="ro1">
          <table:table-cell office:value-type="float" office:value="3.78431773186" calcext:value-type="float">
            <text:p>3.7843177319</text:p>
          </table:table-cell>
          <table:table-cell office:value-type="float" office:value="0.0813480913639" calcext:value-type="float">
            <text:p>0.0813480914</text:p>
          </table:table-cell>
          <table:table-cell office:value-type="float" office:value="4.91317316055" calcext:value-type="float">
            <text:p>4.9131731606</text:p>
          </table:table-cell>
          <table:table-cell office:value-type="float" office:value="-0.405313611031" calcext:value-type="float">
            <text:p>-0.405313611</text:p>
          </table:table-cell>
        </table:table-row>
        <table:table-row table:style-name="ro1">
          <table:table-cell office:value-type="float" office:value="3.7743563652" calcext:value-type="float">
            <text:p>3.7743563652</text:p>
          </table:table-cell>
          <table:table-cell office:value-type="float" office:value="0.0875320583582" calcext:value-type="float">
            <text:p>0.0875320584</text:p>
          </table:table-cell>
          <table:table-cell office:value-type="float" office:value="4.9102286911" calcext:value-type="float">
            <text:p>4.9102286911</text:p>
          </table:table-cell>
          <table:table-cell office:value-type="float" office:value="-0.388592720032" calcext:value-type="float">
            <text:p>-0.38859272</text:p>
          </table:table-cell>
        </table:table-row>
        <table:table-row table:style-name="ro1">
          <table:table-cell office:value-type="float" office:value="3.76438713074" calcext:value-type="float">
            <text:p>3.7643871307</text:p>
          </table:table-cell>
          <table:table-cell office:value-type="float" office:value="0.0937269702554" calcext:value-type="float">
            <text:p>0.0937269703</text:p>
          </table:table-cell>
          <table:table-cell office:value-type="float" office:value="4.90685745239" calcext:value-type="float">
            <text:p>4.9068574524</text:p>
          </table:table-cell>
          <table:table-cell office:value-type="float" office:value="-0.374432116747" calcext:value-type="float">
            <text:p>-0.3744321167</text:p>
          </table:table-cell>
        </table:table-row>
        <table:table-row table:style-name="ro1">
          <table:table-cell office:value-type="float" office:value="3.75453972816" calcext:value-type="float">
            <text:p>3.7545397282</text:p>
          </table:table-cell>
          <table:table-cell office:value-type="float" office:value="0.0999170616269" calcext:value-type="float">
            <text:p>0.0999170616</text:p>
          </table:table-cell>
          <table:table-cell office:value-type="float" office:value="4.90062805176" calcext:value-type="float">
            <text:p>4.9006280518</text:p>
          </table:table-cell>
          <table:table-cell office:value-type="float" office:value="-0.355598390102" calcext:value-type="float">
            <text:p>-0.3555983901</text:p>
          </table:table-cell>
        </table:table-row>
        <table:table-row table:style-name="ro1">
          <table:table-cell office:value-type="float" office:value="3.74460053444" calcext:value-type="float">
            <text:p>3.7446005344</text:p>
          </table:table-cell>
          <table:table-cell office:value-type="float" office:value="0.105553343892" calcext:value-type="float">
            <text:p>0.1055533439</text:p>
          </table:table-cell>
          <table:table-cell office:value-type="float" office:value="4.89867588043" calcext:value-type="float">
            <text:p>4.8986758804</text:p>
          </table:table-cell>
          <table:table-cell office:value-type="float" office:value="-0.340491533279" calcext:value-type="float">
            <text:p>-0.3404915333</text:p>
          </table:table-cell>
        </table:table-row>
        <table:table-row table:style-name="ro1">
          <table:table-cell office:value-type="float" office:value="3.73502492905" calcext:value-type="float">
            <text:p>3.7350249291</text:p>
          </table:table-cell>
          <table:table-cell office:value-type="float" office:value="0.110955119133" calcext:value-type="float">
            <text:p>0.1109551191</text:p>
          </table:table-cell>
          <table:table-cell office:value-type="float" office:value="4.89491697311" calcext:value-type="float">
            <text:p>4.8949169731</text:p>
          </table:table-cell>
          <table:table-cell office:value-type="float" office:value="-0.327425807714" calcext:value-type="float">
            <text:p>-0.3274258077</text:p>
          </table:table-cell>
        </table:table-row>
        <table:table-row table:style-name="ro1">
          <table:table-cell office:value-type="float" office:value="3.72506284714" calcext:value-type="float">
            <text:p>3.7250628471</text:p>
          </table:table-cell>
          <table:table-cell office:value-type="float" office:value="0.116143278778" calcext:value-type="float">
            <text:p>0.1161432788</text:p>
          </table:table-cell>
          <table:table-cell office:value-type="float" office:value="4.89052625656" calcext:value-type="float">
            <text:p>4.8905262566</text:p>
          </table:table-cell>
          <table:table-cell office:value-type="float" office:value="-0.315724432468" calcext:value-type="float">
            <text:p>-0.3157244325</text:p>
          </table:table-cell>
        </table:table-row>
        <table:table-row table:style-name="ro1">
          <table:table-cell office:value-type="float" office:value="3.71428799629" calcext:value-type="float">
            <text:p>3.7142879963</text:p>
          </table:table-cell>
          <table:table-cell office:value-type="float" office:value="0.121374949813" calcext:value-type="float">
            <text:p>0.1213749498</text:p>
          </table:table-cell>
          <table:table-cell office:value-type="float" office:value="4.88805624008" calcext:value-type="float">
            <text:p>4.8880562401</text:p>
          </table:table-cell>
          <table:table-cell office:value-type="float" office:value="-0.298208773136" calcext:value-type="float">
            <text:p>-0.2982087731</text:p>
          </table:table-cell>
        </table:table-row>
        <table:table-row table:style-name="ro1">
          <table:table-cell office:value-type="float" office:value="3.70351958275" calcext:value-type="float">
            <text:p>3.7035195828</text:p>
          </table:table-cell>
          <table:table-cell office:value-type="float" office:value="0.126386970282" calcext:value-type="float">
            <text:p>0.1263869703</text:p>
          </table:table-cell>
          <table:table-cell office:value-type="float" office:value="4.88468547821" calcext:value-type="float">
            <text:p>4.8846854782</text:p>
          </table:table-cell>
          <table:table-cell office:value-type="float" office:value="-0.28648301959" calcext:value-type="float">
            <text:p>-0.2864830196</text:p>
          </table:table-cell>
        </table:table-row>
        <table:table-row table:style-name="ro1">
          <table:table-cell office:value-type="float" office:value="3.69290018082" calcext:value-type="float">
            <text:p>3.6929001808</text:p>
          </table:table-cell>
          <table:table-cell office:value-type="float" office:value="0.131346866488" calcext:value-type="float">
            <text:p>0.1313468665</text:p>
          </table:table-cell>
          <table:table-cell office:value-type="float" office:value="4.88126750946" calcext:value-type="float">
            <text:p>4.8812675095</text:p>
          </table:table-cell>
          <table:table-cell office:value-type="float" office:value="-0.275174319744" calcext:value-type="float">
            <text:p>-0.2751743197</text:p>
          </table:table-cell>
        </table:table-row>
        <table:table-row table:style-name="ro1">
          <table:table-cell office:value-type="float" office:value="3.68256545067" calcext:value-type="float">
            <text:p>3.6825654507</text:p>
          </table:table-cell>
          <table:table-cell office:value-type="float" office:value="0.135897919536" calcext:value-type="float">
            <text:p>0.1358979195</text:p>
          </table:table-cell>
          <table:table-cell office:value-type="float" office:value="4.87692638397" calcext:value-type="float">
            <text:p>4.876926384</text:p>
          </table:table-cell>
          <table:table-cell office:value-type="float" office:value="-0.263491243124" calcext:value-type="float">
            <text:p>-0.2634912431</text:p>
          </table:table-cell>
        </table:table-row>
        <table:table-row table:style-name="ro1">
          <table:table-cell office:value-type="float" office:value="3.67212462425" calcext:value-type="float">
            <text:p>3.6721246243</text:p>
          </table:table-cell>
          <table:table-cell office:value-type="float" office:value="0.140097647905" calcext:value-type="float">
            <text:p>0.1400976479</text:p>
          </table:table-cell>
          <table:table-cell office:value-type="float" office:value="4.8717846489" calcext:value-type="float">
            <text:p>4.8717846489</text:p>
          </table:table-cell>
          <table:table-cell office:value-type="float" office:value="-0.250750243664" calcext:value-type="float">
            <text:p>-0.2507502437</text:p>
          </table:table-cell>
        </table:table-row>
        <table:table-row table:style-name="ro1">
          <table:table-cell office:value-type="float" office:value="3.66031646729" calcext:value-type="float">
            <text:p>3.6603164673</text:p>
          </table:table-cell>
          <table:table-cell office:value-type="float" office:value="0.144801199436" calcext:value-type="float">
            <text:p>0.1448011994</text:p>
          </table:table-cell>
          <table:table-cell office:value-type="float" office:value="4.86683841705" calcext:value-type="float">
            <text:p>4.8668384171</text:p>
          </table:table-cell>
          <table:table-cell office:value-type="float" office:value="-0.238255262375" calcext:value-type="float">
            <text:p>-0.2382552624</text:p>
          </table:table-cell>
        </table:table-row>
        <table:table-row table:style-name="ro1">
          <table:table-cell office:value-type="float" office:value="3.64842581749" calcext:value-type="float">
            <text:p>3.6484258175</text:p>
          </table:table-cell>
          <table:table-cell office:value-type="float" office:value="0.14929048717" calcext:value-type="float">
            <text:p>0.1492904872</text:p>
          </table:table-cell>
          <table:table-cell office:value-type="float" office:value="4.86127420425" calcext:value-type="float">
            <text:p>4.8612742043</text:p>
          </table:table-cell>
          <table:table-cell office:value-type="float" office:value="-0.225894019008" calcext:value-type="float">
            <text:p>-0.225894019</text:p>
          </table:table-cell>
        </table:table-row>
        <table:table-row table:style-name="ro1">
          <table:table-cell office:value-type="float" office:value="3.63653922081" calcext:value-type="float">
            <text:p>3.6365392208</text:p>
          </table:table-cell>
          <table:table-cell office:value-type="float" office:value="0.153068348765" calcext:value-type="float">
            <text:p>0.1530683488</text:p>
          </table:table-cell>
          <table:table-cell office:value-type="float" office:value="4.85689826965" calcext:value-type="float">
            <text:p>4.8568982697</text:p>
          </table:table-cell>
          <table:table-cell office:value-type="float" office:value="-0.21351917088" calcext:value-type="float">
            <text:p>-0.2135191709</text:p>
          </table:table-cell>
        </table:table-row>
        <table:table-row table:style-name="ro1">
          <table:table-cell office:value-type="float" office:value="3.62501096725" calcext:value-type="float">
            <text:p>3.6250109673</text:p>
          </table:table-cell>
          <table:table-cell office:value-type="float" office:value="0.156733378768" calcext:value-type="float">
            <text:p>0.1567333788</text:p>
          </table:table-cell>
          <table:table-cell office:value-type="float" office:value="4.8502630806" calcext:value-type="float">
            <text:p>4.8502630806</text:p>
          </table:table-cell>
          <table:table-cell office:value-type="float" office:value="-0.202128022909" calcext:value-type="float">
            <text:p>-0.2021280229</text:p>
          </table:table-cell>
        </table:table-row>
        <table:table-row table:style-name="ro1">
          <table:table-cell office:value-type="float" office:value="3.61441516876" calcext:value-type="float">
            <text:p>3.6144151688</text:p>
          </table:table-cell>
          <table:table-cell office:value-type="float" office:value="0.159947127104" calcext:value-type="float">
            <text:p>0.1599471271</text:p>
          </table:table-cell>
          <table:table-cell office:value-type="float" office:value="4.84284635544" calcext:value-type="float">
            <text:p>4.8428463554</text:p>
          </table:table-cell>
          <table:table-cell office:value-type="float" office:value="-0.190184861422" calcext:value-type="float">
            <text:p>-0.1901848614</text:p>
          </table:table-cell>
        </table:table-row>
        <table:table-row table:style-name="ro1">
          <table:table-cell office:value-type="float" office:value="3.60391569138" calcext:value-type="float">
            <text:p>3.6039156914</text:p>
          </table:table-cell>
          <table:table-cell office:value-type="float" office:value="0.162968635559" calcext:value-type="float">
            <text:p>0.1629686356</text:p>
          </table:table-cell>
          <table:table-cell office:value-type="float" office:value="4.83569284439" calcext:value-type="float">
            <text:p>4.8356928444</text:p>
          </table:table-cell>
          <table:table-cell office:value-type="float" office:value="-0.176810652018" calcext:value-type="float">
            <text:p>-0.176810652</text:p>
          </table:table-cell>
        </table:table-row>
        <table:table-row table:style-name="ro1">
          <table:table-cell office:value-type="float" office:value="3.59281492233" calcext:value-type="float">
            <text:p>3.5928149223</text:p>
          </table:table-cell>
          <table:table-cell office:value-type="float" office:value="0.1662068367" calcext:value-type="float">
            <text:p>0.1662068367</text:p>
          </table:table-cell>
          <table:table-cell office:value-type="float" office:value="4.82862015724" calcext:value-type="float">
            <text:p>4.8286201572</text:p>
          </table:table-cell>
          <table:table-cell office:value-type="float" office:value="-0.164078176022" calcext:value-type="float">
            <text:p>-0.164078176</text:p>
          </table:table-cell>
        </table:table-row>
        <table:table-row table:style-name="ro1">
          <table:table-cell office:value-type="float" office:value="3.58259701729" calcext:value-type="float">
            <text:p>3.5825970173</text:p>
          </table:table-cell>
          <table:table-cell office:value-type="float" office:value="0.16865119338" calcext:value-type="float">
            <text:p>0.1686511934</text:p>
          </table:table-cell>
          <table:table-cell office:value-type="float" office:value="4.82241889" calcext:value-type="float">
            <text:p>4.82241889</text:p>
          </table:table-cell>
          <table:table-cell office:value-type="float" office:value="-0.151451230049" calcext:value-type="float">
            <text:p>-0.15145123</text:p>
          </table:table-cell>
        </table:table-row>
        <table:table-row table:style-name="ro1">
          <table:table-cell office:value-type="float" office:value="3.57219099998" calcext:value-type="float">
            <text:p>3.572191</text:p>
          </table:table-cell>
          <table:table-cell office:value-type="float" office:value="0.171106308699" calcext:value-type="float">
            <text:p>0.1711063087</text:p>
          </table:table-cell>
          <table:table-cell office:value-type="float" office:value="4.81687232018" calcext:value-type="float">
            <text:p>4.8168723202</text:p>
          </table:table-cell>
          <table:table-cell office:value-type="float" office:value="-0.139929771423" calcext:value-type="float">
            <text:p>-0.1399297714</text:p>
          </table:table-cell>
        </table:table-row>
        <table:table-row table:style-name="ro1">
          <table:table-cell office:value-type="float" office:value="3.56163072586" calcext:value-type="float">
            <text:p>3.5616307259</text:p>
          </table:table-cell>
          <table:table-cell office:value-type="float" office:value="0.173046648502" calcext:value-type="float">
            <text:p>0.1730466485</text:p>
          </table:table-cell>
          <table:table-cell office:value-type="float" office:value="4.81176992416" calcext:value-type="float">
            <text:p>4.8117699242</text:p>
          </table:table-cell>
          <table:table-cell office:value-type="float" office:value="-0.131979003549" calcext:value-type="float">
            <text:p>-0.1319790035</text:p>
          </table:table-cell>
        </table:table-row>
        <table:table-row table:style-name="ro1">
          <table:table-cell office:value-type="float" office:value="3.55058574677" calcext:value-type="float">
            <text:p>3.5505857468</text:p>
          </table:table-cell>
          <table:table-cell office:value-type="float" office:value="0.174759685993" calcext:value-type="float">
            <text:p>0.174759686</text:p>
          </table:table-cell>
          <table:table-cell office:value-type="float" office:value="4.80619021416" calcext:value-type="float">
            <text:p>4.8061902142</text:p>
          </table:table-cell>
          <table:table-cell office:value-type="float" office:value="-0.123053066432" calcext:value-type="float">
            <text:p>-0.1230530664</text:p>
          </table:table-cell>
        </table:table-row>
        <table:table-row table:style-name="ro1">
          <table:table-cell office:value-type="float" office:value="3.53946113586" calcext:value-type="float">
            <text:p>3.5394611359</text:p>
          </table:table-cell>
          <table:table-cell office:value-type="float" office:value="0.176789477468" calcext:value-type="float">
            <text:p>0.1767894775</text:p>
          </table:table-cell>
          <table:table-cell office:value-type="float" office:value="4.80037804604" calcext:value-type="float">
            <text:p>4.800378046</text:p>
          </table:table-cell>
          <table:table-cell office:value-type="float" office:value="-0.113270193338" calcext:value-type="float">
            <text:p>-0.1132701933</text:p>
          </table:table-cell>
        </table:table-row>
        <table:table-row table:style-name="ro1">
          <table:table-cell office:value-type="float" office:value="3.5279083252" calcext:value-type="float">
            <text:p>3.5279083252</text:p>
          </table:table-cell>
          <table:table-cell office:value-type="float" office:value="0.178730636835" calcext:value-type="float">
            <text:p>0.1787306368</text:p>
          </table:table-cell>
          <table:table-cell office:value-type="float" office:value="4.78288575172" calcext:value-type="float">
            <text:p>4.7828857517</text:p>
          </table:table-cell>
          <table:table-cell office:value-type="float" office:value="-0.0758922100067" calcext:value-type="float">
            <text:p>-0.07589221</text:p>
          </table:table-cell>
        </table:table-row>
        <table:table-row table:style-name="ro1">
          <table:table-cell office:value-type="float" office:value="3.51737928391" calcext:value-type="float">
            <text:p>3.5173792839</text:p>
          </table:table-cell>
          <table:table-cell office:value-type="float" office:value="0.180056735873" calcext:value-type="float">
            <text:p>0.1800567359</text:p>
          </table:table-cell>
          <table:table-cell office:value-type="float" office:value="4.77666779518" calcext:value-type="float">
            <text:p>4.7766677952</text:p>
          </table:table-cell>
          <table:table-cell office:value-type="float" office:value="-0.0663962140679" calcext:value-type="float">
            <text:p>-0.0663962141</text:p>
          </table:table-cell>
        </table:table-row>
        <table:table-row table:style-name="ro1">
          <table:table-cell office:value-type="float" office:value="3.50743460655" calcext:value-type="float">
            <text:p>3.5074346066</text:p>
          </table:table-cell>
          <table:table-cell office:value-type="float" office:value="0.180891022086" calcext:value-type="float">
            <text:p>0.1808910221</text:p>
          </table:table-cell>
          <table:table-cell office:value-type="float" office:value="4.76962872505" calcext:value-type="float">
            <text:p>4.7696287251</text:p>
          </table:table-cell>
          <table:table-cell office:value-type="float" office:value="-0.0565590970218" calcext:value-type="float">
            <text:p>-0.056559097</text:p>
          </table:table-cell>
        </table:table-row>
        <table:table-row table:style-name="ro1">
          <table:table-cell office:value-type="float" office:value="3.49697589874" calcext:value-type="float">
            <text:p>3.4969758987</text:p>
          </table:table-cell>
          <table:table-cell office:value-type="float" office:value="0.181599184871" calcext:value-type="float">
            <text:p>0.1815991849</text:p>
          </table:table-cell>
          <table:table-cell office:value-type="float" office:value="4.76148005486" calcext:value-type="float">
            <text:p>4.7614800549</text:p>
          </table:table-cell>
          <table:table-cell office:value-type="float" office:value="-0.0468147285283" calcext:value-type="float">
            <text:p>-0.0468147285</text:p>
          </table:table-cell>
        </table:table-row>
        <table:table-row table:style-name="ro1">
          <table:table-cell office:value-type="float" office:value="3.48659992218" calcext:value-type="float">
            <text:p>3.4865999222</text:p>
          </table:table-cell>
          <table:table-cell office:value-type="float" office:value="0.182208701968" calcext:value-type="float">
            <text:p>0.182208702</text:p>
          </table:table-cell>
          <table:table-cell office:value-type="float" office:value="4.75285883904" calcext:value-type="float">
            <text:p>4.752858839</text:p>
          </table:table-cell>
          <table:table-cell office:value-type="float" office:value="-0.0369560420513" calcext:value-type="float">
            <text:p>-0.0369560421</text:p>
          </table:table-cell>
        </table:table-row>
        <table:table-row table:style-name="ro1">
          <table:table-cell office:value-type="float" office:value="3.47587323189" calcext:value-type="float">
            <text:p>3.4758732319</text:p>
          </table:table-cell>
          <table:table-cell office:value-type="float" office:value="0.182669088244" calcext:value-type="float">
            <text:p>0.1826690882</text:p>
          </table:table-cell>
          <table:table-cell office:value-type="float" office:value="4.74402805328" calcext:value-type="float">
            <text:p>4.7440280533</text:p>
          </table:table-cell>
          <table:table-cell office:value-type="float" office:value="-0.0272248256952" calcext:value-type="float">
            <text:p>-0.0272248257</text:p>
          </table:table-cell>
        </table:table-row>
        <table:table-row table:style-name="ro1">
          <table:table-cell office:value-type="float" office:value="3.46565723419" calcext:value-type="float">
            <text:p>3.4656572342</text:p>
          </table:table-cell>
          <table:table-cell office:value-type="float" office:value="0.182900756598" calcext:value-type="float">
            <text:p>0.1829007566</text:p>
          </table:table-cell>
          <table:table-cell office:value-type="float" office:value="4.73565383911" calcext:value-type="float">
            <text:p>4.7356538391</text:p>
          </table:table-cell>
          <table:table-cell office:value-type="float" office:value="-0.0176940876991" calcext:value-type="float">
            <text:p>-0.0176940877</text:p>
          </table:table-cell>
        </table:table-row>
        <table:table-row table:style-name="ro1">
          <table:table-cell office:value-type="float" office:value="3.45569086075" calcext:value-type="float">
            <text:p>3.4556908608</text:p>
          </table:table-cell>
          <table:table-cell office:value-type="float" office:value="0.183040872216" calcext:value-type="float">
            <text:p>0.1830408722</text:p>
          </table:table-cell>
          <table:table-cell office:value-type="float" office:value="4.72714134216" calcext:value-type="float">
            <text:p>4.7271413422</text:p>
          </table:table-cell>
          <table:table-cell office:value-type="float" office:value="-0.0082895392552" calcext:value-type="float">
            <text:p>-0.0082895393</text:p>
          </table:table-cell>
        </table:table-row>
        <table:table-row table:style-name="ro1">
          <table:table-cell office:value-type="float" office:value="3.44534778595" calcext:value-type="float">
            <text:p>3.445347786</text:p>
          </table:table-cell>
          <table:table-cell office:value-type="float" office:value="0.182928964496" calcext:value-type="float">
            <text:p>0.1829289645</text:p>
          </table:table-cell>
          <table:table-cell office:value-type="float" office:value="4.71940823555" calcext:value-type="float">
            <text:p>4.7194082356</text:p>
          </table:table-cell>
          <table:table-cell office:value-type="float" office:value="0.000537993735634" calcext:value-type="float">
            <text:p>0.0005379937</text:p>
          </table:table-cell>
        </table:table-row>
        <table:table-row table:style-name="ro1">
          <table:table-cell office:value-type="float" office:value="3.43458914757" calcext:value-type="float">
            <text:p>3.4345891476</text:p>
          </table:table-cell>
          <table:table-cell office:value-type="float" office:value="0.182813033462" calcext:value-type="float">
            <text:p>0.1828130335</text:p>
          </table:table-cell>
          <table:table-cell office:value-type="float" office:value="4.71123977661" calcext:value-type="float">
            <text:p>4.7112397766</text:p>
          </table:table-cell>
          <table:table-cell office:value-type="float" office:value="0.00926013011485" calcext:value-type="float">
            <text:p>0.0092601301</text:p>
          </table:table-cell>
        </table:table-row>
        <table:table-row table:style-name="ro1">
          <table:table-cell office:value-type="float" office:value="3.42314839363" calcext:value-type="float">
            <text:p>3.4231483936</text:p>
          </table:table-cell>
          <table:table-cell office:value-type="float" office:value="0.182401269674" calcext:value-type="float">
            <text:p>0.1824012697</text:p>
          </table:table-cell>
          <table:table-cell office:value-type="float" office:value="4.70269556999" calcext:value-type="float">
            <text:p>4.70269557</text:p>
          </table:table-cell>
          <table:table-cell office:value-type="float" office:value="0.0172571558505" calcext:value-type="float">
            <text:p>0.0172571559</text:p>
          </table:table-cell>
        </table:table-row>
        <table:table-row table:style-name="ro1">
          <table:table-cell office:value-type="float" office:value="3.41187143326" calcext:value-type="float">
            <text:p>3.4118714333</text:p>
          </table:table-cell>
          <table:table-cell office:value-type="float" office:value="0.181857764721" calcext:value-type="float">
            <text:p>0.1818577647</text:p>
          </table:table-cell>
          <table:table-cell office:value-type="float" office:value="4.69382592201" calcext:value-type="float">
            <text:p>4.693825922</text:p>
          </table:table-cell>
          <table:table-cell office:value-type="float" office:value="0.0246602036059" calcext:value-type="float">
            <text:p>0.0246602036</text:p>
          </table:table-cell>
        </table:table-row>
        <table:table-row table:style-name="ro1">
          <table:table-cell office:value-type="float" office:value="3.40062403679" calcext:value-type="float">
            <text:p>3.4006240368</text:p>
          </table:table-cell>
          <table:table-cell office:value-type="float" office:value="0.181098803878" calcext:value-type="float">
            <text:p>0.1810988039</text:p>
          </table:table-cell>
          <table:table-cell office:value-type="float" office:value="4.68517848015" calcext:value-type="float">
            <text:p>4.6851784802</text:p>
          </table:table-cell>
          <table:table-cell office:value-type="float" office:value="0.0319264084101" calcext:value-type="float">
            <text:p>0.0319264084</text:p>
          </table:table-cell>
        </table:table-row>
        <table:table-row table:style-name="ro1">
          <table:table-cell office:value-type="float" office:value="3.38997030258" calcext:value-type="float">
            <text:p>3.3899703026</text:p>
          </table:table-cell>
          <table:table-cell office:value-type="float" office:value="0.179942727089" calcext:value-type="float">
            <text:p>0.1799427271</text:p>
          </table:table-cell>
          <table:table-cell office:value-type="float" office:value="4.67751213074" calcext:value-type="float">
            <text:p>4.6775121307</text:p>
          </table:table-cell>
          <table:table-cell office:value-type="float" office:value="0.039244659245" calcext:value-type="float">
            <text:p>0.0392446592</text:p>
          </table:table-cell>
        </table:table-row>
        <table:table-row table:style-name="ro1">
          <table:table-cell office:value-type="float" office:value="3.37903261185" calcext:value-type="float">
            <text:p>3.3790326119</text:p>
          </table:table-cell>
          <table:table-cell office:value-type="float" office:value="0.178466796875" calcext:value-type="float">
            <text:p>0.1784667969</text:p>
          </table:table-cell>
          <table:table-cell office:value-type="float" office:value="4.66951390266" calcext:value-type="float">
            <text:p>4.6695139027</text:p>
          </table:table-cell>
          <table:table-cell office:value-type="float" office:value="0.0462122969329" calcext:value-type="float">
            <text:p>0.0462122969</text:p>
          </table:table-cell>
        </table:table-row>
        <table:table-row table:style-name="ro1">
          <table:table-cell office:value-type="float" office:value="3.36941003799" calcext:value-type="float">
            <text:p>3.369410038</text:p>
          </table:table-cell>
          <table:table-cell office:value-type="float" office:value="0.17711044848" calcext:value-type="float">
            <text:p>0.1771104485</text:p>
          </table:table-cell>
          <table:table-cell office:value-type="float" office:value="4.66007824898" calcext:value-type="float">
            <text:p>4.660078249</text:p>
          </table:table-cell>
          <table:table-cell office:value-type="float" office:value="0.053287293762" calcext:value-type="float">
            <text:p>0.0532872938</text:p>
          </table:table-cell>
        </table:table-row>
        <table:table-row table:style-name="ro1">
          <table:table-cell office:value-type="float" office:value="3.35884428024" calcext:value-type="float">
            <text:p>3.3588442802</text:p>
          </table:table-cell>
          <table:table-cell office:value-type="float" office:value="0.175453230739" calcext:value-type="float">
            <text:p>0.1754532307</text:p>
          </table:table-cell>
          <table:table-cell office:value-type="float" office:value="4.64979263306" calcext:value-type="float">
            <text:p>4.6497926331</text:p>
          </table:table-cell>
          <table:table-cell office:value-type="float" office:value="0.060709849" calcext:value-type="float">
            <text:p>0.060709849</text:p>
          </table:table-cell>
        </table:table-row>
        <table:table-row table:style-name="ro1">
          <table:table-cell office:value-type="float" office:value="3.34883880615" calcext:value-type="float">
            <text:p>3.3488388062</text:p>
          </table:table-cell>
          <table:table-cell office:value-type="float" office:value="0.173739343882" calcext:value-type="float">
            <text:p>0.1737393439</text:p>
          </table:table-cell>
          <table:table-cell office:value-type="float" office:value="4.6398813343" calcext:value-type="float">
            <text:p>4.6398813343</text:p>
          </table:table-cell>
          <table:table-cell office:value-type="float" office:value="0.0678841099143" calcext:value-type="float">
            <text:p>0.0678841099</text:p>
          </table:table-cell>
        </table:table-row>
        <table:table-row table:style-name="ro1">
          <table:table-cell office:value-type="float" office:value="3.3389236927" calcext:value-type="float">
            <text:p>3.3389236927</text:p>
          </table:table-cell>
          <table:table-cell office:value-type="float" office:value="0.171901926398" calcext:value-type="float">
            <text:p>0.1719019264</text:p>
          </table:table-cell>
          <table:table-cell office:value-type="float" office:value="4.62978526115" calcext:value-type="float">
            <text:p>4.6297852612</text:p>
          </table:table-cell>
          <table:table-cell office:value-type="float" office:value="0.0747513175011" calcext:value-type="float">
            <text:p>0.0747513175</text:p>
          </table:table-cell>
        </table:table-row>
        <table:table-row table:style-name="ro1">
          <table:table-cell office:value-type="float" office:value="3.32865262032" calcext:value-type="float">
            <text:p>3.3286526203</text:p>
          </table:table-cell>
          <table:table-cell office:value-type="float" office:value="0.170241653919" calcext:value-type="float">
            <text:p>0.1702416539</text:p>
          </table:table-cell>
          <table:table-cell office:value-type="float" office:value="4.61931773186" calcext:value-type="float">
            <text:p>4.6193177319</text:p>
          </table:table-cell>
          <table:table-cell office:value-type="float" office:value="0.0813480913639" calcext:value-type="float">
            <text:p>0.0813480914</text:p>
          </table:table-cell>
        </table:table-row>
        <table:table-row table:style-name="ro1">
          <table:table-cell office:value-type="float" office:value="3.31781482697" calcext:value-type="float">
            <text:p>3.317814827</text:p>
          </table:table-cell>
          <table:table-cell office:value-type="float" office:value="0.168177887797" calcext:value-type="float">
            <text:p>0.1681778878</text:p>
          </table:table-cell>
          <table:table-cell office:value-type="float" office:value="4.6093563652" calcext:value-type="float">
            <text:p>4.6093563652</text:p>
          </table:table-cell>
          <table:table-cell office:value-type="float" office:value="0.0875320583582" calcext:value-type="float">
            <text:p>0.0875320584</text:p>
          </table:table-cell>
        </table:table-row>
        <table:table-row table:style-name="ro1">
          <table:table-cell office:value-type="float" office:value="3.30722761154" calcext:value-type="float">
            <text:p>3.3072276115</text:p>
          </table:table-cell>
          <table:table-cell office:value-type="float" office:value="0.165797576308" calcext:value-type="float">
            <text:p>0.1657975763</text:p>
          </table:table-cell>
          <table:table-cell office:value-type="float" office:value="4.59938713074" calcext:value-type="float">
            <text:p>4.5993871307</text:p>
          </table:table-cell>
          <table:table-cell office:value-type="float" office:value="0.0937269702554" calcext:value-type="float">
            <text:p>0.0937269703</text:p>
          </table:table-cell>
        </table:table-row>
        <table:table-row table:style-name="ro1">
          <table:table-cell office:value-type="float" office:value="3.29765462875" calcext:value-type="float">
            <text:p>3.2976546288</text:p>
          </table:table-cell>
          <table:table-cell office:value-type="float" office:value="0.162916108966" calcext:value-type="float">
            <text:p>0.162916109</text:p>
          </table:table-cell>
          <table:table-cell office:value-type="float" office:value="4.58953972816" calcext:value-type="float">
            <text:p>4.5895397282</text:p>
          </table:table-cell>
          <table:table-cell office:value-type="float" office:value="0.0999170616269" calcext:value-type="float">
            <text:p>0.0999170616</text:p>
          </table:table-cell>
        </table:table-row>
        <table:table-row table:style-name="ro1">
          <table:table-cell office:value-type="float" office:value="3.28817772865" calcext:value-type="float">
            <text:p>3.2881777287</text:p>
          </table:table-cell>
          <table:table-cell office:value-type="float" office:value="0.159975603223" calcext:value-type="float">
            <text:p>0.1599756032</text:p>
          </table:table-cell>
          <table:table-cell office:value-type="float" office:value="4.57960053444" calcext:value-type="float">
            <text:p>4.5796005344</text:p>
          </table:table-cell>
          <table:table-cell office:value-type="float" office:value="0.105553343892" calcext:value-type="float">
            <text:p>0.1055533439</text:p>
          </table:table-cell>
        </table:table-row>
        <table:table-row table:style-name="ro1">
          <table:table-cell office:value-type="float" office:value="3.27802205086" calcext:value-type="float">
            <text:p>3.2780220509</text:p>
          </table:table-cell>
          <table:table-cell office:value-type="float" office:value="0.15708476305" calcext:value-type="float">
            <text:p>0.1570847631</text:p>
          </table:table-cell>
          <table:table-cell office:value-type="float" office:value="4.57002492905" calcext:value-type="float">
            <text:p>4.5700249291</text:p>
          </table:table-cell>
          <table:table-cell office:value-type="float" office:value="0.110955119133" calcext:value-type="float">
            <text:p>0.1109551191</text:p>
          </table:table-cell>
        </table:table-row>
        <table:table-row table:style-name="ro1">
          <table:table-cell office:value-type="float" office:value="3.26814341545" calcext:value-type="float">
            <text:p>3.2681434155</text:p>
          </table:table-cell>
          <table:table-cell office:value-type="float" office:value="0.154536679387" calcext:value-type="float">
            <text:p>0.1545366794</text:p>
          </table:table-cell>
          <table:table-cell office:value-type="float" office:value="4.56006284714" calcext:value-type="float">
            <text:p>4.5600628471</text:p>
          </table:table-cell>
          <table:table-cell office:value-type="float" office:value="0.116143278778" calcext:value-type="float">
            <text:p>0.1161432788</text:p>
          </table:table-cell>
        </table:table-row>
        <table:table-row table:style-name="ro1">
          <table:table-cell office:value-type="float" office:value="3.25836038589" calcext:value-type="float">
            <text:p>3.2583603859</text:p>
          </table:table-cell>
          <table:table-cell office:value-type="float" office:value="0.151576071978" calcext:value-type="float">
            <text:p>0.151576072</text:p>
          </table:table-cell>
          <table:table-cell office:value-type="float" office:value="4.54928799629" calcext:value-type="float">
            <text:p>4.5492879963</text:p>
          </table:table-cell>
          <table:table-cell office:value-type="float" office:value="0.121374949813" calcext:value-type="float">
            <text:p>0.1213749498</text:p>
          </table:table-cell>
        </table:table-row>
        <table:table-row table:style-name="ro1">
          <table:table-cell office:value-type="float" office:value="3.24887943268" calcext:value-type="float">
            <text:p>3.2488794327</text:p>
          </table:table-cell>
          <table:table-cell office:value-type="float" office:value="0.148201614618" calcext:value-type="float">
            <text:p>0.1482016146</text:p>
          </table:table-cell>
          <table:table-cell office:value-type="float" office:value="4.53851958275" calcext:value-type="float">
            <text:p>4.5385195828</text:p>
          </table:table-cell>
          <table:table-cell office:value-type="float" office:value="0.126386970282" calcext:value-type="float">
            <text:p>0.1263869703</text:p>
          </table:table-cell>
        </table:table-row>
        <table:table-row table:style-name="ro1">
          <table:table-cell office:value-type="float" office:value="3.23940706253" calcext:value-type="float">
            <text:p>3.2394070625</text:p>
          </table:table-cell>
          <table:table-cell office:value-type="float" office:value="0.144844308496" calcext:value-type="float">
            <text:p>0.1448443085</text:p>
          </table:table-cell>
          <table:table-cell office:value-type="float" office:value="4.52790018082" calcext:value-type="float">
            <text:p>4.5279001808</text:p>
          </table:table-cell>
          <table:table-cell office:value-type="float" office:value="0.131346866488" calcext:value-type="float">
            <text:p>0.1313468665</text:p>
          </table:table-cell>
        </table:table-row>
        <table:table-row table:style-name="ro1">
          <table:table-cell office:value-type="float" office:value="3.22964262962" calcext:value-type="float">
            <text:p>3.2296426296</text:p>
          </table:table-cell>
          <table:table-cell office:value-type="float" office:value="0.141259521246" calcext:value-type="float">
            <text:p>0.1412595212</text:p>
          </table:table-cell>
          <table:table-cell office:value-type="float" office:value="4.51756545067" calcext:value-type="float">
            <text:p>4.5175654507</text:p>
          </table:table-cell>
          <table:table-cell office:value-type="float" office:value="0.135897919536" calcext:value-type="float">
            <text:p>0.1358979195</text:p>
          </table:table-cell>
        </table:table-row>
        <table:table-row table:style-name="ro1">
          <table:table-cell office:value-type="float" office:value="3.2208173275" calcext:value-type="float">
            <text:p>3.2208173275</text:p>
          </table:table-cell>
          <table:table-cell office:value-type="float" office:value="0.137376859784" calcext:value-type="float">
            <text:p>0.1373768598</text:p>
          </table:table-cell>
          <table:table-cell office:value-type="float" office:value="4.50712462425" calcext:value-type="float">
            <text:p>4.5071246243</text:p>
          </table:table-cell>
          <table:table-cell office:value-type="float" office:value="0.140097647905" calcext:value-type="float">
            <text:p>0.1400976479</text:p>
          </table:table-cell>
        </table:table-row>
        <table:table-row table:style-name="ro1">
          <table:table-cell office:value-type="float" office:value="3.211840868" calcext:value-type="float">
            <text:p>3.211840868</text:p>
          </table:table-cell>
          <table:table-cell office:value-type="float" office:value="0.133321493864" calcext:value-type="float">
            <text:p>0.1333214939</text:p>
          </table:table-cell>
          <table:table-cell office:value-type="float" office:value="4.49531646729" calcext:value-type="float">
            <text:p>4.4953164673</text:p>
          </table:table-cell>
          <table:table-cell office:value-type="float" office:value="0.144801199436" calcext:value-type="float">
            <text:p>0.1448011994</text:p>
          </table:table-cell>
        </table:table-row>
        <table:table-row table:style-name="ro1">
          <table:table-cell office:value-type="float" office:value="3.20233488083" calcext:value-type="float">
            <text:p>3.2023348808</text:p>
          </table:table-cell>
          <table:table-cell office:value-type="float" office:value="0.129162624478" calcext:value-type="float">
            <text:p>0.1291626245</text:p>
          </table:table-cell>
          <table:table-cell office:value-type="float" office:value="4.48342581749" calcext:value-type="float">
            <text:p>4.4834258175</text:p>
          </table:table-cell>
          <table:table-cell office:value-type="float" office:value="0.14929048717" calcext:value-type="float">
            <text:p>0.1492904872</text:p>
          </table:table-cell>
        </table:table-row>
        <table:table-row table:style-name="ro1">
          <table:table-cell office:value-type="float" office:value="3.19321632385" calcext:value-type="float">
            <text:p>3.1932163239</text:p>
          </table:table-cell>
          <table:table-cell office:value-type="float" office:value="0.124966777861" calcext:value-type="float">
            <text:p>0.1249667779</text:p>
          </table:table-cell>
          <table:table-cell office:value-type="float" office:value="4.47153922081" calcext:value-type="float">
            <text:p>4.4715392208</text:p>
          </table:table-cell>
          <table:table-cell office:value-type="float" office:value="0.153068348765" calcext:value-type="float">
            <text:p>0.1530683488</text:p>
          </table:table-cell>
        </table:table-row>
        <table:table-row table:style-name="ro1">
          <table:table-cell office:value-type="float" office:value="3.18454790115" calcext:value-type="float">
            <text:p>3.1845479012</text:p>
          </table:table-cell>
          <table:table-cell office:value-type="float" office:value="0.120639570057" calcext:value-type="float">
            <text:p>0.1206395701</text:p>
          </table:table-cell>
          <table:table-cell office:value-type="float" office:value="4.46001096725" calcext:value-type="float">
            <text:p>4.4600109673</text:p>
          </table:table-cell>
          <table:table-cell office:value-type="float" office:value="0.156733378768" calcext:value-type="float">
            <text:p>0.1567333788</text:p>
          </table:table-cell>
        </table:table-row>
        <table:table-row table:style-name="ro1">
          <table:table-cell office:value-type="float" office:value="3.17762422562" calcext:value-type="float">
            <text:p>3.1776242256</text:p>
          </table:table-cell>
          <table:table-cell office:value-type="float" office:value="0.116206243634" calcext:value-type="float">
            <text:p>0.1162062436</text:p>
          </table:table-cell>
          <table:table-cell office:value-type="float" office:value="4.44941516876" calcext:value-type="float">
            <text:p>4.4494151688</text:p>
          </table:table-cell>
          <table:table-cell office:value-type="float" office:value="0.159947127104" calcext:value-type="float">
            <text:p>0.1599471271</text:p>
          </table:table-cell>
        </table:table-row>
        <table:table-row table:style-name="ro1">
          <table:table-cell office:value-type="float" office:value="3.17113876343" calcext:value-type="float">
            <text:p>3.1711387634</text:p>
          </table:table-cell>
          <table:table-cell office:value-type="float" office:value="0.111202456057" calcext:value-type="float">
            <text:p>0.1112024561</text:p>
          </table:table-cell>
          <table:table-cell office:value-type="float" office:value="4.43891569138" calcext:value-type="float">
            <text:p>4.4389156914</text:p>
          </table:table-cell>
          <table:table-cell office:value-type="float" office:value="0.162968635559" calcext:value-type="float">
            <text:p>0.1629686356</text:p>
          </table:table-cell>
        </table:table-row>
        <table:table-row table:style-name="ro1">
          <table:table-cell office:value-type="float" office:value="3.16199231148" calcext:value-type="float">
            <text:p>3.1619923115</text:p>
          </table:table-cell>
          <table:table-cell office:value-type="float" office:value="0.10524905473" calcext:value-type="float">
            <text:p>0.1052490547</text:p>
          </table:table-cell>
          <table:table-cell office:value-type="float" office:value="4.42781492233" calcext:value-type="float">
            <text:p>4.4278149223</text:p>
          </table:table-cell>
          <table:table-cell office:value-type="float" office:value="0.1662068367" calcext:value-type="float">
            <text:p>0.1662068367</text:p>
          </table:table-cell>
        </table:table-row>
        <table:table-row table:style-name="ro1">
          <table:table-cell office:value-type="float" office:value="3.15294694901" calcext:value-type="float">
            <text:p>3.152946949</text:p>
          </table:table-cell>
          <table:table-cell office:value-type="float" office:value="0.0986767783761" calcext:value-type="float">
            <text:p>0.0986767784</text:p>
          </table:table-cell>
          <table:table-cell office:value-type="float" office:value="4.41759701729" calcext:value-type="float">
            <text:p>4.4175970173</text:p>
          </table:table-cell>
          <table:table-cell office:value-type="float" office:value="0.16865119338" calcext:value-type="float">
            <text:p>0.1686511934</text:p>
          </table:table-cell>
        </table:table-row>
        <table:table-row table:style-name="ro1">
          <table:table-cell office:value-type="float" office:value="3.14438533783" calcext:value-type="float">
            <text:p>3.1443853378</text:p>
          </table:table-cell>
          <table:table-cell office:value-type="float" office:value="0.0921901389956" calcext:value-type="float">
            <text:p>0.092190139</text:p>
          </table:table-cell>
          <table:table-cell office:value-type="float" office:value="4.40719099998" calcext:value-type="float">
            <text:p>4.407191</text:p>
          </table:table-cell>
          <table:table-cell office:value-type="float" office:value="0.171106308699" calcext:value-type="float">
            <text:p>0.1711063087</text:p>
          </table:table-cell>
        </table:table-row>
        <table:table-row table:style-name="ro1">
          <table:table-cell office:value-type="float" office:value="3.13594484329" calcext:value-type="float">
            <text:p>3.1359448433</text:p>
          </table:table-cell>
          <table:table-cell office:value-type="float" office:value="0.0861334726214" calcext:value-type="float">
            <text:p>0.0861334726</text:p>
          </table:table-cell>
          <table:table-cell office:value-type="float" office:value="4.39663072586" calcext:value-type="float">
            <text:p>4.3966307259</text:p>
          </table:table-cell>
          <table:table-cell office:value-type="float" office:value="0.173046648502" calcext:value-type="float">
            <text:p>0.1730466485</text:p>
          </table:table-cell>
        </table:table-row>
        <table:table-row table:style-name="ro1">
          <table:table-cell office:value-type="float" office:value="3.12866401672" calcext:value-type="float">
            <text:p>3.1286640167</text:p>
          </table:table-cell>
          <table:table-cell office:value-type="float" office:value="0.0799710080028" calcext:value-type="float">
            <text:p>0.079971008</text:p>
          </table:table-cell>
          <table:table-cell office:value-type="float" office:value="4.38558574677" calcext:value-type="float">
            <text:p>4.3855857468</text:p>
          </table:table-cell>
          <table:table-cell office:value-type="float" office:value="0.174759685993" calcext:value-type="float">
            <text:p>0.174759686</text:p>
          </table:table-cell>
        </table:table-row>
        <table:table-row table:style-name="ro1">
          <table:table-cell office:value-type="float" office:value="3.1225271225" calcext:value-type="float">
            <text:p>3.1225271225</text:p>
          </table:table-cell>
          <table:table-cell office:value-type="float" office:value="0.0745358914137" calcext:value-type="float">
            <text:p>0.0745358914</text:p>
          </table:table-cell>
          <table:table-cell office:value-type="float" office:value="4.37446113586" calcext:value-type="float">
            <text:p>4.3744611359</text:p>
          </table:table-cell>
          <table:table-cell office:value-type="float" office:value="0.176789477468" calcext:value-type="float">
            <text:p>0.1767894775</text:p>
          </table:table-cell>
        </table:table-row>
        <table:table-row table:style-name="ro1">
          <table:table-cell office:value-type="float" office:value="3.11629319191" calcext:value-type="float">
            <text:p>3.1162931919</text:p>
          </table:table-cell>
          <table:table-cell office:value-type="float" office:value="0.0692114457488" calcext:value-type="float">
            <text:p>0.0692114457</text:p>
          </table:table-cell>
          <table:table-cell office:value-type="float" office:value="4.3629083252" calcext:value-type="float">
            <text:p>4.3629083252</text:p>
          </table:table-cell>
          <table:table-cell office:value-type="float" office:value="0.178730636835" calcext:value-type="float">
            <text:p>0.1787306368</text:p>
          </table:table-cell>
        </table:table-row>
        <table:table-row table:style-name="ro1">
          <table:table-cell office:value-type="float" office:value="3.10827708244" calcext:value-type="float">
            <text:p>3.1082770824</text:p>
          </table:table-cell>
          <table:table-cell office:value-type="float" office:value="0.0634234324098" calcext:value-type="float">
            <text:p>0.0634234324</text:p>
          </table:table-cell>
          <table:table-cell office:value-type="float" office:value="4.35237928391" calcext:value-type="float">
            <text:p>4.3523792839</text:p>
          </table:table-cell>
          <table:table-cell office:value-type="float" office:value="0.180056735873" calcext:value-type="float">
            <text:p>0.1800567359</text:p>
          </table:table-cell>
        </table:table-row>
        <table:table-row table:style-name="ro1">
          <table:table-cell office:value-type="float" office:value="3.10104441643" calcext:value-type="float">
            <text:p>3.1010444164</text:p>
          </table:table-cell>
          <table:table-cell office:value-type="float" office:value="0.0566626861691" calcext:value-type="float">
            <text:p>0.0566626862</text:p>
          </table:table-cell>
          <table:table-cell office:value-type="float" office:value="4.34243460655" calcext:value-type="float">
            <text:p>4.3424346066</text:p>
          </table:table-cell>
          <table:table-cell office:value-type="float" office:value="0.180891022086" calcext:value-type="float">
            <text:p>0.1808910221</text:p>
          </table:table-cell>
        </table:table-row>
        <table:table-row table:style-name="ro1">
          <table:table-cell office:value-type="float" office:value="3.09341144562" calcext:value-type="float">
            <text:p>3.0934114456</text:p>
          </table:table-cell>
          <table:table-cell office:value-type="float" office:value="0.049198076129" calcext:value-type="float">
            <text:p>0.0491980761</text:p>
          </table:table-cell>
          <table:table-cell office:value-type="float" office:value="4.33197589874" calcext:value-type="float">
            <text:p>4.3319758987</text:p>
          </table:table-cell>
          <table:table-cell office:value-type="float" office:value="0.181599184871" calcext:value-type="float">
            <text:p>0.1815991849</text:p>
          </table:table-cell>
        </table:table-row>
        <table:table-row table:style-name="ro1">
          <table:table-cell office:value-type="float" office:value="3.0864713192" calcext:value-type="float">
            <text:p>3.0864713192</text:p>
          </table:table-cell>
          <table:table-cell office:value-type="float" office:value="0.0418601445854" calcext:value-type="float">
            <text:p>0.0418601446</text:p>
          </table:table-cell>
          <table:table-cell office:value-type="float" office:value="4.32159992218" calcext:value-type="float">
            <text:p>4.3215999222</text:p>
          </table:table-cell>
          <table:table-cell office:value-type="float" office:value="0.182208701968" calcext:value-type="float">
            <text:p>0.182208702</text:p>
          </table:table-cell>
        </table:table-row>
        <table:table-row table:style-name="ro1">
          <table:table-cell office:value-type="float" office:value="3.08001613617" calcext:value-type="float">
            <text:p>3.0800161362</text:p>
          </table:table-cell>
          <table:table-cell office:value-type="float" office:value="0.0346745327115" calcext:value-type="float">
            <text:p>0.0346745327</text:p>
          </table:table-cell>
          <table:table-cell office:value-type="float" office:value="4.31087323189" calcext:value-type="float">
            <text:p>4.3108732319</text:p>
          </table:table-cell>
          <table:table-cell office:value-type="float" office:value="0.182669088244" calcext:value-type="float">
            <text:p>0.1826690882</text:p>
          </table:table-cell>
        </table:table-row>
        <table:table-row table:style-name="ro1">
          <table:table-cell office:value-type="float" office:value="3.07337927818" calcext:value-type="float">
            <text:p>3.0733792782</text:p>
          </table:table-cell>
          <table:table-cell office:value-type="float" office:value="0.0272437464446" calcext:value-type="float">
            <text:p>0.0272437464</text:p>
          </table:table-cell>
          <table:table-cell office:value-type="float" office:value="4.30065723419" calcext:value-type="float">
            <text:p>4.3006572342</text:p>
          </table:table-cell>
          <table:table-cell office:value-type="float" office:value="0.182900756598" calcext:value-type="float">
            <text:p>0.1829007566</text:p>
          </table:table-cell>
        </table:table-row>
        <table:table-row table:style-name="ro1">
          <table:table-cell office:value-type="float" office:value="3.06671643257" calcext:value-type="float">
            <text:p>3.0667164326</text:p>
          </table:table-cell>
          <table:table-cell office:value-type="float" office:value="0.0196996182203" calcext:value-type="float">
            <text:p>0.0196996182</text:p>
          </table:table-cell>
          <table:table-cell office:value-type="float" office:value="4.29069086075" calcext:value-type="float">
            <text:p>4.2906908608</text:p>
          </table:table-cell>
          <table:table-cell office:value-type="float" office:value="0.183040872216" calcext:value-type="float">
            <text:p>0.1830408722</text:p>
          </table:table-cell>
        </table:table-row>
        <table:table-row table:style-name="ro1">
          <table:table-cell office:value-type="float" office:value="3.06086206436" calcext:value-type="float">
            <text:p>3.0608620644</text:p>
          </table:table-cell>
          <table:table-cell office:value-type="float" office:value="0.0121102975681" calcext:value-type="float">
            <text:p>0.0121102976</text:p>
          </table:table-cell>
          <table:table-cell office:value-type="float" office:value="4.28034778595" calcext:value-type="float">
            <text:p>4.280347786</text:p>
          </table:table-cell>
          <table:table-cell office:value-type="float" office:value="0.182928964496" calcext:value-type="float">
            <text:p>0.1829289645</text:p>
          </table:table-cell>
        </table:table-row>
        <table:table-row table:style-name="ro1">
          <table:table-cell office:value-type="float" office:value="3.05543899536" calcext:value-type="float">
            <text:p>3.0554389954</text:p>
          </table:table-cell>
          <table:table-cell office:value-type="float" office:value="0.00446413923055" calcext:value-type="float">
            <text:p>0.0044641392</text:p>
          </table:table-cell>
          <table:table-cell office:value-type="float" office:value="4.26958914757" calcext:value-type="float">
            <text:p>4.2695891476</text:p>
          </table:table-cell>
          <table:table-cell office:value-type="float" office:value="0.182813033462" calcext:value-type="float">
            <text:p>0.1828130335</text:p>
          </table:table-cell>
        </table:table-row>
        <table:table-row table:style-name="ro1">
          <table:table-cell office:value-type="float" office:value="3.04987764359" calcext:value-type="float">
            <text:p>3.0498776436</text:p>
          </table:table-cell>
          <table:table-cell office:value-type="float" office:value="-0.00335649983026" calcext:value-type="float">
            <text:p>-0.0033564998</text:p>
          </table:table-cell>
          <table:table-cell office:value-type="float" office:value="4.25814839363" calcext:value-type="float">
            <text:p>4.2581483936</text:p>
          </table:table-cell>
          <table:table-cell office:value-type="float" office:value="0.182401269674" calcext:value-type="float">
            <text:p>0.1824012697</text:p>
          </table:table-cell>
        </table:table-row>
        <table:table-row table:style-name="ro1">
          <table:table-cell office:value-type="float" office:value="3.0444984436" calcext:value-type="float">
            <text:p>3.0444984436</text:p>
          </table:table-cell>
          <table:table-cell office:value-type="float" office:value="-0.0112145608291" calcext:value-type="float">
            <text:p>-0.0112145608</text:p>
          </table:table-cell>
          <table:table-cell office:value-type="float" office:value="4.24687143326" calcext:value-type="float">
            <text:p>4.2468714333</text:p>
          </table:table-cell>
          <table:table-cell office:value-type="float" office:value="0.181857764721" calcext:value-type="float">
            <text:p>0.1818577647</text:p>
          </table:table-cell>
        </table:table-row>
        <table:table-row table:style-name="ro1">
          <table:table-cell office:value-type="float" office:value="3.03709197044" calcext:value-type="float">
            <text:p>3.0370919704</text:p>
          </table:table-cell>
          <table:table-cell office:value-type="float" office:value="-0.0193223450333" calcext:value-type="float">
            <text:p>-0.019322345</text:p>
          </table:table-cell>
          <table:table-cell office:value-type="float" office:value="4.23562403679" calcext:value-type="float">
            <text:p>4.2356240368</text:p>
          </table:table-cell>
          <table:table-cell office:value-type="float" office:value="0.181098803878" calcext:value-type="float">
            <text:p>0.1810988039</text:p>
          </table:table-cell>
        </table:table-row>
        <table:table-row table:style-name="ro1">
          <table:table-cell office:value-type="float" office:value="3.03011512756" calcext:value-type="float">
            <text:p>3.0301151276</text:p>
          </table:table-cell>
          <table:table-cell office:value-type="float" office:value="-0.0272431075573" calcext:value-type="float">
            <text:p>-0.0272431076</text:p>
          </table:table-cell>
          <table:table-cell office:value-type="float" office:value="4.22497030258" calcext:value-type="float">
            <text:p>4.2249703026</text:p>
          </table:table-cell>
          <table:table-cell office:value-type="float" office:value="0.179942727089" calcext:value-type="float">
            <text:p>0.1799427271</text:p>
          </table:table-cell>
        </table:table-row>
        <table:table-row table:style-name="ro1">
          <table:table-cell office:value-type="float" office:value="3.02280139923" calcext:value-type="float">
            <text:p>3.0228013992</text:p>
          </table:table-cell>
          <table:table-cell office:value-type="float" office:value="-0.0351745933294" calcext:value-type="float">
            <text:p>-0.0351745933</text:p>
          </table:table-cell>
          <table:table-cell office:value-type="float" office:value="4.21403261185" calcext:value-type="float">
            <text:p>4.2140326119</text:p>
          </table:table-cell>
          <table:table-cell office:value-type="float" office:value="0.178466796875" calcext:value-type="float">
            <text:p>0.1784667969</text:p>
          </table:table-cell>
        </table:table-row>
        <table:table-row table:style-name="ro1">
          <table:table-cell office:value-type="float" office:value="3.01533341408" calcext:value-type="float">
            <text:p>3.0153334141</text:p>
          </table:table-cell>
          <table:table-cell office:value-type="float" office:value="-0.0437423065305" calcext:value-type="float">
            <text:p>-0.0437423065</text:p>
          </table:table-cell>
          <table:table-cell office:value-type="float" office:value="4.20441003799" calcext:value-type="float">
            <text:p>4.204410038</text:p>
          </table:table-cell>
          <table:table-cell office:value-type="float" office:value="0.17711044848" calcext:value-type="float">
            <text:p>0.1771104485</text:p>
          </table:table-cell>
        </table:table-row>
        <table:table-row table:style-name="ro1">
          <table:table-cell office:value-type="float" office:value="3.01094460487" calcext:value-type="float">
            <text:p>3.0109446049</text:p>
          </table:table-cell>
          <table:table-cell office:value-type="float" office:value="-0.0515181012452" calcext:value-type="float">
            <text:p>-0.0515181012</text:p>
          </table:table-cell>
          <table:table-cell office:value-type="float" office:value="4.19384428024" calcext:value-type="float">
            <text:p>4.1938442802</text:p>
          </table:table-cell>
          <table:table-cell office:value-type="float" office:value="0.175453230739" calcext:value-type="float">
            <text:p>0.1754532307</text:p>
          </table:table-cell>
        </table:table-row>
        <table:table-row table:style-name="ro1">
          <table:table-cell office:value-type="float" office:value="3.00643563271" calcext:value-type="float">
            <text:p>3.0064356327</text:p>
          </table:table-cell>
          <table:table-cell office:value-type="float" office:value="-0.0595312565565" calcext:value-type="float">
            <text:p>-0.0595312566</text:p>
          </table:table-cell>
          <table:table-cell office:value-type="float" office:value="4.18383880615" calcext:value-type="float">
            <text:p>4.1838388062</text:p>
          </table:table-cell>
          <table:table-cell office:value-type="float" office:value="0.173739343882" calcext:value-type="float">
            <text:p>0.1737393439</text:p>
          </table:table-cell>
        </table:table-row>
        <table:table-row table:style-name="ro1">
          <table:table-cell office:value-type="float" office:value="3.00295853615" calcext:value-type="float">
            <text:p>3.0029585362</text:p>
          </table:table-cell>
          <table:table-cell office:value-type="float" office:value="-0.0674825906754" calcext:value-type="float">
            <text:p>-0.0674825907</text:p>
          </table:table-cell>
          <table:table-cell office:value-type="float" office:value="4.1739236927" calcext:value-type="float">
            <text:p>4.1739236927</text:p>
          </table:table-cell>
          <table:table-cell office:value-type="float" office:value="0.171901926398" calcext:value-type="float">
            <text:p>0.1719019264</text:p>
          </table:table-cell>
        </table:table-row>
        <table:table-row table:style-name="ro1">
          <table:table-cell office:value-type="float" office:value="2.99827671051" calcext:value-type="float">
            <text:p>2.9982767105</text:p>
          </table:table-cell>
          <table:table-cell office:value-type="float" office:value="-0.0756322368979" calcext:value-type="float">
            <text:p>-0.0756322369</text:p>
          </table:table-cell>
          <table:table-cell office:value-type="float" office:value="4.16365262032" calcext:value-type="float">
            <text:p>4.1636526203</text:p>
          </table:table-cell>
          <table:table-cell office:value-type="float" office:value="0.170241653919" calcext:value-type="float">
            <text:p>0.1702416539</text:p>
          </table:table-cell>
        </table:table-row>
        <table:table-row table:style-name="ro1">
          <table:table-cell office:value-type="float" office:value="2.99312520027" calcext:value-type="float">
            <text:p>2.9931252003</text:p>
          </table:table-cell>
          <table:table-cell office:value-type="float" office:value="-0.0839358270168" calcext:value-type="float">
            <text:p>-0.083935827</text:p>
          </table:table-cell>
          <table:table-cell office:value-type="float" office:value="4.15281482697" calcext:value-type="float">
            <text:p>4.152814827</text:p>
          </table:table-cell>
          <table:table-cell office:value-type="float" office:value="0.168177887797" calcext:value-type="float">
            <text:p>0.1681778878</text:p>
          </table:table-cell>
        </table:table-row>
        <table:table-row table:style-name="ro1">
          <table:table-cell office:value-type="float" office:value="2.98901605606" calcext:value-type="float">
            <text:p>2.9890160561</text:p>
          </table:table-cell>
          <table:table-cell office:value-type="float" office:value="-0.0921049639583" calcext:value-type="float">
            <text:p>-0.092104964</text:p>
          </table:table-cell>
          <table:table-cell office:value-type="float" office:value="4.14222761154" calcext:value-type="float">
            <text:p>4.1422276115</text:p>
          </table:table-cell>
          <table:table-cell office:value-type="float" office:value="0.165797576308" calcext:value-type="float">
            <text:p>0.1657975763</text:p>
          </table:table-cell>
        </table:table-row>
        <table:table-row table:style-name="ro1">
          <table:table-cell office:value-type="float" office:value="2.98561620712" calcext:value-type="float">
            <text:p>2.9856162071</text:p>
          </table:table-cell>
          <table:table-cell office:value-type="float" office:value="-0.1002670452" calcext:value-type="float">
            <text:p>-0.1002670452</text:p>
          </table:table-cell>
          <table:table-cell office:value-type="float" office:value="4.13265462875" calcext:value-type="float">
            <text:p>4.1326546288</text:p>
          </table:table-cell>
          <table:table-cell office:value-type="float" office:value="0.162916108966" calcext:value-type="float">
            <text:p>0.162916109</text:p>
          </table:table-cell>
        </table:table-row>
        <table:table-row table:style-name="ro1">
          <table:table-cell office:value-type="float" office:value="2.98235678673" calcext:value-type="float">
            <text:p>2.9823567867</text:p>
          </table:table-cell>
          <table:table-cell office:value-type="float" office:value="-0.108767591417" calcext:value-type="float">
            <text:p>-0.1087675914</text:p>
          </table:table-cell>
          <table:table-cell office:value-type="float" office:value="4.12317772865" calcext:value-type="float">
            <text:p>4.1231777287</text:p>
          </table:table-cell>
          <table:table-cell office:value-type="float" office:value="0.159975603223" calcext:value-type="float">
            <text:p>0.1599756032</text:p>
          </table:table-cell>
        </table:table-row>
        <table:table-row table:style-name="ro1">
          <table:table-cell office:value-type="float" office:value="2.51871085167" calcext:value-type="float">
            <text:p>2.5187108517</text:p>
          </table:table-cell>
          <table:table-cell office:value-type="float" office:value="-0.121998250484" calcext:value-type="float">
            <text:p>-0.1219982505</text:p>
          </table:table-cell>
          <table:table-cell office:value-type="float" office:value="4.11302205086" calcext:value-type="float">
            <text:p>4.1130220509</text:p>
          </table:table-cell>
          <table:table-cell office:value-type="float" office:value="0.15708476305" calcext:value-type="float">
            <text:p>0.1570847631</text:p>
          </table:table-cell>
        </table:table-row>
        <table:table-row table:style-name="ro1">
          <table:table-cell office:value-type="float" office:value="2.5131444931" calcext:value-type="float">
            <text:p>2.5131444931</text:p>
          </table:table-cell>
          <table:table-cell office:value-type="float" office:value="-0.132638141513" calcext:value-type="float">
            <text:p>-0.1326381415</text:p>
          </table:table-cell>
          <table:table-cell office:value-type="float" office:value="4.10314341545" calcext:value-type="float">
            <text:p>4.1031434155</text:p>
          </table:table-cell>
          <table:table-cell office:value-type="float" office:value="0.154536679387" calcext:value-type="float">
            <text:p>0.1545366794</text:p>
          </table:table-cell>
        </table:table-row>
        <table:table-row table:style-name="ro1">
          <table:table-cell office:value-type="float" office:value="2.50798511505" calcext:value-type="float">
            <text:p>2.5079851151</text:p>
          </table:table-cell>
          <table:table-cell office:value-type="float" office:value="-0.143174529076" calcext:value-type="float">
            <text:p>-0.1431745291</text:p>
          </table:table-cell>
          <table:table-cell office:value-type="float" office:value="4.09336038589" calcext:value-type="float">
            <text:p>4.0933603859</text:p>
          </table:table-cell>
          <table:table-cell office:value-type="float" office:value="0.151576071978" calcext:value-type="float">
            <text:p>0.151576072</text:p>
          </table:table-cell>
        </table:table-row>
        <table:table-row table:style-name="ro1">
          <table:table-cell office:value-type="float" office:value="2.46564817429" calcext:value-type="float">
            <text:p>2.4656481743</text:p>
          </table:table-cell>
          <table:table-cell office:value-type="float" office:value="-0.144981086254" calcext:value-type="float">
            <text:p>-0.1449810863</text:p>
          </table:table-cell>
          <table:table-cell office:value-type="float" office:value="4.08387943268" calcext:value-type="float">
            <text:p>4.0838794327</text:p>
          </table:table-cell>
          <table:table-cell office:value-type="float" office:value="0.148201614618" calcext:value-type="float">
            <text:p>0.1482016146</text:p>
          </table:table-cell>
        </table:table-row>
        <table:table-row table:style-name="ro1">
          <table:table-cell office:value-type="float" office:value="2.46040534973" calcext:value-type="float">
            <text:p>2.4604053497</text:p>
          </table:table-cell>
          <table:table-cell office:value-type="float" office:value="-0.156195253134" calcext:value-type="float">
            <text:p>-0.1561952531</text:p>
          </table:table-cell>
          <table:table-cell office:value-type="float" office:value="4.07440706253" calcext:value-type="float">
            <text:p>4.0744070625</text:p>
          </table:table-cell>
          <table:table-cell office:value-type="float" office:value="0.144844308496" calcext:value-type="float">
            <text:p>0.1448443085</text:p>
          </table:table-cell>
        </table:table-row>
        <table:table-row table:style-name="ro1">
          <table:table-cell office:value-type="float" office:value="2.43943476677" calcext:value-type="float">
            <text:p>2.4394347668</text:p>
          </table:table-cell>
          <table:table-cell office:value-type="float" office:value="-0.176598280668" calcext:value-type="float">
            <text:p>-0.1765982807</text:p>
          </table:table-cell>
          <table:table-cell office:value-type="float" office:value="4.06464262962" calcext:value-type="float">
            <text:p>4.0646426296</text:p>
          </table:table-cell>
          <table:table-cell office:value-type="float" office:value="0.141259521246" calcext:value-type="float">
            <text:p>0.1412595212</text:p>
          </table:table-cell>
        </table:table-row>
        <table:table-row table:style-name="ro1">
          <table:table-cell office:value-type="float" office:value="2.43474173546" calcext:value-type="float">
            <text:p>2.4347417355</text:p>
          </table:table-cell>
          <table:table-cell office:value-type="float" office:value="-0.188170179725" calcext:value-type="float">
            <text:p>-0.1881701797</text:p>
          </table:table-cell>
          <table:table-cell office:value-type="float" office:value="4.0558173275" calcext:value-type="float">
            <text:p>4.0558173275</text:p>
          </table:table-cell>
          <table:table-cell office:value-type="float" office:value="0.137376859784" calcext:value-type="float">
            <text:p>0.1373768598</text:p>
          </table:table-cell>
        </table:table-row>
        <table:table-row table:style-name="ro1">
          <table:table-cell office:value-type="float" office:value="2.4148349762" calcext:value-type="float">
            <text:p>2.4148349762</text:p>
          </table:table-cell>
          <table:table-cell office:value-type="float" office:value="-0.197180256248" calcext:value-type="float">
            <text:p>-0.1971802562</text:p>
          </table:table-cell>
          <table:table-cell office:value-type="float" office:value="4.046840868" calcext:value-type="float">
            <text:p>4.046840868</text:p>
          </table:table-cell>
          <table:table-cell office:value-type="float" office:value="0.133321493864" calcext:value-type="float">
            <text:p>0.1333214939</text:p>
          </table:table-cell>
        </table:table-row>
        <table:table-row table:style-name="ro1">
          <table:table-cell office:value-type="float" office:value="2.40312099457" calcext:value-type="float">
            <text:p>2.4031209946</text:p>
          </table:table-cell>
          <table:table-cell office:value-type="float" office:value="-0.214435353875" calcext:value-type="float">
            <text:p>-0.2144353539</text:p>
          </table:table-cell>
          <table:table-cell office:value-type="float" office:value="4.03733488083" calcext:value-type="float">
            <text:p>4.0373348808</text:p>
          </table:table-cell>
          <table:table-cell office:value-type="float" office:value="0.129162624478" calcext:value-type="float">
            <text:p>0.1291626245</text:p>
          </table:table-cell>
        </table:table-row>
        <table:table-row table:style-name="ro1">
          <table:table-cell office:value-type="float" office:value="2.39652371407" calcext:value-type="float">
            <text:p>2.3965237141</text:p>
          </table:table-cell>
          <table:table-cell office:value-type="float" office:value="-0.228016257286" calcext:value-type="float">
            <text:p>-0.2280162573</text:p>
          </table:table-cell>
          <table:table-cell office:value-type="float" office:value="4.02821632385" calcext:value-type="float">
            <text:p>4.0282163239</text:p>
          </table:table-cell>
          <table:table-cell office:value-type="float" office:value="0.124966777861" calcext:value-type="float">
            <text:p>0.1249667779</text:p>
          </table:table-cell>
        </table:table-row>
        <table:table-row table:style-name="ro1">
          <table:table-cell office:value-type="float" office:value="2.39000344276" calcext:value-type="float">
            <text:p>2.3900034428</text:p>
          </table:table-cell>
          <table:table-cell office:value-type="float" office:value="-0.243552222848" calcext:value-type="float">
            <text:p>-0.2435522228</text:p>
          </table:table-cell>
          <table:table-cell office:value-type="float" office:value="4.01954790115" calcext:value-type="float">
            <text:p>4.0195479012</text:p>
          </table:table-cell>
          <table:table-cell office:value-type="float" office:value="0.120639570057" calcext:value-type="float">
            <text:p>0.1206395701</text:p>
          </table:table-cell>
        </table:table-row>
        <table:table-row table:style-name="ro1">
          <table:table-cell office:value-type="float" office:value="2.38232517242" calcext:value-type="float">
            <text:p>2.3823251724</text:p>
          </table:table-cell>
          <table:table-cell office:value-type="float" office:value="-0.2580691576" calcext:value-type="float">
            <text:p>-0.2580691576</text:p>
          </table:table-cell>
          <table:table-cell office:value-type="float" office:value="4.01262422562" calcext:value-type="float">
            <text:p>4.0126242256</text:p>
          </table:table-cell>
          <table:table-cell office:value-type="float" office:value="0.116206243634" calcext:value-type="float">
            <text:p>0.1162062436</text:p>
          </table:table-cell>
        </table:table-row>
        <table:table-row table:style-name="ro1">
          <table:table-cell office:value-type="float" office:value="2.37729334831" calcext:value-type="float">
            <text:p>2.3772933483</text:p>
          </table:table-cell>
          <table:table-cell office:value-type="float" office:value="-0.270604252815" calcext:value-type="float">
            <text:p>-0.2706042528</text:p>
          </table:table-cell>
          <table:table-cell office:value-type="float" office:value="4.00613876343" calcext:value-type="float">
            <text:p>4.0061387634</text:p>
          </table:table-cell>
          <table:table-cell office:value-type="float" office:value="0.111202456057" calcext:value-type="float">
            <text:p>0.1112024561</text:p>
          </table:table-cell>
        </table:table-row>
        <table:table-row table:style-name="ro1">
          <table:table-cell office:value-type="float" office:value="2.37394595146" calcext:value-type="float">
            <text:p>2.3739459515</text:p>
          </table:table-cell>
          <table:table-cell office:value-type="float" office:value="-0.282471090555" calcext:value-type="float">
            <text:p>-0.2824710906</text:p>
          </table:table-cell>
          <table:table-cell office:value-type="float" office:value="3.99699231148" calcext:value-type="float">
            <text:p>3.9969923115</text:p>
          </table:table-cell>
          <table:table-cell office:value-type="float" office:value="0.10524905473" calcext:value-type="float">
            <text:p>0.1052490547</text:p>
          </table:table-cell>
        </table:table-row>
        <table:table-row table:style-name="ro1">
          <table:table-cell office:value-type="float" office:value="2.37030673027" calcext:value-type="float">
            <text:p>2.3703067303</text:p>
          </table:table-cell>
          <table:table-cell office:value-type="float" office:value="-0.294355779886" calcext:value-type="float">
            <text:p>-0.2943557799</text:p>
          </table:table-cell>
          <table:table-cell office:value-type="float" office:value="3.98794694901" calcext:value-type="float">
            <text:p>3.987946949</text:p>
          </table:table-cell>
          <table:table-cell office:value-type="float" office:value="0.0986767783761" calcext:value-type="float">
            <text:p>0.0986767784</text:p>
          </table:table-cell>
        </table:table-row>
        <table:table-row table:style-name="ro1">
          <table:table-cell office:value-type="float" office:value="2.36740612984" calcext:value-type="float">
            <text:p>2.3674061298</text:p>
          </table:table-cell>
          <table:table-cell office:value-type="float" office:value="-0.306300759315" calcext:value-type="float">
            <text:p>-0.3063007593</text:p>
          </table:table-cell>
          <table:table-cell office:value-type="float" office:value="3.97938533783" calcext:value-type="float">
            <text:p>3.9793853378</text:p>
          </table:table-cell>
          <table:table-cell office:value-type="float" office:value="0.0921901389956" calcext:value-type="float">
            <text:p>0.092190139</text:p>
          </table:table-cell>
        </table:table-row>
        <table:table-row table:style-name="ro1">
          <table:table-cell office:value-type="float" office:value="2.36505746841" calcext:value-type="float">
            <text:p>2.3650574684</text:p>
          </table:table-cell>
          <table:table-cell office:value-type="float" office:value="-0.318500846624" calcext:value-type="float">
            <text:p>-0.3185008466</text:p>
          </table:table-cell>
          <table:table-cell office:value-type="float" office:value="3.97094484329" calcext:value-type="float">
            <text:p>3.9709448433</text:p>
          </table:table-cell>
          <table:table-cell office:value-type="float" office:value="0.0861334726214" calcext:value-type="float">
            <text:p>0.0861334726</text:p>
          </table:table-cell>
        </table:table-row>
        <table:table-row table:style-name="ro1">
          <table:table-cell office:value-type="float" office:value="2.35975766182" calcext:value-type="float">
            <text:p>2.3597576618</text:p>
          </table:table-cell>
          <table:table-cell office:value-type="float" office:value="-0.337502866983" calcext:value-type="float">
            <text:p>-0.337502867</text:p>
          </table:table-cell>
          <table:table-cell office:value-type="float" office:value="3.96366401672" calcext:value-type="float">
            <text:p>3.9636640167</text:p>
          </table:table-cell>
          <table:table-cell office:value-type="float" office:value="0.0799710080028" calcext:value-type="float">
            <text:p>0.079971008</text:p>
          </table:table-cell>
        </table:table-row>
        <table:table-row table:style-name="ro1">
          <table:table-cell office:value-type="float" office:value="2.35332632065" calcext:value-type="float">
            <text:p>2.3533263207</text:p>
          </table:table-cell>
          <table:table-cell office:value-type="float" office:value="-0.358910560608" calcext:value-type="float">
            <text:p>-0.3589105606</text:p>
          </table:table-cell>
          <table:table-cell office:value-type="float" office:value="3.9575271225" calcext:value-type="float">
            <text:p>3.9575271225</text:p>
          </table:table-cell>
          <table:table-cell office:value-type="float" office:value="0.0745358914137" calcext:value-type="float">
            <text:p>0.0745358914</text:p>
          </table:table-cell>
        </table:table-row>
        <table:table-row table:style-name="ro1">
          <table:table-cell office:value-type="float" office:value="2.34947085381" calcext:value-type="float">
            <text:p>2.3494708538</text:p>
          </table:table-cell>
          <table:table-cell office:value-type="float" office:value="-0.374784708023" calcext:value-type="float">
            <text:p>-0.374784708</text:p>
          </table:table-cell>
          <table:table-cell office:value-type="float" office:value="3.95129319191" calcext:value-type="float">
            <text:p>3.9512931919</text:p>
          </table:table-cell>
          <table:table-cell office:value-type="float" office:value="0.0692114457488" calcext:value-type="float">
            <text:p>0.0692114457</text:p>
          </table:table-cell>
        </table:table-row>
        <table:table-row table:style-name="ro1">
          <table:table-cell office:value-type="float" office:value="2.34554243088" calcext:value-type="float">
            <text:p>2.3455424309</text:p>
          </table:table-cell>
          <table:table-cell office:value-type="float" office:value="-0.391740173101" calcext:value-type="float">
            <text:p>-0.3917401731</text:p>
          </table:table-cell>
          <table:table-cell office:value-type="float" office:value="3.94327708244" calcext:value-type="float">
            <text:p>3.9432770824</text:p>
          </table:table-cell>
          <table:table-cell office:value-type="float" office:value="0.0634234324098" calcext:value-type="float">
            <text:p>0.0634234324</text:p>
          </table:table-cell>
        </table:table-row>
        <table:table-row table:style-name="ro1">
          <table:table-cell office:value-type="float" office:value="2.34184455872" calcext:value-type="float">
            <text:p>2.3418445587</text:p>
          </table:table-cell>
          <table:table-cell office:value-type="float" office:value="-0.408732444048" calcext:value-type="float">
            <text:p>-0.408732444</text:p>
          </table:table-cell>
          <table:table-cell office:value-type="float" office:value="3.93604441643" calcext:value-type="float">
            <text:p>3.9360444164</text:p>
          </table:table-cell>
          <table:table-cell office:value-type="float" office:value="0.0566626861691" calcext:value-type="float">
            <text:p>0.0566626862</text:p>
          </table:table-cell>
        </table:table-row>
        <table:table-row table:style-name="ro1">
          <table:table-cell office:value-type="float" office:value="2.33902859688" calcext:value-type="float">
            <text:p>2.3390285969</text:p>
          </table:table-cell>
          <table:table-cell office:value-type="float" office:value="-0.424317717552" calcext:value-type="float">
            <text:p>-0.4243177176</text:p>
          </table:table-cell>
          <table:table-cell office:value-type="float" office:value="3.92841144562" calcext:value-type="float">
            <text:p>3.9284114456</text:p>
          </table:table-cell>
          <table:table-cell office:value-type="float" office:value="0.049198076129" calcext:value-type="float">
            <text:p>0.0491980761</text:p>
          </table:table-cell>
        </table:table-row>
        <table:table-row table:style-name="ro1">
          <table:table-cell office:value-type="float" office:value="2.336997509" calcext:value-type="float">
            <text:p>2.336997509</text:p>
          </table:table-cell>
          <table:table-cell office:value-type="float" office:value="-0.438954770565" calcext:value-type="float">
            <text:p>-0.4389547706</text:p>
          </table:table-cell>
          <table:table-cell office:value-type="float" office:value="3.9214713192" calcext:value-type="float">
            <text:p>3.9214713192</text:p>
          </table:table-cell>
          <table:table-cell office:value-type="float" office:value="0.0418601445854" calcext:value-type="float">
            <text:p>0.0418601446</text:p>
          </table:table-cell>
        </table:table-row>
        <table:table-row table:style-name="ro1">
          <table:table-cell office:value-type="float" office:value="2.33478164673" calcext:value-type="float">
            <text:p>2.3347816467</text:p>
          </table:table-cell>
          <table:table-cell office:value-type="float" office:value="-0.457020819187" calcext:value-type="float">
            <text:p>-0.4570208192</text:p>
          </table:table-cell>
          <table:table-cell office:value-type="float" office:value="3.91501613617" calcext:value-type="float">
            <text:p>3.9150161362</text:p>
          </table:table-cell>
          <table:table-cell office:value-type="float" office:value="0.0346745327115" calcext:value-type="float">
            <text:p>0.0346745327</text:p>
          </table:table-cell>
        </table:table-row>
        <table:table-row table:style-name="ro1">
          <table:table-cell office:value-type="float" office:value="2.33306908607" calcext:value-type="float">
            <text:p>2.3330690861</text:p>
          </table:table-cell>
          <table:table-cell office:value-type="float" office:value="-0.473740190268" calcext:value-type="float">
            <text:p>-0.4737401903</text:p>
          </table:table-cell>
          <table:table-cell office:value-type="float" office:value="3.90837927818" calcext:value-type="float">
            <text:p>3.9083792782</text:p>
          </table:table-cell>
          <table:table-cell office:value-type="float" office:value="0.0272437464446" calcext:value-type="float">
            <text:p>0.0272437464</text:p>
          </table:table-cell>
        </table:table-row>
        <table:table-row table:style-name="ro1">
          <table:table-cell office:value-type="float" office:value="2.3316924572" calcext:value-type="float">
            <text:p>2.3316924572</text:p>
          </table:table-cell>
          <table:table-cell office:value-type="float" office:value="-0.490567088127" calcext:value-type="float">
            <text:p>-0.4905670881</text:p>
          </table:table-cell>
          <table:table-cell office:value-type="float" office:value="3.90171643257" calcext:value-type="float">
            <text:p>3.9017164326</text:p>
          </table:table-cell>
          <table:table-cell office:value-type="float" office:value="0.0196996182203" calcext:value-type="float">
            <text:p>0.0196996182</text:p>
          </table:table-cell>
        </table:table-row>
        <table:table-row table:style-name="ro1">
          <table:table-cell office:value-type="float" office:value="2.33051657677" calcext:value-type="float">
            <text:p>2.3305165768</text:p>
          </table:table-cell>
          <table:table-cell office:value-type="float" office:value="-0.507167518139" calcext:value-type="float">
            <text:p>-0.5071675181</text:p>
          </table:table-cell>
          <table:table-cell office:value-type="float" office:value="3.89586206436" calcext:value-type="float">
            <text:p>3.8958620644</text:p>
          </table:table-cell>
          <table:table-cell office:value-type="float" office:value="0.0121102975681" calcext:value-type="float">
            <text:p>0.0121102976</text:p>
          </table:table-cell>
        </table:table-row>
        <table:table-row table:style-name="ro1">
          <table:table-cell office:value-type="float" office:value="2.3299806118" calcext:value-type="float">
            <text:p>2.3299806118</text:p>
          </table:table-cell>
          <table:table-cell office:value-type="float" office:value="-0.524037897587" calcext:value-type="float">
            <text:p>-0.5240378976</text:p>
          </table:table-cell>
          <table:table-cell office:value-type="float" office:value="3.89043899536" calcext:value-type="float">
            <text:p>3.8904389954</text:p>
          </table:table-cell>
          <table:table-cell office:value-type="float" office:value="0.00446413923055" calcext:value-type="float">
            <text:p>0.0044641392</text:p>
          </table:table-cell>
        </table:table-row>
        <table:table-row table:style-name="ro1">
          <table:table-cell office:value-type="float" office:value="2.33016014099" calcext:value-type="float">
            <text:p>2.330160141</text:p>
          </table:table-cell>
          <table:table-cell office:value-type="float" office:value="-0.541027009487" calcext:value-type="float">
            <text:p>-0.5410270095</text:p>
          </table:table-cell>
          <table:table-cell office:value-type="float" office:value="3.88487764359" calcext:value-type="float">
            <text:p>3.8848776436</text:p>
          </table:table-cell>
          <table:table-cell office:value-type="float" office:value="-0.00335649983026" calcext:value-type="float">
            <text:p>-0.0033564998</text:p>
          </table:table-cell>
        </table:table-row>
        <table:table-row table:style-name="ro1">
          <table:table-cell office:value-type="float" office:value="2.33033061028" calcext:value-type="float">
            <text:p>2.3303306103</text:p>
          </table:table-cell>
          <table:table-cell office:value-type="float" office:value="-0.556123495102" calcext:value-type="float">
            <text:p>-0.5561234951</text:p>
          </table:table-cell>
          <table:table-cell office:value-type="float" office:value="3.8794984436" calcext:value-type="float">
            <text:p>3.8794984436</text:p>
          </table:table-cell>
          <table:table-cell office:value-type="float" office:value="-0.0112145608291" calcext:value-type="float">
            <text:p>-0.0112145608</text:p>
          </table:table-cell>
        </table:table-row>
        <table:table-row table:style-name="ro1">
          <table:table-cell office:value-type="float" office:value="2.33084082603" calcext:value-type="float">
            <text:p>2.330840826</text:p>
          </table:table-cell>
          <table:table-cell office:value-type="float" office:value="-0.575320899487" calcext:value-type="float">
            <text:p>-0.5753208995</text:p>
          </table:table-cell>
          <table:table-cell office:value-type="float" office:value="3.87209197044" calcext:value-type="float">
            <text:p>3.8720919704</text:p>
          </table:table-cell>
          <table:table-cell office:value-type="float" office:value="-0.0193223450333" calcext:value-type="float">
            <text:p>-0.019322345</text:p>
          </table:table-cell>
        </table:table-row>
        <table:table-row table:style-name="ro1">
          <table:table-cell office:value-type="float" office:value="2.33210039139" calcext:value-type="float">
            <text:p>2.3321003914</text:p>
          </table:table-cell>
          <table:table-cell office:value-type="float" office:value="-0.591220319271" calcext:value-type="float">
            <text:p>-0.5912203193</text:p>
          </table:table-cell>
          <table:table-cell office:value-type="float" office:value="3.86511512756" calcext:value-type="float">
            <text:p>3.8651151276</text:p>
          </table:table-cell>
          <table:table-cell office:value-type="float" office:value="-0.0272431075573" calcext:value-type="float">
            <text:p>-0.0272431076</text:p>
          </table:table-cell>
        </table:table-row>
        <table:table-row table:style-name="ro1">
          <table:table-cell office:value-type="float" office:value="2.33396720886" calcext:value-type="float">
            <text:p>2.3339672089</text:p>
          </table:table-cell>
          <table:table-cell office:value-type="float" office:value="-0.609075367451" calcext:value-type="float">
            <text:p>-0.6090753675</text:p>
          </table:table-cell>
          <table:table-cell office:value-type="float" office:value="3.85780139923" calcext:value-type="float">
            <text:p>3.8578013992</text:p>
          </table:table-cell>
          <table:table-cell office:value-type="float" office:value="-0.0351745933294" calcext:value-type="float">
            <text:p>-0.0351745933</text:p>
          </table:table-cell>
        </table:table-row>
        <table:table-row table:style-name="ro1">
          <table:table-cell office:value-type="float" office:value="2.33527827263" calcext:value-type="float">
            <text:p>2.3352782726</text:p>
          </table:table-cell>
          <table:table-cell office:value-type="float" office:value="-0.626710176468" calcext:value-type="float">
            <text:p>-0.6267101765</text:p>
          </table:table-cell>
          <table:table-cell office:value-type="float" office:value="3.85033341408" calcext:value-type="float">
            <text:p>3.8503334141</text:p>
          </table:table-cell>
          <table:table-cell office:value-type="float" office:value="-0.0437423065305" calcext:value-type="float">
            <text:p>-0.0437423065</text:p>
          </table:table-cell>
        </table:table-row>
        <table:table-row table:style-name="ro1">
          <table:table-cell office:value-type="float" office:value="2.33720564842" calcext:value-type="float">
            <text:p>2.3372056484</text:p>
          </table:table-cell>
          <table:table-cell office:value-type="float" office:value="-0.645050644875" calcext:value-type="float">
            <text:p>-0.6450506449</text:p>
          </table:table-cell>
          <table:table-cell office:value-type="float" office:value="3.84594460487" calcext:value-type="float">
            <text:p>3.8459446049</text:p>
          </table:table-cell>
          <table:table-cell office:value-type="float" office:value="-0.0515181012452" calcext:value-type="float">
            <text:p>-0.0515181012</text:p>
          </table:table-cell>
        </table:table-row>
        <table:table-row table:style-name="ro1">
          <table:table-cell office:value-type="float" office:value="2.33958292007" calcext:value-type="float">
            <text:p>2.3395829201</text:p>
          </table:table-cell>
          <table:table-cell office:value-type="float" office:value="-0.659451305866" calcext:value-type="float">
            <text:p>-0.6594513059</text:p>
          </table:table-cell>
          <table:table-cell office:value-type="float" office:value="3.84143563271" calcext:value-type="float">
            <text:p>3.8414356327</text:p>
          </table:table-cell>
          <table:table-cell office:value-type="float" office:value="-0.0595312565565" calcext:value-type="float">
            <text:p>-0.0595312566</text:p>
          </table:table-cell>
        </table:table-row>
        <table:table-row table:style-name="ro1">
          <table:table-cell office:value-type="float" office:value="2.34200143814" calcext:value-type="float">
            <text:p>2.3420014381</text:p>
          </table:table-cell>
          <table:table-cell office:value-type="float" office:value="-0.675657749176" calcext:value-type="float">
            <text:p>-0.6756577492</text:p>
          </table:table-cell>
          <table:table-cell office:value-type="float" office:value="3.83795853615" calcext:value-type="float">
            <text:p>3.8379585362</text:p>
          </table:table-cell>
          <table:table-cell office:value-type="float" office:value="-0.0674825906754" calcext:value-type="float">
            <text:p>-0.0674825907</text:p>
          </table:table-cell>
        </table:table-row>
        <table:table-row table:style-name="ro1">
          <table:table-cell office:value-type="float" office:value="2.3448445797" calcext:value-type="float">
            <text:p>2.3448445797</text:p>
          </table:table-cell>
          <table:table-cell office:value-type="float" office:value="-0.692081987858" calcext:value-type="float">
            <text:p>-0.6920819879</text:p>
          </table:table-cell>
          <table:table-cell office:value-type="float" office:value="3.83327671051" calcext:value-type="float">
            <text:p>3.8332767105</text:p>
          </table:table-cell>
          <table:table-cell office:value-type="float" office:value="-0.0756322368979" calcext:value-type="float">
            <text:p>-0.0756322369</text:p>
          </table:table-cell>
        </table:table-row>
        <table:table-row table:style-name="ro1">
          <table:table-cell office:value-type="float" office:value="2.34701490402" calcext:value-type="float">
            <text:p>2.347014904</text:p>
          </table:table-cell>
          <table:table-cell office:value-type="float" office:value="-0.70577865839" calcext:value-type="float">
            <text:p>-0.7057786584</text:p>
          </table:table-cell>
          <table:table-cell office:value-type="float" office:value="3.82812520027" calcext:value-type="float">
            <text:p>3.8281252003</text:p>
          </table:table-cell>
          <table:table-cell office:value-type="float" office:value="-0.0839358270168" calcext:value-type="float">
            <text:p>-0.083935827</text:p>
          </table:table-cell>
        </table:table-row>
        <table:table-row table:style-name="ro1">
          <table:table-cell office:value-type="float" office:value="2.35063457489" calcext:value-type="float">
            <text:p>2.3506345749</text:p>
          </table:table-cell>
          <table:table-cell office:value-type="float" office:value="-0.720085263252" calcext:value-type="float">
            <text:p>-0.7200852633</text:p>
          </table:table-cell>
          <table:table-cell office:value-type="float" office:value="3.82401605606" calcext:value-type="float">
            <text:p>3.8240160561</text:p>
          </table:table-cell>
          <table:table-cell office:value-type="float" office:value="-0.0921049639583" calcext:value-type="float">
            <text:p>-0.092104964</text:p>
          </table:table-cell>
        </table:table-row>
        <table:table-row table:style-name="ro1">
          <table:table-cell office:value-type="float" office:value="2.35719966888" calcext:value-type="float">
            <text:p>2.3571996689</text:p>
          </table:table-cell>
          <table:table-cell office:value-type="float" office:value="-0.734983146191" calcext:value-type="float">
            <text:p>-0.7349831462</text:p>
          </table:table-cell>
          <table:table-cell office:value-type="float" office:value="3.82061620712" calcext:value-type="float">
            <text:p>3.8206162071</text:p>
          </table:table-cell>
          <table:table-cell office:value-type="float" office:value="-0.1002670452" calcext:value-type="float">
            <text:p>-0.1002670452</text:p>
          </table:table-cell>
        </table:table-row>
        <table:table-row table:style-name="ro1">
          <table:table-cell office:value-type="float" office:value="2.36070036888" calcext:value-type="float">
            <text:p>2.3607003689</text:p>
          </table:table-cell>
          <table:table-cell office:value-type="float" office:value="-0.748054802418" calcext:value-type="float">
            <text:p>-0.7480548024</text:p>
          </table:table-cell>
          <table:table-cell office:value-type="float" office:value="3.81735678673" calcext:value-type="float">
            <text:p>3.8173567867</text:p>
          </table:table-cell>
          <table:table-cell office:value-type="float" office:value="-0.108767591417" calcext:value-type="float">
            <text:p>-0.1087675914</text:p>
          </table:table-cell>
        </table:table-row>
        <table:table-row table:style-name="ro1">
          <table:table-cell office:value-type="float" office:value="2.36357998848" calcext:value-type="float">
            <text:p>2.3635799885</text:p>
          </table:table-cell>
          <table:table-cell office:value-type="float" office:value="-0.764627695084" calcext:value-type="float">
            <text:p>-0.7646276951</text:p>
          </table:table-cell>
          <table:table-cell office:value-type="float" office:value="3.35371085167" calcext:value-type="float">
            <text:p>3.3537108517</text:p>
          </table:table-cell>
          <table:table-cell office:value-type="float" office:value="-0.121998250484" calcext:value-type="float">
            <text:p>-0.1219982505</text:p>
          </table:table-cell>
        </table:table-row>
        <table:table-row table:style-name="ro1">
          <table:table-cell office:value-type="float" office:value="2.36685752869" calcext:value-type="float">
            <text:p>2.3668575287</text:p>
          </table:table-cell>
          <table:table-cell office:value-type="float" office:value="-0.777825772762" calcext:value-type="float">
            <text:p>-0.7778257728</text:p>
          </table:table-cell>
          <table:table-cell office:value-type="float" office:value="3.3481444931" calcext:value-type="float">
            <text:p>3.3481444931</text:p>
          </table:table-cell>
          <table:table-cell office:value-type="float" office:value="-0.132638141513" calcext:value-type="float">
            <text:p>-0.1326381415</text:p>
          </table:table-cell>
        </table:table-row>
        <table:table-row table:style-name="ro1">
          <table:table-cell office:value-type="float" office:value="2.36935424805" calcext:value-type="float">
            <text:p>2.3693542481</text:p>
          </table:table-cell>
          <table:table-cell office:value-type="float" office:value="-0.793465554714" calcext:value-type="float">
            <text:p>-0.7934655547</text:p>
          </table:table-cell>
          <table:table-cell office:value-type="float" office:value="3.34298511505" calcext:value-type="float">
            <text:p>3.3429851151</text:p>
          </table:table-cell>
          <table:table-cell office:value-type="float" office:value="-0.143174529076" calcext:value-type="float">
            <text:p>-0.1431745291</text:p>
          </table:table-cell>
        </table:table-row>
        <table:table-row table:style-name="ro1">
          <table:table-cell office:value-type="float" office:value="2.37019228935" calcext:value-type="float">
            <text:p>2.3701922894</text:p>
          </table:table-cell>
          <table:table-cell office:value-type="float" office:value="-0.809650301933" calcext:value-type="float">
            <text:p>-0.8096503019</text:p>
          </table:table-cell>
          <table:table-cell office:value-type="float" office:value="3.30064817429" calcext:value-type="float">
            <text:p>3.3006481743</text:p>
          </table:table-cell>
          <table:table-cell office:value-type="float" office:value="-0.144981086254" calcext:value-type="float">
            <text:p>-0.1449810863</text:p>
          </table:table-cell>
        </table:table-row>
        <table:table-row table:style-name="ro1">
          <table:table-cell office:value-type="float" office:value="2.37179470062" calcext:value-type="float">
            <text:p>2.3717947006</text:p>
          </table:table-cell>
          <table:table-cell office:value-type="float" office:value="-0.812564790249" calcext:value-type="float">
            <text:p>-0.8125647902</text:p>
          </table:table-cell>
          <table:table-cell office:value-type="float" office:value="3.29540534973" calcext:value-type="float">
            <text:p>3.2954053497</text:p>
          </table:table-cell>
          <table:table-cell office:value-type="float" office:value="-0.156195253134" calcext:value-type="float">
            <text:p>-0.1561952531</text:p>
          </table:table-cell>
        </table:table-row>
        <table:table-row table:style-name="ro1">
          <table:table-cell office:value-type="float" office:value="2.37193179131" calcext:value-type="float">
            <text:p>2.3719317913</text:p>
          </table:table-cell>
          <table:table-cell office:value-type="float" office:value="-0.812170863152" calcext:value-type="float">
            <text:p>-0.8121708632</text:p>
          </table:table-cell>
          <table:table-cell office:value-type="float" office:value="3.27443476677" calcext:value-type="float">
            <text:p>3.2744347668</text:p>
          </table:table-cell>
          <table:table-cell office:value-type="float" office:value="-0.176598280668" calcext:value-type="float">
            <text:p>-0.1765982807</text:p>
          </table:table-cell>
        </table:table-row>
        <table:table-row table:style-name="ro1">
          <table:table-cell office:value-type="float" office:value="2.3720946312" calcext:value-type="float">
            <text:p>2.3720946312</text:p>
          </table:table-cell>
          <table:table-cell office:value-type="float" office:value="-0.812697172165" calcext:value-type="float">
            <text:p>-0.8126971722</text:p>
          </table:table-cell>
          <table:table-cell office:value-type="float" office:value="3.26974173546" calcext:value-type="float">
            <text:p>3.2697417355</text:p>
          </table:table-cell>
          <table:table-cell office:value-type="float" office:value="-0.188170179725" calcext:value-type="float">
            <text:p>-0.1881701797</text:p>
          </table:table-cell>
        </table:table-row>
        <table:table-row table:style-name="ro1">
          <table:table-cell office:value-type="float" office:value="2.3712849617" calcext:value-type="float">
            <text:p>2.3712849617</text:p>
          </table:table-cell>
          <table:table-cell office:value-type="float" office:value="-0.816918551922" calcext:value-type="float">
            <text:p>-0.8169185519</text:p>
          </table:table-cell>
          <table:table-cell office:value-type="float" office:value="3.2498349762" calcext:value-type="float">
            <text:p>3.2498349762</text:p>
          </table:table-cell>
          <table:table-cell office:value-type="float" office:value="-0.197180256248" calcext:value-type="float">
            <text:p>-0.1971802562</text:p>
          </table:table-cell>
        </table:table-row>
        <table:table-row table:style-name="ro1">
          <table:table-cell office:value-type="float" office:value="2.37093353271" calcext:value-type="float">
            <text:p>2.3709335327</text:p>
          </table:table-cell>
          <table:table-cell office:value-type="float" office:value="-0.822996973991" calcext:value-type="float">
            <text:p>-0.822996974</text:p>
          </table:table-cell>
          <table:table-cell office:value-type="float" office:value="3.23812099457" calcext:value-type="float">
            <text:p>3.2381209946</text:p>
          </table:table-cell>
          <table:table-cell office:value-type="float" office:value="-0.214435353875" calcext:value-type="float">
            <text:p>-0.2144353539</text:p>
          </table:table-cell>
        </table:table-row>
        <table:table-row table:style-name="ro1">
          <table:table-cell office:value-type="float" office:value="2.37166428566" calcext:value-type="float">
            <text:p>2.3716642857</text:p>
          </table:table-cell>
          <table:table-cell office:value-type="float" office:value="-0.824555456638" calcext:value-type="float">
            <text:p>-0.8245554566</text:p>
          </table:table-cell>
          <table:table-cell office:value-type="float" office:value="3.23152371407" calcext:value-type="float">
            <text:p>3.2315237141</text:p>
          </table:table-cell>
          <table:table-cell office:value-type="float" office:value="-0.228016257286" calcext:value-type="float">
            <text:p>-0.2280162573</text:p>
          </table:table-cell>
        </table:table-row>
        <table:table-row table:style-name="ro1">
          <table:table-cell office:value-type="float" office:value="2.37170219421" calcext:value-type="float">
            <text:p>2.3717021942</text:p>
          </table:table-cell>
          <table:table-cell office:value-type="float" office:value="-0.825806796551" calcext:value-type="float">
            <text:p>-0.8258067966</text:p>
          </table:table-cell>
          <table:table-cell office:value-type="float" office:value="3.22500344276" calcext:value-type="float">
            <text:p>3.2250034428</text:p>
          </table:table-cell>
          <table:table-cell office:value-type="float" office:value="-0.243552222848" calcext:value-type="float">
            <text:p>-0.2435522228</text:p>
          </table:table-cell>
        </table:table-row>
        <table:table-row table:style-name="ro1">
          <table:table-cell office:value-type="float" office:value="2.37210130692" calcext:value-type="float">
            <text:p>2.3721013069</text:p>
          </table:table-cell>
          <table:table-cell office:value-type="float" office:value="-0.825923860073" calcext:value-type="float">
            <text:p>-0.8259238601</text:p>
          </table:table-cell>
          <table:table-cell office:value-type="float" office:value="3.21732517242" calcext:value-type="float">
            <text:p>3.2173251724</text:p>
          </table:table-cell>
          <table:table-cell office:value-type="float" office:value="-0.2580691576" calcext:value-type="float">
            <text:p>-0.2580691576</text:p>
          </table:table-cell>
        </table:table-row>
        <table:table-row table:style-name="ro1">
          <table:table-cell office:value-type="float" office:value="2.37254214287" calcext:value-type="float">
            <text:p>2.3725421429</text:p>
          </table:table-cell>
          <table:table-cell office:value-type="float" office:value="-0.826086044312" calcext:value-type="float">
            <text:p>-0.8260860443</text:p>
          </table:table-cell>
          <table:table-cell office:value-type="float" office:value="3.21229334831" calcext:value-type="float">
            <text:p>3.2122933483</text:p>
          </table:table-cell>
          <table:table-cell office:value-type="float" office:value="-0.270604252815" calcext:value-type="float">
            <text:p>-0.2706042528</text:p>
          </table:table-cell>
        </table:table-row>
        <table:table-row table:style-name="ro1">
          <table:table-cell office:value-type="float" office:value="2.37332987785" calcext:value-type="float">
            <text:p>2.3733298779</text:p>
          </table:table-cell>
          <table:table-cell office:value-type="float" office:value="-0.82594794035" calcext:value-type="float">
            <text:p>-0.8259479404</text:p>
          </table:table-cell>
          <table:table-cell office:value-type="float" office:value="3.20894595146" calcext:value-type="float">
            <text:p>3.2089459515</text:p>
          </table:table-cell>
          <table:table-cell office:value-type="float" office:value="-0.282471090555" calcext:value-type="float">
            <text:p>-0.2824710906</text:p>
          </table:table-cell>
        </table:table-row>
        <table:table-row table:style-name="ro1">
          <table:table-cell office:value-type="float" office:value="2.3731739521" calcext:value-type="float">
            <text:p>2.3731739521</text:p>
          </table:table-cell>
          <table:table-cell office:value-type="float" office:value="-0.825847864151" calcext:value-type="float">
            <text:p>-0.8258478642</text:p>
          </table:table-cell>
          <table:table-cell office:value-type="float" office:value="3.20530673027" calcext:value-type="float">
            <text:p>3.2053067303</text:p>
          </table:table-cell>
          <table:table-cell office:value-type="float" office:value="-0.294355779886" calcext:value-type="float">
            <text:p>-0.2943557799</text:p>
          </table:table-cell>
        </table:table-row>
        <table:table-row table:style-name="ro1">
          <table:table-cell office:value-type="float" office:value="2.37213039398" calcext:value-type="float">
            <text:p>2.372130394</text:p>
          </table:table-cell>
          <table:table-cell office:value-type="float" office:value="-0.826475381851" calcext:value-type="float">
            <text:p>-0.8264753819</text:p>
          </table:table-cell>
          <table:table-cell office:value-type="float" office:value="3.20240612984" calcext:value-type="float">
            <text:p>3.2024061298</text:p>
          </table:table-cell>
          <table:table-cell office:value-type="float" office:value="-0.306300759315" calcext:value-type="float">
            <text:p>-0.3063007593</text:p>
          </table:table-cell>
        </table:table-row>
        <table:table-row table:style-name="ro1">
          <table:table-cell office:value-type="float" office:value="2.37231397629" calcext:value-type="float">
            <text:p>2.3723139763</text:p>
          </table:table-cell>
          <table:table-cell office:value-type="float" office:value="-0.827585577965" calcext:value-type="float">
            <text:p>-0.827585578</text:p>
          </table:table-cell>
          <table:table-cell office:value-type="float" office:value="3.20005746841" calcext:value-type="float">
            <text:p>3.2000574684</text:p>
          </table:table-cell>
          <table:table-cell office:value-type="float" office:value="-0.318500846624" calcext:value-type="float">
            <text:p>-0.3185008466</text:p>
          </table:table-cell>
        </table:table-row>
        <table:table-row table:style-name="ro1">
          <table:table-cell office:value-type="float" office:value="2.37131881714" calcext:value-type="float">
            <text:p>2.3713188171</text:p>
          </table:table-cell>
          <table:table-cell office:value-type="float" office:value="-0.829183280468" calcext:value-type="float">
            <text:p>-0.8291832805</text:p>
          </table:table-cell>
          <table:table-cell office:value-type="float" office:value="3.19475766182" calcext:value-type="float">
            <text:p>3.1947576618</text:p>
          </table:table-cell>
          <table:table-cell office:value-type="float" office:value="-0.337502866983" calcext:value-type="float">
            <text:p>-0.3375028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 style:data-style-name="N2" text:time-value="11:57:14.858312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7:01:11.335508178</meta:creation-date>
    <dc:date>2018-09-11T11:58:42.831954771</dc:date>
    <meta:editing-duration>PT18M45S</meta:editing-duration>
    <meta:editing-cycles>7</meta:editing-cycles>
    <meta:generator>LibreOffice/5.1.6.2$Linux_X86_64 LibreOffice_project/10m0$Build-2</meta:generator>
    <meta:document-statistic meta:table-count="1" meta:cell-count="2956" meta:object-count="0"/>
  </office:meta>
</office:document-meta>
</file>